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3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24.66mm"/>
    </style:style>
    <style:style style:name="co17" style:family="table-column">
      <style:table-column-properties fo:break-before="auto" style:column-width="65.67mm"/>
    </style:style>
    <style:style style:name="co18" style:family="table-column">
      <style:table-column-properties fo:break-before="auto" style:column-width="71.76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8.63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8.93mm"/>
    </style:style>
    <style:style style:name="co24" style:family="table-column">
      <style:table-column-properties fo:break-before="auto" style:column-width="29.83mm"/>
    </style:style>
    <style:style style:name="co25" style:family="table-column">
      <style:table-column-properties fo:break-before="auto" style:column-width="14.09mm"/>
    </style:style>
    <style:style style:name="co26" style:family="table-column">
      <style:table-column-properties fo:break-before="auto" style:column-width="32.24mm"/>
    </style:style>
    <style:style style:name="co27" style:family="table-column">
      <style:table-column-properties fo:break-before="auto" style:column-width="27.59mm"/>
    </style:style>
    <style:style style:name="co28" style:family="table-column">
      <style:table-column-properties fo:break-before="auto" style:column-width="15.45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7.69mm"/>
    </style:style>
    <style:style style:name="co31" style:family="table-column">
      <style:table-column-properties fo:break-before="auto" style:column-width="19.19mm"/>
    </style:style>
    <style:style style:name="co32" style:family="table-column">
      <style:table-column-properties fo:break-before="auto" style:column-width="21.48mm"/>
    </style:style>
    <style:style style:name="co33" style:family="table-column">
      <style:table-column-properties fo:break-before="auto" style:column-width="21.5mm"/>
    </style:style>
    <style:style style:name="co34" style:family="table-column">
      <style:table-column-properties fo:break-before="auto" style:column-width="19.23mm"/>
    </style:style>
    <style:style style:name="co35" style:family="table-column">
      <style:table-column-properties fo:break-before="auto" style:column-width="22.26mm"/>
    </style:style>
    <style:style style:name="co36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5.54mm" fo:break-before="auto" style:use-optimal-row-height="true"/>
    </style:style>
    <style:style style:name="ro15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5.04mm" svg:height="8.44mm" svg:x="10.41mm" svg:y="3.3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62mm" svg:x="2.69mm" svg:y="3.2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17.44mm" svg:y="53.13mm" draw:control="control3"/>
          <draw:control draw:z-index="1" draw:style-name="gr3" draw:text-style-name="P3" svg:width="79.9mm" svg:height="19.85mm" svg:x="517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F$3];20/COUNT([.A$1:.A$1048576])*COUNTIF([.I$1:.I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=-x+9" calcext:value-type="string">
            <text:p>y=-x+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6" calcext:value-type="float">
            <text:p>6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>
            <text:p/>
          </table:table-cell>
          <table:table-cell table:style-name="ce87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=10x+10" calcext:value-type="string">
            <text:p>y=10x+10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2" calcext:value-type="float">
            <text:p>2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34" calcext:value-type="float">
            <text:p>34</text:p>
          </table:table-cell>
          <table:table-cell table:style-name="ce75" office:value-type="string" calcext:value-type="string">
            <text:p>)</text:p>
          </table:table-cell>
          <table:table-cell table:style-name="ce73"/>
          <table:table-cell table:style-name="ce98" table:formula="of:=IF([.$AF$3];IF([.H4]=INDEX([$Données.$N$88:$Données.$N$107];[$Données.J89]);&quot;VRAI&quot;;&quot;FAUX&quot;);&quot;&quot;)">
            <text:p/>
          </table:table-cell>
          <table:table-cell table:style-name="ce88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=-x+9" calcext:value-type="string">
            <text:p>y=-x+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0" calcext:value-type="float">
            <text:p>0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15" calcext:value-type="float">
            <text:p>15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>
            <text:p/>
          </table:table-cell>
          <table:table-cell table:style-name="ce89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47];[$Données.J108])" office:value-type="string" office:string-value="-15x+14y+9=0" calcext:value-type="string">
            <text:p>-15x+14y+9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08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08])" office:value-type="float" office:value="-1.71428571428571" calcext:value-type="float">
            <text:p>-12/7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88:$Données.$N$107];[$Données.J91]);&quot;VRAI&quot;;&quot;FAUX&quot;);&quot;&quot;)">
            <text:p/>
          </table:table-cell>
          <table:table-cell table:style-name="ce90" table:formula="of:=IF(AND([.$AF$3];[.$AF$4]);INDEX([$Données.$K$88:$Données.$K$107];[$Données.J91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47];[$Données.J109])" office:value-type="string" office:string-value="-9x-20y+12=0" calcext:value-type="string">
            <text:p>-9x-20y+12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09])" office:value-type="float" office:value="2" calcext:value-type="float">
            <text:p>2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09])" office:value-type="float" office:value="-0.3" calcext:value-type="float">
            <text:p>- 3/10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47];[$Données.J108]);&quot;VRAI&quot;;&quot;FAUX&quot;);&quot;&quot;)">
            <text:p/>
          </table:table-cell>
          <table:table-cell table:style-name="ce91" table:formula="of:=IF(AND([.$AF$3];[.$AF$4]);INDEX([$Données.$K$108:$Données.$K$14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47];[$Données.J110])" office:value-type="string" office:string-value="-3x+4y+18=0" calcext:value-type="string">
            <text:p>-3x+4y+1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0])" office:value-type="float" office:value="3" calcext:value-type="float">
            <text:p>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0])" office:value-type="float" office:value="-2.25" calcext:value-type="float">
            <text:p>- 9/4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47];[$Données.J109]);&quot;VRAI&quot;;&quot;FAUX&quot;);&quot;&quot;)">
            <text:p/>
          </table:table-cell>
          <table:table-cell table:style-name="ce92" table:formula="of:=IF(AND([.$AF$3];[.$AF$4]);INDEX([$Données.$K$108:$Données.$K$14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I$108:$Données.$I$147];[$Données.J111])" office:value-type="string" office:string-value="y=-2x/5-21/5" calcext:value-type="string">
            <text:p>y=-2x/5-21/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11])" office:value-type="float" office:value="-3" calcext:value-type="float">
            <text:p>-3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11])" office:value-type="string" office:string-value="4" calcext:value-type="string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08:$Données.$N$147];[$Données.J110]);&quot;VRAI&quot;;&quot;FAUX&quot;);&quot;&quot;)">
            <text:p/>
          </table:table-cell>
          <table:table-cell table:style-name="ce93" table:formula="of:=IF(AND([.$AF$3];[.$AF$4]);INDEX([$Données.$K$108:$Données.$K$147];[$Données.J11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I$108:$Données.$I$147];[$Données.J112])" office:value-type="string" office:string-value="y=2x/3+5/6" calcext:value-type="string">
            <text:p>y=2x/3+5/6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2])" office:value-type="float" office:value="-3" calcext:value-type="float">
            <text:p>-3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2])" office:value-type="float" office:value="-2.83333333333333" calcext:value-type="float">
            <text:p>-17/6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08:$Données.$N$147];[$Données.J111]);&quot;VRAI&quot;;&quot;FAUX&quot;);&quot;&quot;)">
            <text:p/>
          </table:table-cell>
          <table:table-cell table:style-name="ce95" table:formula="of:=IF(AND([.$AF$3];[.$AF$4]);INDEX([$Données.$K$108:$Données.$K$147];[$Données.J111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08:$Données.$I$147];[$Données.J113])" office:value-type="string" office:string-value="y=-17x/4-3" calcext:value-type="string">
            <text:p>y=-17x/4-3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13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13])" office:value-type="string" office:string-value="-37" calcext:value-type="string">
            <text:p>-37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08:$Données.$N$147];[$Données.J112]);&quot;VRAI&quot;;&quot;FAUX&quot;);&quot;&quot;)">
            <text:p/>
          </table:table-cell>
          <table:table-cell table:style-name="ce107" table:formula="of:=IF(AND([.$AF$3];[.$AF$4]);INDEX([$Données.$K$108:$Données.$K$147];[$Données.J112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08:$Données.$I$147];[$Données.J114])" office:value-type="string" office:string-value="y=-3x/2-1" calcext:value-type="string">
            <text:p>y=-3x/2-1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4])" office:value-type="float" office:value="-1" calcext:value-type="float">
            <text:p>-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4])" office:value-type="string" office:string-value="5" calcext:value-type="string">
            <text:p>5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08:$Données.$N$147];[$Données.J113]);&quot;VRAI&quot;;&quot;FAUX&quot;);&quot;&quot;)">
            <text:p/>
          </table:table-cell>
          <table:table-cell table:style-name="ce118" table:formula="of:=IF(AND([.$AF$3];[.$AF$4]);INDEX([$Données.$K$108:$Données.$K$147];[$Données.J113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4x+y+4=0" calcext:value-type="string">
            <text:p>-4x+y+4=0</text:p>
          </table:table-cell>
          <table:table-cell table:style-name="ce96"/>
          <table:table-cell table:style-name="ce150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4x-y+3=0" calcext:value-type="string">
            <text:p>4x-y+3=0</text:p>
          </table:table-cell>
          <table:table-cell table:style-name="ce96"/>
          <table:table-cell table:style-name="ce151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2x+19y+20=0" calcext:value-type="string">
            <text:p>2x+19y+20=0</text:p>
          </table:table-cell>
          <table:table-cell table:style-name="ce96"/>
          <table:table-cell table:style-name="ce152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16x+15y-11=0" calcext:value-type="string">
            <text:p>-16x+15y-11=0</text:p>
          </table:table-cell>
          <table:table-cell table:style-name="ce96"/>
          <table:table-cell table:style-name="ce153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9x-20y-7=0" calcext:value-type="string">
            <text:p>-9x-20y-7=0</text:p>
          </table:table-cell>
          <table:table-cell table:style-name="ce96"/>
          <table:table-cell table:style-name="ce154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8x-6y-12=0" calcext:value-type="string">
            <text:p>-8x-6y-12=0</text:p>
          </table:table-cell>
          <table:table-cell table:style-name="ce96"/>
          <table:table-cell table:style-name="ce155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8x-20y+11=0" calcext:value-type="string">
            <text:p>-18x-20y+11=0</text:p>
          </table:table-cell>
          <table:table-cell table:style-name="ce96"/>
          <table:table-cell table:style-name="ce156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3x-5y+14=0" calcext:value-type="string">
            <text:p>-13x-5y+14=0</text:p>
          </table:table-cell>
          <table:table-cell table:style-name="ce96"/>
          <table:table-cell table:style-name="ce157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7x+10y-18=0" calcext:value-type="string">
            <text:p>7x+10y-18=0</text:p>
          </table:table-cell>
          <table:table-cell table:style-name="ce96"/>
          <table:table-cell table:style-name="ce158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5x+16y+18=0" calcext:value-type="string">
            <text:p>5x+16y+18=0</text:p>
          </table:table-cell>
          <table:table-cell table:style-name="ce96"/>
          <table:table-cell table:style-name="ce159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48.93mm" svg:y="0.09mm">
            <loext:p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4.26mm" svg:y="0mm">
            <loext:p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5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57.17mm" svg:y="0mm">
            <loext:p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6" table:default-cell-style-name="ce7"/>
        <table:table-column table:style-name="co11" table:default-cell-style-name="ce13"/>
        <table:table-column table:style-name="co17" table:default-cell-style-name="ce7"/>
        <table:table-column table:style-name="co18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kMJ1l00UOA2ua7SzuNJ3WHm3JL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number-columns-repeated="2" table:default-cell-style-name="ce237"/>
        <table:table-column table:style-name="co25" table:default-cell-style-name="ce237"/>
        <table:table-column table:style-name="co26" table:default-cell-style-name="ce237"/>
        <table:table-column table:style-name="co25" table:default-cell-style-name="ce237"/>
        <table:table-column table:style-name="co27" table:default-cell-style-name="ce237"/>
        <table:table-column table:style-name="co1" table:default-cell-style-name="ce237"/>
        <table:table-column table:style-name="co28" table:default-cell-style-name="ce237"/>
        <table:table-column table:style-name="co29" table:default-cell-style-name="ce237"/>
        <table:table-column table:style-name="co30" table:number-columns-repeated="2" table:default-cell-style-name="ce237"/>
        <table:table-column table:style-name="co31" table:default-cell-style-name="ce237"/>
        <table:table-column table:style-name="co32" table:default-cell-style-name="ce237"/>
        <table:table-column table:style-name="co33" table:default-cell-style-name="ce237"/>
        <table:table-column table:style-name="co34" table:default-cell-style-name="ce237"/>
        <table:table-column table:style-name="co35" table:default-cell-style-name="ce237"/>
        <table:table-column table:style-name="co36" table:default-cell-style-name="ce237"/>
        <table:table-column table:style-name="co23" table:number-columns-repeated="2" table:default-cell-style-name="ce237"/>
        <table:table-column table:style-name="co1" table:number-columns-repeated="990" table:default-cell-style-name="ce237"/>
        <table:table-column table:style-name="co1" table:number-columns-repeated="10" table:default-cell-style-name="ce241"/>
        <table:table-row table:style-name="ro3">
          <table:table-cell table:style-name="ce229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29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41"/>
          <table:covered-table-cell table:style-name="ce200"/>
          <table:covered-table-cell table:style-name="ce241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783286" calcext:value-type="float">
            <text:p>783286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4" calcext:value-type="float">
            <text:p>-4</text:p>
          </table:table-cell>
          <table:table-cell table:style-name="ce169" table:number-columns-repeated="2"/>
          <table:table-cell table:style-name="ce169" table:formula="of:=CONCATENATE([.C3];[.D3])" office:value-type="string" office:string-value="x=-4" calcext:value-type="string">
            <text:p>x=-4</text:p>
          </table:table-cell>
          <table:table-cell table:style-name="ce169" table:formula="of:=RANK([.A3];[.$A$3:.$A$12];0)" office:value-type="float" office:value="2" calcext:value-type="float">
            <text:p>2</text:p>
          </table:table-cell>
          <table:table-cell table:style-name="ce169" table:formula="of:=INDEX([.$G$3:.$G$12];[.H3])" office:value-type="string" office:string-value="x=3" calcext:value-type="string">
            <text:p>x=3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3" calcext:value-type="float">
            <text:p>3</text:p>
          </table:table-cell>
          <table:table-cell table:style-name="ce172" table:formula="of:=IF([.H3]=1;[.$D$3];IF([.H3]=2;[.$D$4];[.$R$3]))" office:value-type="float" office:value="3" calcext:value-type="float">
            <text:p>3</text:p>
          </table:table-cell>
          <table:table-cell table:style-name="ce172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172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811030" calcext:value-type="float">
            <text:p>8110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3" calcext:value-type="float">
            <text:p>3</text:p>
          </table:table-cell>
          <table:table-cell table:style-name="ce169" table:number-columns-repeated="2"/>
          <table:table-cell table:style-name="ce169" table:formula="of:=CONCATENATE([.C4];[.D4])" office:value-type="string" office:string-value="x=3" calcext:value-type="string">
            <text:p>x=3</text:p>
          </table:table-cell>
          <table:table-cell table:style-name="ce169" table:formula="of:=RANK([.A4];[.$A$3:.$A$12];0)" office:value-type="float" office:value="1" calcext:value-type="float">
            <text:p>1</text:p>
          </table:table-cell>
          <table:table-cell table:style-name="ce169" table:formula="of:=INDEX([.$G$3:.$G$12];[.H4])" office:value-type="string" office:string-value="x=-4" calcext:value-type="string">
            <text:p>x=-4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4" calcext:value-type="float">
            <text:p>-4</text:p>
          </table:table-cell>
          <table:table-cell table:style-name="ce172" table:formula="of:=IF([.H4]=1;[.$D$3];IF([.H4]=2;[.$D$4];[.$R$3]))" office:value-type="float" office:value="-4" calcext:value-type="float">
            <text:p>-4</text:p>
          </table:table-cell>
          <table:table-cell table:style-name="ce172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172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489383" calcext:value-type="float">
            <text:p>489383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2" calcext:value-type="float">
            <text:p>-2</text:p>
          </table:table-cell>
          <table:table-cell table:style-name="ce169"/>
          <table:table-cell table:style-name="ce169" table:formula="of:=CONCATENATE([.C5];[.E5])" office:value-type="string" office:string-value="y=-2" calcext:value-type="string">
            <text:p>y=-2</text:p>
          </table:table-cell>
          <table:table-cell table:style-name="ce169" table:formula="of:=RANK([.A5];[.$A$3:.$A$12];0)" office:value-type="float" office:value="5" calcext:value-type="float">
            <text:p>5</text:p>
          </table:table-cell>
          <table:table-cell table:style-name="ce169" table:formula="of:=INDEX([.$G$3:.$G$12];[.H5])" office:value-type="string" office:string-value="y=-3x+4" calcext:value-type="string">
            <text:p>y=-3x+4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37" calcext:value-type="float">
            <text:p>37</text:p>
          </table:table-cell>
          <table:table-cell table:style-name="ce172" table:formula="of:=IF([.H5]=1;[.$R$5];IF([.H5]=2;[.$R$5];INDEX([.$D$3:.$D$12];[.H5])*[.N5]+INDEX([.$E$3:.$E$12];[.H5])))" office:value-type="float" office:value="-29" calcext:value-type="float">
            <text:p>-29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286935" calcext:value-type="float">
            <text:p>286935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8" calcext:value-type="float">
            <text:p>8</text:p>
          </table:table-cell>
          <table:table-cell table:style-name="ce169"/>
          <table:table-cell table:style-name="ce169" table:formula="of:=CONCATENATE([.C6];[.E6])" office:value-type="string" office:string-value="y=8" calcext:value-type="string">
            <text:p>y=8</text:p>
          </table:table-cell>
          <table:table-cell table:style-name="ce169" table:formula="of:=RANK([.A6];[.$A$3:.$A$12];0)" office:value-type="float" office:value="8" calcext:value-type="float">
            <text:p>8</text:p>
          </table:table-cell>
          <table:table-cell table:style-name="ce189" table:formula="of:=INDEX([.$G$3:.$G$12];[.H6])" office:value-type="string" office:string-value="y=2x+5" calcext:value-type="string">
            <text:p>y=2x+5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-17" calcext:value-type="float">
            <text:p>-17</text:p>
          </table:table-cell>
          <table:table-cell table:style-name="ce172" table:formula="of:=IF([.H6]=1;[.$R$5];IF([.H6]=2;[.$R$5];INDEX([.$D$3:.$D$12];[.H6])*[.N6]+INDEX([.$E$3:.$E$12];[.H6])))" office:value-type="float" office:value="27" calcext:value-type="float">
            <text:p>27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55049" calcext:value-type="float">
            <text:p>655049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IF([.A7]&lt;500000;&quot;+&quot;;&quot;-&quot;)" office:value-type="string" office:string-value="-" calcext:value-type="string">
            <text:p>-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3x+4" calcext:value-type="string">
            <text:p>y=-3x+4</text:p>
          </table:table-cell>
          <table:table-cell table:style-name="ce170" table:formula="of:=RANK([.A7];[.$A$3:.$A$12];0)" office:value-type="float" office:value="4" calcext:value-type="float">
            <text:p>4</text:p>
          </table:table-cell>
          <table:table-cell table:style-name="ce170" table:formula="of:=INDEX([.$G$3:.$G$12];[.H7])" office:value-type="string" office:string-value="y=8" calcext:value-type="string">
            <text:p>y=8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8" calcext:value-type="float">
            <text:p>8</text:p>
          </table:table-cell>
          <table:table-cell table:style-name="ce172" table:formula="of:=IF([.H7]=1;[.$R$5];IF([.H7]=2;[.$R$5];INDEX([.$D$3:.$D$12];[.H7])*[.N7]+INDEX([.$E$3:.$E$12];[.H7])))" office:value-type="float" office:value="8" calcext:value-type="float">
            <text:p>8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84269" calcext:value-type="float">
            <text:p>684269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6;11)" office:value-type="float" office:value="8" calcext:value-type="float">
            <text:p>8</text:p>
          </table:table-cell>
          <table:table-cell table:style-name="ce170" table:formula="of:=IF([.A8]&lt;500000;&quot;+&quot;;&quot;-&quot;)" office:value-type="string" office:string-value="-" calcext:value-type="string">
            <text:p>-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4x+8" calcext:value-type="string">
            <text:p>y=-4x+8</text:p>
          </table:table-cell>
          <table:table-cell table:style-name="ce170" table:formula="of:=RANK([.A8];[.$A$3:.$A$12];0)" office:value-type="float" office:value="3" calcext:value-type="float">
            <text:p>3</text:p>
          </table:table-cell>
          <table:table-cell table:style-name="ce170" table:formula="of:=INDEX([.$G$3:.$G$12];[.H8])" office:value-type="string" office:string-value="y=-2" calcext:value-type="string">
            <text:p>y=-2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-2" calcext:value-type="float">
            <text:p>-2</text:p>
          </table:table-cell>
          <table:table-cell table:style-name="ce172" table:formula="of:=IF([.H8]=1;[.$R$5];IF([.H8]=2;[.$R$5];INDEX([.$D$3:.$D$12];[.H8])*[.N8]+INDEX([.$E$3:.$E$12];[.H8])))" office:value-type="float" office:value="-2" calcext:value-type="float">
            <text:p>-2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327474" calcext:value-type="float">
            <text:p>327474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-10;-1)" office:value-type="float" office:value="-5" calcext:value-type="float">
            <text:p>-5</text:p>
          </table:table-cell>
          <table:table-cell table:style-name="ce170" table:formula="of:=IF([.A9]&lt;500000;&quot;+&quot;;&quot;-&quot;)" office:value-type="string" office:string-value="+" calcext:value-type="string">
            <text:p>+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x-5" calcext:value-type="string">
            <text:p>y=-x-5</text:p>
          </table:table-cell>
          <table:table-cell table:style-name="ce170" table:formula="of:=RANK([.A9];[.$A$3:.$A$12];0)" office:value-type="float" office:value="7" calcext:value-type="float">
            <text:p>7</text:p>
          </table:table-cell>
          <table:table-cell table:style-name="ce170" table:formula="of:=INDEX([.$G$3:.$G$12];[.H9])" office:value-type="string" office:string-value="y=-x-5" calcext:value-type="string">
            <text:p>y=-x-5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11" calcext:value-type="float">
            <text:p>-11</text:p>
          </table:table-cell>
          <table:table-cell table:style-name="ce172" table:formula="of:=IF([.H9]=1;[.$D$3];IF([.H9]=2;[.$D$4];[.$R$3]))" office:value-type="float" office:value="11" calcext:value-type="float">
            <text:p>11</text:p>
          </table:table-cell>
          <table:table-cell table:style-name="ce172" table:formula="of:=IF([.H9]=1;[.$R$4];IF([.H9]=2;[.$R$4];INDEX([.$D$3:.$D$12];[.H9])*[.M9]+INDEX([.$E$3:.$E$12];[.H9])))" office:value-type="float" office:value="6" calcext:value-type="float">
            <text:p>6</text:p>
          </table:table-cell>
          <table:table-cell table:style-name="ce172" table:formula="of:=IF([.H9]=1;[.$R$5];IF([.H9]=2;[.$R$5];INDEX([.$D$3:.$D$12];[.H9])*[.N9]+INDEX([.$E$3:.$E$12];[.H9])))" office:value-type="float" office:value="-16" calcext:value-type="float">
            <text:p>-16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19100" calcext:value-type="float">
            <text:p>219100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2x+5" calcext:value-type="string">
            <text:p>y=2x+5</text:p>
          </table:table-cell>
          <table:table-cell table:style-name="ce170" table:formula="of:=RANK([.A10];[.$A$3:.$A$12];0)" office:value-type="float" office:value="10" calcext:value-type="float">
            <text:p>10</text:p>
          </table:table-cell>
          <table:table-cell table:style-name="ce170" table:formula="of:=INDEX([.$G$3:.$G$12];[.H10])" office:value-type="string" office:string-value="y=x-8" calcext:value-type="string">
            <text:p>y=x-8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-19" calcext:value-type="float">
            <text:p>-19</text:p>
          </table:table-cell>
          <table:table-cell table:style-name="ce172" table:formula="of:=IF([.H10]=1;[.$R$5];IF([.H10]=2;[.$R$5];INDEX([.$D$3:.$D$12];[.H10])*[.N10]+INDEX([.$E$3:.$E$12];[.H10])))" office:value-type="float" office:value="3" calcext:value-type="float">
            <text:p>3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463451" calcext:value-type="float">
            <text:p>463451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6;11)" office:value-type="float" office:value="9" calcext:value-type="float">
            <text:p>9</text:p>
          </table:table-cell>
          <table:table-cell table:style-name="ce170" table:formula="of:=IF([.A11]&lt;500000;&quot;+&quot;;&quot;-&quot;)" office:value-type="string" office:string-value="+" calcext:value-type="string">
            <text:p>+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3x+9" calcext:value-type="string">
            <text:p>y=3x+9</text:p>
          </table:table-cell>
          <table:table-cell table:style-name="ce170" table:formula="of:=RANK([.A11];[.$A$3:.$A$12];0)" office:value-type="float" office:value="6" calcext:value-type="float">
            <text:p>6</text:p>
          </table:table-cell>
          <table:table-cell table:style-name="ce170" table:formula="of:=INDEX([.$G$3:.$G$12];[.H11])" office:value-type="string" office:string-value="y=-4x+8" calcext:value-type="string">
            <text:p>y=-4x+8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52" calcext:value-type="float">
            <text:p>52</text:p>
          </table:table-cell>
          <table:table-cell table:style-name="ce172" table:formula="of:=IF([.H11]=1;[.$R$5];IF([.H11]=2;[.$R$5];INDEX([.$D$3:.$D$12];[.H11])*[.N11]+INDEX([.$E$3:.$E$12];[.H11])))" office:value-type="float" office:value="-36" calcext:value-type="float">
            <text:p>-36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221168" calcext:value-type="float">
            <text:p>22116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0;-1)" office:value-type="float" office:value="-8" calcext:value-type="float">
            <text:p>-8</text:p>
          </table:table-cell>
          <table:table-cell table:style-name="ce170" table:formula="of:=IF([.A12]&lt;500000;&quot;+&quot;;&quot;-&quot;)" office:value-type="string" office:string-value="+" calcext:value-type="string">
            <text:p>+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x-8" calcext:value-type="string">
            <text:p>y=x-8</text:p>
          </table:table-cell>
          <table:table-cell table:style-name="ce170" table:formula="of:=RANK([.A12];[.$A$3:.$A$12];0)" office:value-type="float" office:value="9" calcext:value-type="float">
            <text:p>9</text:p>
          </table:table-cell>
          <table:table-cell table:style-name="ce170" table:formula="of:=INDEX([.$G$3:.$G$12];[.H12])" office:value-type="string" office:string-value="y=3x+9" calcext:value-type="string">
            <text:p>y=3x+9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-24" calcext:value-type="float">
            <text:p>-24</text:p>
          </table:table-cell>
          <table:table-cell table:style-name="ce172" table:formula="of:=IF([.H12]=1;[.$R$5];IF([.H12]=2;[.$R$5];INDEX([.$D$3:.$D$12];[.H12])*[.N12]+INDEX([.$E$3:.$E$12];[.H12])))" office:value-type="float" office:value="42" calcext:value-type="float">
            <text:p>42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37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142874" calcext:value-type="float">
            <text:p>142874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-3" calcext:value-type="float">
            <text:p>-3</text:p>
          </table:table-cell>
          <table:table-cell table:style-name="ce169" table:number-columns-repeated="2"/>
          <table:table-cell table:style-name="ce169" table:formula="of:=CONCATENATE([.C16];[.D16])" office:value-type="string" office:string-value="x=-3" calcext:value-type="string">
            <text:p>x=-3</text:p>
          </table:table-cell>
          <table:table-cell table:style-name="ce169" table:formula="of:=RANK([.A16];[.$A$16:.$A$29];0)" office:value-type="float" office:value="11" calcext:value-type="float">
            <text:p>11</text:p>
          </table:table-cell>
          <table:table-cell table:style-name="ce169" table:formula="of:=INDEX([.$G$16:.$G$29];[.H16])" office:value-type="string" office:string-value="y=4x-5" calcext:value-type="string">
            <text:p>y=4x-5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49" calcext:value-type="float">
            <text:p>-49</text:p>
          </table:table-cell>
          <table:table-cell table:style-name="ce172" table:formula="of:=IF([.H16]=1;[.$R$5];INDEX([.$D$16:.$D$29];[.H16])*[.N16]+INDEX([.$E$16:.$E$29];[.H16]))" office:value-type="float" office:value="39" calcext:value-type="float">
            <text:p>39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372709" calcext:value-type="float">
            <text:p>372709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-7" calcext:value-type="float">
            <text:p>-7</text:p>
          </table:table-cell>
          <table:table-cell table:style-name="ce169"/>
          <table:table-cell table:style-name="ce169" table:formula="of:=CONCATENATE([.C17];[.E17])" office:value-type="string" office:string-value="y=-7" calcext:value-type="string">
            <text:p>y=-7</text:p>
          </table:table-cell>
          <table:table-cell table:style-name="ce169" table:formula="of:=RANK([.A17];[.$A$16:.$A$29];0)" office:value-type="float" office:value="9" calcext:value-type="float">
            <text:p>9</text:p>
          </table:table-cell>
          <table:table-cell table:style-name="ce169" table:formula="of:=INDEX([.$G$16:.$G$29];[.H17])" office:value-type="string" office:string-value="y=2x+6" calcext:value-type="string">
            <text:p>y=2x+6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-16" calcext:value-type="float">
            <text:p>-16</text:p>
          </table:table-cell>
          <table:table-cell table:style-name="ce172" table:formula="of:=IF([.H17]=1;[.$R$5];INDEX([.$D$16:.$D$29];[.H17])*[.N17]+INDEX([.$E$16:.$E$29];[.H17]))" office:value-type="float" office:value="28" calcext:value-type="float">
            <text:p>28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774929" calcext:value-type="float">
            <text:p>774929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;6)" office:value-type="float" office:value="5" calcext:value-type="float">
            <text:p>5</text:p>
          </table:table-cell>
          <table:table-cell table:style-name="ce170" table:formula="of:=IF([.A18]&lt;500000;&quot;+&quot;;&quot;-&quot;)" office:value-type="string" office:string-value="-" calcext:value-type="string">
            <text:p>-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x+5" calcext:value-type="string">
            <text:p>y=-x+5</text:p>
          </table:table-cell>
          <table:table-cell table:style-name="ce172" table:formula="of:=RANK([.A18];[.$A$16:.$A$29];0)" office:value-type="float" office:value="4" calcext:value-type="float">
            <text:p>4</text:p>
          </table:table-cell>
          <table:table-cell table:style-name="ce172" table:formula="of:=INDEX([.$G$16:.$G$29];[.H18])" office:value-type="string" office:string-value="y=-4x+11" calcext:value-type="string">
            <text:p>y=-4x+11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55" calcext:value-type="float">
            <text:p>55</text:p>
          </table:table-cell>
          <table:table-cell table:style-name="ce172" table:formula="of:=IF([.H18]=1;[.$R$5];INDEX([.$D$16:.$D$29];[.H18])*[.N18]+INDEX([.$E$16:.$E$29];[.H18]))" office:value-type="float" office:value="-33" calcext:value-type="float">
            <text:p>-33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934830" calcext:value-type="float">
            <text:p>934830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7;11)" office:value-type="float" office:value="11" calcext:value-type="float">
            <text:p>11</text:p>
          </table:table-cell>
          <table:table-cell table:style-name="ce170" table:formula="of:=IF([.A19]&lt;500000;&quot;+&quot;;&quot;-&quot;)" office:value-type="string" office:string-value="-" calcext:value-type="string">
            <text:p>-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4x+11" calcext:value-type="string">
            <text:p>y=-4x+11</text:p>
          </table:table-cell>
          <table:table-cell table:style-name="ce172" table:formula="of:=RANK([.A19];[.$A$16:.$A$29];0)" office:value-type="float" office:value="2" calcext:value-type="float">
            <text:p>2</text:p>
          </table:table-cell>
          <table:table-cell table:style-name="ce194" table:formula="of:=INDEX([.$G$16:.$G$29];[.H19])" office:value-type="string" office:string-value="y=-7" calcext:value-type="string">
            <text:p>y=-7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-7" calcext:value-type="float">
            <text:p>-7</text:p>
          </table:table-cell>
          <table:table-cell table:style-name="ce172" table:formula="of:=IF([.H19]=1;[.$R$5];INDEX([.$D$16:.$D$29];[.H19])*[.N19]+INDEX([.$E$16:.$E$29];[.H19]))" office:value-type="float" office:value="-7" calcext:value-type="float">
            <text:p>-7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6897" calcext:value-type="float">
            <text:p>46897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11;14)" office:value-type="float" office:value="11" calcext:value-type="float">
            <text:p>11</text:p>
          </table:table-cell>
          <table:table-cell table:style-name="ce170" table:formula="of:=IF([.A20]&lt;500000;&quot;+&quot;;&quot;-&quot;)" office:value-type="string" office:string-value="+" calcext:value-type="string">
            <text:p>+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5x+11" calcext:value-type="string">
            <text:p>y=-5x+11</text:p>
          </table:table-cell>
          <table:table-cell table:style-name="ce170" table:formula="of:=RANK([.A20];[.$A$16:.$A$29];0)" office:value-type="float" office:value="14" calcext:value-type="float">
            <text:p>14</text:p>
          </table:table-cell>
          <table:table-cell table:style-name="ce170" table:formula="of:=INDEX([.$G$16:.$G$29];[.H20])" office:value-type="string" office:string-value="y=4x-12" calcext:value-type="string">
            <text:p>y=4x-12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-56" calcext:value-type="float">
            <text:p>-56</text:p>
          </table:table-cell>
          <table:table-cell table:style-name="ce172" table:formula="of:=IF([.H20]=1;[.$R$5];INDEX([.$D$16:.$D$29];[.H20])*[.N20]+INDEX([.$E$16:.$E$29];[.H20]))" office:value-type="float" office:value="32" calcext:value-type="float">
            <text:p>32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9719" calcext:value-type="float">
            <text:p>99719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-6;-1)" office:value-type="float" office:value="-6" calcext:value-type="float">
            <text:p>-6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4x-6" calcext:value-type="string">
            <text:p>y=-4x-6</text:p>
          </table:table-cell>
          <table:table-cell table:style-name="ce170" table:formula="of:=RANK([.A21];[.$A$16:.$A$29];0)" office:value-type="float" office:value="12" calcext:value-type="float">
            <text:p>12</text:p>
          </table:table-cell>
          <table:table-cell table:style-name="ce170" table:formula="of:=INDEX([.$G$16:.$G$29];[.H21])" office:value-type="string" office:string-value="y=5x-13" calcext:value-type="string">
            <text:p>y=5x-13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-68" calcext:value-type="float">
            <text:p>-68</text:p>
          </table:table-cell>
          <table:table-cell table:style-name="ce172" table:formula="of:=IF([.H21]=1;[.$R$5];INDEX([.$D$16:.$D$29];[.H21])*[.N21]+INDEX([.$E$16:.$E$29];[.H21]))" office:value-type="float" office:value="42" calcext:value-type="float">
            <text:p>42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61383" calcext:value-type="float">
            <text:p>961383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4" calcext:value-type="float">
            <text:p>-4</text:p>
          </table:table-cell>
          <table:table-cell table:style-name="ce170" table:formula="of:=RANDBETWEEN(11;15)" office:value-type="float" office:value="15" calcext:value-type="float">
            <text:p>15</text:p>
          </table:table-cell>
          <table:table-cell table:style-name="ce170" table:formula="of:=IF([.A22]&lt;500000;&quot;+&quot;;&quot;-&quot;)" office:value-type="string" office:string-value="-" calcext:value-type="string">
            <text:p>-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4x+15" calcext:value-type="string">
            <text:p>y=-4x+15</text:p>
          </table:table-cell>
          <table:table-cell table:style-name="ce170" table:formula="of:=RANK([.A22];[.$A$16:.$A$29];0)" office:value-type="float" office:value="1" calcext:value-type="float">
            <text:p>1</text:p>
          </table:table-cell>
          <table:table-cell table:style-name="ce170" table:formula="of:=INDEX([.$G$16:.$G$29];[.H22])" office:value-type="string" office:string-value="x=-3" calcext:value-type="string">
            <text:p>x=-3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3" calcext:value-type="float">
            <text:p>-3</text:p>
          </table:table-cell>
          <table:table-cell table:style-name="ce172" table:formula="of:=IF([.H22]=1;[.$D$16];[.$R$3])" office:value-type="float" office:value="-3" calcext:value-type="float">
            <text:p>-3</text:p>
          </table:table-cell>
          <table:table-cell table:style-name="ce172" table:formula="of:=IF([.H22]=1;[.$R$4];INDEX([.$D$16:.$D$29];[.H22])*[.M22]+INDEX([.$E$16:.$E$29];[.H22]))" office:value-type="float" office:value="-11" calcext:value-type="float">
            <text:p>-11</text:p>
          </table:table-cell>
          <table:table-cell table:style-name="ce172" table:formula="of:=IF([.H22]=1;[.$R$5];INDEX([.$D$16:.$D$29];[.H22])*[.N22]+INDEX([.$E$16:.$E$29];[.H22]))" office:value-type="float" office:value="11" calcext:value-type="float">
            <text:p>11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88711" calcext:value-type="float">
            <text:p>488711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6" calcext:value-type="float">
            <text:p>-6</text:p>
          </table:table-cell>
          <table:table-cell table:style-name="ce170" table:formula="of:=RANDBETWEEN(15;20)" office:value-type="float" office:value="18" calcext:value-type="float">
            <text:p>18</text:p>
          </table:table-cell>
          <table:table-cell table:style-name="ce170" table:formula="of:=IF([.A23]&lt;500000;&quot;+&quot;;&quot;-&quot;)" office:value-type="string" office:string-value="+" calcext:value-type="string">
            <text:p>+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6x+18" calcext:value-type="string">
            <text:p>y=-6x+18</text:p>
          </table:table-cell>
          <table:table-cell table:style-name="ce170" table:formula="of:=RANK([.A23];[.$A$16:.$A$29];0)" office:value-type="float" office:value="8" calcext:value-type="float">
            <text:p>8</text:p>
          </table:table-cell>
          <table:table-cell table:style-name="ce170" table:formula="of:=INDEX([.$G$16:.$G$29];[.H23])" office:value-type="string" office:string-value="y=-6x+18" calcext:value-type="string">
            <text:p>y=-6x+18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84" calcext:value-type="float">
            <text:p>84</text:p>
          </table:table-cell>
          <table:table-cell table:style-name="ce172" table:formula="of:=IF([.H23]=1;[.$R$5];INDEX([.$D$16:.$D$29];[.H23])*[.N23]+INDEX([.$E$16:.$E$29];[.H23]))" office:value-type="float" office:value="-48" calcext:value-type="float">
            <text:p>-48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1439" calcext:value-type="float">
            <text:p>51439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1;6)" office:value-type="float" office:value="6" calcext:value-type="float">
            <text:p>6</text:p>
          </table:table-cell>
          <table:table-cell table:style-name="ce170" table:formula="of:=IF([.A24]&lt;500000;&quot;+&quot;;&quot;-&quot;)" office:value-type="string" office:string-value="+" calcext:value-type="string">
            <text:p>+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2x+6" calcext:value-type="string">
            <text:p>y=2x+6</text:p>
          </table:table-cell>
          <table:table-cell table:style-name="ce170" table:formula="of:=RANK([.A24];[.$A$16:.$A$29];0)" office:value-type="float" office:value="13" calcext:value-type="float">
            <text:p>13</text:p>
          </table:table-cell>
          <table:table-cell table:style-name="ce170" table:formula="of:=INDEX([.$G$16:.$G$29];[.H24])" office:value-type="string" office:string-value="y=6x-15" calcext:value-type="string">
            <text:p>y=6x-15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-81" calcext:value-type="float">
            <text:p>-81</text:p>
          </table:table-cell>
          <table:table-cell table:style-name="ce172" table:formula="of:=IF([.H24]=1;[.$R$5];INDEX([.$D$16:.$D$29];[.H24])*[.N24]+INDEX([.$E$16:.$E$29];[.H24]))" office:value-type="float" office:value="51" calcext:value-type="float">
            <text:p>51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65412" calcext:value-type="float">
            <text:p>565412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7;11)" office:value-type="float" office:value="11" calcext:value-type="float">
            <text:p>11</text:p>
          </table:table-cell>
          <table:table-cell table:style-name="ce170" table:formula="of:=IF([.A25]&lt;500000;&quot;+&quot;;&quot;-&quot;)" office:value-type="string" office:string-value="-" calcext:value-type="string">
            <text:p>-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2x+11" calcext:value-type="string">
            <text:p>y=2x+11</text:p>
          </table:table-cell>
          <table:table-cell table:style-name="ce170" table:formula="of:=RANK([.A25];[.$A$16:.$A$29];0)" office:value-type="float" office:value="5" calcext:value-type="float">
            <text:p>5</text:p>
          </table:table-cell>
          <table:table-cell table:style-name="ce188" table:formula="of:=INDEX([.$G$16:.$G$29];[.H25])" office:value-type="string" office:string-value="y=-5x+11" calcext:value-type="string">
            <text:p>y=-5x+11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66" calcext:value-type="float">
            <text:p>66</text:p>
          </table:table-cell>
          <table:table-cell table:style-name="ce172" table:formula="of:=IF([.H25]=1;[.$R$5];INDEX([.$D$16:.$D$29];[.H25])*[.N25]+INDEX([.$E$16:.$E$29];[.H25]))" office:value-type="float" office:value="-44" calcext:value-type="float">
            <text:p>-44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34973" calcext:value-type="float">
            <text:p>534973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-6;-1)" office:value-type="float" office:value="-5" calcext:value-type="float">
            <text:p>-5</text:p>
          </table:table-cell>
          <table:table-cell table:style-name="ce170" table:formula="of:=IF([.A26]&lt;500000;&quot;+&quot;;&quot;-&quot;)" office:value-type="string" office:string-value="-" calcext:value-type="string">
            <text:p>-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4x-5" calcext:value-type="string">
            <text:p>y=4x-5</text:p>
          </table:table-cell>
          <table:table-cell table:style-name="ce170" table:formula="of:=RANK([.A26];[.$A$16:.$A$29];0)" office:value-type="float" office:value="7" calcext:value-type="float">
            <text:p>7</text:p>
          </table:table-cell>
          <table:table-cell table:style-name="ce170" table:formula="of:=INDEX([.$G$16:.$G$29];[.H26])" office:value-type="string" office:string-value="y=-4x+15" calcext:value-type="string">
            <text:p>y=-4x+15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59" calcext:value-type="float">
            <text:p>59</text:p>
          </table:table-cell>
          <table:table-cell table:style-name="ce172" table:formula="of:=IF([.H26]=1;[.$R$5];INDEX([.$D$16:.$D$29];[.H26])*[.N26]+INDEX([.$E$16:.$E$29];[.H26]))" office:value-type="float" office:value="-29" calcext:value-type="float">
            <text:p>-29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08947" calcext:value-type="float">
            <text:p>808947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5" calcext:value-type="float">
            <text:p>5</text:p>
          </table:table-cell>
          <table:table-cell table:style-name="ce170" table:formula="of:=RANDBETWEEN(-15;-11)" office:value-type="float" office:value="-13" calcext:value-type="float">
            <text:p>-13</text:p>
          </table:table-cell>
          <table:table-cell table:style-name="ce170" table:formula="of:=IF([.A27]&lt;500000;&quot;+&quot;;&quot;-&quot;)" office:value-type="string" office:string-value="-" calcext:value-type="string">
            <text:p>-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5x-13" calcext:value-type="string">
            <text:p>y=5x-13</text:p>
          </table:table-cell>
          <table:table-cell table:style-name="ce170" table:formula="of:=RANK([.A27];[.$A$16:.$A$29];0)" office:value-type="float" office:value="3" calcext:value-type="float">
            <text:p>3</text:p>
          </table:table-cell>
          <table:table-cell table:style-name="ce188" table:formula="of:=INDEX([.$G$16:.$G$29];[.H27])" office:value-type="string" office:string-value="y=-x+5" calcext:value-type="string">
            <text:p>y=-x+5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16" calcext:value-type="float">
            <text:p>16</text:p>
          </table:table-cell>
          <table:table-cell table:style-name="ce172" table:formula="of:=IF([.H27]=1;[.$R$5];INDEX([.$D$16:.$D$29];[.H27])*[.N27]+INDEX([.$E$16:.$E$29];[.H27]))" office:value-type="float" office:value="-6" calcext:value-type="float">
            <text:p>-6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64265" calcext:value-type="float">
            <text:p>264265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6" calcext:value-type="float">
            <text:p>6</text:p>
          </table:table-cell>
          <table:table-cell table:style-name="ce170" table:formula="of:=RANDBETWEEN(-20;-15)" office:value-type="float" office:value="-15" calcext:value-type="float">
            <text:p>-15</text:p>
          </table:table-cell>
          <table:table-cell table:style-name="ce170" table:formula="of:=IF([.A28]&lt;500000;&quot;+&quot;;&quot;-&quot;)" office:value-type="string" office:string-value="+" calcext:value-type="string">
            <text:p>+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6x-15" calcext:value-type="string">
            <text:p>y=6x-15</text:p>
          </table:table-cell>
          <table:table-cell table:style-name="ce170" table:formula="of:=RANK([.A28];[.$A$16:.$A$29];0)" office:value-type="float" office:value="10" calcext:value-type="float">
            <text:p>10</text:p>
          </table:table-cell>
          <table:table-cell table:style-name="ce170" table:formula="of:=INDEX([.$G$16:.$G$29];[.H28])" office:value-type="string" office:string-value="y=2x+11" calcext:value-type="string">
            <text:p>y=2x+11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-11" calcext:value-type="float">
            <text:p>-11</text:p>
          </table:table-cell>
          <table:table-cell table:style-name="ce172" table:formula="of:=IF([.H28]=1;[.$R$5];INDEX([.$D$16:.$D$29];[.H28])*[.N28]+INDEX([.$E$16:.$E$29];[.H28]))" office:value-type="float" office:value="33" calcext:value-type="float">
            <text:p>33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61825" calcext:value-type="float">
            <text:p>561825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-14;-11)" office:value-type="float" office:value="-12" calcext:value-type="float">
            <text:p>-12</text:p>
          </table:table-cell>
          <table:table-cell table:style-name="ce170" table:formula="of:=IF([.A29]&lt;500000;&quot;+&quot;;&quot;-&quot;)" office:value-type="string" office:string-value="-" calcext:value-type="string">
            <text:p>-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4x-12" calcext:value-type="string">
            <text:p>y=4x-12</text:p>
          </table:table-cell>
          <table:table-cell table:style-name="ce170" table:formula="of:=RANK([.A29];[.$A$16:.$A$29];0)" office:value-type="float" office:value="6" calcext:value-type="float">
            <text:p>6</text:p>
          </table:table-cell>
          <table:table-cell table:style-name="ce170" table:formula="of:=INDEX([.$G$16:.$G$29];[.H29])" office:value-type="string" office:string-value="y=-4x-6" calcext:value-type="string">
            <text:p>y=-4x-6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38" calcext:value-type="float">
            <text:p>38</text:p>
          </table:table-cell>
          <table:table-cell table:style-name="ce172" table:formula="of:=IF([.H29]=1;[.$R$5];INDEX([.$D$16:.$D$29];[.H29])*[.N29]+INDEX([.$E$16:.$E$29];[.H29]))" office:value-type="float" office:value="-50" calcext:value-type="float">
            <text:p>-50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37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113042" calcext:value-type="float">
            <text:p>113042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18" calcext:value-type="float">
            <text:p>18</text:p>
          </table:table-cell>
          <table:table-cell table:style-name="ce169" table:formula="of:=[.V32]" office:value-type="float" office:value="13" calcext:value-type="float">
            <text:p>13</text:p>
          </table:table-cell>
          <table:table-cell table:style-name="ce189" table:formula="of:=[.U55]" office:value-type="float" office:value="-55" calcext:value-type="float">
            <text:p>-55</text:p>
          </table:table-cell>
          <table:table-cell table:style-name="ce189" table:formula="of:=[.V55]" office:value-type="float" office:value="13" calcext:value-type="float">
            <text:p>13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18x/13-55/13" calcext:value-type="string">
            <text:p>y=18x/13-55/13</text:p>
          </table:table-cell>
          <table:table-cell table:style-name="ce169" table:formula="of:=RANK([.A32];[.$A$32:.$A$51];0)" office:value-type="float" office:value="18" calcext:value-type="float">
            <text:p>18</text:p>
          </table:table-cell>
          <table:table-cell table:style-name="ce169" table:formula="of:=INDEX([.$I$32:.$I$51];[.J32])" office:value-type="string" office:string-value="y=-3x/2+3" calcext:value-type="string">
            <text:p>y=-3x/2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19.5" calcext:value-type="float">
            <text:p>19,5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-13.5" calcext:value-type="float">
            <text:p>-13,5</text:p>
          </table:table-cell>
          <table:table-cell/>
          <table:table-cell table:style-name="ce172" table:formula="of:=[.E54]-[.C54]" office:value-type="float" office:value="18" calcext:value-type="float">
            <text:p>18</text:p>
          </table:table-cell>
          <table:table-cell table:style-name="ce172" table:formula="of:=[.D54]-[.B54]" office:value-type="float" office:value="13" calcext:value-type="float">
            <text:p>13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18" calcext:value-type="float">
            <text:p>18</text:p>
          </table:table-cell>
          <table:table-cell table:style-name="ce194" table:formula="of:=[.S32]/[.T32]" office:value-type="float" office:value="13" calcext:value-type="float">
            <text:p>13</text:p>
          </table:table-cell>
          <table:table-cell table:style-name="ce207" table:formula="of:=[.U32]/[.V32]" office:value-type="float" office:value="1.38461538461538" calcext:value-type="float">
            <text:p>18/13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1.38461538461538" calcext:value-type="float">
            <text:p>18/13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900556" calcext:value-type="float">
            <text:p>900556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3" calcext:value-type="float">
            <text:p>3</text:p>
          </table:table-cell>
          <table:table-cell table:style-name="ce169" table:formula="of:=[.V33]" office:value-type="float" office:value="10" calcext:value-type="float">
            <text:p>10</text:p>
          </table:table-cell>
          <table:table-cell table:style-name="ce189" table:formula="of:=[.U56]" office:value-type="float" office:value="-53" calcext:value-type="float">
            <text:p>-53</text:p>
          </table:table-cell>
          <table:table-cell table:style-name="ce189" table:formula="of:=[.V56]" office:value-type="float" office:value="10" calcext:value-type="float">
            <text:p>10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3x/10-53/10" calcext:value-type="string">
            <text:p>y=3x/10-53/10</text:p>
          </table:table-cell>
          <table:table-cell table:style-name="ce169" table:formula="of:=RANK([.A33];[.$A$32:.$A$51];0)" office:value-type="float" office:value="2" calcext:value-type="float">
            <text:p>2</text:p>
          </table:table-cell>
          <table:table-cell table:style-name="ce189" table:formula="of:=INDEX([.$I$32:.$I$51];[.J33])" office:value-type="string" office:string-value="y=3x/10-53/10" calcext:value-type="string">
            <text:p>y=3x/10-53/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-8.6" calcext:value-type="float">
            <text:p>-8,6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-2" calcext:value-type="float">
            <text:p>-2</text:p>
          </table:table-cell>
          <table:table-cell/>
          <table:table-cell table:style-name="ce172" table:formula="of:=[.E55]-[.C55]" office:value-type="float" office:value="3" calcext:value-type="float">
            <text:p>3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33]);ABS([.S33]))" office:value-type="float" office:value="1" calcext:value-type="float">
            <text:p>1</text:p>
          </table:table-cell>
          <table:table-cell table:style-name="ce194" table:formula="of:=[.R33]/[.T33]" office:value-type="float" office:value="3" calcext:value-type="float">
            <text:p>3</text:p>
          </table:table-cell>
          <table:table-cell table:style-name="ce194" table:formula="of:=[.S33]/[.T33]" office:value-type="float" office:value="10" calcext:value-type="float">
            <text:p>10</text:p>
          </table:table-cell>
          <table:table-cell table:style-name="ce207" table:formula="of:=[.U33]/[.V33]" office:value-type="float" office:value="0.3" calcext:value-type="float">
            <text:p><text:s/>3/10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3" calcext:value-type="float">
            <text:p><text:s/>3/10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34629" calcext:value-type="float">
            <text:p>534629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12" calcext:value-type="float">
            <text:p>-12</text:p>
          </table:table-cell>
          <table:table-cell table:style-name="ce169" table:formula="of:=[.V34]" office:value-type="float" office:value="13" calcext:value-type="float">
            <text:p>13</text:p>
          </table:table-cell>
          <table:table-cell table:style-name="ce189" table:formula="of:=[.U57]" office:value-type="float" office:value="-10" calcext:value-type="float">
            <text:p>-10</text:p>
          </table:table-cell>
          <table:table-cell table:style-name="ce189" table:formula="of:=[.V57]" office:value-type="float" office:value="13" calcext:value-type="float">
            <text:p>13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12x/13-10/13" calcext:value-type="string">
            <text:p>y=-12x/13-10/13</text:p>
          </table:table-cell>
          <table:table-cell table:style-name="ce169" table:formula="of:=RANK([.A34];[.$A$32:.$A$51];0)" office:value-type="float" office:value="7" calcext:value-type="float">
            <text:p>7</text:p>
          </table:table-cell>
          <table:table-cell table:style-name="ce169" table:formula="of:=INDEX([.$I$32:.$I$51];[.J34])" office:value-type="string" office:string-value="y=-2x+3" calcext:value-type="string">
            <text:p>y=-2x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25" calcext:value-type="float">
            <text:p>25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-19" calcext:value-type="float">
            <text:p>-19</text:p>
          </table:table-cell>
          <table:table-cell/>
          <table:table-cell table:style-name="ce172" table:formula="of:=[.E56]-[.C56]" office:value-type="float" office:value="-12" calcext:value-type="float">
            <text:p>-12</text:p>
          </table:table-cell>
          <table:table-cell table:style-name="ce172" table:formula="of:=[.D56]-[.B56]" office:value-type="float" office:value="13" calcext:value-type="float">
            <text:p>13</text:p>
          </table:table-cell>
          <table:table-cell table:style-name="ce194" table:formula="of:=GCD(ABS([.R34]);ABS([.S34]))" office:value-type="float" office:value="1" calcext:value-type="float">
            <text:p>1</text:p>
          </table:table-cell>
          <table:table-cell table:style-name="ce194" table:formula="of:=[.R34]/[.T34]" office:value-type="float" office:value="-12" calcext:value-type="float">
            <text:p>-12</text:p>
          </table:table-cell>
          <table:table-cell table:style-name="ce194" table:formula="of:=[.S34]/[.T34]" office:value-type="float" office:value="13" calcext:value-type="float">
            <text:p>13</text:p>
          </table:table-cell>
          <table:table-cell table:style-name="ce207" table:formula="of:=[.U34]/[.V34]" office:value-type="float" office:value="-0.923076923076923" calcext:value-type="float">
            <text:p>-12/13</text:p>
          </table:table-cell>
          <table:table-cell table:style-name="ce207" table:formula="of:=IF([.D34]=0;&quot;0&quot;;(IF([.D34]=[.E34];&quot;1&quot;;(IF([.D34]=-[.E34];&quot;-1&quot;;IF([.E34]=1;TEXT([.D34];10);[.W34]))))))" office:value-type="float" office:value="-0.923076923076923" calcext:value-type="float">
            <text:p>-12/13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528114" calcext:value-type="float">
            <text:p>528114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2" calcext:value-type="float">
            <text:p>-2</text:p>
          </table:table-cell>
          <table:table-cell table:style-name="ce169" table:formula="of:=[.V35]" office:value-type="float" office:value="7" calcext:value-type="float">
            <text:p>7</text:p>
          </table:table-cell>
          <table:table-cell table:style-name="ce189" table:formula="of:=[.U58]" office:value-type="float" office:value="31" calcext:value-type="float">
            <text:p>31</text:p>
          </table:table-cell>
          <table:table-cell table:style-name="ce189" table:formula="of:=[.V58]" office:value-type="float" office:value="7" calcext:value-type="float">
            <text:p>7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2x/7+31/7" calcext:value-type="string">
            <text:p>y=-2x/7+31/7</text:p>
          </table:table-cell>
          <table:table-cell table:style-name="ce169" table:formula="of:=RANK([.A35];[.$A$32:.$A$51];0)" office:value-type="float" office:value="8" calcext:value-type="float">
            <text:p>8</text:p>
          </table:table-cell>
          <table:table-cell table:style-name="ce169" table:formula="of:=INDEX([.$I$32:.$I$51];[.J35])" office:value-type="string" office:string-value="y=5x+15" calcext:value-type="string">
            <text:p>y=5x+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40" calcext:value-type="float">
            <text:p>-40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70" calcext:value-type="float">
            <text:p>70</text:p>
          </table:table-cell>
          <table:table-cell/>
          <table:table-cell table:style-name="ce172" table:formula="of:=[.E57]-[.C57]" office:value-type="float" office:value="-4" calcext:value-type="float">
            <text:p>-4</text:p>
          </table:table-cell>
          <table:table-cell table:style-name="ce172" table:formula="of:=[.D57]-[.B57]" office:value-type="float" office:value="14" calcext:value-type="float">
            <text:p>14</text:p>
          </table:table-cell>
          <table:table-cell table:style-name="ce194" table:formula="of:=GCD(ABS([.R35]);ABS([.S35]))" office:value-type="float" office:value="2" calcext:value-type="float">
            <text:p>2</text:p>
          </table:table-cell>
          <table:table-cell table:style-name="ce194" table:formula="of:=[.R35]/[.T35]" office:value-type="float" office:value="-2" calcext:value-type="float">
            <text:p>-2</text:p>
          </table:table-cell>
          <table:table-cell table:style-name="ce194" table:formula="of:=[.S35]/[.T35]" office:value-type="float" office:value="7" calcext:value-type="float">
            <text:p>7</text:p>
          </table:table-cell>
          <table:table-cell table:style-name="ce207" table:formula="of:=[.U35]/[.V35]" office:value-type="float" office:value="-0.285714285714286" calcext:value-type="float">
            <text:p>- 2/7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285714285714286" calcext:value-type="float">
            <text:p>- 2/7 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856464" calcext:value-type="float">
            <text:p>856464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2" calcext:value-type="float">
            <text:p>-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-" calcext:value-type="string">
            <text:p>-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2x-14" calcext:value-type="string">
            <text:p>y=-2x-14</text:p>
          </table:table-cell>
          <table:table-cell table:style-name="ce174" table:formula="of:=RANK([.A36];[.$A$32:.$A$51];0)" office:value-type="float" office:value="3" calcext:value-type="float">
            <text:p>3</text:p>
          </table:table-cell>
          <table:table-cell table:style-name="ce174" table:formula="of:=INDEX([.$I$32:.$I$51];[.J36])" office:value-type="string" office:string-value="y=-12x/13-10/13" calcext:value-type="string">
            <text:p>y=-12x/13-10/13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9.38461538461538" calcext:value-type="float">
            <text:p>9,38461538461538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-10.9230769230769" calcext:value-type="float">
            <text:p>-10,9230769230769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555631" calcext:value-type="float">
            <text:p>555631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3" calcext:value-type="float">
            <text:p>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-" calcext:value-type="string">
            <text:p>-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3x-5" calcext:value-type="string">
            <text:p>y=3x-5</text:p>
          </table:table-cell>
          <table:table-cell table:style-name="ce174" table:formula="of:=RANK([.A37];[.$A$32:.$A$51];0)" office:value-type="float" office:value="6" calcext:value-type="float">
            <text:p>6</text:p>
          </table:table-cell>
          <table:table-cell table:style-name="ce174" table:formula="of:=INDEX([.$I$32:.$I$51];[.J37])" office:value-type="string" office:string-value="y=3x-5" calcext:value-type="string">
            <text:p>y=3x-5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-38" calcext:value-type="float">
            <text:p>-38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28" calcext:value-type="float">
            <text:p>28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111329" calcext:value-type="float">
            <text:p>111329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2" calcext:value-type="float">
            <text:p>-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3" calcext:value-type="float">
            <text:p>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+" calcext:value-type="string">
            <text:p>+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-2x+3" calcext:value-type="string">
            <text:p>y=-2x+3</text:p>
          </table:table-cell>
          <table:table-cell table:style-name="ce174" table:formula="of:=RANK([.A38];[.$A$32:.$A$51];0)" office:value-type="float" office:value="19" calcext:value-type="float">
            <text:p>19</text:p>
          </table:table-cell>
          <table:table-cell table:style-name="ce174" table:formula="of:=INDEX([.$I$32:.$I$51];[.J38])" office:value-type="string" office:string-value="y=-x/4+8" calcext:value-type="string">
            <text:p>y=-x/4+8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10.75" calcext:value-type="float">
            <text:p>10,75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5.25" calcext:value-type="float">
            <text:p>5,2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165412" calcext:value-type="float">
            <text:p>165412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+" calcext:value-type="string">
            <text:p>+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5x+15" calcext:value-type="string">
            <text:p>y=5x+15</text:p>
          </table:table-cell>
          <table:table-cell table:style-name="ce174" table:formula="of:=RANK([.A39];[.$A$32:.$A$51];0)" office:value-type="float" office:value="16" calcext:value-type="float">
            <text:p>16</text:p>
          </table:table-cell>
          <table:table-cell table:style-name="ce174" table:formula="of:=INDEX([.$I$32:.$I$51];[.J39])" office:value-type="string" office:string-value="y=-9x/10" calcext:value-type="string">
            <text:p>y=-9x/10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9.9" calcext:value-type="float">
            <text:p>9,9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9.9" calcext:value-type="float">
            <text:p>-9,9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95738" calcext:value-type="float">
            <text:p>295738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-2" calcext:value-type="float">
            <text:p>-2</text:p>
          </table:table-cell>
          <table:table-cell table:style-name="ce188" table:formula="of:=[.S40]/[.T40]" office:value-type="float" office:value="3" calcext:value-type="float">
            <text:p>3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+" calcext:value-type="string">
            <text:p>+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-2x/3+10" calcext:value-type="string">
            <text:p>y=-2x/3+10</text:p>
          </table:table-cell>
          <table:table-cell table:style-name="ce170" table:formula="of:=RANK([.A40];[.$A$32:.$A$51];0)" office:value-type="float" office:value="15" calcext:value-type="float">
            <text:p>15</text:p>
          </table:table-cell>
          <table:table-cell table:style-name="ce172" table:formula="of:=INDEX([.$I$32:.$I$51];[.J40])" office:value-type="string" office:string-value="y=-7x/6+7" calcext:value-type="string">
            <text:p>y=-7x/6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19.8333333333333" calcext:value-type="float">
            <text:p>19,8333333333333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-5.83333333333333" calcext:value-type="float">
            <text:p>-5,83333333333333</text:p>
          </table:table-cell>
          <table:table-cell/>
          <table:table-cell table:style-name="ce188" table:formula="of:=IF([.A40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-2" calcext:value-type="float">
            <text:p>-2</text:p>
          </table:table-cell>
          <table:table-cell table:style-name="ce188" table:formula="of:=[.S40]/[.T40]" office:value-type="float" office:value="3" calcext:value-type="float">
            <text:p>3</text:p>
          </table:table-cell>
          <table:table-cell table:style-name="ce203" table:formula="of:=[.U40]/[.V40]" office:value-type="float" office:value="-0.666666666666667" calcext:value-type="float">
            <text:p>- 2/3 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-0.666666666666667" calcext:value-type="float">
            <text:p>- 2/3 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53073" calcext:value-type="float">
            <text:p>453073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-4" calcext:value-type="float">
            <text:p>-4</text:p>
          </table:table-cell>
          <table:table-cell table:style-name="ce188" table:formula="of:=[.S41]/[.T41]" office:value-type="float" office:value="5" calcext:value-type="float">
            <text:p>5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+" calcext:value-type="string">
            <text:p>+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4x/5+3" calcext:value-type="string">
            <text:p>y=-4x/5+3</text:p>
          </table:table-cell>
          <table:table-cell table:style-name="ce170" table:formula="of:=RANK([.A41];[.$A$32:.$A$51];0)" office:value-type="float" office:value="10" calcext:value-type="float">
            <text:p>10</text:p>
          </table:table-cell>
          <table:table-cell table:style-name="ce172" table:formula="of:=INDEX([.$I$32:.$I$51];[.J41])" office:value-type="string" office:string-value="y=-4x/5+3" calcext:value-type="string">
            <text:p>y=-4x/5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11.8" calcext:value-type="float">
            <text:p>11,8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-5.8" calcext:value-type="float">
            <text:p>-5,8</text:p>
          </table:table-cell>
          <table:table-cell/>
          <table:table-cell table:style-name="ce188" table:formula="of:=IF([.A41]&lt;500000;-1;1)*2*RANDBETWEEN(1;5)" office:value-type="float" office:value="-4" calcext:value-type="float">
            <text:p>-4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1]);ABS([.S41]))" office:value-type="float" office:value="1" calcext:value-type="float">
            <text:p>1</text:p>
          </table:table-cell>
          <table:table-cell table:style-name="ce188" table:formula="of:=[.R41]/[.T41]" office:value-type="float" office:value="-4" calcext:value-type="float">
            <text:p>-4</text:p>
          </table:table-cell>
          <table:table-cell table:style-name="ce188" table:formula="of:=[.S41]/[.T41]" office:value-type="float" office:value="5" calcext:value-type="float">
            <text:p>5</text:p>
          </table:table-cell>
          <table:table-cell table:style-name="ce203" table:formula="of:=[.U41]/[.V41]" office:value-type="float" office:value="-0.8" calcext:value-type="float">
            <text:p>- 4/5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-0.8" calcext:value-type="float">
            <text:p>- 4/5 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28405" calcext:value-type="float">
            <text:p>328405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-6" calcext:value-type="float">
            <text:p>-6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+" calcext:value-type="string">
            <text:p>+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6x/11+3" calcext:value-type="string">
            <text:p>y=-6x/11+3</text:p>
          </table:table-cell>
          <table:table-cell table:style-name="ce170" table:formula="of:=RANK([.A42];[.$A$32:.$A$51];0)" office:value-type="float" office:value="12" calcext:value-type="float">
            <text:p>12</text:p>
          </table:table-cell>
          <table:table-cell table:style-name="ce172" table:formula="of:=INDEX([.$I$32:.$I$51];[.J42])" office:value-type="string" office:string-value="y=-2x/3+4" calcext:value-type="string">
            <text:p>y=-2x/3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11.3333333333333" calcext:value-type="float">
            <text:p>11,3333333333333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-3.33333333333333" calcext:value-type="float">
            <text:p>-3,33333333333333</text:p>
          </table:table-cell>
          <table:table-cell/>
          <table:table-cell table:style-name="ce188" table:formula="of:=IF([.A42]&lt;500000;-1;1)*2*RANDBETWEEN(1;5)" office:value-type="float" office:value="-6" calcext:value-type="float">
            <text:p>-6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-6" calcext:value-type="float">
            <text:p>-6</text:p>
          </table:table-cell>
          <table:table-cell table:style-name="ce188" table:formula="of:=[.S42]/[.T42]" office:value-type="float" office:value="11" calcext:value-type="float">
            <text:p>11</text:p>
          </table:table-cell>
          <table:table-cell table:style-name="ce203" table:formula="of:=[.U42]/[.V42]" office:value-type="float" office:value="-0.545454545454545" calcext:value-type="float">
            <text:p>- 6/11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-0.545454545454545" calcext:value-type="float">
            <text:p>- 6/11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25512" calcext:value-type="float">
            <text:p>325512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-2" calcext:value-type="float">
            <text:p>-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+" calcext:value-type="string">
            <text:p>+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2x/3+4" calcext:value-type="string">
            <text:p>y=-2x/3+4</text:p>
          </table:table-cell>
          <table:table-cell table:style-name="ce170" table:formula="of:=RANK([.A43];[.$A$32:.$A$51];0)" office:value-type="float" office:value="13" calcext:value-type="float">
            <text:p>13</text:p>
          </table:table-cell>
          <table:table-cell table:style-name="ce172" table:formula="of:=INDEX([.$I$32:.$I$51];[.J43])" office:value-type="string" office:string-value="y=-4x/5+4" calcext:value-type="string">
            <text:p>y=-4x/5+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12.8" calcext:value-type="float">
            <text:p>12,8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-4.8" calcext:value-type="float">
            <text:p>-4,8</text:p>
          </table:table-cell>
          <table:table-cell/>
          <table:table-cell table:style-name="ce188" table:formula="of:=IF([.A43]&lt;500000;-1;1)*2*RANDBETWEEN(1;5)" office:value-type="float" office:value="-2" calcext:value-type="float">
            <text:p>-2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3]);ABS([.S43]))" office:value-type="float" office:value="1" calcext:value-type="float">
            <text:p>1</text:p>
          </table:table-cell>
          <table:table-cell table:style-name="ce188" table:formula="of:=[.R43]/[.T43]" office:value-type="float" office:value="-2" calcext:value-type="float">
            <text:p>-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203" table:formula="of:=[.U43]/[.V43]" office:value-type="float" office:value="-0.666666666666667" calcext:value-type="float">
            <text:p>- 2/3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-0.666666666666667" calcext:value-type="float">
            <text:p>- 2/3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12871" calcext:value-type="float">
            <text:p>312871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-4" calcext:value-type="float">
            <text:p>-4</text:p>
          </table:table-cell>
          <table:table-cell table:style-name="ce188" table:formula="of:=[.S44]/[.T44]" office:value-type="float" office:value="5" calcext:value-type="float">
            <text:p>5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+" calcext:value-type="string">
            <text:p>+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-4x/5+4" calcext:value-type="string">
            <text:p>y=-4x/5+4</text:p>
          </table:table-cell>
          <table:table-cell table:style-name="ce170" table:formula="of:=RANK([.A44];[.$A$32:.$A$51];0)" office:value-type="float" office:value="14" calcext:value-type="float">
            <text:p>14</text:p>
          </table:table-cell>
          <table:table-cell table:style-name="ce172" table:formula="of:=INDEX([.$I$32:.$I$51];[.J44])" office:value-type="string" office:string-value="y=4x/5-12" calcext:value-type="string">
            <text:p>y=4x/5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-20.8" calcext:value-type="float">
            <text:p>-20,8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3.2" calcext:value-type="float">
            <text:p>-3,2</text:p>
          </table:table-cell>
          <table:table-cell/>
          <table:table-cell table:style-name="ce188" table:formula="of:=IF([.A44]&lt;500000;-1;1)*2*RANDBETWEEN(1;5)" office:value-type="float" office:value="-4" calcext:value-type="float">
            <text:p>-4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-4" calcext:value-type="float">
            <text:p>-4</text:p>
          </table:table-cell>
          <table:table-cell table:style-name="ce188" table:formula="of:=[.S44]/[.T44]" office:value-type="float" office:value="5" calcext:value-type="float">
            <text:p>5</text:p>
          </table:table-cell>
          <table:table-cell table:style-name="ce203" table:formula="of:=[.U44]/[.V44]" office:value-type="float" office:value="-0.8" calcext:value-type="float">
            <text:p>- 4/5 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-0.8" calcext:value-type="float">
            <text:p>- 4/5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58046" calcext:value-type="float">
            <text:p>558046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4" calcext:value-type="float">
            <text:p>4</text:p>
          </table:table-cell>
          <table:table-cell table:style-name="ce188" table:formula="of:=[.S45]/[.T45]" office:value-type="float" office:value="5" calcext:value-type="float">
            <text:p>5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-" calcext:value-type="string">
            <text:p>-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4x/5-12" calcext:value-type="string">
            <text:p>y=4x/5-12</text:p>
          </table:table-cell>
          <table:table-cell table:style-name="ce170" table:formula="of:=RANK([.A45];[.$A$32:.$A$51];0)" office:value-type="float" office:value="5" calcext:value-type="float">
            <text:p>5</text:p>
          </table:table-cell>
          <table:table-cell table:style-name="ce172" table:formula="of:=INDEX([.$I$32:.$I$51];[.J45])" office:value-type="string" office:string-value="y=-2x-14" calcext:value-type="string">
            <text:p>y=-2x-1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8" calcext:value-type="float">
            <text:p>8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-36" calcext:value-type="float">
            <text:p>-36</text:p>
          </table:table-cell>
          <table:table-cell/>
          <table:table-cell table:style-name="ce188" table:formula="of:=IF([.A45]&lt;500000;-1;1)*2*RANDBETWEEN(1;5)" office:value-type="float" office:value="4" calcext:value-type="float">
            <text:p>4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4" calcext:value-type="float">
            <text:p>4</text:p>
          </table:table-cell>
          <table:table-cell table:style-name="ce188" table:formula="of:=[.S45]/[.T45]" office:value-type="float" office:value="5" calcext:value-type="float">
            <text:p>5</text:p>
          </table:table-cell>
          <table:table-cell table:style-name="ce203" table:formula="of:=[.U45]/[.V45]" office:value-type="float" office:value="0.8" calcext:value-type="float">
            <text:p><text:s/>4/5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0.8" calcext:value-type="float">
            <text:p><text:s/>4/5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5640" calcext:value-type="float">
            <text:p>75640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-7" calcext:value-type="float">
            <text:p>-7</text:p>
          </table:table-cell>
          <table:table-cell table:style-name="ce188" table:formula="of:=[.S46]/[.T46]" office:value-type="float" office:value="6" calcext:value-type="float">
            <text:p>6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+" calcext:value-type="string">
            <text:p>+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-7x/6+7" calcext:value-type="string">
            <text:p>y=-7x/6+7</text:p>
          </table:table-cell>
          <table:table-cell table:style-name="ce170" table:formula="of:=RANK([.A46];[.$A$32:.$A$51];0)" office:value-type="float" office:value="20" calcext:value-type="float">
            <text:p>20</text:p>
          </table:table-cell>
          <table:table-cell table:style-name="ce172" table:formula="of:=INDEX([.$I$32:.$I$51];[.J46])" office:value-type="string" office:string-value="y=3x/2-6" calcext:value-type="string">
            <text:p>y=3x/2-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-22.5" calcext:value-type="float">
            <text:p>-22,5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10.5" calcext:value-type="float">
            <text:p>10,5</text:p>
          </table:table-cell>
          <table:table-cell/>
          <table:table-cell table:style-name="ce188" table:formula="of:=IF([.A46]&lt;500000;-1;1)*2*RANDBETWEEN(1;5)+1" office:value-type="float" office:value="-7" calcext:value-type="float">
            <text:p>-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-7" calcext:value-type="float">
            <text:p>-7</text:p>
          </table:table-cell>
          <table:table-cell table:style-name="ce188" table:formula="of:=[.S46]/[.T46]" office:value-type="float" office:value="6" calcext:value-type="float">
            <text:p>6</text:p>
          </table:table-cell>
          <table:table-cell table:style-name="ce203" table:formula="of:=[.U46]/[.V46]" office:value-type="float" office:value="-1.16666666666667" calcext:value-type="float">
            <text:p>- 7/6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-1.16666666666667" calcext:value-type="float">
            <text:p>- 7/6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99907" calcext:value-type="float">
            <text:p>399907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-9" calcext:value-type="float">
            <text:p>-9</text:p>
          </table:table-cell>
          <table:table-cell table:style-name="ce188" table:formula="of:=[.S47]/[.T47]" office:value-type="float" office:value="10" calcext:value-type="float">
            <text:p>10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+" calcext:value-type="string">
            <text:p>+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-9x/10" calcext:value-type="string">
            <text:p>y=-9x/10</text:p>
          </table:table-cell>
          <table:table-cell table:style-name="ce170" table:formula="of:=RANK([.A47];[.$A$32:.$A$51];0)" office:value-type="float" office:value="11" calcext:value-type="float">
            <text:p>11</text:p>
          </table:table-cell>
          <table:table-cell table:style-name="ce172" table:formula="of:=INDEX([.$I$32:.$I$51];[.J47])" office:value-type="string" office:string-value="y=-6x/11+3" calcext:value-type="string">
            <text:p>y=-6x/11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9" calcext:value-type="float">
            <text:p>9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-3" calcext:value-type="float">
            <text:p>-3</text:p>
          </table:table-cell>
          <table:table-cell/>
          <table:table-cell table:style-name="ce188" table:formula="of:=IF([.A47]&lt;500000;-1;1)*2*RANDBETWEEN(1;5)+1" office:value-type="float" office:value="-9" calcext:value-type="float">
            <text:p>-9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47]);ABS([.S47]))" office:value-type="float" office:value="1" calcext:value-type="float">
            <text:p>1</text:p>
          </table:table-cell>
          <table:table-cell table:style-name="ce188" table:formula="of:=[.R47]/[.T47]" office:value-type="float" office:value="-9" calcext:value-type="float">
            <text:p>-9</text:p>
          </table:table-cell>
          <table:table-cell table:style-name="ce188" table:formula="of:=[.S47]/[.T47]" office:value-type="float" office:value="10" calcext:value-type="float">
            <text:p>10</text:p>
          </table:table-cell>
          <table:table-cell table:style-name="ce203" table:formula="of:=[.U47]/[.V47]" office:value-type="float" office:value="-0.9" calcext:value-type="float">
            <text:p>- 9/10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-0.9" calcext:value-type="float">
            <text:p>- 9/10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05120" calcext:value-type="float">
            <text:p>705120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7" calcext:value-type="float">
            <text:p>7</text:p>
          </table:table-cell>
          <table:table-cell table:style-name="ce188" table:formula="of:=[.S48]/[.T48]" office:value-type="float" office:value="6" calcext:value-type="float">
            <text:p>6</text:p>
          </table:table-cell>
          <table:table-cell table:style-name="ce170" table:formula="of:=RANDBETWEEN(0;12)" office:value-type="float" office:value="11" calcext:value-type="float">
            <text:p>1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7x/6-11" calcext:value-type="string">
            <text:p>y=7x/6-11</text:p>
          </table:table-cell>
          <table:table-cell table:style-name="ce170" table:formula="of:=RANK([.A48];[.$A$32:.$A$51];0)" office:value-type="float" office:value="4" calcext:value-type="float">
            <text:p>4</text:p>
          </table:table-cell>
          <table:table-cell table:style-name="ce172" table:formula="of:=INDEX([.$I$32:.$I$51];[.J48])" office:value-type="string" office:string-value="y=-2x/7+31/7" calcext:value-type="string">
            <text:p>y=-2x/7+31/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7.57142857142857" calcext:value-type="float">
            <text:p>7,57142857142857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1.28571428571429" calcext:value-type="float">
            <text:p>1,28571428571429</text:p>
          </table:table-cell>
          <table:table-cell/>
          <table:table-cell table:style-name="ce188" table:formula="of:=IF([.A48]&lt;500000;-1;1)*2*RANDBETWEEN(1;5)+1" office:value-type="float" office:value="7" calcext:value-type="float">
            <text:p>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7" calcext:value-type="float">
            <text:p>7</text:p>
          </table:table-cell>
          <table:table-cell table:style-name="ce188" table:formula="of:=[.S48]/[.T48]" office:value-type="float" office:value="6" calcext:value-type="float">
            <text:p>6</text:p>
          </table:table-cell>
          <table:table-cell table:style-name="ce203" table:formula="of:=[.U48]/[.V48]" office:value-type="float" office:value="1.16666666666667" calcext:value-type="float">
            <text:p><text:s/>7/6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157883" calcext:value-type="float">
            <text:p>157883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+" calcext:value-type="string">
            <text:p>+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3x/2+3" calcext:value-type="string">
            <text:p>y=-3x/2+3</text:p>
          </table:table-cell>
          <table:table-cell table:style-name="ce170" table:formula="of:=RANK([.A49];[.$A$32:.$A$51];0)" office:value-type="float" office:value="17" calcext:value-type="float">
            <text:p>17</text:p>
          </table:table-cell>
          <table:table-cell table:style-name="ce172" table:formula="of:=INDEX([.$I$32:.$I$51];[.J49])" office:value-type="string" office:string-value="y=7x/6-11" calcext:value-type="string">
            <text:p>y=7x/6-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-23.8333333333333" calcext:value-type="float">
            <text:p>-23,8333333333333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1.83333333333333" calcext:value-type="float">
            <text:p>1,83333333333333</text:p>
          </table:table-cell>
          <table:table-cell/>
          <table:table-cell table:style-name="ce188" table:formula="of:=IF([.A49]&lt;500000;-1;1)*2*RANDBETWEEN(1;5)+1" office:value-type="float" office:value="-9" calcext:value-type="float">
            <text:p>-9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9]);ABS([.S49]))" office:value-type="float" office:value="3" calcext:value-type="float">
            <text:p>3</text:p>
          </table:table-cell>
          <table:table-cell table:style-name="ce188" table:formula="of:=[.R49]/[.T49]" office:value-type="float" office:value="-3" calcext:value-type="float">
            <text:p>-3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203" table:formula="of:=[.U49]/[.V49]" office:value-type="float" office:value="-1.5" calcext:value-type="float">
            <text:p>- 3/2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-1.5" calcext:value-type="float">
            <text:p>- 3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72889" calcext:value-type="float">
            <text:p>472889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-1" calcext:value-type="float">
            <text:p>-1</text:p>
          </table:table-cell>
          <table:table-cell table:style-name="ce188" table:formula="of:=[.S50]/[.T50]" office:value-type="float" office:value="4" calcext:value-type="float">
            <text:p>4</text:p>
          </table:table-cell>
          <table:table-cell table:style-name="ce170" table:formula="of:=RANDBETWEEN(0;12)" office:value-type="float" office:value="8" calcext:value-type="float">
            <text:p>8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+" calcext:value-type="string">
            <text:p>+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x/4+8" calcext:value-type="string">
            <text:p>y=-x/4+8</text:p>
          </table:table-cell>
          <table:table-cell table:style-name="ce170" table:formula="of:=RANK([.A50];[.$A$32:.$A$51];0)" office:value-type="float" office:value="9" calcext:value-type="float">
            <text:p>9</text:p>
          </table:table-cell>
          <table:table-cell table:style-name="ce172" table:formula="of:=INDEX([.$I$32:.$I$51];[.J50])" office:value-type="string" office:string-value="y=-2x/3+10" calcext:value-type="string">
            <text:p>y=-2x/3+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17.3333333333333" calcext:value-type="float">
            <text:p>17,3333333333333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2.66666666666667" calcext:value-type="float">
            <text:p>2,66666666666667</text:p>
          </table:table-cell>
          <table:table-cell/>
          <table:table-cell table:style-name="ce188" table:formula="of:=IF([.A50]&lt;500000;-1;1)*2*RANDBETWEEN(1;5)+1" office:value-type="float" office:value="-1" calcext:value-type="float">
            <text:p>-1</text:p>
          </table:table-cell>
          <table:table-cell table:style-name="ce188" table:formula="of:=2*RANDBETWEEN(1;5)" office:value-type="float" office:value="4" calcext:value-type="float">
            <text:p>4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-1" calcext:value-type="float">
            <text:p>-1</text:p>
          </table:table-cell>
          <table:table-cell table:style-name="ce188" table:formula="of:=[.S50]/[.T50]" office:value-type="float" office:value="4" calcext:value-type="float">
            <text:p>4</text:p>
          </table:table-cell>
          <table:table-cell table:style-name="ce203" table:formula="of:=[.U50]/[.V50]" office:value-type="float" office:value="-0.25" calcext:value-type="float">
            <text:p>- 1/4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-0.25" calcext:value-type="float">
            <text:p>- 1/4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998966" calcext:value-type="float">
            <text:p>998966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3" calcext:value-type="float">
            <text:p>3</text:p>
          </table:table-cell>
          <table:table-cell table:style-name="ce188" table:formula="of:=[.S51]/[.T51]" office:value-type="float" office:value="2" calcext:value-type="float">
            <text:p>2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-" calcext:value-type="string">
            <text:p>-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3x/2-6" calcext:value-type="string">
            <text:p>y=3x/2-6</text:p>
          </table:table-cell>
          <table:table-cell table:style-name="ce170" table:formula="of:=RANK([.A51];[.$A$32:.$A$51];0)" office:value-type="float" office:value="1" calcext:value-type="float">
            <text:p>1</text:p>
          </table:table-cell>
          <table:table-cell table:style-name="ce172" table:formula="of:=INDEX([.$I$32:.$I$51];[.J51])" office:value-type="string" office:string-value="y=18x/13-55/13" calcext:value-type="string">
            <text:p>y=18x/13-55/1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-19.4615384615385" calcext:value-type="float">
            <text:p>-19,4615384615385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11" calcext:value-type="float">
            <text:p>11</text:p>
          </table:table-cell>
          <table:table-cell/>
          <table:table-cell table:style-name="ce188" table:formula="of:=IF([.A51]&lt;500000;-1;1)*2*RANDBETWEEN(1;5)+1" office:value-type="float" office:value="3" calcext:value-type="float">
            <text:p>3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3" calcext:value-type="float">
            <text:p>3</text:p>
          </table:table-cell>
          <table:table-cell table:style-name="ce188" table:formula="of:=[.S51]/[.T51]" office:value-type="float" office:value="2" calcext:value-type="float">
            <text:p>2</text:p>
          </table:table-cell>
          <table:table-cell table:style-name="ce203" table:formula="of:=[.U51]/[.V51]" office:value-type="float" office:value="1.5" calcext:value-type="float">
            <text:p><text:s/>3/2 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1.5" calcext:value-type="float">
            <text:p><text:s/>3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2" calcext:value-type="float">
            <text:p>-2</text:p>
          </table:table-cell>
          <table:table-cell table:style-name="ce172" table:formula="of:=RANDBETWEEN(-11;-1)" office:value-type="float" office:value="-7" calcext:value-type="float">
            <text:p>-7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9" calcext:value-type="float">
            <text:p>-9</text:p>
          </table:table-cell>
          <table:table-cell table:style-name="ce172" table:formula="of:=RANDBETWEEN(-11;-6)" office:value-type="float" office:value="-8" calcext:value-type="float">
            <text:p>-8</text:p>
          </table:table-cell>
          <table:table-cell table:style-name="ce172" table:formula="of:=RANDBETWEEN(1;11)" office:value-type="float" office:value="1" calcext:value-type="float">
            <text:p>1</text:p>
          </table:table-cell>
          <table:table-cell table:style-name="ce172" table:formula="of:=RANDBETWEEN(-5;-1)" office:value-type="float" office:value="-5" calcext:value-type="float">
            <text:p>-5</text:p>
          </table:table-cell>
          <table:table-cell table:number-columns-repeated="12"/>
          <table:table-cell table:style-name="ce172" table:formula="of:=[.C54]*([.D54]-[.B54])-[.B54]*([.E54]-[.C54])" office:value-type="float" office:value="-55" calcext:value-type="float">
            <text:p>-55</text:p>
          </table:table-cell>
          <table:table-cell table:style-name="ce172" table:formula="of:=[.D54]-[.B54]" office:value-type="float" office:value="13" calcext:value-type="float">
            <text:p>13</text:p>
          </table:table-cell>
          <table:table-cell table:style-name="ce194" table:formula="of:=GCD(ABS([.R55]);ABS([.S55]))" office:value-type="float" office:value="1" calcext:value-type="float">
            <text:p>1</text:p>
          </table:table-cell>
          <table:table-cell table:style-name="ce194" table:formula="of:=[.R55]/[.T55]" office:value-type="float" office:value="-55" calcext:value-type="float">
            <text:p>-55</text:p>
          </table:table-cell>
          <table:table-cell table:style-name="ce194" table:formula="of:=[.S55]/[.T55]" office:value-type="float" office:value="13" calcext:value-type="float">
            <text:p>13</text:p>
          </table:table-cell>
          <table:table-cell table:style-name="ce207" table:formula="of:=[.U55]/[.V55]" office:value-type="float" office:value="-4.23076923076923" calcext:value-type="float">
            <text:p>-55/13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-4.23076923076923" calcext:value-type="float">
            <text:p>-55/13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3" calcext:value-type="float">
            <text:p>-3</text:p>
          </table:table-cell>
          <table:table-cell table:style-name="ce172" table:formula="of:=RANDBETWEEN(1;11)" office:value-type="float" office:value="2" calcext:value-type="float">
            <text:p>2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-11;1)" office:value-type="float" office:value="-10" calcext:value-type="float">
            <text:p>-10</text:p>
          </table:table-cell>
          <table:table-cell table:number-columns-repeated="12"/>
          <table:table-cell table:style-name="ce172" table:formula="of:=[.C55]*([.D55]-[.B55])-[.B55]*([.E55]-[.C55])" office:value-type="float" office:value="-53" calcext:value-type="float">
            <text:p>-53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56]);ABS([.S56]))" office:value-type="float" office:value="1" calcext:value-type="float">
            <text:p>1</text:p>
          </table:table-cell>
          <table:table-cell table:style-name="ce194" table:formula="of:=[.R56]/[.T56]" office:value-type="float" office:value="-53" calcext:value-type="float">
            <text:p>-53</text:p>
          </table:table-cell>
          <table:table-cell table:style-name="ce194" table:formula="of:=[.S56]/[.T56]" office:value-type="float" office:value="10" calcext:value-type="float">
            <text:p>10</text:p>
          </table:table-cell>
          <table:table-cell table:style-name="ce207" table:formula="of:=[.U56]/[.V56]" office:value-type="float" office:value="-5.3" calcext:value-type="float">
            <text:p>-53/10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5.3" calcext:value-type="float">
            <text:p>-53/10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9" calcext:value-type="float">
            <text:p>-9</text:p>
          </table:table-cell>
          <table:table-cell table:style-name="ce172" table:formula="of:=RANDBETWEEN(6;11)" office:value-type="float" office:value="7" calcext:value-type="float">
            <text:p>7</text:p>
          </table:table-cell>
          <table:table-cell table:style-name="ce172" table:formula="of:=RANDBETWEEN(1;11)" office:value-type="float" office:value="5" calcext:value-type="float">
            <text:p>5</text:p>
          </table:table-cell>
          <table:table-cell table:style-name="ce172" table:formula="of:=RANDBETWEEN(1;5)" office:value-type="float" office:value="3" calcext:value-type="float">
            <text:p>3</text:p>
          </table:table-cell>
          <table:table-cell table:number-columns-repeated="12"/>
          <table:table-cell table:style-name="ce172" table:formula="of:=[.C56]*([.D56]-[.B56])-[.B56]*([.E56]-[.C56])" office:value-type="float" office:value="-10" calcext:value-type="float">
            <text:p>-10</text:p>
          </table:table-cell>
          <table:table-cell table:style-name="ce172" table:formula="of:=[.D56]-[.B56]" office:value-type="float" office:value="13" calcext:value-type="float">
            <text:p>13</text:p>
          </table:table-cell>
          <table:table-cell table:style-name="ce194" table:formula="of:=GCD(ABS([.R57]);ABS([.S57]))" office:value-type="float" office:value="1" calcext:value-type="float">
            <text:p>1</text:p>
          </table:table-cell>
          <table:table-cell table:style-name="ce194" table:formula="of:=[.R57]/[.T57]" office:value-type="float" office:value="-10" calcext:value-type="float">
            <text:p>-10</text:p>
          </table:table-cell>
          <table:table-cell table:style-name="ce194" table:formula="of:=[.S57]/[.T57]" office:value-type="float" office:value="13" calcext:value-type="float">
            <text:p>13</text:p>
          </table:table-cell>
          <table:table-cell table:style-name="ce207" table:formula="of:=[.U57]/[.V57]" office:value-type="float" office:value="-0.769230769230769" calcext:value-type="float">
            <text:p>-10/13</text:p>
          </table:table-cell>
          <table:table-cell table:style-name="ce207" table:formula="of:=IF([.U57]=0;&quot;0&quot;;(IF([.U57]=[.V57];&quot;1&quot;;(IF([.U57]=-[.V57];&quot;-1&quot;;IF([.V57]=1;TEXT([.U57];10);[.W57]))))))" office:value-type="float" office:value="-0.769230769230769" calcext:value-type="float">
            <text:p>-10/13</text:p>
          </table:table-cell>
          <table:table-cell table:number-columns-repeated="1000"/>
        </table:table-row>
        <table:table-row table:style-name="ro3">
          <table:table-cell/>
          <table:table-cell table:style-name="ce241" table:number-columns-repeated="4"/>
          <table:table-cell table:number-columns-repeated="12"/>
          <table:table-cell table:style-name="ce172" table:formula="of:=[.C57]*([.D57]-[.B57])-[.B57]*([.E57]-[.C57])" office:value-type="float" office:value="62" calcext:value-type="float">
            <text:p>62</text:p>
          </table:table-cell>
          <table:table-cell table:style-name="ce172" table:formula="of:=[.D57]-[.B57]" office:value-type="float" office:value="14" calcext:value-type="float">
            <text:p>14</text:p>
          </table:table-cell>
          <table:table-cell table:style-name="ce194" table:formula="of:=GCD(ABS([.R58]);ABS([.S58]))" office:value-type="float" office:value="2" calcext:value-type="float">
            <text:p>2</text:p>
          </table:table-cell>
          <table:table-cell table:style-name="ce194" table:formula="of:=[.R58]/[.T58]" office:value-type="float" office:value="31" calcext:value-type="float">
            <text:p>31</text:p>
          </table:table-cell>
          <table:table-cell table:style-name="ce194" table:formula="of:=[.S58]/[.T58]" office:value-type="float" office:value="7" calcext:value-type="float">
            <text:p>7</text:p>
          </table:table-cell>
          <table:table-cell table:style-name="ce207" table:formula="of:=[.U58]/[.V58]" office:value-type="float" office:value="4.42857142857143" calcext:value-type="float">
            <text:p>31/7 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4.42857142857143" calcext:value-type="float">
            <text:p>31/7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41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37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156118" calcext:value-type="float">
            <text:p>156118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4" calcext:value-type="float">
            <text:p>-4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4x+y+4=0" calcext:value-type="string">
            <text:p>-4x+y+4=0</text:p>
          </table:table-cell>
          <table:table-cell table:style-name="ce185" table:formula="of:=-[.C62]/[.D62]" office:value-type="float" office:value="4" calcext:value-type="float">
            <text:p>4</text:p>
          </table:table-cell>
          <table:table-cell table:style-name="ce185" table:formula="of:=-[.E62]/[.D62]" office:value-type="float" office:value="-4" calcext:value-type="float">
            <text:p>-4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4x-4" calcext:value-type="string">
            <text:p>y=4x-4</text:p>
          </table:table-cell>
          <table:table-cell table:style-name="ce185"/>
          <table:table-cell table:number-columns-repeated="1004"/>
          <table:table-cell table:style-name="ce237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163427" calcext:value-type="float">
            <text:p>163427</text:p>
          </table:table-cell>
          <table:table-cell table:style-name="ce218" table:formula="of:=[.B62]+1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4x-y+3=0" calcext:value-type="string">
            <text:p>4x-y+3=0</text:p>
          </table:table-cell>
          <table:table-cell table:style-name="ce185" table:formula="of:=-[.C63]/[.D63]" office:value-type="float" office:value="4" calcext:value-type="float">
            <text:p>4</text:p>
          </table:table-cell>
          <table:table-cell table:style-name="ce185" table:formula="of:=-[.E63]/[.D63]" office:value-type="float" office:value="3" calcext:value-type="float">
            <text:p>3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4x+3" calcext:value-type="string">
            <text:p>y=4x+3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320084" calcext:value-type="float">
            <text:p>320084</text:p>
          </table:table-cell>
          <table:table-cell table:style-name="ce218" table:formula="of:=[.B63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1" calcext:value-type="float">
            <text:p>1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9x+y+1=0" calcext:value-type="string">
            <text:p>9x+y+1=0</text:p>
          </table:table-cell>
          <table:table-cell table:style-name="ce185" table:formula="of:=-[.C64]/[.D64]" office:value-type="float" office:value="-9" calcext:value-type="float">
            <text:p>-9</text:p>
          </table:table-cell>
          <table:table-cell table:style-name="ce185" table:formula="of:=-[.E64]/[.D64]" office:value-type="float" office:value="-1" calcext:value-type="float">
            <text:p>-1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9x-1" calcext:value-type="string">
            <text:p>y=-9x-1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839684" calcext:value-type="float">
            <text:p>839684</text:p>
          </table:table-cell>
          <table:table-cell table:style-name="ce218" table:formula="of:=[.B64]+1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-10" calcext:value-type="float">
            <text:p>-10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10x-y+3=0" calcext:value-type="string">
            <text:p>-10x-y+3=0</text:p>
          </table:table-cell>
          <table:table-cell table:style-name="ce185" table:formula="of:=-[.C65]/[.D65]" office:value-type="float" office:value="-10" calcext:value-type="float">
            <text:p>-10</text:p>
          </table:table-cell>
          <table:table-cell table:style-name="ce185" table:formula="of:=-[.E65]/[.D65]" office:value-type="float" office:value="3" calcext:value-type="float">
            <text:p>3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10x+3" calcext:value-type="string">
            <text:p>y=-10x+3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86851" calcext:value-type="float">
            <text:p>86851</text:p>
          </table:table-cell>
          <table:table-cell table:style-name="ce219" table:formula="of:=[.B65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7" calcext:value-type="float">
            <text:p>17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-12x+2y+17=0" calcext:value-type="string">
            <text:p>-12x+2y+17=0</text:p>
          </table:table-cell>
          <table:table-cell table:style-name="ce193" table:formula="of:=-[.C66]/[.D66]" office:value-type="float" office:value="6" calcext:value-type="float">
            <text:p><text:s/>6/1 </text:p>
          </table:table-cell>
          <table:table-cell table:style-name="ce193" table:formula="of:=-[.E66]/[.D66]" office:value-type="float" office:value="-8.5" calcext:value-type="float">
            <text:p>-17/2 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6x-17/2" calcext:value-type="string">
            <text:p>y=6x-17/2</text:p>
          </table:table-cell>
          <table:table-cell table:style-name="ce186" table:formula="of:=RANK([.A66];[.$A$66:.$A$85];0)" office:value-type="float" office:value="20" calcext:value-type="float">
            <text:p>20</text:p>
          </table:table-cell>
          <table:table-cell table:style-name="ce170" table:formula="of:=-ABS([.C66])*SIGN([.C66]*[.D66])" office:value-type="float" office:value="12" calcext:value-type="float">
            <text:p>12</text:p>
          </table:table-cell>
          <table:table-cell table:style-name="ce170" table:formula="of:=ABS([.D66])" office:value-type="float" office:value="2" calcext:value-type="float">
            <text:p>2</text:p>
          </table:table-cell>
          <table:table-cell table:style-name="ce170" table:formula="of:=GCD(ABS([.K66]);ABS([.L66]))" office:value-type="float" office:value="2" calcext:value-type="float">
            <text:p>2</text:p>
          </table:table-cell>
          <table:table-cell table:style-name="ce202" table:formula="of:=[.K66]/[.M66]" office:value-type="float" office:value="6" calcext:value-type="float">
            <text:p>6</text:p>
          </table:table-cell>
          <table:table-cell table:style-name="ce202" table:formula="of:=[.L66]/[.M66]" office:value-type="float" office:value="1" calcext:value-type="float">
            <text:p>1</text:p>
          </table:table-cell>
          <table:table-cell table:style-name="ce203" table:formula="of:=[.N66]/[.O66]" office:value-type="float" office:value="6" calcext:value-type="float">
            <text:p><text:s/>6/1 </text:p>
          </table:table-cell>
          <table:table-cell table:style-name="ce203" table:formula="of:=IF([.K66]=0;&quot;0&quot;;(IF([.K66]=[.L66];&quot;1&quot;;(IF([.K66]=-[.L66];&quot;-1&quot;;IF([.O66]=1;TEXT([.N66];10);[.P66]))))))" office:value-type="string" office:string-value="6" calcext:value-type="string">
            <text:p>6</text:p>
          </table:table-cell>
          <table:table-cell table:style-name="ce170" table:formula="of:=-ABS([.E66])*SIGN([.D66]*[.E66])" office:value-type="float" office:value="-17" calcext:value-type="float">
            <text:p>-17</text:p>
          </table:table-cell>
          <table:table-cell table:style-name="ce170" table:formula="of:=ABS([.D66])" office:value-type="float" office:value="2" calcext:value-type="float">
            <text:p>2</text:p>
          </table:table-cell>
          <table:table-cell table:style-name="ce170" table:formula="of:=GCD(ABS([.R66]);ABS([.S66]))" office:value-type="float" office:value="1" calcext:value-type="float">
            <text:p>1</text:p>
          </table:table-cell>
          <table:table-cell table:style-name="ce202" table:formula="of:=[.R66]/[.T66]" office:value-type="float" office:value="-17" calcext:value-type="float">
            <text:p>-17</text:p>
          </table:table-cell>
          <table:table-cell table:style-name="ce202" table:formula="of:=[.S66]/[.T66]" office:value-type="float" office:value="2" calcext:value-type="float">
            <text:p>2</text:p>
          </table:table-cell>
          <table:table-cell table:style-name="ce203" table:formula="of:=[.U66]/[.V66]" office:value-type="float" office:value="-8.5" calcext:value-type="float">
            <text:p>-17/2 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-8.5" calcext:value-type="float">
            <text:p>-17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112935" calcext:value-type="float">
            <text:p>112935</text:p>
          </table:table-cell>
          <table:table-cell table:style-name="ce219" table:formula="of:=[.B66]+1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19x+8y-19=0" calcext:value-type="string">
            <text:p>19x+8y-19=0</text:p>
          </table:table-cell>
          <table:table-cell table:style-name="ce193" table:formula="of:=-[.C67]/[.D67]" office:value-type="float" office:value="-2.375" calcext:value-type="float">
            <text:p>-19/8 </text:p>
          </table:table-cell>
          <table:table-cell table:style-name="ce193" table:formula="of:=-[.E67]/[.D67]" office:value-type="float" office:value="2.375" calcext:value-type="float">
            <text:p>19/8 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19x/8+19/8" calcext:value-type="string">
            <text:p>y=-19x/8+19/8</text:p>
          </table:table-cell>
          <table:table-cell table:style-name="ce186" table:formula="of:=RANK([.A67];[.$A$66:.$A$85];0)" office:value-type="float" office:value="17" calcext:value-type="float">
            <text:p>17</text:p>
          </table:table-cell>
          <table:table-cell table:style-name="ce170" table:formula="of:=-ABS([.C67])*SIGN([.C67]*[.D67])" office:value-type="float" office:value="-19" calcext:value-type="float">
            <text:p>-19</text:p>
          </table:table-cell>
          <table:table-cell table:style-name="ce170" table:formula="of:=ABS([.D67])" office:value-type="float" office:value="8" calcext:value-type="float">
            <text:p>8</text:p>
          </table:table-cell>
          <table:table-cell table:style-name="ce170" table:formula="of:=GCD(ABS([.K67]);ABS([.L67]))" office:value-type="float" office:value="1" calcext:value-type="float">
            <text:p>1</text:p>
          </table:table-cell>
          <table:table-cell table:style-name="ce202" table:formula="of:=[.K67]/[.M67]" office:value-type="float" office:value="-19" calcext:value-type="float">
            <text:p>-19</text:p>
          </table:table-cell>
          <table:table-cell table:style-name="ce202" table:formula="of:=[.L67]/[.M67]" office:value-type="float" office:value="8" calcext:value-type="float">
            <text:p>8</text:p>
          </table:table-cell>
          <table:table-cell table:style-name="ce203" table:formula="of:=[.N67]/[.O67]" office:value-type="float" office:value="-2.375" calcext:value-type="float">
            <text:p>-19/8 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-2.375" calcext:value-type="float">
            <text:p>-19/8 </text:p>
          </table:table-cell>
          <table:table-cell table:style-name="ce170" table:formula="of:=-ABS([.E67])*SIGN([.D67]*[.E67])" office:value-type="float" office:value="19" calcext:value-type="float">
            <text:p>19</text:p>
          </table:table-cell>
          <table:table-cell table:style-name="ce170" table:formula="of:=ABS([.D67])" office:value-type="float" office:value="8" calcext:value-type="float">
            <text:p>8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19" calcext:value-type="float">
            <text:p>19</text:p>
          </table:table-cell>
          <table:table-cell table:style-name="ce202" table:formula="of:=[.S67]/[.T67]" office:value-type="float" office:value="8" calcext:value-type="float">
            <text:p>8</text:p>
          </table:table-cell>
          <table:table-cell table:style-name="ce203" table:formula="of:=[.U67]/[.V67]" office:value-type="float" office:value="2.375" calcext:value-type="float">
            <text:p>19/8 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2.375" calcext:value-type="float">
            <text:p>19/8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193794" calcext:value-type="float">
            <text:p>193794</text:p>
          </table:table-cell>
          <table:table-cell table:style-name="ce219" table:formula="of:=[.B67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5x-4y-12=0" calcext:value-type="string">
            <text:p>5x-4y-12=0</text:p>
          </table:table-cell>
          <table:table-cell table:style-name="ce193" table:formula="of:=-[.C68]/[.D68]" office:value-type="float" office:value="1.25" calcext:value-type="float">
            <text:p><text:s/>5/4 </text:p>
          </table:table-cell>
          <table:table-cell table:style-name="ce193" table:formula="of:=-[.E68]/[.D68]" office:value-type="float" office:value="-3" calcext:value-type="float">
            <text:p>- 3/1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5x/4-3" calcext:value-type="string">
            <text:p>y=5x/4-3</text:p>
          </table:table-cell>
          <table:table-cell table:style-name="ce186" table:formula="of:=RANK([.A68];[.$A$66:.$A$85];0)" office:value-type="float" office:value="15" calcext:value-type="float">
            <text:p>15</text:p>
          </table:table-cell>
          <table:table-cell table:style-name="ce170" table:formula="of:=-ABS([.C68])*SIGN([.C68]*[.D68])" office:value-type="float" office:value="5" calcext:value-type="float">
            <text:p>5</text:p>
          </table:table-cell>
          <table:table-cell table:style-name="ce170" table:formula="of:=ABS([.D68])" office:value-type="float" office:value="4" calcext:value-type="float">
            <text:p>4</text:p>
          </table:table-cell>
          <table:table-cell table:style-name="ce170" table:formula="of:=GCD(ABS([.K68]);ABS([.L68]))" office:value-type="float" office:value="1" calcext:value-type="float">
            <text:p>1</text:p>
          </table:table-cell>
          <table:table-cell table:style-name="ce202" table:formula="of:=[.K68]/[.M68]" office:value-type="float" office:value="5" calcext:value-type="float">
            <text:p>5</text:p>
          </table:table-cell>
          <table:table-cell table:style-name="ce202" table:formula="of:=[.L68]/[.M68]" office:value-type="float" office:value="4" calcext:value-type="float">
            <text:p>4</text:p>
          </table:table-cell>
          <table:table-cell table:style-name="ce203" table:formula="of:=[.N68]/[.O68]" office:value-type="float" office:value="1.25" calcext:value-type="float">
            <text:p><text:s/>5/4 </text:p>
          </table:table-cell>
          <table:table-cell table:style-name="ce203" table:formula="of:=IF([.K68]=0;&quot;0&quot;;(IF([.K68]=[.L68];&quot;1&quot;;(IF([.K68]=-[.L68];&quot;-1&quot;;IF([.O68]=1;TEXT([.N68];10);[.P68]))))))" office:value-type="float" office:value="1.25" calcext:value-type="float">
            <text:p><text:s/>5/4 </text:p>
          </table:table-cell>
          <table:table-cell table:style-name="ce170" table:formula="of:=-ABS([.E68])*SIGN([.D68]*[.E68])" office:value-type="float" office:value="-12" calcext:value-type="float">
            <text:p>-12</text:p>
          </table:table-cell>
          <table:table-cell table:style-name="ce170" table:formula="of:=ABS([.D68])" office:value-type="float" office:value="4" calcext:value-type="float">
            <text:p>4</text:p>
          </table:table-cell>
          <table:table-cell table:style-name="ce170" table:formula="of:=GCD(ABS([.R68]);ABS([.S68]))" office:value-type="float" office:value="4" calcext:value-type="float">
            <text:p>4</text:p>
          </table:table-cell>
          <table:table-cell table:style-name="ce202" table:formula="of:=[.R68]/[.T68]" office:value-type="float" office:value="-3" calcext:value-type="float">
            <text:p>-3</text:p>
          </table:table-cell>
          <table:table-cell table:style-name="ce202" table:formula="of:=[.S68]/[.T68]" office:value-type="float" office:value="1" calcext:value-type="float">
            <text:p>1</text:p>
          </table:table-cell>
          <table:table-cell table:style-name="ce203" table:formula="of:=[.U68]/[.V68]" office:value-type="float" office:value="-3" calcext:value-type="float">
            <text:p>- 3/1 </text:p>
          </table:table-cell>
          <table:table-cell table:style-name="ce203" table:formula="of:=IF([.R68]=0;&quot;0&quot;;(IF([.R68]=[.S68];&quot;1&quot;;(IF([.R68]=-[.S68];&quot;-1&quot;;IF([.V68]=1;TEXT([.U68];10);[.W68]))))))" office:value-type="string" office:string-value="-3" calcext:value-type="string">
            <text:p>-3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5373" calcext:value-type="float">
            <text:p>95373</text:p>
          </table:table-cell>
          <table:table-cell table:style-name="ce219" table:formula="of:=[.B68]+1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-13x+13y+2=0" calcext:value-type="string">
            <text:p>-13x+13y+2=0</text:p>
          </table:table-cell>
          <table:table-cell table:style-name="ce193" table:formula="of:=-[.C69]/[.D69]" office:value-type="float" office:value="1" calcext:value-type="float">
            <text:p><text:s/>1/1 </text:p>
          </table:table-cell>
          <table:table-cell table:style-name="ce193" table:formula="of:=-[.E69]/[.D69]" office:value-type="float" office:value="-0.153846153846154" calcext:value-type="float">
            <text:p>- 2/13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x-2/13" calcext:value-type="string">
            <text:p>y=x-2/13</text:p>
          </table:table-cell>
          <table:table-cell table:style-name="ce186" table:formula="of:=RANK([.A69];[.$A$66:.$A$85];0)" office:value-type="float" office:value="19" calcext:value-type="float">
            <text:p>19</text:p>
          </table:table-cell>
          <table:table-cell table:style-name="ce170" table:formula="of:=-ABS([.C69])*SIGN([.C69]*[.D69])" office:value-type="float" office:value="13" calcext:value-type="float">
            <text:p>13</text:p>
          </table:table-cell>
          <table:table-cell table:style-name="ce170" table:formula="of:=ABS([.D69])" office:value-type="float" office:value="13" calcext:value-type="float">
            <text:p>13</text:p>
          </table:table-cell>
          <table:table-cell table:style-name="ce170" table:formula="of:=GCD(ABS([.K69]);ABS([.L69]))" office:value-type="float" office:value="13" calcext:value-type="float">
            <text:p>13</text:p>
          </table:table-cell>
          <table:table-cell table:style-name="ce202" table:formula="of:=[.K69]/[.M69]" office:value-type="float" office:value="1" calcext:value-type="float">
            <text:p>1</text:p>
          </table:table-cell>
          <table:table-cell table:style-name="ce202" table:formula="of:=[.L69]/[.M69]" office:value-type="float" office:value="1" calcext:value-type="float">
            <text:p>1</text:p>
          </table:table-cell>
          <table:table-cell table:style-name="ce203" table:formula="of:=[.N69]/[.O69]" office:value-type="float" office:value="1" calcext:value-type="float">
            <text:p><text:s/>1/1 </text:p>
          </table:table-cell>
          <table:table-cell table:style-name="ce203" table:formula="of:=IF([.K69]=0;&quot;0&quot;;(IF([.K69]=[.L69];&quot;1&quot;;(IF([.K69]=-[.L69];&quot;-1&quot;;IF([.O69]=1;TEXT([.N69];10);[.P69]))))))" office:value-type="string" office:string-value="1" calcext:value-type="string">
            <text:p>1</text:p>
          </table:table-cell>
          <table:table-cell table:style-name="ce170" table:formula="of:=-ABS([.E69])*SIGN([.D69]*[.E69])" office:value-type="float" office:value="-2" calcext:value-type="float">
            <text:p>-2</text:p>
          </table:table-cell>
          <table:table-cell table:style-name="ce170" table:formula="of:=ABS([.D69])" office:value-type="float" office:value="13" calcext:value-type="float">
            <text:p>13</text:p>
          </table:table-cell>
          <table:table-cell table:style-name="ce170" table:formula="of:=GCD(ABS([.R69]);ABS([.S69]))" office:value-type="float" office:value="1" calcext:value-type="float">
            <text:p>1</text:p>
          </table:table-cell>
          <table:table-cell table:style-name="ce202" table:formula="of:=[.R69]/[.T69]" office:value-type="float" office:value="-2" calcext:value-type="float">
            <text:p>-2</text:p>
          </table:table-cell>
          <table:table-cell table:style-name="ce202" table:formula="of:=[.S69]/[.T69]" office:value-type="float" office:value="13" calcext:value-type="float">
            <text:p>13</text:p>
          </table:table-cell>
          <table:table-cell table:style-name="ce203" table:formula="of:=[.U69]/[.V69]" office:value-type="float" office:value="-0.153846153846154" calcext:value-type="float">
            <text:p>- 2/13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-0.153846153846154" calcext:value-type="float">
            <text:p>- 2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16221" calcext:value-type="float">
            <text:p>116221</text:p>
          </table:table-cell>
          <table:table-cell table:style-name="ce219" table:formula="of:=[.B69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14x-15y-11=0" calcext:value-type="string">
            <text:p>14x-15y-11=0</text:p>
          </table:table-cell>
          <table:table-cell table:style-name="ce193" table:formula="of:=-[.C70]/[.D70]" office:value-type="float" office:value="0.933333333333333" calcext:value-type="float">
            <text:p>14/15</text:p>
          </table:table-cell>
          <table:table-cell table:style-name="ce193" table:formula="of:=-[.E70]/[.D70]" office:value-type="float" office:value="-0.733333333333333" calcext:value-type="float">
            <text:p>-11/15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4x/15-11/15" calcext:value-type="string">
            <text:p>y=14x/15-11/15</text:p>
          </table:table-cell>
          <table:table-cell table:style-name="ce186" table:formula="of:=RANK([.A70];[.$A$66:.$A$85];0)" office:value-type="float" office:value="16" calcext:value-type="float">
            <text:p>16</text:p>
          </table:table-cell>
          <table:table-cell table:style-name="ce170" table:formula="of:=-ABS([.C70])*SIGN([.C70]*[.D70])" office:value-type="float" office:value="14" calcext:value-type="float">
            <text:p>14</text:p>
          </table:table-cell>
          <table:table-cell table:style-name="ce170" table:formula="of:=ABS([.D70])" office:value-type="float" office:value="15" calcext:value-type="float">
            <text:p>15</text:p>
          </table:table-cell>
          <table:table-cell table:style-name="ce170" table:formula="of:=GCD(ABS([.K70]);ABS([.L70]))" office:value-type="float" office:value="1" calcext:value-type="float">
            <text:p>1</text:p>
          </table:table-cell>
          <table:table-cell table:style-name="ce202" table:formula="of:=[.K70]/[.M70]" office:value-type="float" office:value="14" calcext:value-type="float">
            <text:p>14</text:p>
          </table:table-cell>
          <table:table-cell table:style-name="ce202" table:formula="of:=[.L70]/[.M70]" office:value-type="float" office:value="15" calcext:value-type="float">
            <text:p>15</text:p>
          </table:table-cell>
          <table:table-cell table:style-name="ce203" table:formula="of:=[.N70]/[.O70]" office:value-type="float" office:value="0.933333333333333" calcext:value-type="float">
            <text:p>14/15</text:p>
          </table:table-cell>
          <table:table-cell table:style-name="ce203" table:formula="of:=IF([.K70]=0;&quot;0&quot;;(IF([.K70]=[.L70];&quot;1&quot;;(IF([.K70]=-[.L70];&quot;-1&quot;;IF([.O70]=1;TEXT([.N70];10);[.P70]))))))" office:value-type="float" office:value="0.933333333333333" calcext:value-type="float">
            <text:p>14/15</text:p>
          </table:table-cell>
          <table:table-cell table:style-name="ce170" table:formula="of:=-ABS([.E70])*SIGN([.D70]*[.E70])" office:value-type="float" office:value="-11" calcext:value-type="float">
            <text:p>-11</text:p>
          </table:table-cell>
          <table:table-cell table:style-name="ce170" table:formula="of:=ABS([.D70])" office:value-type="float" office:value="15" calcext:value-type="float">
            <text:p>15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-11" calcext:value-type="float">
            <text:p>-11</text:p>
          </table:table-cell>
          <table:table-cell table:style-name="ce202" table:formula="of:=[.S70]/[.T70]" office:value-type="float" office:value="15" calcext:value-type="float">
            <text:p>15</text:p>
          </table:table-cell>
          <table:table-cell table:style-name="ce203" table:formula="of:=[.U70]/[.V70]" office:value-type="float" office:value="-0.733333333333333" calcext:value-type="float">
            <text:p>-11/15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-0.733333333333333" calcext:value-type="float">
            <text:p>-11/1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95015" calcext:value-type="float">
            <text:p>195015</text:p>
          </table:table-cell>
          <table:table-cell table:style-name="ce219" table:formula="of:=[.B70]+1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7x+10y-18=0" calcext:value-type="string">
            <text:p>7x+10y-18=0</text:p>
          </table:table-cell>
          <table:table-cell table:style-name="ce193" table:formula="of:=-[.C71]/[.D71]" office:value-type="float" office:value="-0.7" calcext:value-type="float">
            <text:p>- 7/10</text:p>
          </table:table-cell>
          <table:table-cell table:style-name="ce193" table:formula="of:=-[.E71]/[.D71]" office:value-type="float" office:value="1.8" calcext:value-type="float">
            <text:p><text:s/>9/5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0+9/5" calcext:value-type="string">
            <text:p>y=-7x/10+9/5</text:p>
          </table:table-cell>
          <table:table-cell table:style-name="ce186" table:formula="of:=RANK([.A71];[.$A$66:.$A$85];0)" office:value-type="float" office:value="14" calcext:value-type="float">
            <text:p>14</text:p>
          </table:table-cell>
          <table:table-cell table:style-name="ce170" table:formula="of:=-ABS([.C71])*SIGN([.C71]*[.D71])" office:value-type="float" office:value="-7" calcext:value-type="float">
            <text:p>-7</text:p>
          </table:table-cell>
          <table:table-cell table:style-name="ce170" table:formula="of:=ABS([.D71])" office:value-type="float" office:value="10" calcext:value-type="float">
            <text:p>10</text:p>
          </table:table-cell>
          <table:table-cell table:style-name="ce170" table:formula="of:=GCD(ABS([.K71]);ABS([.L71]))" office:value-type="float" office:value="1" calcext:value-type="float">
            <text:p>1</text:p>
          </table:table-cell>
          <table:table-cell table:style-name="ce202" table:formula="of:=[.K71]/[.M71]" office:value-type="float" office:value="-7" calcext:value-type="float">
            <text:p>-7</text:p>
          </table:table-cell>
          <table:table-cell table:style-name="ce202" table:formula="of:=[.L71]/[.M71]" office:value-type="float" office:value="10" calcext:value-type="float">
            <text:p>10</text:p>
          </table:table-cell>
          <table:table-cell table:style-name="ce203" table:formula="of:=[.N71]/[.O71]" office:value-type="float" office:value="-0.7" calcext:value-type="float">
            <text:p>- 7/10</text:p>
          </table:table-cell>
          <table:table-cell table:style-name="ce203" table:formula="of:=IF([.K71]=0;&quot;0&quot;;(IF([.K71]=[.L71];&quot;1&quot;;(IF([.K71]=-[.L71];&quot;-1&quot;;IF([.O71]=1;TEXT([.N71];10);[.P71]))))))" office:value-type="float" office:value="-0.7" calcext:value-type="float">
            <text:p>- 7/10</text:p>
          </table:table-cell>
          <table:table-cell table:style-name="ce170" table:formula="of:=-ABS([.E71])*SIGN([.D71]*[.E71])" office:value-type="float" office:value="18" calcext:value-type="float">
            <text:p>18</text:p>
          </table:table-cell>
          <table:table-cell table:style-name="ce170" table:formula="of:=ABS([.D71])" office:value-type="float" office:value="10" calcext:value-type="float">
            <text:p>10</text:p>
          </table:table-cell>
          <table:table-cell table:style-name="ce170" table:formula="of:=GCD(ABS([.R71]);ABS([.S71]))" office:value-type="float" office:value="2" calcext:value-type="float">
            <text:p>2</text:p>
          </table:table-cell>
          <table:table-cell table:style-name="ce202" table:formula="of:=[.R71]/[.T71]" office:value-type="float" office:value="9" calcext:value-type="float">
            <text:p>9</text:p>
          </table:table-cell>
          <table:table-cell table:style-name="ce202" table:formula="of:=[.S71]/[.T71]" office:value-type="float" office:value="5" calcext:value-type="float">
            <text:p>5</text:p>
          </table:table-cell>
          <table:table-cell table:style-name="ce203" table:formula="of:=[.U71]/[.V71]" office:value-type="float" office:value="1.8" calcext:value-type="float">
            <text:p><text:s/>9/5 </text:p>
          </table:table-cell>
          <table:table-cell table:style-name="ce203" table:formula="of:=IF([.R71]=0;&quot;0&quot;;(IF([.R71]=[.S71];&quot;1&quot;;(IF([.R71]=-[.S71];&quot;-1&quot;;IF([.V71]=1;TEXT([.U71];10);[.W71]))))))" office:value-type="float" office:value="1.8" calcext:value-type="float">
            <text:p><text:s/>9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62799" calcext:value-type="float">
            <text:p>662799</text:p>
          </table:table-cell>
          <table:table-cell table:style-name="ce219" table:formula="of:=[.B71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-13x+19y-3=0" calcext:value-type="string">
            <text:p>-13x+19y-3=0</text:p>
          </table:table-cell>
          <table:table-cell table:style-name="ce193" table:formula="of:=-[.C72]/[.D72]" office:value-type="float" office:value="0.68421052631579" calcext:value-type="float">
            <text:p>13/19</text:p>
          </table:table-cell>
          <table:table-cell table:style-name="ce193" table:formula="of:=-[.E72]/[.D72]" office:value-type="float" office:value="0.157894736842105" calcext:value-type="float">
            <text:p><text:s/>3/19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13x/19+3/19" calcext:value-type="string">
            <text:p>y=13x/19+3/19</text:p>
          </table:table-cell>
          <table:table-cell table:style-name="ce186" table:formula="of:=RANK([.A72];[.$A$66:.$A$85];0)" office:value-type="float" office:value="6" calcext:value-type="float">
            <text:p>6</text:p>
          </table:table-cell>
          <table:table-cell table:style-name="ce170" table:formula="of:=-ABS([.C72])*SIGN([.C72]*[.D72])" office:value-type="float" office:value="13" calcext:value-type="float">
            <text:p>13</text:p>
          </table:table-cell>
          <table:table-cell table:style-name="ce170" table:formula="of:=ABS([.D72])" office:value-type="float" office:value="19" calcext:value-type="float">
            <text:p>19</text:p>
          </table:table-cell>
          <table:table-cell table:style-name="ce170" table:formula="of:=GCD(ABS([.K72]);ABS([.L72]))" office:value-type="float" office:value="1" calcext:value-type="float">
            <text:p>1</text:p>
          </table:table-cell>
          <table:table-cell table:style-name="ce202" table:formula="of:=[.K72]/[.M72]" office:value-type="float" office:value="13" calcext:value-type="float">
            <text:p>13</text:p>
          </table:table-cell>
          <table:table-cell table:style-name="ce202" table:formula="of:=[.L72]/[.M72]" office:value-type="float" office:value="19" calcext:value-type="float">
            <text:p>19</text:p>
          </table:table-cell>
          <table:table-cell table:style-name="ce203" table:formula="of:=[.N72]/[.O72]" office:value-type="float" office:value="0.68421052631579" calcext:value-type="float">
            <text:p>13/19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0.68421052631579" calcext:value-type="float">
            <text:p>13/19</text:p>
          </table:table-cell>
          <table:table-cell table:style-name="ce170" table:formula="of:=-ABS([.E72])*SIGN([.D72]*[.E72])" office:value-type="float" office:value="3" calcext:value-type="float">
            <text:p>3</text:p>
          </table:table-cell>
          <table:table-cell table:style-name="ce170" table:formula="of:=ABS([.D72])" office:value-type="float" office:value="19" calcext:value-type="float">
            <text:p>19</text:p>
          </table:table-cell>
          <table:table-cell table:style-name="ce170" table:formula="of:=GCD(ABS([.R72]);ABS([.S72]))" office:value-type="float" office:value="1" calcext:value-type="float">
            <text:p>1</text:p>
          </table:table-cell>
          <table:table-cell table:style-name="ce202" table:formula="of:=[.R72]/[.T72]" office:value-type="float" office:value="3" calcext:value-type="float">
            <text:p>3</text:p>
          </table:table-cell>
          <table:table-cell table:style-name="ce202" table:formula="of:=[.S72]/[.T72]" office:value-type="float" office:value="19" calcext:value-type="float">
            <text:p>19</text:p>
          </table:table-cell>
          <table:table-cell table:style-name="ce203" table:formula="of:=[.U72]/[.V72]" office:value-type="float" office:value="0.157894736842105" calcext:value-type="float">
            <text:p><text:s/>3/19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0.157894736842105" calcext:value-type="float">
            <text:p><text:s/>3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44977" calcext:value-type="float">
            <text:p>444977</text:p>
          </table:table-cell>
          <table:table-cell table:style-name="ce219" table:formula="of:=[.B72]+1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13x-11y+20=0" calcext:value-type="string">
            <text:p>13x-11y+20=0</text:p>
          </table:table-cell>
          <table:table-cell table:style-name="ce193" table:formula="of:=-[.C73]/[.D73]" office:value-type="float" office:value="1.18181818181818" calcext:value-type="float">
            <text:p>13/11</text:p>
          </table:table-cell>
          <table:table-cell table:style-name="ce193" table:formula="of:=-[.E73]/[.D73]" office:value-type="float" office:value="1.81818181818182" calcext:value-type="float">
            <text:p>20/11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13x/11+20/11" calcext:value-type="string">
            <text:p>y=13x/11+20/11</text:p>
          </table:table-cell>
          <table:table-cell table:style-name="ce186" table:formula="of:=RANK([.A73];[.$A$66:.$A$85];0)" office:value-type="float" office:value="9" calcext:value-type="float">
            <text:p>9</text:p>
          </table:table-cell>
          <table:table-cell table:style-name="ce170" table:formula="of:=-ABS([.C73])*SIGN([.C73]*[.D73])" office:value-type="float" office:value="13" calcext:value-type="float">
            <text:p>13</text:p>
          </table:table-cell>
          <table:table-cell table:style-name="ce170" table:formula="of:=ABS([.D73])" office:value-type="float" office:value="11" calcext:value-type="float">
            <text:p>11</text:p>
          </table:table-cell>
          <table:table-cell table:style-name="ce170" table:formula="of:=GCD(ABS([.K73]);ABS([.L73]))" office:value-type="float" office:value="1" calcext:value-type="float">
            <text:p>1</text:p>
          </table:table-cell>
          <table:table-cell table:style-name="ce202" table:formula="of:=[.K73]/[.M73]" office:value-type="float" office:value="13" calcext:value-type="float">
            <text:p>13</text:p>
          </table:table-cell>
          <table:table-cell table:style-name="ce202" table:formula="of:=[.L73]/[.M73]" office:value-type="float" office:value="11" calcext:value-type="float">
            <text:p>11</text:p>
          </table:table-cell>
          <table:table-cell table:style-name="ce203" table:formula="of:=[.N73]/[.O73]" office:value-type="float" office:value="1.18181818181818" calcext:value-type="float">
            <text:p>13/11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1.18181818181818" calcext:value-type="float">
            <text:p>13/11</text:p>
          </table:table-cell>
          <table:table-cell table:style-name="ce170" table:formula="of:=-ABS([.E73])*SIGN([.D73]*[.E73])" office:value-type="float" office:value="20" calcext:value-type="float">
            <text:p>20</text:p>
          </table:table-cell>
          <table:table-cell table:style-name="ce170" table:formula="of:=ABS([.D73])" office:value-type="float" office:value="11" calcext:value-type="float">
            <text:p>11</text:p>
          </table:table-cell>
          <table:table-cell table:style-name="ce170" table:formula="of:=GCD(ABS([.R73]);ABS([.S73]))" office:value-type="float" office:value="1" calcext:value-type="float">
            <text:p>1</text:p>
          </table:table-cell>
          <table:table-cell table:style-name="ce202" table:formula="of:=[.R73]/[.T73]" office:value-type="float" office:value="20" calcext:value-type="float">
            <text:p>20</text:p>
          </table:table-cell>
          <table:table-cell table:style-name="ce202" table:formula="of:=[.S73]/[.T73]" office:value-type="float" office:value="11" calcext:value-type="float">
            <text:p>11</text:p>
          </table:table-cell>
          <table:table-cell table:style-name="ce203" table:formula="of:=[.U73]/[.V73]" office:value-type="float" office:value="1.81818181818182" calcext:value-type="float">
            <text:p>20/11</text:p>
          </table:table-cell>
          <table:table-cell table:style-name="ce203" table:formula="of:=IF([.R73]=0;&quot;0&quot;;(IF([.R73]=[.S73];&quot;1&quot;;(IF([.R73]=-[.S73];&quot;-1&quot;;IF([.V73]=1;TEXT([.U73];10);[.W73]))))))" office:value-type="float" office:value="1.81818181818182" calcext:value-type="float">
            <text:p>20/1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44491" calcext:value-type="float">
            <text:p>444491</text:p>
          </table:table-cell>
          <table:table-cell table:style-name="ce219" table:formula="of:=[.B73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5x+16y+18=0" calcext:value-type="string">
            <text:p>5x+16y+18=0</text:p>
          </table:table-cell>
          <table:table-cell table:style-name="ce193" table:formula="of:=-[.C74]/[.D74]" office:value-type="float" office:value="-0.3125" calcext:value-type="float">
            <text:p>- 5/16</text:p>
          </table:table-cell>
          <table:table-cell table:style-name="ce193" table:formula="of:=-[.E74]/[.D74]" office:value-type="float" office:value="-1.125" calcext:value-type="float">
            <text:p>- 9/8 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5x/16-9/8" calcext:value-type="string">
            <text:p>y=-5x/16-9/8</text:p>
          </table:table-cell>
          <table:table-cell table:style-name="ce186" table:formula="of:=RANK([.A74];[.$A$66:.$A$85];0)" office:value-type="float" office:value="10" calcext:value-type="float">
            <text:p>10</text:p>
          </table:table-cell>
          <table:table-cell table:style-name="ce170" table:formula="of:=-ABS([.C74])*SIGN([.C74]*[.D74])" office:value-type="float" office:value="-5" calcext:value-type="float">
            <text:p>-5</text:p>
          </table:table-cell>
          <table:table-cell table:style-name="ce170" table:formula="of:=ABS([.D74])" office:value-type="float" office:value="16" calcext:value-type="float">
            <text:p>16</text:p>
          </table:table-cell>
          <table:table-cell table:style-name="ce170" table:formula="of:=GCD(ABS([.K74]);ABS([.L74]))" office:value-type="float" office:value="1" calcext:value-type="float">
            <text:p>1</text:p>
          </table:table-cell>
          <table:table-cell table:style-name="ce202" table:formula="of:=[.K74]/[.M74]" office:value-type="float" office:value="-5" calcext:value-type="float">
            <text:p>-5</text:p>
          </table:table-cell>
          <table:table-cell table:style-name="ce202" table:formula="of:=[.L74]/[.M74]" office:value-type="float" office:value="16" calcext:value-type="float">
            <text:p>16</text:p>
          </table:table-cell>
          <table:table-cell table:style-name="ce203" table:formula="of:=[.N74]/[.O74]" office:value-type="float" office:value="-0.3125" calcext:value-type="float">
            <text:p>- 5/16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-0.3125" calcext:value-type="float">
            <text:p>- 5/16</text:p>
          </table:table-cell>
          <table:table-cell table:style-name="ce170" table:formula="of:=-ABS([.E74])*SIGN([.D74]*[.E74])" office:value-type="float" office:value="-18" calcext:value-type="float">
            <text:p>-18</text:p>
          </table:table-cell>
          <table:table-cell table:style-name="ce170" table:formula="of:=ABS([.D74])" office:value-type="float" office:value="16" calcext:value-type="float">
            <text:p>16</text:p>
          </table:table-cell>
          <table:table-cell table:style-name="ce170" table:formula="of:=GCD(ABS([.R74]);ABS([.S74]))" office:value-type="float" office:value="2" calcext:value-type="float">
            <text:p>2</text:p>
          </table:table-cell>
          <table:table-cell table:style-name="ce202" table:formula="of:=[.R74]/[.T74]" office:value-type="float" office:value="-9" calcext:value-type="float">
            <text:p>-9</text:p>
          </table:table-cell>
          <table:table-cell table:style-name="ce202" table:formula="of:=[.S74]/[.T74]" office:value-type="float" office:value="8" calcext:value-type="float">
            <text:p>8</text:p>
          </table:table-cell>
          <table:table-cell table:style-name="ce203" table:formula="of:=[.U74]/[.V74]" office:value-type="float" office:value="-1.125" calcext:value-type="float">
            <text:p>- 9/8 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1.125" calcext:value-type="float">
            <text:p>- 9/8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36492" calcext:value-type="float">
            <text:p>436492</text:p>
          </table:table-cell>
          <table:table-cell table:style-name="ce219" table:formula="of:=[.B74]+1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-13x-4y-20=0" calcext:value-type="string">
            <text:p>-13x-4y-20=0</text:p>
          </table:table-cell>
          <table:table-cell table:style-name="ce193" table:formula="of:=-[.C75]/[.D75]" office:value-type="float" office:value="-3.25" calcext:value-type="float">
            <text:p>-13/4 </text:p>
          </table:table-cell>
          <table:table-cell table:style-name="ce193" table:formula="of:=-[.E75]/[.D75]" office:value-type="float" office:value="-5" calcext:value-type="float">
            <text:p>- 5/1 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3x/4-5" calcext:value-type="string">
            <text:p>y=-13x/4-5</text:p>
          </table:table-cell>
          <table:table-cell table:style-name="ce186" table:formula="of:=RANK([.A75];[.$A$66:.$A$85];0)" office:value-type="float" office:value="11" calcext:value-type="float">
            <text:p>11</text:p>
          </table:table-cell>
          <table:table-cell table:style-name="ce170" table:formula="of:=-ABS([.C75])*SIGN([.C75]*[.D75])" office:value-type="float" office:value="-13" calcext:value-type="float">
            <text:p>-13</text:p>
          </table:table-cell>
          <table:table-cell table:style-name="ce170" table:formula="of:=ABS([.D75])" office:value-type="float" office:value="4" calcext:value-type="float">
            <text:p>4</text:p>
          </table:table-cell>
          <table:table-cell table:style-name="ce170" table:formula="of:=GCD(ABS([.K75]);ABS([.L75]))" office:value-type="float" office:value="1" calcext:value-type="float">
            <text:p>1</text:p>
          </table:table-cell>
          <table:table-cell table:style-name="ce202" table:formula="of:=[.K75]/[.M75]" office:value-type="float" office:value="-13" calcext:value-type="float">
            <text:p>-13</text:p>
          </table:table-cell>
          <table:table-cell table:style-name="ce202" table:formula="of:=[.L75]/[.M75]" office:value-type="float" office:value="4" calcext:value-type="float">
            <text:p>4</text:p>
          </table:table-cell>
          <table:table-cell table:style-name="ce203" table:formula="of:=[.N75]/[.O75]" office:value-type="float" office:value="-3.25" calcext:value-type="float">
            <text:p>-13/4 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-3.25" calcext:value-type="float">
            <text:p>-13/4 </text:p>
          </table:table-cell>
          <table:table-cell table:style-name="ce170" table:formula="of:=-ABS([.E75])*SIGN([.D75]*[.E75])" office:value-type="float" office:value="-20" calcext:value-type="float">
            <text:p>-20</text:p>
          </table:table-cell>
          <table:table-cell table:style-name="ce170" table:formula="of:=ABS([.D75])" office:value-type="float" office:value="4" calcext:value-type="float">
            <text:p>4</text:p>
          </table:table-cell>
          <table:table-cell table:style-name="ce170" table:formula="of:=GCD(ABS([.R75]);ABS([.S75]))" office:value-type="float" office:value="4" calcext:value-type="float">
            <text:p>4</text:p>
          </table:table-cell>
          <table:table-cell table:style-name="ce202" table:formula="of:=[.R75]/[.T75]" office:value-type="float" office:value="-5" calcext:value-type="float">
            <text:p>-5</text:p>
          </table:table-cell>
          <table:table-cell table:style-name="ce202" table:formula="of:=[.S75]/[.T75]" office:value-type="float" office:value="1" calcext:value-type="float">
            <text:p>1</text:p>
          </table:table-cell>
          <table:table-cell table:style-name="ce203" table:formula="of:=[.U75]/[.V75]" office:value-type="float" office:value="-5" calcext:value-type="float">
            <text:p>- 5/1 </text:p>
          </table:table-cell>
          <table:table-cell table:style-name="ce203" table:formula="of:=IF([.R75]=0;&quot;0&quot;;(IF([.R75]=[.S75];&quot;1&quot;;(IF([.R75]=-[.S75];&quot;-1&quot;;IF([.V75]=1;TEXT([.U75];10);[.W75]))))))" office:value-type="string" office:string-value="-5" calcext:value-type="string">
            <text:p>-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21168" calcext:value-type="float">
            <text:p>721168</text:p>
          </table:table-cell>
          <table:table-cell table:style-name="ce219" table:formula="of:=[.B75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-4x-5y+7=0" calcext:value-type="string">
            <text:p>-4x-5y+7=0</text:p>
          </table:table-cell>
          <table:table-cell table:style-name="ce193" table:formula="of:=-[.C76]/[.D76]" office:value-type="float" office:value="-0.8" calcext:value-type="float">
            <text:p>- 4/5 </text:p>
          </table:table-cell>
          <table:table-cell table:style-name="ce193" table:formula="of:=-[.E76]/[.D76]" office:value-type="float" office:value="1.4" calcext:value-type="float">
            <text:p><text:s/>7/5 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4x/5+7/5" calcext:value-type="string">
            <text:p>y=-4x/5+7/5</text:p>
          </table:table-cell>
          <table:table-cell table:style-name="ce186" table:formula="of:=RANK([.A76];[.$A$66:.$A$85];0)" office:value-type="float" office:value="3" calcext:value-type="float">
            <text:p>3</text:p>
          </table:table-cell>
          <table:table-cell table:style-name="ce170" table:formula="of:=-ABS([.C76])*SIGN([.C76]*[.D76])" office:value-type="float" office:value="-4" calcext:value-type="float">
            <text:p>-4</text:p>
          </table:table-cell>
          <table:table-cell table:style-name="ce170" table:formula="of:=ABS([.D76])" office:value-type="float" office:value="5" calcext:value-type="float">
            <text:p>5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-4" calcext:value-type="float">
            <text:p>-4</text:p>
          </table:table-cell>
          <table:table-cell table:style-name="ce202" table:formula="of:=[.L76]/[.M76]" office:value-type="float" office:value="5" calcext:value-type="float">
            <text:p>5</text:p>
          </table:table-cell>
          <table:table-cell table:style-name="ce203" table:formula="of:=[.N76]/[.O76]" office:value-type="float" office:value="-0.8" calcext:value-type="float">
            <text:p>- 4/5 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-0.8" calcext:value-type="float">
            <text:p>- 4/5 </text:p>
          </table:table-cell>
          <table:table-cell table:style-name="ce170" table:formula="of:=-ABS([.E76])*SIGN([.D76]*[.E76])" office:value-type="float" office:value="7" calcext:value-type="float">
            <text:p>7</text:p>
          </table:table-cell>
          <table:table-cell table:style-name="ce170" table:formula="of:=ABS([.D76])" office:value-type="float" office:value="5" calcext:value-type="float">
            <text:p>5</text:p>
          </table:table-cell>
          <table:table-cell table:style-name="ce170" table:formula="of:=GCD(ABS([.R76]);ABS([.S76]))" office:value-type="float" office:value="1" calcext:value-type="float">
            <text:p>1</text:p>
          </table:table-cell>
          <table:table-cell table:style-name="ce202" table:formula="of:=[.R76]/[.T76]" office:value-type="float" office:value="7" calcext:value-type="float">
            <text:p>7</text:p>
          </table:table-cell>
          <table:table-cell table:style-name="ce202" table:formula="of:=[.S76]/[.T76]" office:value-type="float" office:value="5" calcext:value-type="float">
            <text:p>5</text:p>
          </table:table-cell>
          <table:table-cell table:style-name="ce203" table:formula="of:=[.U76]/[.V76]" office:value-type="float" office:value="1.4" calcext:value-type="float">
            <text:p><text:s/>7/5 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1.4" calcext:value-type="float">
            <text:p><text:s/>7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539423" calcext:value-type="float">
            <text:p>539423</text:p>
          </table:table-cell>
          <table:table-cell table:style-name="ce219" table:formula="of:=[.B76]+1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-3x-15y+2=0" calcext:value-type="string">
            <text:p>-3x-15y+2=0</text:p>
          </table:table-cell>
          <table:table-cell table:style-name="ce193" table:formula="of:=-[.C77]/[.D77]" office:value-type="float" office:value="-0.2" calcext:value-type="float">
            <text:p>- 1/5 </text:p>
          </table:table-cell>
          <table:table-cell table:style-name="ce193" table:formula="of:=-[.E77]/[.D77]" office:value-type="float" office:value="0.133333333333333" calcext:value-type="float">
            <text:p><text:s/>2/15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x/5+2/15" calcext:value-type="string">
            <text:p>y=-x/5+2/15</text:p>
          </table:table-cell>
          <table:table-cell table:style-name="ce186" table:formula="of:=RANK([.A77];[.$A$66:.$A$85];0)" office:value-type="float" office:value="8" calcext:value-type="float">
            <text:p>8</text:p>
          </table:table-cell>
          <table:table-cell table:style-name="ce170" table:formula="of:=-ABS([.C77])*SIGN([.C77]*[.D77])" office:value-type="float" office:value="-3" calcext:value-type="float">
            <text:p>-3</text:p>
          </table:table-cell>
          <table:table-cell table:style-name="ce170" table:formula="of:=ABS([.D77])" office:value-type="float" office:value="15" calcext:value-type="float">
            <text:p>15</text:p>
          </table:table-cell>
          <table:table-cell table:style-name="ce170" table:formula="of:=GCD(ABS([.K77]);ABS([.L77]))" office:value-type="float" office:value="3" calcext:value-type="float">
            <text:p>3</text:p>
          </table:table-cell>
          <table:table-cell table:style-name="ce202" table:formula="of:=[.K77]/[.M77]" office:value-type="float" office:value="-1" calcext:value-type="float">
            <text:p>-1</text:p>
          </table:table-cell>
          <table:table-cell table:style-name="ce202" table:formula="of:=[.L77]/[.M77]" office:value-type="float" office:value="5" calcext:value-type="float">
            <text:p>5</text:p>
          </table:table-cell>
          <table:table-cell table:style-name="ce203" table:formula="of:=[.N77]/[.O77]" office:value-type="float" office:value="-0.2" calcext:value-type="float">
            <text:p>- 1/5 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-0.2" calcext:value-type="float">
            <text:p>- 1/5 </text:p>
          </table:table-cell>
          <table:table-cell table:style-name="ce170" table:formula="of:=-ABS([.E77])*SIGN([.D77]*[.E77])" office:value-type="float" office:value="2" calcext:value-type="float">
            <text:p>2</text:p>
          </table:table-cell>
          <table:table-cell table:style-name="ce170" table:formula="of:=ABS([.D77])" office:value-type="float" office:value="15" calcext:value-type="float">
            <text:p>15</text:p>
          </table:table-cell>
          <table:table-cell table:style-name="ce170" table:formula="of:=GCD(ABS([.R77]);ABS([.S77]))" office:value-type="float" office:value="1" calcext:value-type="float">
            <text:p>1</text:p>
          </table:table-cell>
          <table:table-cell table:style-name="ce202" table:formula="of:=[.R77]/[.T77]" office:value-type="float" office:value="2" calcext:value-type="float">
            <text:p>2</text:p>
          </table:table-cell>
          <table:table-cell table:style-name="ce202" table:formula="of:=[.S77]/[.T77]" office:value-type="float" office:value="15" calcext:value-type="float">
            <text:p>15</text:p>
          </table:table-cell>
          <table:table-cell table:style-name="ce203" table:formula="of:=[.U77]/[.V77]" office:value-type="float" office:value="0.133333333333333" calcext:value-type="float">
            <text:p><text:s/>2/15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0.133333333333333" calcext:value-type="float">
            <text:p><text:s/>2/1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17811" calcext:value-type="float">
            <text:p>417811</text:p>
          </table:table-cell>
          <table:table-cell table:style-name="ce219" table:formula="of:=[.B77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11x+13y+6=0" calcext:value-type="string">
            <text:p>11x+13y+6=0</text:p>
          </table:table-cell>
          <table:table-cell table:style-name="ce193" table:formula="of:=-[.C78]/[.D78]" office:value-type="float" office:value="-0.846153846153846" calcext:value-type="float">
            <text:p>-11/13</text:p>
          </table:table-cell>
          <table:table-cell table:style-name="ce193" table:formula="of:=-[.E78]/[.D78]" office:value-type="float" office:value="-0.461538461538462" calcext:value-type="float">
            <text:p>- 6/13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11x/13-6/13" calcext:value-type="string">
            <text:p>y=-11x/13-6/13</text:p>
          </table:table-cell>
          <table:table-cell table:style-name="ce186" table:formula="of:=RANK([.A78];[.$A$66:.$A$85];0)" office:value-type="float" office:value="12" calcext:value-type="float">
            <text:p>12</text:p>
          </table:table-cell>
          <table:table-cell table:style-name="ce170" table:formula="of:=-ABS([.C78])*SIGN([.C78]*[.D78])" office:value-type="float" office:value="-11" calcext:value-type="float">
            <text:p>-11</text:p>
          </table:table-cell>
          <table:table-cell table:style-name="ce170" table:formula="of:=ABS([.D78])" office:value-type="float" office:value="13" calcext:value-type="float">
            <text:p>13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-11" calcext:value-type="float">
            <text:p>-11</text:p>
          </table:table-cell>
          <table:table-cell table:style-name="ce202" table:formula="of:=[.L78]/[.M78]" office:value-type="float" office:value="13" calcext:value-type="float">
            <text:p>13</text:p>
          </table:table-cell>
          <table:table-cell table:style-name="ce203" table:formula="of:=[.N78]/[.O78]" office:value-type="float" office:value="-0.846153846153846" calcext:value-type="float">
            <text:p>-11/13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-0.846153846153846" calcext:value-type="float">
            <text:p>-11/13</text:p>
          </table:table-cell>
          <table:table-cell table:style-name="ce170" table:formula="of:=-ABS([.E78])*SIGN([.D78]*[.E78])" office:value-type="float" office:value="-6" calcext:value-type="float">
            <text:p>-6</text:p>
          </table:table-cell>
          <table:table-cell table:style-name="ce170" table:formula="of:=ABS([.D78])" office:value-type="float" office:value="13" calcext:value-type="float">
            <text:p>13</text:p>
          </table:table-cell>
          <table:table-cell table:style-name="ce170" table:formula="of:=GCD(ABS([.R78]);ABS([.S78]))" office:value-type="float" office:value="1" calcext:value-type="float">
            <text:p>1</text:p>
          </table:table-cell>
          <table:table-cell table:style-name="ce202" table:formula="of:=[.R78]/[.T78]" office:value-type="float" office:value="-6" calcext:value-type="float">
            <text:p>-6</text:p>
          </table:table-cell>
          <table:table-cell table:style-name="ce202" table:formula="of:=[.S78]/[.T78]" office:value-type="float" office:value="13" calcext:value-type="float">
            <text:p>13</text:p>
          </table:table-cell>
          <table:table-cell table:style-name="ce203" table:formula="of:=[.U78]/[.V78]" office:value-type="float" office:value="-0.461538461538462" calcext:value-type="float">
            <text:p>- 6/13</text:p>
          </table:table-cell>
          <table:table-cell table:style-name="ce203" table:formula="of:=IF([.R78]=0;&quot;0&quot;;(IF([.R78]=[.S78];&quot;1&quot;;(IF([.R78]=-[.S78];&quot;-1&quot;;IF([.V78]=1;TEXT([.U78];10);[.W78]))))))" office:value-type="float" office:value="-0.461538461538462" calcext:value-type="float">
            <text:p>- 6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05376" calcext:value-type="float">
            <text:p>105376</text:p>
          </table:table-cell>
          <table:table-cell table:style-name="ce219" table:formula="of:=[.B78]+1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-13x-5y+14=0" calcext:value-type="string">
            <text:p>-13x-5y+14=0</text:p>
          </table:table-cell>
          <table:table-cell table:style-name="ce193" table:formula="of:=-[.C79]/[.D79]" office:value-type="float" office:value="-2.6" calcext:value-type="float">
            <text:p>-13/5 </text:p>
          </table:table-cell>
          <table:table-cell table:style-name="ce193" table:formula="of:=-[.E79]/[.D79]" office:value-type="float" office:value="2.8" calcext:value-type="float">
            <text:p>14/5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13x/5+14/5" calcext:value-type="string">
            <text:p>y=-13x/5+14/5</text:p>
          </table:table-cell>
          <table:table-cell table:style-name="ce186" table:formula="of:=RANK([.A79];[.$A$66:.$A$85];0)" office:value-type="float" office:value="18" calcext:value-type="float">
            <text:p>18</text:p>
          </table:table-cell>
          <table:table-cell table:style-name="ce170" table:formula="of:=-ABS([.C79])*SIGN([.C79]*[.D79])" office:value-type="float" office:value="-13" calcext:value-type="float">
            <text:p>-13</text:p>
          </table:table-cell>
          <table:table-cell table:style-name="ce170" table:formula="of:=ABS([.D79])" office:value-type="float" office:value="5" calcext:value-type="float">
            <text:p>5</text:p>
          </table:table-cell>
          <table:table-cell table:style-name="ce170" table:formula="of:=GCD(ABS([.K79]);ABS([.L79]))" office:value-type="float" office:value="1" calcext:value-type="float">
            <text:p>1</text:p>
          </table:table-cell>
          <table:table-cell table:style-name="ce202" table:formula="of:=[.K79]/[.M79]" office:value-type="float" office:value="-13" calcext:value-type="float">
            <text:p>-13</text:p>
          </table:table-cell>
          <table:table-cell table:style-name="ce202" table:formula="of:=[.L79]/[.M79]" office:value-type="float" office:value="5" calcext:value-type="float">
            <text:p>5</text:p>
          </table:table-cell>
          <table:table-cell table:style-name="ce203" table:formula="of:=[.N79]/[.O79]" office:value-type="float" office:value="-2.6" calcext:value-type="float">
            <text:p>-13/5 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-2.6" calcext:value-type="float">
            <text:p>-13/5 </text:p>
          </table:table-cell>
          <table:table-cell table:style-name="ce170" table:formula="of:=-ABS([.E79])*SIGN([.D79]*[.E79])" office:value-type="float" office:value="14" calcext:value-type="float">
            <text:p>14</text:p>
          </table:table-cell>
          <table:table-cell table:style-name="ce170" table:formula="of:=ABS([.D79])" office:value-type="float" office:value="5" calcext:value-type="float">
            <text:p>5</text:p>
          </table:table-cell>
          <table:table-cell table:style-name="ce170" table:formula="of:=GCD(ABS([.R79]);ABS([.S79]))" office:value-type="float" office:value="1" calcext:value-type="float">
            <text:p>1</text:p>
          </table:table-cell>
          <table:table-cell table:style-name="ce202" table:formula="of:=[.R79]/[.T79]" office:value-type="float" office:value="14" calcext:value-type="float">
            <text:p>14</text:p>
          </table:table-cell>
          <table:table-cell table:style-name="ce202" table:formula="of:=[.S79]/[.T79]" office:value-type="float" office:value="5" calcext:value-type="float">
            <text:p>5</text:p>
          </table:table-cell>
          <table:table-cell table:style-name="ce203" table:formula="of:=[.U79]/[.V79]" office:value-type="float" office:value="2.8" calcext:value-type="float">
            <text:p>14/5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2.8" calcext:value-type="float">
            <text:p>14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21005" calcext:value-type="float">
            <text:p>921005</text:p>
          </table:table-cell>
          <table:table-cell table:style-name="ce219" table:formula="of:=[.B79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-9x-20y-7=0" calcext:value-type="string">
            <text:p>-9x-20y-7=0</text:p>
          </table:table-cell>
          <table:table-cell table:style-name="ce193" table:formula="of:=-[.C80]/[.D80]" office:value-type="float" office:value="-0.45" calcext:value-type="float">
            <text:p>- 9/20</text:p>
          </table:table-cell>
          <table:table-cell table:style-name="ce193" table:formula="of:=-[.E80]/[.D80]" office:value-type="float" office:value="-0.35" calcext:value-type="float">
            <text:p>- 7/20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9x/20-7/20" calcext:value-type="string">
            <text:p>y=-9x/20-7/20</text:p>
          </table:table-cell>
          <table:table-cell table:style-name="ce186" table:formula="of:=RANK([.A80];[.$A$66:.$A$85];0)" office:value-type="float" office:value="1" calcext:value-type="float">
            <text:p>1</text:p>
          </table:table-cell>
          <table:table-cell table:style-name="ce170" table:formula="of:=-ABS([.C80])*SIGN([.C80]*[.D80])" office:value-type="float" office:value="-9" calcext:value-type="float">
            <text:p>-9</text:p>
          </table:table-cell>
          <table:table-cell table:style-name="ce170" table:formula="of:=ABS([.D80])" office:value-type="float" office:value="20" calcext:value-type="float">
            <text:p>20</text:p>
          </table:table-cell>
          <table:table-cell table:style-name="ce170" table:formula="of:=GCD(ABS([.K80]);ABS([.L80]))" office:value-type="float" office:value="1" calcext:value-type="float">
            <text:p>1</text:p>
          </table:table-cell>
          <table:table-cell table:style-name="ce202" table:formula="of:=[.K80]/[.M80]" office:value-type="float" office:value="-9" calcext:value-type="float">
            <text:p>-9</text:p>
          </table:table-cell>
          <table:table-cell table:style-name="ce202" table:formula="of:=[.L80]/[.M80]" office:value-type="float" office:value="20" calcext:value-type="float">
            <text:p>20</text:p>
          </table:table-cell>
          <table:table-cell table:style-name="ce203" table:formula="of:=[.N80]/[.O80]" office:value-type="float" office:value="-0.45" calcext:value-type="float">
            <text:p>- 9/20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-0.45" calcext:value-type="float">
            <text:p>- 9/20</text:p>
          </table:table-cell>
          <table:table-cell table:style-name="ce170" table:formula="of:=-ABS([.E80])*SIGN([.D80]*[.E80])" office:value-type="float" office:value="-7" calcext:value-type="float">
            <text:p>-7</text:p>
          </table:table-cell>
          <table:table-cell table:style-name="ce170" table:formula="of:=ABS([.D80])" office:value-type="float" office:value="20" calcext:value-type="float">
            <text:p>20</text:p>
          </table:table-cell>
          <table:table-cell table:style-name="ce170" table:formula="of:=GCD(ABS([.R80]);ABS([.S80]))" office:value-type="float" office:value="1" calcext:value-type="float">
            <text:p>1</text:p>
          </table:table-cell>
          <table:table-cell table:style-name="ce202" table:formula="of:=[.R80]/[.T80]" office:value-type="float" office:value="-7" calcext:value-type="float">
            <text:p>-7</text:p>
          </table:table-cell>
          <table:table-cell table:style-name="ce202" table:formula="of:=[.S80]/[.T80]" office:value-type="float" office:value="20" calcext:value-type="float">
            <text:p>20</text:p>
          </table:table-cell>
          <table:table-cell table:style-name="ce203" table:formula="of:=[.U80]/[.V80]" office:value-type="float" office:value="-0.35" calcext:value-type="float">
            <text:p>- 7/20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-0.35" calcext:value-type="float">
            <text:p>- 7/2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41426" calcext:value-type="float">
            <text:p>641426</text:p>
          </table:table-cell>
          <table:table-cell table:style-name="ce219" table:formula="of:=[.B80]+1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-18x-20y+11=0" calcext:value-type="string">
            <text:p>-18x-20y+11=0</text:p>
          </table:table-cell>
          <table:table-cell table:style-name="ce193" table:formula="of:=-[.C81]/[.D81]" office:value-type="float" office:value="-0.9" calcext:value-type="float">
            <text:p>- 9/10</text:p>
          </table:table-cell>
          <table:table-cell table:style-name="ce193" table:formula="of:=-[.E81]/[.D81]" office:value-type="float" office:value="0.55" calcext:value-type="float">
            <text:p>11/20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9x/10+11/20" calcext:value-type="string">
            <text:p>y=-9x/10+11/20</text:p>
          </table:table-cell>
          <table:table-cell table:style-name="ce186" table:formula="of:=RANK([.A81];[.$A$66:.$A$85];0)" office:value-type="float" office:value="7" calcext:value-type="float">
            <text:p>7</text:p>
          </table:table-cell>
          <table:table-cell table:style-name="ce170" table:formula="of:=-ABS([.C81])*SIGN([.C81]*[.D81])" office:value-type="float" office:value="-18" calcext:value-type="float">
            <text:p>-18</text:p>
          </table:table-cell>
          <table:table-cell table:style-name="ce170" table:formula="of:=ABS([.D81])" office:value-type="float" office:value="20" calcext:value-type="float">
            <text:p>20</text:p>
          </table:table-cell>
          <table:table-cell table:style-name="ce170" table:formula="of:=GCD(ABS([.K81]);ABS([.L81]))" office:value-type="float" office:value="2" calcext:value-type="float">
            <text:p>2</text:p>
          </table:table-cell>
          <table:table-cell table:style-name="ce202" table:formula="of:=[.K81]/[.M81]" office:value-type="float" office:value="-9" calcext:value-type="float">
            <text:p>-9</text:p>
          </table:table-cell>
          <table:table-cell table:style-name="ce202" table:formula="of:=[.L81]/[.M81]" office:value-type="float" office:value="10" calcext:value-type="float">
            <text:p>10</text:p>
          </table:table-cell>
          <table:table-cell table:style-name="ce203" table:formula="of:=[.N81]/[.O81]" office:value-type="float" office:value="-0.9" calcext:value-type="float">
            <text:p>- 9/10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-0.9" calcext:value-type="float">
            <text:p>- 9/10</text:p>
          </table:table-cell>
          <table:table-cell table:style-name="ce170" table:formula="of:=-ABS([.E81])*SIGN([.D81]*[.E81])" office:value-type="float" office:value="11" calcext:value-type="float">
            <text:p>11</text:p>
          </table:table-cell>
          <table:table-cell table:style-name="ce170" table:formula="of:=ABS([.D81])" office:value-type="float" office:value="20" calcext:value-type="float">
            <text:p>20</text:p>
          </table:table-cell>
          <table:table-cell table:style-name="ce170" table:formula="of:=GCD(ABS([.R81]);ABS([.S81]))" office:value-type="float" office:value="1" calcext:value-type="float">
            <text:p>1</text:p>
          </table:table-cell>
          <table:table-cell table:style-name="ce202" table:formula="of:=[.R81]/[.T81]" office:value-type="float" office:value="11" calcext:value-type="float">
            <text:p>11</text:p>
          </table:table-cell>
          <table:table-cell table:style-name="ce202" table:formula="of:=[.S81]/[.T81]" office:value-type="float" office:value="20" calcext:value-type="float">
            <text:p>20</text:p>
          </table:table-cell>
          <table:table-cell table:style-name="ce203" table:formula="of:=[.U81]/[.V81]" office:value-type="float" office:value="0.55" calcext:value-type="float">
            <text:p>11/20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0.55" calcext:value-type="float">
            <text:p>11/2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17739" calcext:value-type="float">
            <text:p>317739</text:p>
          </table:table-cell>
          <table:table-cell table:style-name="ce219" table:formula="of:=[.B81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-16x+15y-11=0" calcext:value-type="string">
            <text:p>-16x+15y-11=0</text:p>
          </table:table-cell>
          <table:table-cell table:style-name="ce193" table:formula="of:=-[.C82]/[.D82]" office:value-type="float" office:value="1.06666666666667" calcext:value-type="float">
            <text:p>16/15</text:p>
          </table:table-cell>
          <table:table-cell table:style-name="ce193" table:formula="of:=-[.E82]/[.D82]" office:value-type="float" office:value="0.733333333333333" calcext:value-type="float">
            <text:p>11/15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16x/15+11/15" calcext:value-type="string">
            <text:p>y=16x/15+11/15</text:p>
          </table:table-cell>
          <table:table-cell table:style-name="ce186" table:formula="of:=RANK([.A82];[.$A$66:.$A$85];0)" office:value-type="float" office:value="13" calcext:value-type="float">
            <text:p>13</text:p>
          </table:table-cell>
          <table:table-cell table:style-name="ce170" table:formula="of:=-ABS([.C82])*SIGN([.C82]*[.D82])" office:value-type="float" office:value="16" calcext:value-type="float">
            <text:p>16</text:p>
          </table:table-cell>
          <table:table-cell table:style-name="ce170" table:formula="of:=ABS([.D82])" office:value-type="float" office:value="15" calcext:value-type="float">
            <text:p>15</text:p>
          </table:table-cell>
          <table:table-cell table:style-name="ce170" table:formula="of:=GCD(ABS([.K82]);ABS([.L82]))" office:value-type="float" office:value="1" calcext:value-type="float">
            <text:p>1</text:p>
          </table:table-cell>
          <table:table-cell table:style-name="ce202" table:formula="of:=[.K82]/[.M82]" office:value-type="float" office:value="16" calcext:value-type="float">
            <text:p>16</text:p>
          </table:table-cell>
          <table:table-cell table:style-name="ce202" table:formula="of:=[.L82]/[.M82]" office:value-type="float" office:value="15" calcext:value-type="float">
            <text:p>15</text:p>
          </table:table-cell>
          <table:table-cell table:style-name="ce203" table:formula="of:=[.N82]/[.O82]" office:value-type="float" office:value="1.06666666666667" calcext:value-type="float">
            <text:p>16/15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1.06666666666667" calcext:value-type="float">
            <text:p>16/15</text:p>
          </table:table-cell>
          <table:table-cell table:style-name="ce170" table:formula="of:=-ABS([.E82])*SIGN([.D82]*[.E82])" office:value-type="float" office:value="11" calcext:value-type="float">
            <text:p>11</text:p>
          </table:table-cell>
          <table:table-cell table:style-name="ce170" table:formula="of:=ABS([.D82])" office:value-type="float" office:value="15" calcext:value-type="float">
            <text:p>15</text:p>
          </table:table-cell>
          <table:table-cell table:style-name="ce170" table:formula="of:=GCD(ABS([.R82]);ABS([.S82]))" office:value-type="float" office:value="1" calcext:value-type="float">
            <text:p>1</text:p>
          </table:table-cell>
          <table:table-cell table:style-name="ce202" table:formula="of:=[.R82]/[.T82]" office:value-type="float" office:value="11" calcext:value-type="float">
            <text:p>11</text:p>
          </table:table-cell>
          <table:table-cell table:style-name="ce202" table:formula="of:=[.S82]/[.T82]" office:value-type="float" office:value="15" calcext:value-type="float">
            <text:p>15</text:p>
          </table:table-cell>
          <table:table-cell table:style-name="ce203" table:formula="of:=[.U82]/[.V82]" office:value-type="float" office:value="0.733333333333333" calcext:value-type="float">
            <text:p>11/15</text:p>
          </table:table-cell>
          <table:table-cell table:style-name="ce203" table:formula="of:=IF([.R82]=0;&quot;0&quot;;(IF([.R82]=[.S82];&quot;1&quot;;(IF([.R82]=-[.S82];&quot;-1&quot;;IF([.V82]=1;TEXT([.U82];10);[.W82]))))))" office:value-type="float" office:value="0.733333333333333" calcext:value-type="float">
            <text:p>11/1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95819" calcext:value-type="float">
            <text:p>695819</text:p>
          </table:table-cell>
          <table:table-cell table:style-name="ce219" table:formula="of:=[.B82]+1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14x-20y-4=0" calcext:value-type="string">
            <text:p>14x-20y-4=0</text:p>
          </table:table-cell>
          <table:table-cell table:style-name="ce193" table:formula="of:=-[.C83]/[.D83]" office:value-type="float" office:value="0.7" calcext:value-type="float">
            <text:p><text:s/>7/10</text:p>
          </table:table-cell>
          <table:table-cell table:style-name="ce193" table:formula="of:=-[.E83]/[.D83]" office:value-type="float" office:value="-0.2" calcext:value-type="float">
            <text:p>- 1/5 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7x/10-1/5" calcext:value-type="string">
            <text:p>y=7x/10-1/5</text:p>
          </table:table-cell>
          <table:table-cell table:style-name="ce186" table:formula="of:=RANK([.A83];[.$A$66:.$A$85];0)" office:value-type="float" office:value="4" calcext:value-type="float">
            <text:p>4</text:p>
          </table:table-cell>
          <table:table-cell table:style-name="ce170" table:formula="of:=-ABS([.C83])*SIGN([.C83]*[.D83])" office:value-type="float" office:value="14" calcext:value-type="float">
            <text:p>14</text:p>
          </table:table-cell>
          <table:table-cell table:style-name="ce170" table:formula="of:=ABS([.D83])" office:value-type="float" office:value="20" calcext:value-type="float">
            <text:p>20</text:p>
          </table:table-cell>
          <table:table-cell table:style-name="ce170" table:formula="of:=GCD(ABS([.K83]);ABS([.L83]))" office:value-type="float" office:value="2" calcext:value-type="float">
            <text:p>2</text:p>
          </table:table-cell>
          <table:table-cell table:style-name="ce202" table:formula="of:=[.K83]/[.M83]" office:value-type="float" office:value="7" calcext:value-type="float">
            <text:p>7</text:p>
          </table:table-cell>
          <table:table-cell table:style-name="ce202" table:formula="of:=[.L83]/[.M83]" office:value-type="float" office:value="10" calcext:value-type="float">
            <text:p>10</text:p>
          </table:table-cell>
          <table:table-cell table:style-name="ce203" table:formula="of:=[.N83]/[.O83]" office:value-type="float" office:value="0.7" calcext:value-type="float">
            <text:p><text:s/>7/10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0.7" calcext:value-type="float">
            <text:p><text:s/>7/10</text:p>
          </table:table-cell>
          <table:table-cell table:style-name="ce170" table:formula="of:=-ABS([.E83])*SIGN([.D83]*[.E83])" office:value-type="float" office:value="-4" calcext:value-type="float">
            <text:p>-4</text:p>
          </table:table-cell>
          <table:table-cell table:style-name="ce170" table:formula="of:=ABS([.D83])" office:value-type="float" office:value="20" calcext:value-type="float">
            <text:p>20</text:p>
          </table:table-cell>
          <table:table-cell table:style-name="ce170" table:formula="of:=GCD(ABS([.R83]);ABS([.S83]))" office:value-type="float" office:value="4" calcext:value-type="float">
            <text:p>4</text:p>
          </table:table-cell>
          <table:table-cell table:style-name="ce202" table:formula="of:=[.R83]/[.T83]" office:value-type="float" office:value="-1" calcext:value-type="float">
            <text:p>-1</text:p>
          </table:table-cell>
          <table:table-cell table:style-name="ce202" table:formula="of:=[.S83]/[.T83]" office:value-type="float" office:value="5" calcext:value-type="float">
            <text:p>5</text:p>
          </table:table-cell>
          <table:table-cell table:style-name="ce203" table:formula="of:=[.U83]/[.V83]" office:value-type="float" office:value="-0.2" calcext:value-type="float">
            <text:p>- 1/5 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-0.2" calcext:value-type="float">
            <text:p>- 1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35268" calcext:value-type="float">
            <text:p>735268</text:p>
          </table:table-cell>
          <table:table-cell table:style-name="ce219" table:formula="of:=[.B83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-8x-6y-12=0" calcext:value-type="string">
            <text:p>-8x-6y-12=0</text:p>
          </table:table-cell>
          <table:table-cell table:style-name="ce193" table:formula="of:=-[.C84]/[.D84]" office:value-type="float" office:value="-1.33333333333333" calcext:value-type="float">
            <text:p>- 4/3 </text:p>
          </table:table-cell>
          <table:table-cell table:style-name="ce193" table:formula="of:=-[.E84]/[.D84]" office:value-type="float" office:value="-2" calcext:value-type="float">
            <text:p>- 2/1 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4x/3-2" calcext:value-type="string">
            <text:p>y=-4x/3-2</text:p>
          </table:table-cell>
          <table:table-cell table:style-name="ce186" table:formula="of:=RANK([.A84];[.$A$66:.$A$85];0)" office:value-type="float" office:value="2" calcext:value-type="float">
            <text:p>2</text:p>
          </table:table-cell>
          <table:table-cell table:style-name="ce170" table:formula="of:=-ABS([.C84])*SIGN([.C84]*[.D84])" office:value-type="float" office:value="-8" calcext:value-type="float">
            <text:p>-8</text:p>
          </table:table-cell>
          <table:table-cell table:style-name="ce170" table:formula="of:=ABS([.D84])" office:value-type="float" office:value="6" calcext:value-type="float">
            <text:p>6</text:p>
          </table:table-cell>
          <table:table-cell table:style-name="ce170" table:formula="of:=GCD(ABS([.K84]);ABS([.L84]))" office:value-type="float" office:value="2" calcext:value-type="float">
            <text:p>2</text:p>
          </table:table-cell>
          <table:table-cell table:style-name="ce202" table:formula="of:=[.K84]/[.M84]" office:value-type="float" office:value="-4" calcext:value-type="float">
            <text:p>-4</text:p>
          </table:table-cell>
          <table:table-cell table:style-name="ce202" table:formula="of:=[.L84]/[.M84]" office:value-type="float" office:value="3" calcext:value-type="float">
            <text:p>3</text:p>
          </table:table-cell>
          <table:table-cell table:style-name="ce203" table:formula="of:=[.N84]/[.O84]" office:value-type="float" office:value="-1.33333333333333" calcext:value-type="float">
            <text:p>- 4/3 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-1.33333333333333" calcext:value-type="float">
            <text:p>- 4/3 </text:p>
          </table:table-cell>
          <table:table-cell table:style-name="ce170" table:formula="of:=-ABS([.E84])*SIGN([.D84]*[.E84])" office:value-type="float" office:value="-12" calcext:value-type="float">
            <text:p>-12</text:p>
          </table:table-cell>
          <table:table-cell table:style-name="ce170" table:formula="of:=ABS([.D84])" office:value-type="float" office:value="6" calcext:value-type="float">
            <text:p>6</text:p>
          </table:table-cell>
          <table:table-cell table:style-name="ce170" table:formula="of:=GCD(ABS([.R84]);ABS([.S84]))" office:value-type="float" office:value="6" calcext:value-type="float">
            <text:p>6</text:p>
          </table:table-cell>
          <table:table-cell table:style-name="ce202" table:formula="of:=[.R84]/[.T84]" office:value-type="float" office:value="-2" calcext:value-type="float">
            <text:p>-2</text:p>
          </table:table-cell>
          <table:table-cell table:style-name="ce202" table:formula="of:=[.S84]/[.T84]" office:value-type="float" office:value="1" calcext:value-type="float">
            <text:p>1</text:p>
          </table:table-cell>
          <table:table-cell table:style-name="ce203" table:formula="of:=[.U84]/[.V84]" office:value-type="float" office:value="-2" calcext:value-type="float">
            <text:p>- 2/1 </text:p>
          </table:table-cell>
          <table:table-cell table:style-name="ce203" table:formula="of:=IF([.R84]=0;&quot;0&quot;;(IF([.R84]=[.S84];&quot;1&quot;;(IF([.R84]=-[.S84];&quot;-1&quot;;IF([.V84]=1;TEXT([.U84];10);[.W84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93187" calcext:value-type="float">
            <text:p>693187</text:p>
          </table:table-cell>
          <table:table-cell table:style-name="ce219" table:formula="of:=[.B84]+1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2x+19y+20=0" calcext:value-type="string">
            <text:p>2x+19y+20=0</text:p>
          </table:table-cell>
          <table:table-cell table:style-name="ce193" table:formula="of:=-[.C85]/[.D85]" office:value-type="float" office:value="-0.105263157894737" calcext:value-type="float">
            <text:p>- 2/19</text:p>
          </table:table-cell>
          <table:table-cell table:style-name="ce193" table:formula="of:=-[.E85]/[.D85]" office:value-type="float" office:value="-1.05263157894737" calcext:value-type="float">
            <text:p>-20/19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2x/19-20/19" calcext:value-type="string">
            <text:p>y=-2x/19-20/19</text:p>
          </table:table-cell>
          <table:table-cell table:style-name="ce186" table:formula="of:=RANK([.A85];[.$A$66:.$A$85];0)" office:value-type="float" office:value="5" calcext:value-type="float">
            <text:p>5</text:p>
          </table:table-cell>
          <table:table-cell table:style-name="ce170" table:formula="of:=-ABS([.C85])*SIGN([.C85]*[.D85])" office:value-type="float" office:value="-2" calcext:value-type="float">
            <text:p>-2</text:p>
          </table:table-cell>
          <table:table-cell table:style-name="ce170" table:formula="of:=ABS([.D85])" office:value-type="float" office:value="19" calcext:value-type="float">
            <text:p>19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-2" calcext:value-type="float">
            <text:p>-2</text:p>
          </table:table-cell>
          <table:table-cell table:style-name="ce202" table:formula="of:=[.L85]/[.M85]" office:value-type="float" office:value="19" calcext:value-type="float">
            <text:p>19</text:p>
          </table:table-cell>
          <table:table-cell table:style-name="ce203" table:formula="of:=[.N85]/[.O85]" office:value-type="float" office:value="-0.105263157894737" calcext:value-type="float">
            <text:p>- 2/19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-0.105263157894737" calcext:value-type="float">
            <text:p>- 2/19</text:p>
          </table:table-cell>
          <table:table-cell table:style-name="ce170" table:formula="of:=-ABS([.E85])*SIGN([.D85]*[.E85])" office:value-type="float" office:value="-20" calcext:value-type="float">
            <text:p>-20</text:p>
          </table:table-cell>
          <table:table-cell table:style-name="ce170" table:formula="of:=ABS([.D85])" office:value-type="float" office:value="19" calcext:value-type="float">
            <text:p>19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-20" calcext:value-type="float">
            <text:p>-20</text:p>
          </table:table-cell>
          <table:table-cell table:style-name="ce202" table:formula="of:=[.S85]/[.T85]" office:value-type="float" office:value="19" calcext:value-type="float">
            <text:p>19</text:p>
          </table:table-cell>
          <table:table-cell table:style-name="ce203" table:formula="of:=[.U85]/[.V85]" office:value-type="float" office:value="-1.05263157894737" calcext:value-type="float">
            <text:p>-20/19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-1.05263157894737" calcext:value-type="float">
            <text:p>-20/19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280324" calcext:value-type="float">
            <text:p>280324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7" calcext:value-type="float">
            <text:p>-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7x+y-2=0" calcext:value-type="string">
            <text:p>-7x+y-2=0</text:p>
          </table:table-cell>
          <table:table-cell table:style-name="ce185" table:formula="of:=-[.C88]/[.D88]" office:value-type="float" office:value="7" calcext:value-type="float">
            <text:p>7</text:p>
          </table:table-cell>
          <table:table-cell table:style-name="ce185" table:formula="of:=-[.E88]/[.D88]" office:value-type="float" office:value="2" calcext:value-type="float">
            <text:p>2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7x+2" calcext:value-type="string">
            <text:p>y=7x+2</text:p>
          </table:table-cell>
          <table:table-cell table:style-name="ce185" table:formula="of:=RANK([.A88];[.$A$88:.$A$107];0)" office:value-type="float" office:value="15" calcext:value-type="float">
            <text:p>1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[.G88]*[.L88]+[.H88]" office:value-type="float" office:value="51" calcext:value-type="float">
            <text:p>51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330" calcext:value-type="float">
            <text:p>330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-7" calcext:value-type="float">
            <text:p>-7</text:p>
          </table:table-cell>
          <table:table-cell table:style-name="ce218" table:formula="of:=[.D88]" office:value-type="float" office:value="1" calcext:value-type="float">
            <text:p>1</text:p>
          </table:table-cell>
          <table:table-cell table:style-name="ce218" table:formula="of:=[.E88]" office:value-type="float" office:value="-2" calcext:value-type="float">
            <text:p>-2</text:p>
          </table:table-cell>
          <table:table-cell table:style-name="ce218" table:formula="of:=[.F88]" office:value-type="string" office:string-value="-7x+y-2=0" calcext:value-type="string">
            <text:p>-7x+y-2=0</text:p>
          </table:table-cell>
          <table:table-cell table:style-name="ce218" table:formula="of:=[.G88]" office:value-type="float" office:value="7" calcext:value-type="float">
            <text:p>7</text:p>
          </table:table-cell>
          <table:table-cell table:style-name="ce218" table:formula="of:=[.H88]" office:value-type="float" office:value="2" calcext:value-type="float">
            <text:p>2</text:p>
          </table:table-cell>
          <table:table-cell table:style-name="ce218" table:formula="of:=[.I88]" office:value-type="string" office:string-value="y=7x+2" calcext:value-type="string">
            <text:p>y=7x+2</text:p>
          </table:table-cell>
          <table:table-cell table:style-name="ce185" table:formula="of:=RANK([.A89];[.$A$88:.$A$107];0)" office:value-type="float" office:value="20" calcext:value-type="float">
            <text:p>2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5" calcext:value-type="float">
            <text:p>5</text:p>
          </table:table-cell>
          <table:table-cell table:style-name="ce170" table:formula="of:=[.G89]*[.L89]+[.H89]+IF(RANDBETWEEN(1;2)=1;-1;1)*RANDBETWEEN(1;10)" office:value-type="float" office:value="35" calcext:value-type="float">
            <text:p>35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213509" calcext:value-type="float">
            <text:p>213509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7" calcext:value-type="float">
            <text:p>-7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6x-y-7=0" calcext:value-type="string">
            <text:p>-6x-y-7=0</text:p>
          </table:table-cell>
          <table:table-cell table:style-name="ce185" table:formula="of:=-[.C90]/[.D90]" office:value-type="float" office:value="-6" calcext:value-type="float">
            <text:p>-6</text:p>
          </table:table-cell>
          <table:table-cell table:style-name="ce185" table:formula="of:=-[.E90]/[.D90]" office:value-type="float" office:value="-7" calcext:value-type="float">
            <text:p>-7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-6x-7" calcext:value-type="string">
            <text:p>y=-6x-7</text:p>
          </table:table-cell>
          <table:table-cell table:style-name="ce185" table:formula="of:=RANK([.A90];[.$A$88:.$A$107];0)" office:value-type="float" office:value="16" calcext:value-type="float">
            <text:p>1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170" table:formula="of:=[.G90]*[.L90]+[.H90]" office:value-type="float" office:value="-1" calcext:value-type="float">
            <text:p>-1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286420" calcext:value-type="float">
            <text:p>286420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-6" calcext:value-type="float">
            <text:p>-6</text:p>
          </table:table-cell>
          <table:table-cell table:style-name="ce218" table:formula="of:=[.D90]" office:value-type="float" office:value="-1" calcext:value-type="float">
            <text:p>-1</text:p>
          </table:table-cell>
          <table:table-cell table:style-name="ce218" table:formula="of:=[.E90]" office:value-type="float" office:value="-7" calcext:value-type="float">
            <text:p>-7</text:p>
          </table:table-cell>
          <table:table-cell table:style-name="ce218" table:formula="of:=[.F90]" office:value-type="string" office:string-value="-6x-y-7=0" calcext:value-type="string">
            <text:p>-6x-y-7=0</text:p>
          </table:table-cell>
          <table:table-cell table:style-name="ce218" table:formula="of:=[.G90]" office:value-type="float" office:value="-6" calcext:value-type="float">
            <text:p>-6</text:p>
          </table:table-cell>
          <table:table-cell table:style-name="ce218" table:formula="of:=[.H90]" office:value-type="float" office:value="-7" calcext:value-type="float">
            <text:p>-7</text:p>
          </table:table-cell>
          <table:table-cell table:style-name="ce218" table:formula="of:=[.I90]" office:value-type="string" office:string-value="y=-6x-7" calcext:value-type="string">
            <text:p>y=-6x-7</text:p>
          </table:table-cell>
          <table:table-cell table:style-name="ce185" table:formula="of:=RANK([.A91];[.$A$88:.$A$107];0)" office:value-type="float" office:value="14" calcext:value-type="float">
            <text:p>1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170" table:formula="of:=[.G91]*[.L91]+[.H91]+IF(RANDBETWEEN(1;2)=1;-1;1)*RANDBETWEEN(1;10)" office:value-type="float" office:value="22" calcext:value-type="float">
            <text:p>22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2"/>
          <table:table-cell table:style-name="ce272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816300" calcext:value-type="float">
            <text:p>816300</text:p>
          </table:table-cell>
          <table:table-cell table:style-name="ce218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-10" calcext:value-type="float">
            <text:p>-10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23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10x-y+2=0" calcext:value-type="string">
            <text:p>-10x-y+2=0</text:p>
          </table:table-cell>
          <table:table-cell table:style-name="ce185" table:formula="of:=-[.C92]/[.D92]" office:value-type="float" office:value="-10" calcext:value-type="float">
            <text:p>-10</text:p>
          </table:table-cell>
          <table:table-cell table:style-name="ce185" table:formula="of:=-[.E92]/[.D92]" office:value-type="float" office:value="2" calcext:value-type="float">
            <text:p>2</text:p>
          </table:table-cell>
          <table:table-cell table:style-name="ce185" table:formula="of:=CONCATENATE(&quot;y=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=-10x+2" calcext:value-type="string">
            <text:p>y=-10x+2</text:p>
          </table:table-cell>
          <table:table-cell table:style-name="ce185" table:formula="of:=RANK([.A92];[.$A$88:.$A$107];0)" office:value-type="float" office:value="8" calcext:value-type="float">
            <text:p>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170" table:formula="of:=[.G92]*[.L92]+[.H92]" office:value-type="float" office:value="-78" calcext:value-type="float">
            <text:p>-78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928248" calcext:value-type="float">
            <text:p>928248</text:p>
          </table:table-cell>
          <table:table-cell table:style-name="ce218" table:formula="of:=[.B92]+1" office:value-type="float" office:value="6" calcext:value-type="float">
            <text:p>6</text:p>
          </table:table-cell>
          <table:table-cell table:style-name="ce218" table:formula="of:=[.C92]" office:value-type="float" office:value="-10" calcext:value-type="float">
            <text:p>-10</text:p>
          </table:table-cell>
          <table:table-cell table:style-name="ce218" table:formula="of:=[.D92]" office:value-type="float" office:value="-1" calcext:value-type="float">
            <text:p>-1</text:p>
          </table:table-cell>
          <table:table-cell table:style-name="ce218" table:formula="of:=[.E92]" office:value-type="float" office:value="2" calcext:value-type="float">
            <text:p>2</text:p>
          </table:table-cell>
          <table:table-cell table:style-name="ce218" table:formula="of:=[.F92]" office:value-type="string" office:string-value="-10x-y+2=0" calcext:value-type="string">
            <text:p>-10x-y+2=0</text:p>
          </table:table-cell>
          <table:table-cell table:style-name="ce218" table:formula="of:=[.G92]" office:value-type="float" office:value="-10" calcext:value-type="float">
            <text:p>-10</text:p>
          </table:table-cell>
          <table:table-cell table:style-name="ce218" table:formula="of:=[.H92]" office:value-type="float" office:value="2" calcext:value-type="float">
            <text:p>2</text:p>
          </table:table-cell>
          <table:table-cell table:style-name="ce218" table:formula="of:=[.I92]" office:value-type="string" office:string-value="y=-10x+2" calcext:value-type="string">
            <text:p>y=-10x+2</text:p>
          </table:table-cell>
          <table:table-cell table:style-name="ce185" table:formula="of:=RANK([.A93];[.$A$88:.$A$107];0)" office:value-type="float" office:value="5" calcext:value-type="float">
            <text:p>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170" table:formula="of:=[.G93]*[.L93]+[.H93]+IF(RANDBETWEEN(1;2)=1;-1;1)*RANDBETWEEN(1;10)" office:value-type="float" office:value="36" calcext:value-type="float">
            <text:p>36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662710" calcext:value-type="float">
            <text:p>662710</text:p>
          </table:table-cell>
          <table:table-cell table:style-name="ce218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-7" calcext:value-type="float">
            <text:p>-7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23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7x+y+7=0" calcext:value-type="string">
            <text:p>-7x+y+7=0</text:p>
          </table:table-cell>
          <table:table-cell table:style-name="ce185" table:formula="of:=-[.C94]/[.D94]" office:value-type="float" office:value="7" calcext:value-type="float">
            <text:p>7</text:p>
          </table:table-cell>
          <table:table-cell table:style-name="ce185" table:formula="of:=-[.E94]/[.D94]" office:value-type="float" office:value="-7" calcext:value-type="float">
            <text:p>-7</text:p>
          </table:table-cell>
          <table:table-cell table:style-name="ce185" table:formula="of:=CONCATENATE(&quot;y=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=7x-7" calcext:value-type="string">
            <text:p>y=7x-7</text:p>
          </table:table-cell>
          <table:table-cell table:style-name="ce185" table:formula="of:=RANK([.A94];[.$A$88:.$A$107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[.G94]*[.L94]+[.H94]" office:value-type="float" office:value="56" calcext:value-type="float">
            <text:p>56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290375" calcext:value-type="float">
            <text:p>290375</text:p>
          </table:table-cell>
          <table:table-cell table:style-name="ce218" table:formula="of:=[.B94]+1" office:value-type="float" office:value="8" calcext:value-type="float">
            <text:p>8</text:p>
          </table:table-cell>
          <table:table-cell table:style-name="ce218" table:formula="of:=[.C94]" office:value-type="float" office:value="-7" calcext:value-type="float">
            <text:p>-7</text:p>
          </table:table-cell>
          <table:table-cell table:style-name="ce218" table:formula="of:=[.D94]" office:value-type="float" office:value="1" calcext:value-type="float">
            <text:p>1</text:p>
          </table:table-cell>
          <table:table-cell table:style-name="ce218" table:formula="of:=[.E94]" office:value-type="float" office:value="7" calcext:value-type="float">
            <text:p>7</text:p>
          </table:table-cell>
          <table:table-cell table:style-name="ce218" table:formula="of:=[.F94]" office:value-type="string" office:string-value="-7x+y+7=0" calcext:value-type="string">
            <text:p>-7x+y+7=0</text:p>
          </table:table-cell>
          <table:table-cell table:style-name="ce218" table:formula="of:=[.G94]" office:value-type="float" office:value="7" calcext:value-type="float">
            <text:p>7</text:p>
          </table:table-cell>
          <table:table-cell table:style-name="ce218" table:formula="of:=[.H94]" office:value-type="float" office:value="-7" calcext:value-type="float">
            <text:p>-7</text:p>
          </table:table-cell>
          <table:table-cell table:style-name="ce218" table:formula="of:=[.I94]" office:value-type="string" office:string-value="y=7x-7" calcext:value-type="string">
            <text:p>y=7x-7</text:p>
          </table:table-cell>
          <table:table-cell table:style-name="ce185" table:formula="of:=RANK([.A95];[.$A$88:.$A$107];0)" office:value-type="float" office:value="13" calcext:value-type="float">
            <text:p>1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170" table:formula="of:=[.G95]*[.L95]+[.H95]+IF(RANDBETWEEN(1;2)=1;-1;1)*RANDBETWEEN(1;10)" office:value-type="float" office:value="-40" calcext:value-type="float">
            <text:p>-40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571072" calcext:value-type="float">
            <text:p>571072</text:p>
          </table:table-cell>
          <table:table-cell table:style-name="ce218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-8" calcext:value-type="float">
            <text:p>-8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23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8x+y+10=0" calcext:value-type="string">
            <text:p>-8x+y+10=0</text:p>
          </table:table-cell>
          <table:table-cell table:style-name="ce185" table:formula="of:=-[.C96]/[.D96]" office:value-type="float" office:value="8" calcext:value-type="float">
            <text:p>8</text:p>
          </table:table-cell>
          <table:table-cell table:style-name="ce185" table:formula="of:=-[.E96]/[.D96]" office:value-type="float" office:value="-10" calcext:value-type="float">
            <text:p>-10</text:p>
          </table:table-cell>
          <table:table-cell table:style-name="ce185" table:formula="of:=CONCATENATE(&quot;y=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=8x-10" calcext:value-type="string">
            <text:p>y=8x-10</text:p>
          </table:table-cell>
          <table:table-cell table:style-name="ce185" table:formula="of:=RANK([.A96];[.$A$88:.$A$107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96]*[.L96]+[.H96]" office:value-type="float" office:value="-10" calcext:value-type="float">
            <text:p>-10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735769" calcext:value-type="float">
            <text:p>735769</text:p>
          </table:table-cell>
          <table:table-cell table:style-name="ce218" table:formula="of:=[.B96]+1" office:value-type="float" office:value="10" calcext:value-type="float">
            <text:p>10</text:p>
          </table:table-cell>
          <table:table-cell table:style-name="ce218" table:formula="of:=[.C96]" office:value-type="float" office:value="-8" calcext:value-type="float">
            <text:p>-8</text:p>
          </table:table-cell>
          <table:table-cell table:style-name="ce218" table:formula="of:=[.D96]" office:value-type="float" office:value="1" calcext:value-type="float">
            <text:p>1</text:p>
          </table:table-cell>
          <table:table-cell table:style-name="ce218" table:formula="of:=[.E96]" office:value-type="float" office:value="10" calcext:value-type="float">
            <text:p>10</text:p>
          </table:table-cell>
          <table:table-cell table:style-name="ce218" table:formula="of:=[.F96]" office:value-type="string" office:string-value="-8x+y+10=0" calcext:value-type="string">
            <text:p>-8x+y+10=0</text:p>
          </table:table-cell>
          <table:table-cell table:style-name="ce218" table:formula="of:=[.G96]" office:value-type="float" office:value="8" calcext:value-type="float">
            <text:p>8</text:p>
          </table:table-cell>
          <table:table-cell table:style-name="ce218" table:formula="of:=[.H96]" office:value-type="float" office:value="-10" calcext:value-type="float">
            <text:p>-10</text:p>
          </table:table-cell>
          <table:table-cell table:style-name="ce218" table:formula="of:=[.I96]" office:value-type="string" office:string-value="y=8x-10" calcext:value-type="string">
            <text:p>y=8x-10</text:p>
          </table:table-cell>
          <table:table-cell table:style-name="ce185" table:formula="of:=RANK([.A97];[.$A$88:.$A$107];0)" office:value-type="float" office:value="9" calcext:value-type="float">
            <text:p>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170" table:formula="of:=[.G97]*[.L97]+[.H97]+IF(RANDBETWEEN(1;2)=1;-1;1)*RANDBETWEEN(1;10)" office:value-type="float" office:value="5" calcext:value-type="float">
            <text:p>5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70866" calcext:value-type="float">
            <text:p>70866</text:p>
          </table:table-cell>
          <table:table-cell table:style-name="ce218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8" calcext:value-type="float">
            <text:p>8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23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8x-y-5=0" calcext:value-type="string">
            <text:p>8x-y-5=0</text:p>
          </table:table-cell>
          <table:table-cell table:style-name="ce185" table:formula="of:=-[.C98]/[.D98]" office:value-type="float" office:value="8" calcext:value-type="float">
            <text:p>8</text:p>
          </table:table-cell>
          <table:table-cell table:style-name="ce185" table:formula="of:=-[.E98]/[.D98]" office:value-type="float" office:value="-5" calcext:value-type="float">
            <text:p>-5</text:p>
          </table:table-cell>
          <table:table-cell table:style-name="ce185" table:formula="of:=CONCATENATE(&quot;y=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=8x-5" calcext:value-type="string">
            <text:p>y=8x-5</text:p>
          </table:table-cell>
          <table:table-cell table:style-name="ce185" table:formula="of:=RANK([.A98];[.$A$88:.$A$107];0)" office:value-type="float" office:value="19" calcext:value-type="float">
            <text:p>1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[.G98]*[.L98]+[.H98]" office:value-type="float" office:value="3" calcext:value-type="float">
            <text:p>3</text:p>
          </table:table-cell>
          <table:table-cell table:style-name="ce260" office:value-type="string" calcext:value-type="string">
            <text:p>o</text:p>
          </table:table-cell>
          <table:table-cell table:number-columns-repeated="998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899127" calcext:value-type="float">
            <text:p>899127</text:p>
          </table:table-cell>
          <table:table-cell table:style-name="ce218" table:formula="of:=[.B98]+1" office:value-type="float" office:value="12" calcext:value-type="float">
            <text:p>12</text:p>
          </table:table-cell>
          <table:table-cell table:style-name="ce218" table:formula="of:=[.C98]" office:value-type="float" office:value="8" calcext:value-type="float">
            <text:p>8</text:p>
          </table:table-cell>
          <table:table-cell table:style-name="ce218" table:formula="of:=[.D98]" office:value-type="float" office:value="-1" calcext:value-type="float">
            <text:p>-1</text:p>
          </table:table-cell>
          <table:table-cell table:style-name="ce218" table:formula="of:=[.E98]" office:value-type="float" office:value="-5" calcext:value-type="float">
            <text:p>-5</text:p>
          </table:table-cell>
          <table:table-cell table:style-name="ce218" table:formula="of:=[.F98]" office:value-type="string" office:string-value="8x-y-5=0" calcext:value-type="string">
            <text:p>8x-y-5=0</text:p>
          </table:table-cell>
          <table:table-cell table:style-name="ce218" table:formula="of:=[.G98]" office:value-type="float" office:value="8" calcext:value-type="float">
            <text:p>8</text:p>
          </table:table-cell>
          <table:table-cell table:style-name="ce218" table:formula="of:=[.H98]" office:value-type="float" office:value="-5" calcext:value-type="float">
            <text:p>-5</text:p>
          </table:table-cell>
          <table:table-cell table:style-name="ce218" table:formula="of:=[.I98]" office:value-type="string" office:string-value="y=8x-5" calcext:value-type="string">
            <text:p>y=8x-5</text:p>
          </table:table-cell>
          <table:table-cell table:style-name="ce185" table:formula="of:=RANK([.A99];[.$A$88:.$A$107];0)" office:value-type="float" office:value="7" calcext:value-type="float">
            <text:p>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170" table:formula="of:=[.G99]*[.L99]+[.H99]+IF(RANDBETWEEN(1;2)=1;-1;1)*RANDBETWEEN(1;10)" office:value-type="float" office:value="-33" calcext:value-type="float">
            <text:p>-33</text:p>
          </table:table-cell>
          <table:table-cell table:style-name="ce260" office:value-type="string" calcext:value-type="string">
            <text:p>n</text:p>
          </table:table-cell>
          <table:table-cell table:number-columns-repeated="998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952985" calcext:value-type="float">
            <text:p>952985</text:p>
          </table:table-cell>
          <table:table-cell table:style-name="ce218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2" calcext:value-type="float">
            <text:p>2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1" calcext:value-type="float">
            <text:p>-1</text:p>
          </table:table-cell>
          <table:table-cell table:style-name="ce23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2x-y-1=0" calcext:value-type="string">
            <text:p>2x-y-1=0</text:p>
          </table:table-cell>
          <table:table-cell table:style-name="ce185" table:formula="of:=-[.C100]/[.D100]" office:value-type="float" office:value="2" calcext:value-type="float">
            <text:p>2</text:p>
          </table:table-cell>
          <table:table-cell table:style-name="ce185" table:formula="of:=-[.E100]/[.D100]" office:value-type="float" office:value="-1" calcext:value-type="float">
            <text:p>-1</text:p>
          </table:table-cell>
          <table:table-cell table:style-name="ce185" table:formula="of:=CONCATENATE(&quot;y=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=2x-1" calcext:value-type="string">
            <text:p>y=2x-1</text:p>
          </table:table-cell>
          <table:table-cell table:style-name="ce185" table:formula="of:=RANK([.A100];[.$A$88:.$A$107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170" table:formula="of:=[.G100]*[.L100]+[.H100]" office:value-type="float" office:value="19" calcext:value-type="float">
            <text:p>19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960365" calcext:value-type="float">
            <text:p>960365</text:p>
          </table:table-cell>
          <table:table-cell table:style-name="ce218" table:formula="of:=[.B100]+1" office:value-type="float" office:value="14" calcext:value-type="float">
            <text:p>14</text:p>
          </table:table-cell>
          <table:table-cell table:style-name="ce218" table:formula="of:=[.C100]" office:value-type="float" office:value="2" calcext:value-type="float">
            <text:p>2</text:p>
          </table:table-cell>
          <table:table-cell table:style-name="ce218" table:formula="of:=[.D100]" office:value-type="float" office:value="-1" calcext:value-type="float">
            <text:p>-1</text:p>
          </table:table-cell>
          <table:table-cell table:style-name="ce218" table:formula="of:=[.E100]" office:value-type="float" office:value="-1" calcext:value-type="float">
            <text:p>-1</text:p>
          </table:table-cell>
          <table:table-cell table:style-name="ce218" table:formula="of:=[.F100]" office:value-type="string" office:string-value="2x-y-1=0" calcext:value-type="string">
            <text:p>2x-y-1=0</text:p>
          </table:table-cell>
          <table:table-cell table:style-name="ce218" table:formula="of:=[.G100]" office:value-type="float" office:value="2" calcext:value-type="float">
            <text:p>2</text:p>
          </table:table-cell>
          <table:table-cell table:style-name="ce218" table:formula="of:=[.H100]" office:value-type="float" office:value="-1" calcext:value-type="float">
            <text:p>-1</text:p>
          </table:table-cell>
          <table:table-cell table:style-name="ce218" table:formula="of:=[.I100]" office:value-type="string" office:string-value="y=2x-1" calcext:value-type="string">
            <text:p>y=2x-1</text:p>
          </table:table-cell>
          <table:table-cell table:style-name="ce185" table:formula="of:=RANK([.A101];[.$A$88:.$A$107];0)" office:value-type="float" office:value="2" calcext:value-type="float">
            <text:p>2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170" table:formula="of:=[.G101]*[.L101]+[.H101]+IF(RANDBETWEEN(1;2)=1;-1;1)*RANDBETWEEN(1;10)" office:value-type="float" office:value="-16" calcext:value-type="float">
            <text:p>-16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915104" calcext:value-type="float">
            <text:p>915104</text:p>
          </table:table-cell>
          <table:table-cell table:style-name="ce218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-y+9=0" calcext:value-type="string">
            <text:p>-x-y+9=0</text:p>
          </table:table-cell>
          <table:table-cell table:style-name="ce185" table:formula="of:=-[.C102]/[.D102]" office:value-type="float" office:value="-1" calcext:value-type="float">
            <text:p>-1</text:p>
          </table:table-cell>
          <table:table-cell table:style-name="ce185" table:formula="of:=-[.E102]/[.D102]" office:value-type="float" office:value="9" calcext:value-type="float">
            <text:p>9</text:p>
          </table:table-cell>
          <table:table-cell table:style-name="ce185" table:formula="of:=CONCATENATE(&quot;y=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=-x+9" calcext:value-type="string">
            <text:p>y=-x+9</text:p>
          </table:table-cell>
          <table:table-cell table:style-name="ce185" table:formula="of:=RANK([.A102];[.$A$88:.$A$107];0)" office:value-type="float" office:value="6" calcext:value-type="float">
            <text:p>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170" table:formula="of:=[.G102]*[.L102]+[.H102]" office:value-type="float" office:value="6" calcext:value-type="float">
            <text:p>6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100161" calcext:value-type="float">
            <text:p>100161</text:p>
          </table:table-cell>
          <table:table-cell table:style-name="ce218" table:formula="of:=[.B102]+1" office:value-type="float" office:value="16" calcext:value-type="float">
            <text:p>16</text:p>
          </table:table-cell>
          <table:table-cell table:style-name="ce218" table:formula="of:=[.C102]" office:value-type="float" office:value="-1" calcext:value-type="float">
            <text:p>-1</text:p>
          </table:table-cell>
          <table:table-cell table:style-name="ce218" table:formula="of:=[.D102]" office:value-type="float" office:value="-1" calcext:value-type="float">
            <text:p>-1</text:p>
          </table:table-cell>
          <table:table-cell table:style-name="ce218" table:formula="of:=[.E102]" office:value-type="float" office:value="9" calcext:value-type="float">
            <text:p>9</text:p>
          </table:table-cell>
          <table:table-cell table:style-name="ce218" table:formula="of:=[.F102]" office:value-type="string" office:string-value="-x-y+9=0" calcext:value-type="string">
            <text:p>-x-y+9=0</text:p>
          </table:table-cell>
          <table:table-cell table:style-name="ce218" table:formula="of:=[.G102]" office:value-type="float" office:value="-1" calcext:value-type="float">
            <text:p>-1</text:p>
          </table:table-cell>
          <table:table-cell table:style-name="ce218" table:formula="of:=[.H102]" office:value-type="float" office:value="9" calcext:value-type="float">
            <text:p>9</text:p>
          </table:table-cell>
          <table:table-cell table:style-name="ce218" table:formula="of:=[.I102]" office:value-type="string" office:string-value="y=-x+9" calcext:value-type="string">
            <text:p>y=-x+9</text:p>
          </table:table-cell>
          <table:table-cell table:style-name="ce185" table:formula="of:=RANK([.A103];[.$A$88:.$A$107];0)" office:value-type="float" office:value="17" calcext:value-type="float">
            <text:p>1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103]*[.L103]+[.H103]+IF(RANDBETWEEN(1;2)=1;-1;1)*RANDBETWEEN(1;10)" office:value-type="float" office:value="15" calcext:value-type="float">
            <text:p>15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83759" calcext:value-type="float">
            <text:p>83759</text:p>
          </table:table-cell>
          <table:table-cell table:style-name="ce218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7" calcext:value-type="float">
            <text:p>-7</text:p>
          </table:table-cell>
          <table:table-cell table:style-name="ce23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6x-y-7=0" calcext:value-type="string">
            <text:p>6x-y-7=0</text:p>
          </table:table-cell>
          <table:table-cell table:style-name="ce185" table:formula="of:=-[.C104]/[.D104]" office:value-type="float" office:value="6" calcext:value-type="float">
            <text:p>6</text:p>
          </table:table-cell>
          <table:table-cell table:style-name="ce185" table:formula="of:=-[.E104]/[.D104]" office:value-type="float" office:value="-7" calcext:value-type="float">
            <text:p>-7</text:p>
          </table:table-cell>
          <table:table-cell table:style-name="ce185" table:formula="of:=CONCATENATE(&quot;y=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=6x-7" calcext:value-type="string">
            <text:p>y=6x-7</text:p>
          </table:table-cell>
          <table:table-cell table:style-name="ce185" table:formula="of:=RANK([.A104];[.$A$88:.$A$107];0)" office:value-type="float" office:value="18" calcext:value-type="float">
            <text:p>1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104]*[.L104]+[.H104]" office:value-type="float" office:value="-7" calcext:value-type="float">
            <text:p>-7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716997" calcext:value-type="float">
            <text:p>716997</text:p>
          </table:table-cell>
          <table:table-cell table:style-name="ce218" table:formula="of:=[.B104]+1" office:value-type="float" office:value="18" calcext:value-type="float">
            <text:p>18</text:p>
          </table:table-cell>
          <table:table-cell table:style-name="ce218" table:formula="of:=[.C104]" office:value-type="float" office:value="6" calcext:value-type="float">
            <text:p>6</text:p>
          </table:table-cell>
          <table:table-cell table:style-name="ce218" table:formula="of:=[.D104]" office:value-type="float" office:value="-1" calcext:value-type="float">
            <text:p>-1</text:p>
          </table:table-cell>
          <table:table-cell table:style-name="ce218" table:formula="of:=[.E104]" office:value-type="float" office:value="-7" calcext:value-type="float">
            <text:p>-7</text:p>
          </table:table-cell>
          <table:table-cell table:style-name="ce218" table:formula="of:=[.F104]" office:value-type="string" office:string-value="6x-y-7=0" calcext:value-type="string">
            <text:p>6x-y-7=0</text:p>
          </table:table-cell>
          <table:table-cell table:style-name="ce218" table:formula="of:=[.G104]" office:value-type="float" office:value="6" calcext:value-type="float">
            <text:p>6</text:p>
          </table:table-cell>
          <table:table-cell table:style-name="ce218" table:formula="of:=[.H104]" office:value-type="float" office:value="-7" calcext:value-type="float">
            <text:p>-7</text:p>
          </table:table-cell>
          <table:table-cell table:style-name="ce218" table:formula="of:=[.I104]" office:value-type="string" office:string-value="y=6x-7" calcext:value-type="string">
            <text:p>y=6x-7</text:p>
          </table:table-cell>
          <table:table-cell table:style-name="ce185" table:formula="of:=RANK([.A105];[.$A$88:.$A$107];0)" office:value-type="float" office:value="10" calcext:value-type="float">
            <text:p>1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[.G105]*[.L105]+[.H105]+IF(RANDBETWEEN(1;2)=1;-1;1)*RANDBETWEEN(1;10)" office:value-type="float" office:value="14" calcext:value-type="float">
            <text:p>14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958484" calcext:value-type="float">
            <text:p>958484</text:p>
          </table:table-cell>
          <table:table-cell table:style-name="ce218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10" calcext:value-type="float">
            <text:p>10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23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10x-y+10=0" calcext:value-type="string">
            <text:p>10x-y+10=0</text:p>
          </table:table-cell>
          <table:table-cell table:style-name="ce185" table:formula="of:=-[.C106]/[.D106]" office:value-type="float" office:value="10" calcext:value-type="float">
            <text:p>10</text:p>
          </table:table-cell>
          <table:table-cell table:style-name="ce185" table:formula="of:=-[.E106]/[.D106]" office:value-type="float" office:value="10" calcext:value-type="float">
            <text:p>10</text:p>
          </table:table-cell>
          <table:table-cell table:style-name="ce185" table:formula="of:=CONCATENATE(&quot;y=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=10x+10" calcext:value-type="string">
            <text:p>y=10x+10</text:p>
          </table:table-cell>
          <table:table-cell table:style-name="ce185" table:formula="of:=RANK([.A106];[.$A$88:.$A$107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106]*[.L106]+[.H106]" office:value-type="float" office:value="10" calcext:value-type="float">
            <text:p>10</text:p>
          </table:table-cell>
          <table:table-cell table:style-name="ce260" office:value-type="string" calcext:value-type="string">
            <text:p>o</text:p>
          </table:table-cell>
          <table:table-cell table:number-columns-repeated="3"/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963960" calcext:value-type="float">
            <text:p>963960</text:p>
          </table:table-cell>
          <table:table-cell table:style-name="ce218" table:formula="of:=[.B106]+1" office:value-type="float" office:value="20" calcext:value-type="float">
            <text:p>20</text:p>
          </table:table-cell>
          <table:table-cell table:style-name="ce218" table:formula="of:=[.C106]" office:value-type="float" office:value="10" calcext:value-type="float">
            <text:p>10</text:p>
          </table:table-cell>
          <table:table-cell table:style-name="ce218" table:formula="of:=[.D106]" office:value-type="float" office:value="-1" calcext:value-type="float">
            <text:p>-1</text:p>
          </table:table-cell>
          <table:table-cell table:style-name="ce218" table:formula="of:=[.E106]" office:value-type="float" office:value="10" calcext:value-type="float">
            <text:p>10</text:p>
          </table:table-cell>
          <table:table-cell table:style-name="ce218" table:formula="of:=[.F106]" office:value-type="string" office:string-value="10x-y+10=0" calcext:value-type="string">
            <text:p>10x-y+10=0</text:p>
          </table:table-cell>
          <table:table-cell table:style-name="ce218" table:formula="of:=[.G106]" office:value-type="float" office:value="10" calcext:value-type="float">
            <text:p>10</text:p>
          </table:table-cell>
          <table:table-cell table:style-name="ce218" table:formula="of:=[.H106]" office:value-type="float" office:value="10" calcext:value-type="float">
            <text:p>10</text:p>
          </table:table-cell>
          <table:table-cell table:style-name="ce218" table:formula="of:=[.I106]" office:value-type="string" office:string-value="y=10x+10" calcext:value-type="string">
            <text:p>y=10x+10</text:p>
          </table:table-cell>
          <table:table-cell table:style-name="ce185" table:formula="of:=RANK([.A107];[.$A$88:.$A$107];0)" office:value-type="float" office:value="1" calcext:value-type="float">
            <text:p>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[.G107]*[.L107]+[.H107]+IF(RANDBETWEEN(1;2)=1;-1;1)*RANDBETWEEN(1;10)" office:value-type="float" office:value="34" calcext:value-type="float">
            <text:p>34</text:p>
          </table:table-cell>
          <table:table-cell table:style-name="ce260" office:value-type="string" calcext:value-type="string">
            <text:p>n</text:p>
          </table:table-cell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09906" calcext:value-type="float">
            <text:p>609906</text:p>
          </table:table-cell>
          <table:table-cell table:style-name="ce219" office:value-type="float" office:value="1" calcext:value-type="float">
            <text:p>1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108];&quot;x&quot;;IF([.D108]&gt;0;&quot;+&quot;;&quot;&quot;);[.D108];&quot;y&quot;;IF([.E108]&gt;0;&quot;+&quot;;&quot;&quot;);[.E108];&quot;=0&quot;)" office:value-type="string" office:string-value="-12x-17y-17=0" calcext:value-type="string">
            <text:p>-12x-17y-17=0</text:p>
          </table:table-cell>
          <table:table-cell table:style-name="ce193" table:formula="of:=-[.C108]/[.D108]" office:value-type="float" office:value="-0.705882352941176" calcext:value-type="float">
            <text:p>-12/17</text:p>
          </table:table-cell>
          <table:table-cell table:style-name="ce193" table:formula="of:=-[.E108]/[.D108]" office:value-type="float" office:value="-1" calcext:value-type="float">
            <text:p>- 1/1 </text:p>
          </table:table-cell>
          <table:table-cell table:style-name="ce193" table:formula="of:=CONCATENATE(&quot;y=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=-12x/17-1" calcext:value-type="string">
            <text:p>y=-12x/17-1</text:p>
          </table:table-cell>
          <table:table-cell table:style-name="ce186" table:formula="of:=RANK([.A108];[.$A$108:.$A$147];0)" office:value-type="float" office:value="16" calcext:value-type="float">
            <text:p>1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203" table:formula="of:=[.AI108]" office:value-type="float" office:value="1.82352941176471" calcext:value-type="float">
            <text:p>31/17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08])*SIGN([.C108]*[.D108])" office:value-type="float" office:value="-12" calcext:value-type="float">
            <text:p>-12</text:p>
          </table:table-cell>
          <table:table-cell table:style-name="ce170" table:formula="of:=ABS([.D108])" office:value-type="float" office:value="17" calcext:value-type="float">
            <text:p>17</text:p>
          </table:table-cell>
          <table:table-cell table:style-name="ce170" table:formula="of:=GCD(ABS([.O108]);ABS([.P108]))" office:value-type="float" office:value="1" calcext:value-type="float">
            <text:p>1</text:p>
          </table:table-cell>
          <table:table-cell table:style-name="ce202" table:formula="of:=[.O108]/[.Q108]" office:value-type="float" office:value="-12" calcext:value-type="float">
            <text:p>-12</text:p>
          </table:table-cell>
          <table:table-cell table:style-name="ce202" table:formula="of:=[.P108]/[.Q108]" office:value-type="float" office:value="17" calcext:value-type="float">
            <text:p>17</text:p>
          </table:table-cell>
          <table:table-cell table:style-name="ce203" table:formula="of:=[.R108]/[.S108]" office:value-type="float" office:value="-0.705882352941176" calcext:value-type="float">
            <text:p>-12/17</text:p>
          </table:table-cell>
          <table:table-cell table:style-name="ce203" table:formula="of:=IF([.O108]=0;&quot;0&quot;;(IF([.O108]=[.P108];&quot;1&quot;;(IF([.O108]=-[.P108];&quot;-1&quot;;IF([.S108]=1;TEXT([.R108];10);[.T108]))))))" office:value-type="float" office:value="-0.705882352941176" calcext:value-type="float">
            <text:p>-12/17</text:p>
          </table:table-cell>
          <table:table-cell table:style-name="ce170" table:formula="of:=-ABS([.E108])*SIGN([.D108]*[.E108])" office:value-type="float" office:value="-17" calcext:value-type="float">
            <text:p>-17</text:p>
          </table:table-cell>
          <table:table-cell table:style-name="ce170" table:formula="of:=ABS([.D108])" office:value-type="float" office:value="17" calcext:value-type="float">
            <text:p>17</text:p>
          </table:table-cell>
          <table:table-cell table:style-name="ce170" table:formula="of:=GCD(ABS([.V108]);ABS([.W108]))" office:value-type="float" office:value="17" calcext:value-type="float">
            <text:p>17</text:p>
          </table:table-cell>
          <table:table-cell table:style-name="ce202" table:formula="of:=[.V108]/[.X108]" office:value-type="float" office:value="-1" calcext:value-type="float">
            <text:p>-1</text:p>
          </table:table-cell>
          <table:table-cell table:style-name="ce202" table:formula="of:=[.W108]/[.X108]" office:value-type="float" office:value="1" calcext:value-type="float">
            <text:p>1</text:p>
          </table:table-cell>
          <table:table-cell table:style-name="ce203" table:formula="of:=[.Y108]/[.Z108]" office:value-type="float" office:value="-1" calcext:value-type="float">
            <text:p>- 1/1 </text:p>
          </table:table-cell>
          <table:table-cell table:style-name="ce203" table:formula="of:=IF([.V108]=0;&quot;0&quot;;(IF([.V108]=[.W108];&quot;1&quot;;(IF([.V108]=-[.W108];&quot;-1&quot;;IF([.Z108]=1;TEXT([.Y108];10);[.AA108]))))))" office:value-type="string" office:string-value="-1" calcext:value-type="string">
            <text:p>-1</text:p>
          </table:table-cell>
          <table:table-cell table:style-name="ce170" table:formula="of:=(-[.C108]*[.L108]-[.E108])*SIGN([.D108])" office:value-type="float" office:value="31" calcext:value-type="float">
            <text:p>31</text:p>
          </table:table-cell>
          <table:table-cell table:style-name="ce170" table:formula="of:=ABS([.D108])" office:value-type="float" office:value="17" calcext:value-type="float">
            <text:p>17</text:p>
          </table:table-cell>
          <table:table-cell table:style-name="ce170" table:formula="of:=GCD(ABS([.AC108]);ABS([.AD108]))" office:value-type="float" office:value="1" calcext:value-type="float">
            <text:p>1</text:p>
          </table:table-cell>
          <table:table-cell table:style-name="ce202" table:formula="of:=[.AC108]/[.AE108]" office:value-type="float" office:value="31" calcext:value-type="float">
            <text:p>31</text:p>
          </table:table-cell>
          <table:table-cell table:style-name="ce202" table:formula="of:=[.AD108]/[.AE108]" office:value-type="float" office:value="17" calcext:value-type="float">
            <text:p>17</text:p>
          </table:table-cell>
          <table:table-cell table:style-name="ce203" table:formula="of:=[.AF108]/[.AG108]" office:value-type="float" office:value="1.82352941176471" calcext:value-type="float">
            <text:p>31/17</text:p>
          </table:table-cell>
          <table:table-cell table:style-name="ce203" table:formula="of:=IF([.AC108]=0;&quot;0&quot;;(IF([.AC108]=[.AD108];&quot;1&quot;;(IF([.AC108]=-[.AD108];&quot;-1&quot;;IF([.AG108]=1;TEXT([.AF108];10);[.AH108]))))))" office:value-type="float" office:value="1.82352941176471" calcext:value-type="float">
            <text:p>31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951274" calcext:value-type="float">
            <text:p>951274</text:p>
          </table:table-cell>
          <table:table-cell table:style-name="ce219" table:formula="of:=[.B108]+1" office:value-type="float" office:value="2" calcext:value-type="float">
            <text:p>2</text:p>
          </table:table-cell>
          <table:table-cell table:style-name="ce186" table:formula="of:=[.C108]" office:value-type="float" office:value="-12" calcext:value-type="float">
            <text:p>-12</text:p>
          </table:table-cell>
          <table:table-cell table:style-name="ce186" table:formula="of:=[.D108]" office:value-type="float" office:value="-17" calcext:value-type="float">
            <text:p>-17</text:p>
          </table:table-cell>
          <table:table-cell table:style-name="ce186" table:formula="of:=[.E108]" office:value-type="float" office:value="-17" calcext:value-type="float">
            <text:p>-17</text:p>
          </table:table-cell>
          <table:table-cell table:style-name="ce186" table:formula="of:=[.F108]" office:value-type="string" office:string-value="-12x-17y-17=0" calcext:value-type="string">
            <text:p>-12x-17y-17=0</text:p>
          </table:table-cell>
          <table:table-cell table:style-name="ce193" table:formula="of:=[.G108]" office:value-type="float" office:value="-0.705882352941176" calcext:value-type="float">
            <text:p>-12/17</text:p>
          </table:table-cell>
          <table:table-cell table:style-name="ce193" table:formula="of:=[.H108]" office:value-type="float" office:value="-1" calcext:value-type="float">
            <text:p>- 1/1 </text:p>
          </table:table-cell>
          <table:table-cell table:style-name="ce193" table:formula="of:=CONCATENATE(&quot;y=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=-12x/17-21/17" calcext:value-type="string">
            <text:p>y=-12x/17-21/17</text:p>
          </table:table-cell>
          <table:table-cell table:style-name="ce186" table:formula="of:=RANK([.A109];[.$A$108:.$A$147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09]" office:value-type="float" office:value="1.11764705882353" calcext:value-type="float">
            <text:p>19/17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09])*SIGN([.C109]*[.D109])" office:value-type="float" office:value="-12" calcext:value-type="float">
            <text:p>-12</text:p>
          </table:table-cell>
          <table:table-cell table:style-name="ce170" table:formula="of:=ABS([.D109])" office:value-type="float" office:value="17" calcext:value-type="float">
            <text:p>17</text:p>
          </table:table-cell>
          <table:table-cell table:style-name="ce170" table:formula="of:=GCD(ABS([.O109]);ABS([.P109]))" office:value-type="float" office:value="1" calcext:value-type="float">
            <text:p>1</text:p>
          </table:table-cell>
          <table:table-cell table:style-name="ce202" table:formula="of:=[.O109]/[.Q109]" office:value-type="float" office:value="-12" calcext:value-type="float">
            <text:p>-12</text:p>
          </table:table-cell>
          <table:table-cell table:style-name="ce202" table:formula="of:=[.P109]/[.Q109]" office:value-type="float" office:value="17" calcext:value-type="float">
            <text:p>17</text:p>
          </table:table-cell>
          <table:table-cell table:style-name="ce203" table:formula="of:=[.R109]/[.S109]" office:value-type="float" office:value="-0.705882352941176" calcext:value-type="float">
            <text:p>-12/17</text:p>
          </table:table-cell>
          <table:table-cell table:style-name="ce203" table:formula="of:=IF([.O109]=0;&quot;0&quot;;(IF([.O109]=[.P109];&quot;1&quot;;(IF([.O109]=-[.P109];&quot;-1&quot;;IF([.S109]=1;TEXT([.R109];10);[.T109]))))))" office:value-type="float" office:value="-0.705882352941176" calcext:value-type="float">
            <text:p>-12/17</text:p>
          </table:table-cell>
          <table:table-cell table:style-name="ce170" table:formula="of:=-ABS([.E109])*SIGN([.D109]*[.E109])+IF(RANDBETWEEN(1;2)=1;-1;1)*RANDBETWEEN(1;10)" office:value-type="float" office:value="-21" calcext:value-type="float">
            <text:p>-21</text:p>
          </table:table-cell>
          <table:table-cell table:style-name="ce170" table:formula="of:=ABS([.D109])" office:value-type="float" office:value="17" calcext:value-type="float">
            <text:p>17</text:p>
          </table:table-cell>
          <table:table-cell table:style-name="ce170" table:formula="of:=GCD(ABS([.V109]);ABS([.W109]))" office:value-type="float" office:value="1" calcext:value-type="float">
            <text:p>1</text:p>
          </table:table-cell>
          <table:table-cell table:style-name="ce202" table:formula="of:=[.V109]/[.X109]" office:value-type="float" office:value="-21" calcext:value-type="float">
            <text:p>-21</text:p>
          </table:table-cell>
          <table:table-cell table:style-name="ce202" table:formula="of:=[.W109]/[.X109]" office:value-type="float" office:value="17" calcext:value-type="float">
            <text:p>17</text:p>
          </table:table-cell>
          <table:table-cell table:style-name="ce203" table:formula="of:=[.Y109]/[.Z109]" office:value-type="float" office:value="-1.23529411764706" calcext:value-type="float">
            <text:p>-21/17</text:p>
          </table:table-cell>
          <table:table-cell table:style-name="ce203" table:formula="of:=IF([.V109]=0;&quot;0&quot;;(IF([.V109]=[.W109];&quot;1&quot;;(IF([.V109]=-[.W109];&quot;-1&quot;;IF([.Z109]=1;TEXT([.Y109];10);[.AA109]))))))" office:value-type="float" office:value="-1.23529411764706" calcext:value-type="float">
            <text:p>-21/17</text:p>
          </table:table-cell>
          <table:table-cell table:style-name="ce170" table:formula="of:=(-[.C109]*[.L109]-[.E109])*SIGN([.D109])" office:value-type="float" office:value="19" calcext:value-type="float">
            <text:p>19</text:p>
          </table:table-cell>
          <table:table-cell table:style-name="ce170" table:formula="of:=ABS([.D109])" office:value-type="float" office:value="17" calcext:value-type="float">
            <text:p>17</text:p>
          </table:table-cell>
          <table:table-cell table:style-name="ce170" table:formula="of:=GCD(ABS([.AC109]);ABS([.AD109]))" office:value-type="float" office:value="1" calcext:value-type="float">
            <text:p>1</text:p>
          </table:table-cell>
          <table:table-cell table:style-name="ce202" table:formula="of:=[.AC109]/[.AE109]" office:value-type="float" office:value="19" calcext:value-type="float">
            <text:p>19</text:p>
          </table:table-cell>
          <table:table-cell table:style-name="ce202" table:formula="of:=[.AD109]/[.AE109]" office:value-type="float" office:value="17" calcext:value-type="float">
            <text:p>17</text:p>
          </table:table-cell>
          <table:table-cell table:style-name="ce203" table:formula="of:=[.AF109]/[.AG109]" office:value-type="float" office:value="1.11764705882353" calcext:value-type="float">
            <text:p>19/17</text:p>
          </table:table-cell>
          <table:table-cell table:style-name="ce203" table:formula="of:=IF([.AC109]=0;&quot;0&quot;;(IF([.AC109]=[.AD109];&quot;1&quot;;(IF([.AC109]=-[.AD109];&quot;-1&quot;;IF([.AG109]=1;TEXT([.AF109];10);[.AH109]))))))" office:value-type="float" office:value="1.11764705882353" calcext:value-type="float">
            <text:p>19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88999" calcext:value-type="float">
            <text:p>188999</text:p>
          </table:table-cell>
          <table:table-cell table:style-name="ce219" table:formula="of:=[.B109]+1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233" table:formula="of:=CONCATENATE([.C110];&quot;x&quot;;IF([.D110]&gt;0;&quot;+&quot;;&quot;&quot;);[.D110];&quot;y&quot;;IF([.E110]&gt;0;&quot;+&quot;;&quot;&quot;);[.E110];&quot;=0&quot;)" office:value-type="string" office:string-value="-9x-20y+12=0" calcext:value-type="string">
            <text:p>-9x-20y+12=0</text:p>
          </table:table-cell>
          <table:table-cell table:style-name="ce193" table:formula="of:=-[.C110]/[.D110]" office:value-type="float" office:value="-0.45" calcext:value-type="float">
            <text:p>- 9/20</text:p>
          </table:table-cell>
          <table:table-cell table:style-name="ce193" table:formula="of:=-[.E110]/[.D110]" office:value-type="float" office:value="0.6" calcext:value-type="float">
            <text:p><text:s/>3/5 </text:p>
          </table:table-cell>
          <table:table-cell table:style-name="ce193" table:formula="of:=CONCATENATE(&quot;y=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=-9x/20-3/5" calcext:value-type="string">
            <text:p>y=-9x/20-3/5</text:p>
          </table:table-cell>
          <table:table-cell table:style-name="ce186" table:formula="of:=RANK([.A110];[.$A$108:.$A$147];0)" office:value-type="float" office:value="34" calcext:value-type="float">
            <text:p>34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203" table:formula="of:=[.AI110]" office:value-type="float" office:value="2.85" calcext:value-type="float">
            <text:p>57/20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0])*SIGN([.C110]*[.D110])" office:value-type="float" office:value="-9" calcext:value-type="float">
            <text:p>-9</text:p>
          </table:table-cell>
          <table:table-cell table:style-name="ce170" table:formula="of:=ABS([.D110])" office:value-type="float" office:value="20" calcext:value-type="float">
            <text:p>20</text:p>
          </table:table-cell>
          <table:table-cell table:style-name="ce170" table:formula="of:=GCD(ABS([.O110]);ABS([.P110]))" office:value-type="float" office:value="1" calcext:value-type="float">
            <text:p>1</text:p>
          </table:table-cell>
          <table:table-cell table:style-name="ce202" table:formula="of:=[.O110]/[.Q110]" office:value-type="float" office:value="-9" calcext:value-type="float">
            <text:p>-9</text:p>
          </table:table-cell>
          <table:table-cell table:style-name="ce202" table:formula="of:=[.P110]/[.Q110]" office:value-type="float" office:value="20" calcext:value-type="float">
            <text:p>20</text:p>
          </table:table-cell>
          <table:table-cell table:style-name="ce203" table:formula="of:=[.R110]/[.S110]" office:value-type="float" office:value="-0.45" calcext:value-type="float">
            <text:p>- 9/20</text:p>
          </table:table-cell>
          <table:table-cell table:style-name="ce203" table:formula="of:=IF([.O110]=0;&quot;0&quot;;(IF([.O110]=[.P110];&quot;1&quot;;(IF([.O110]=-[.P110];&quot;-1&quot;;IF([.S110]=1;TEXT([.R110];10);[.T110]))))))" office:value-type="float" office:value="-0.45" calcext:value-type="float">
            <text:p>- 9/20</text:p>
          </table:table-cell>
          <table:table-cell table:style-name="ce170" table:formula="of:=-ABS([.E110])*SIGN([.D110]*[.E110])" office:value-type="float" office:value="12" calcext:value-type="float">
            <text:p>12</text:p>
          </table:table-cell>
          <table:table-cell table:style-name="ce170" table:formula="of:=ABS([.D110])" office:value-type="float" office:value="20" calcext:value-type="float">
            <text:p>20</text:p>
          </table:table-cell>
          <table:table-cell table:style-name="ce170" table:formula="of:=GCD(ABS([.V110]);ABS([.W110]))" office:value-type="float" office:value="4" calcext:value-type="float">
            <text:p>4</text:p>
          </table:table-cell>
          <table:table-cell table:style-name="ce202" table:formula="of:=[.V110]/[.X110]" office:value-type="float" office:value="3" calcext:value-type="float">
            <text:p>3</text:p>
          </table:table-cell>
          <table:table-cell table:style-name="ce202" table:formula="of:=[.W110]/[.X110]" office:value-type="float" office:value="5" calcext:value-type="float">
            <text:p>5</text:p>
          </table:table-cell>
          <table:table-cell table:style-name="ce203" table:formula="of:=[.Y110]/[.Z110]" office:value-type="float" office:value="0.6" calcext:value-type="float">
            <text:p><text:s/>3/5 </text:p>
          </table:table-cell>
          <table:table-cell table:style-name="ce203" table:formula="of:=IF([.V110]=0;&quot;0&quot;;(IF([.V110]=[.W110];&quot;1&quot;;(IF([.V110]=-[.W110];&quot;-1&quot;;IF([.Z110]=1;TEXT([.Y110];10);[.AA110]))))))" office:value-type="float" office:value="0.6" calcext:value-type="float">
            <text:p><text:s/>3/5 </text:p>
          </table:table-cell>
          <table:table-cell table:style-name="ce170" table:formula="of:=(-[.C110]*[.L110]-[.E110])*SIGN([.D110])" office:value-type="float" office:value="57" calcext:value-type="float">
            <text:p>57</text:p>
          </table:table-cell>
          <table:table-cell table:style-name="ce170" table:formula="of:=ABS([.D110])" office:value-type="float" office:value="20" calcext:value-type="float">
            <text:p>20</text:p>
          </table:table-cell>
          <table:table-cell table:style-name="ce170" table:formula="of:=GCD(ABS([.AC110]);ABS([.AD110]))" office:value-type="float" office:value="1" calcext:value-type="float">
            <text:p>1</text:p>
          </table:table-cell>
          <table:table-cell table:style-name="ce202" table:formula="of:=[.AC110]/[.AE110]" office:value-type="float" office:value="57" calcext:value-type="float">
            <text:p>57</text:p>
          </table:table-cell>
          <table:table-cell table:style-name="ce202" table:formula="of:=[.AD110]/[.AE110]" office:value-type="float" office:value="20" calcext:value-type="float">
            <text:p>20</text:p>
          </table:table-cell>
          <table:table-cell table:style-name="ce203" table:formula="of:=[.AF110]/[.AG110]" office:value-type="float" office:value="2.85" calcext:value-type="float">
            <text:p>57/20</text:p>
          </table:table-cell>
          <table:table-cell table:style-name="ce203" table:formula="of:=IF([.AC110]=0;&quot;0&quot;;(IF([.AC110]=[.AD110];&quot;1&quot;;(IF([.AC110]=-[.AD110];&quot;-1&quot;;IF([.AG110]=1;TEXT([.AF110];10);[.AH110]))))))" office:value-type="float" office:value="2.85" calcext:value-type="float">
            <text:p>57/20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53100" calcext:value-type="float">
            <text:p>353100</text:p>
          </table:table-cell>
          <table:table-cell table:style-name="ce219" table:formula="of:=[.B110]+1" office:value-type="float" office:value="4" calcext:value-type="float">
            <text:p>4</text:p>
          </table:table-cell>
          <table:table-cell table:style-name="ce186" table:formula="of:=[.C110]" office:value-type="float" office:value="-9" calcext:value-type="float">
            <text:p>-9</text:p>
          </table:table-cell>
          <table:table-cell table:style-name="ce186" table:formula="of:=[.D110]" office:value-type="float" office:value="-20" calcext:value-type="float">
            <text:p>-20</text:p>
          </table:table-cell>
          <table:table-cell table:style-name="ce186" table:formula="of:=[.E110]" office:value-type="float" office:value="12" calcext:value-type="float">
            <text:p>12</text:p>
          </table:table-cell>
          <table:table-cell table:style-name="ce186" table:formula="of:=[.F110]" office:value-type="string" office:string-value="-9x-20y+12=0" calcext:value-type="string">
            <text:p>-9x-20y+12=0</text:p>
          </table:table-cell>
          <table:table-cell table:style-name="ce193" table:formula="of:=[.G110]" office:value-type="float" office:value="-0.45" calcext:value-type="float">
            <text:p>- 9/20</text:p>
          </table:table-cell>
          <table:table-cell table:style-name="ce193" table:formula="of:=[.H110]" office:value-type="float" office:value="0.6" calcext:value-type="float">
            <text:p><text:s/>3/5 </text:p>
          </table:table-cell>
          <table:table-cell table:style-name="ce193" table:formula="of:=CONCATENATE(&quot;y=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=-9x/20-13/20" calcext:value-type="string">
            <text:p>y=-9x/20-13/20</text:p>
          </table:table-cell>
          <table:table-cell table:style-name="ce186" table:formula="of:=RANK([.A111];[.$A$108:.$A$147];0)" office:value-type="float" office:value="28" calcext:value-type="float">
            <text:p>2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203" table:formula="of:=[.AI111]" office:value-type="float" office:value="-0.3" calcext:value-type="float">
            <text:p>- 3/10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1])*SIGN([.C111]*[.D111])" office:value-type="float" office:value="-9" calcext:value-type="float">
            <text:p>-9</text:p>
          </table:table-cell>
          <table:table-cell table:style-name="ce170" table:formula="of:=ABS([.D111])" office:value-type="float" office:value="20" calcext:value-type="float">
            <text:p>20</text:p>
          </table:table-cell>
          <table:table-cell table:style-name="ce170" table:formula="of:=GCD(ABS([.O111]);ABS([.P111]))" office:value-type="float" office:value="1" calcext:value-type="float">
            <text:p>1</text:p>
          </table:table-cell>
          <table:table-cell table:style-name="ce202" table:formula="of:=[.O111]/[.Q111]" office:value-type="float" office:value="-9" calcext:value-type="float">
            <text:p>-9</text:p>
          </table:table-cell>
          <table:table-cell table:style-name="ce202" table:formula="of:=[.P111]/[.Q111]" office:value-type="float" office:value="20" calcext:value-type="float">
            <text:p>20</text:p>
          </table:table-cell>
          <table:table-cell table:style-name="ce203" table:formula="of:=[.R111]/[.S111]" office:value-type="float" office:value="-0.45" calcext:value-type="float">
            <text:p>- 9/20</text:p>
          </table:table-cell>
          <table:table-cell table:style-name="ce203" table:formula="of:=IF([.O111]=0;&quot;0&quot;;(IF([.O111]=[.P111];&quot;1&quot;;(IF([.O111]=-[.P111];&quot;-1&quot;;IF([.S111]=1;TEXT([.R111];10);[.T111]))))))" office:value-type="float" office:value="-0.45" calcext:value-type="float">
            <text:p>- 9/20</text:p>
          </table:table-cell>
          <table:table-cell table:style-name="ce170" table:formula="of:=-ABS([.E111])*SIGN([.D111]*[.E111])+IF(RANDBETWEEN(1;2)=1;-1;1)*RANDBETWEEN(1;10)" office:value-type="float" office:value="13" calcext:value-type="float">
            <text:p>13</text:p>
          </table:table-cell>
          <table:table-cell table:style-name="ce170" table:formula="of:=ABS([.D111])" office:value-type="float" office:value="20" calcext:value-type="float">
            <text:p>20</text:p>
          </table:table-cell>
          <table:table-cell table:style-name="ce170" table:formula="of:=GCD(ABS([.V111]);ABS([.W111]))" office:value-type="float" office:value="1" calcext:value-type="float">
            <text:p>1</text:p>
          </table:table-cell>
          <table:table-cell table:style-name="ce202" table:formula="of:=[.V111]/[.X111]" office:value-type="float" office:value="13" calcext:value-type="float">
            <text:p>13</text:p>
          </table:table-cell>
          <table:table-cell table:style-name="ce202" table:formula="of:=[.W111]/[.X111]" office:value-type="float" office:value="20" calcext:value-type="float">
            <text:p>20</text:p>
          </table:table-cell>
          <table:table-cell table:style-name="ce203" table:formula="of:=[.Y111]/[.Z111]" office:value-type="float" office:value="0.65" calcext:value-type="float">
            <text:p>13/20</text:p>
          </table:table-cell>
          <table:table-cell table:style-name="ce203" table:formula="of:=IF([.V111]=0;&quot;0&quot;;(IF([.V111]=[.W111];&quot;1&quot;;(IF([.V111]=-[.W111];&quot;-1&quot;;IF([.Z111]=1;TEXT([.Y111];10);[.AA111]))))))" office:value-type="float" office:value="0.65" calcext:value-type="float">
            <text:p>13/20</text:p>
          </table:table-cell>
          <table:table-cell table:style-name="ce170" table:formula="of:=(-[.C111]*[.L111]-[.E111])*SIGN([.D111])" office:value-type="float" office:value="-6" calcext:value-type="float">
            <text:p>-6</text:p>
          </table:table-cell>
          <table:table-cell table:style-name="ce170" table:formula="of:=ABS([.D111])" office:value-type="float" office:value="20" calcext:value-type="float">
            <text:p>20</text:p>
          </table:table-cell>
          <table:table-cell table:style-name="ce170" table:formula="of:=GCD(ABS([.AC111]);ABS([.AD111]))" office:value-type="float" office:value="2" calcext:value-type="float">
            <text:p>2</text:p>
          </table:table-cell>
          <table:table-cell table:style-name="ce202" table:formula="of:=[.AC111]/[.AE111]" office:value-type="float" office:value="-3" calcext:value-type="float">
            <text:p>-3</text:p>
          </table:table-cell>
          <table:table-cell table:style-name="ce202" table:formula="of:=[.AD111]/[.AE111]" office:value-type="float" office:value="10" calcext:value-type="float">
            <text:p>10</text:p>
          </table:table-cell>
          <table:table-cell table:style-name="ce203" table:formula="of:=[.AF111]/[.AG111]" office:value-type="float" office:value="-0.3" calcext:value-type="float">
            <text:p>- 3/10</text:p>
          </table:table-cell>
          <table:table-cell table:style-name="ce203" table:formula="of:=IF([.AC111]=0;&quot;0&quot;;(IF([.AC111]=[.AD111];&quot;1&quot;;(IF([.AC111]=-[.AD111];&quot;-1&quot;;IF([.AG111]=1;TEXT([.AF111];10);[.AH111]))))))" office:value-type="float" office:value="-0.3" calcext:value-type="float">
            <text:p>- 3/10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82261" calcext:value-type="float">
            <text:p>282261</text:p>
          </table:table-cell>
          <table:table-cell table:style-name="ce219" table:formula="of:=[.B111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233" table:formula="of:=CONCATENATE([.C112];&quot;x&quot;;IF([.D112]&gt;0;&quot;+&quot;;&quot;&quot;);[.D112];&quot;y&quot;;IF([.E112]&gt;0;&quot;+&quot;;&quot;&quot;);[.E112];&quot;=0&quot;)" office:value-type="string" office:string-value="17x+4y+12=0" calcext:value-type="string">
            <text:p>17x+4y+12=0</text:p>
          </table:table-cell>
          <table:table-cell table:style-name="ce193" table:formula="of:=-[.C112]/[.D112]" office:value-type="float" office:value="-4.25" calcext:value-type="float">
            <text:p>-17/4 </text:p>
          </table:table-cell>
          <table:table-cell table:style-name="ce193" table:formula="of:=-[.E112]/[.D112]" office:value-type="float" office:value="-3" calcext:value-type="float">
            <text:p>- 3/1 </text:p>
          </table:table-cell>
          <table:table-cell table:style-name="ce193" table:formula="of:=CONCATENATE(&quot;y=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=-17x/4-3" calcext:value-type="string">
            <text:p>y=-17x/4-3</text:p>
          </table:table-cell>
          <table:table-cell table:style-name="ce186" table:formula="of:=RANK([.A112];[.$A$108:.$A$147];0)" office:value-type="float" office:value="31" calcext:value-type="float">
            <text:p>3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203" table:formula="of:=[.AI112]" office:value-type="string" office:string-value="-37" calcext:value-type="string">
            <text:p>-37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2])*SIGN([.C112]*[.D112])" office:value-type="float" office:value="-17" calcext:value-type="float">
            <text:p>-17</text:p>
          </table:table-cell>
          <table:table-cell table:style-name="ce170" table:formula="of:=ABS([.D112])" office:value-type="float" office:value="4" calcext:value-type="float">
            <text:p>4</text:p>
          </table:table-cell>
          <table:table-cell table:style-name="ce170" table:formula="of:=GCD(ABS([.O112]);ABS([.P112]))" office:value-type="float" office:value="1" calcext:value-type="float">
            <text:p>1</text:p>
          </table:table-cell>
          <table:table-cell table:style-name="ce202" table:formula="of:=[.O112]/[.Q112]" office:value-type="float" office:value="-17" calcext:value-type="float">
            <text:p>-17</text:p>
          </table:table-cell>
          <table:table-cell table:style-name="ce202" table:formula="of:=[.P112]/[.Q112]" office:value-type="float" office:value="4" calcext:value-type="float">
            <text:p>4</text:p>
          </table:table-cell>
          <table:table-cell table:style-name="ce203" table:formula="of:=[.R112]/[.S112]" office:value-type="float" office:value="-4.25" calcext:value-type="float">
            <text:p>-17/4 </text:p>
          </table:table-cell>
          <table:table-cell table:style-name="ce203" table:formula="of:=IF([.O112]=0;&quot;0&quot;;(IF([.O112]=[.P112];&quot;1&quot;;(IF([.O112]=-[.P112];&quot;-1&quot;;IF([.S112]=1;TEXT([.R112];10);[.T112]))))))" office:value-type="float" office:value="-4.25" calcext:value-type="float">
            <text:p>-17/4 </text:p>
          </table:table-cell>
          <table:table-cell table:style-name="ce170" table:formula="of:=-ABS([.E112])*SIGN([.D112]*[.E112])" office:value-type="float" office:value="-12" calcext:value-type="float">
            <text:p>-12</text:p>
          </table:table-cell>
          <table:table-cell table:style-name="ce170" table:formula="of:=ABS([.D112])" office:value-type="float" office:value="4" calcext:value-type="float">
            <text:p>4</text:p>
          </table:table-cell>
          <table:table-cell table:style-name="ce170" table:formula="of:=GCD(ABS([.V112]);ABS([.W112]))" office:value-type="float" office:value="4" calcext:value-type="float">
            <text:p>4</text:p>
          </table:table-cell>
          <table:table-cell table:style-name="ce202" table:formula="of:=[.V112]/[.X112]" office:value-type="float" office:value="-3" calcext:value-type="float">
            <text:p>-3</text:p>
          </table:table-cell>
          <table:table-cell table:style-name="ce202" table:formula="of:=[.W112]/[.X112]" office:value-type="float" office:value="1" calcext:value-type="float">
            <text:p>1</text:p>
          </table:table-cell>
          <table:table-cell table:style-name="ce203" table:formula="of:=[.Y112]/[.Z112]" office:value-type="float" office:value="-3" calcext:value-type="float">
            <text:p>- 3/1 </text:p>
          </table:table-cell>
          <table:table-cell table:style-name="ce203" table:formula="of:=IF([.V112]=0;&quot;0&quot;;(IF([.V112]=[.W112];&quot;1&quot;;(IF([.V112]=-[.W112];&quot;-1&quot;;IF([.Z112]=1;TEXT([.Y112];10);[.AA112]))))))" office:value-type="string" office:string-value="-3" calcext:value-type="string">
            <text:p>-3</text:p>
          </table:table-cell>
          <table:table-cell table:style-name="ce170" table:formula="of:=(-[.C112]*[.L112]-[.E112])*SIGN([.D112])" office:value-type="float" office:value="-148" calcext:value-type="float">
            <text:p>-148</text:p>
          </table:table-cell>
          <table:table-cell table:style-name="ce170" table:formula="of:=ABS([.D112])" office:value-type="float" office:value="4" calcext:value-type="float">
            <text:p>4</text:p>
          </table:table-cell>
          <table:table-cell table:style-name="ce170" table:formula="of:=GCD(ABS([.AC112]);ABS([.AD112]))" office:value-type="float" office:value="4" calcext:value-type="float">
            <text:p>4</text:p>
          </table:table-cell>
          <table:table-cell table:style-name="ce202" table:formula="of:=[.AC112]/[.AE112]" office:value-type="float" office:value="-37" calcext:value-type="float">
            <text:p>-37</text:p>
          </table:table-cell>
          <table:table-cell table:style-name="ce202" table:formula="of:=[.AD112]/[.AE112]" office:value-type="float" office:value="1" calcext:value-type="float">
            <text:p>1</text:p>
          </table:table-cell>
          <table:table-cell table:style-name="ce203" table:formula="of:=[.AF112]/[.AG112]" office:value-type="float" office:value="-37" calcext:value-type="float">
            <text:p>-37/1 </text:p>
          </table:table-cell>
          <table:table-cell table:style-name="ce203" table:formula="of:=IF([.AC112]=0;&quot;0&quot;;(IF([.AC112]=[.AD112];&quot;1&quot;;(IF([.AC112]=-[.AD112];&quot;-1&quot;;IF([.AG112]=1;TEXT([.AF112];10);[.AH112]))))))" office:value-type="string" office:string-value="-37" calcext:value-type="string">
            <text:p>-3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36214" calcext:value-type="float">
            <text:p>936214</text:p>
          </table:table-cell>
          <table:table-cell table:style-name="ce219" table:formula="of:=[.B112]+1" office:value-type="float" office:value="6" calcext:value-type="float">
            <text:p>6</text:p>
          </table:table-cell>
          <table:table-cell table:style-name="ce186" table:formula="of:=[.C112]" office:value-type="float" office:value="17" calcext:value-type="float">
            <text:p>17</text:p>
          </table:table-cell>
          <table:table-cell table:style-name="ce186" table:formula="of:=[.D112]" office:value-type="float" office:value="4" calcext:value-type="float">
            <text:p>4</text:p>
          </table:table-cell>
          <table:table-cell table:style-name="ce186" table:formula="of:=[.E112]" office:value-type="float" office:value="12" calcext:value-type="float">
            <text:p>12</text:p>
          </table:table-cell>
          <table:table-cell table:style-name="ce186" table:formula="of:=[.F112]" office:value-type="string" office:string-value="17x+4y+12=0" calcext:value-type="string">
            <text:p>17x+4y+12=0</text:p>
          </table:table-cell>
          <table:table-cell table:style-name="ce193" table:formula="of:=[.G112]" office:value-type="float" office:value="-4.25" calcext:value-type="float">
            <text:p>-17/4 </text:p>
          </table:table-cell>
          <table:table-cell table:style-name="ce193" table:formula="of:=[.H112]" office:value-type="float" office:value="-3" calcext:value-type="float">
            <text:p>- 3/1 </text:p>
          </table:table-cell>
          <table:table-cell table:style-name="ce193" table:formula="of:=CONCATENATE(&quot;y=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=-17x/4-11/4" calcext:value-type="string">
            <text:p>y=-17x/4-11/4</text:p>
          </table:table-cell>
          <table:table-cell table:style-name="ce186" table:formula="of:=RANK([.A113];[.$A$108:.$A$147];0)" office:value-type="float" office:value="5" calcext:value-type="float">
            <text:p>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203" table:formula="of:=[.AI113]" office:value-type="float" office:value="-41.25" calcext:value-type="float">
            <text:p>-165/4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3])*SIGN([.C113]*[.D113])" office:value-type="float" office:value="-17" calcext:value-type="float">
            <text:p>-17</text:p>
          </table:table-cell>
          <table:table-cell table:style-name="ce170" table:formula="of:=ABS([.D113])" office:value-type="float" office:value="4" calcext:value-type="float">
            <text:p>4</text:p>
          </table:table-cell>
          <table:table-cell table:style-name="ce170" table:formula="of:=GCD(ABS([.O113]);ABS([.P113]))" office:value-type="float" office:value="1" calcext:value-type="float">
            <text:p>1</text:p>
          </table:table-cell>
          <table:table-cell table:style-name="ce202" table:formula="of:=[.O113]/[.Q113]" office:value-type="float" office:value="-17" calcext:value-type="float">
            <text:p>-17</text:p>
          </table:table-cell>
          <table:table-cell table:style-name="ce202" table:formula="of:=[.P113]/[.Q113]" office:value-type="float" office:value="4" calcext:value-type="float">
            <text:p>4</text:p>
          </table:table-cell>
          <table:table-cell table:style-name="ce203" table:formula="of:=[.R113]/[.S113]" office:value-type="float" office:value="-4.25" calcext:value-type="float">
            <text:p>-17/4 </text:p>
          </table:table-cell>
          <table:table-cell table:style-name="ce203" table:formula="of:=IF([.O113]=0;&quot;0&quot;;(IF([.O113]=[.P113];&quot;1&quot;;(IF([.O113]=-[.P113];&quot;-1&quot;;IF([.S113]=1;TEXT([.R113];10);[.T113]))))))" office:value-type="float" office:value="-4.25" calcext:value-type="float">
            <text:p>-17/4 </text:p>
          </table:table-cell>
          <table:table-cell table:style-name="ce170" table:formula="of:=-ABS([.E113])*SIGN([.D113]*[.E113])+IF(RANDBETWEEN(1;2)=1;-1;1)*RANDBETWEEN(1;10)" office:value-type="float" office:value="-11" calcext:value-type="float">
            <text:p>-11</text:p>
          </table:table-cell>
          <table:table-cell table:style-name="ce170" table:formula="of:=ABS([.D113])" office:value-type="float" office:value="4" calcext:value-type="float">
            <text:p>4</text:p>
          </table:table-cell>
          <table:table-cell table:style-name="ce170" table:formula="of:=GCD(ABS([.V113]);ABS([.W113]))" office:value-type="float" office:value="1" calcext:value-type="float">
            <text:p>1</text:p>
          </table:table-cell>
          <table:table-cell table:style-name="ce202" table:formula="of:=[.V113]/[.X113]" office:value-type="float" office:value="-11" calcext:value-type="float">
            <text:p>-11</text:p>
          </table:table-cell>
          <table:table-cell table:style-name="ce202" table:formula="of:=[.W113]/[.X113]" office:value-type="float" office:value="4" calcext:value-type="float">
            <text:p>4</text:p>
          </table:table-cell>
          <table:table-cell table:style-name="ce203" table:formula="of:=[.Y113]/[.Z113]" office:value-type="float" office:value="-2.75" calcext:value-type="float">
            <text:p>-11/4 </text:p>
          </table:table-cell>
          <table:table-cell table:style-name="ce203" table:formula="of:=IF([.V113]=0;&quot;0&quot;;(IF([.V113]=[.W113];&quot;1&quot;;(IF([.V113]=-[.W113];&quot;-1&quot;;IF([.Z113]=1;TEXT([.Y113];10);[.AA113]))))))" office:value-type="float" office:value="-2.75" calcext:value-type="float">
            <text:p>-11/4 </text:p>
          </table:table-cell>
          <table:table-cell table:style-name="ce170" table:formula="of:=(-[.C113]*[.L113]-[.E113])*SIGN([.D113])" office:value-type="float" office:value="-165" calcext:value-type="float">
            <text:p>-165</text:p>
          </table:table-cell>
          <table:table-cell table:style-name="ce170" table:formula="of:=ABS([.D113])" office:value-type="float" office:value="4" calcext:value-type="float">
            <text:p>4</text:p>
          </table:table-cell>
          <table:table-cell table:style-name="ce170" table:formula="of:=GCD(ABS([.AC113]);ABS([.AD113]))" office:value-type="float" office:value="1" calcext:value-type="float">
            <text:p>1</text:p>
          </table:table-cell>
          <table:table-cell table:style-name="ce202" table:formula="of:=[.AC113]/[.AE113]" office:value-type="float" office:value="-165" calcext:value-type="float">
            <text:p>-165</text:p>
          </table:table-cell>
          <table:table-cell table:style-name="ce202" table:formula="of:=[.AD113]/[.AE113]" office:value-type="float" office:value="4" calcext:value-type="float">
            <text:p>4</text:p>
          </table:table-cell>
          <table:table-cell table:style-name="ce203" table:formula="of:=[.AF113]/[.AG113]" office:value-type="float" office:value="-41.25" calcext:value-type="float">
            <text:p>-165/4 </text:p>
          </table:table-cell>
          <table:table-cell table:style-name="ce203" table:formula="of:=IF([.AC113]=0;&quot;0&quot;;(IF([.AC113]=[.AD113];&quot;1&quot;;(IF([.AC113]=-[.AD113];&quot;-1&quot;;IF([.AG113]=1;TEXT([.AF113];10);[.AH113]))))))" office:value-type="float" office:value="-41.25" calcext:value-type="float">
            <text:p>-165/4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780751" calcext:value-type="float">
            <text:p>780751</text:p>
          </table:table-cell>
          <table:table-cell table:style-name="ce219" table:formula="of:=[.B113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233" table:formula="of:=CONCATENATE([.C114];&quot;x&quot;;IF([.D114]&gt;0;&quot;+&quot;;&quot;&quot;);[.D114];&quot;y&quot;;IF([.E114]&gt;0;&quot;+&quot;;&quot;&quot;);[.E114];&quot;=0&quot;)" office:value-type="string" office:string-value="-15x+14y+15=0" calcext:value-type="string">
            <text:p>-15x+14y+15=0</text:p>
          </table:table-cell>
          <table:table-cell table:style-name="ce193" table:formula="of:=-[.C114]/[.D114]" office:value-type="float" office:value="1.07142857142857" calcext:value-type="float">
            <text:p>15/14</text:p>
          </table:table-cell>
          <table:table-cell table:style-name="ce193" table:formula="of:=-[.E114]/[.D114]" office:value-type="float" office:value="-1.07142857142857" calcext:value-type="float">
            <text:p>-15/14</text:p>
          </table:table-cell>
          <table:table-cell table:style-name="ce193" table:formula="of:=CONCATENATE(&quot;y=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=15x/14+15/14" calcext:value-type="string">
            <text:p>y=15x/14+15/14</text:p>
          </table:table-cell>
          <table:table-cell table:style-name="ce186" table:formula="of:=RANK([.A114];[.$A$108:.$A$147];0)" office:value-type="float" office:value="10" calcext:value-type="float">
            <text:p>10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203" table:formula="of:=[.AI114]" office:value-type="float" office:value="5.35714285714286" calcext:value-type="float">
            <text:p>75/14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4])*SIGN([.C114]*[.D114])" office:value-type="float" office:value="15" calcext:value-type="float">
            <text:p>15</text:p>
          </table:table-cell>
          <table:table-cell table:style-name="ce170" table:formula="of:=ABS([.D114])" office:value-type="float" office:value="14" calcext:value-type="float">
            <text:p>14</text:p>
          </table:table-cell>
          <table:table-cell table:style-name="ce170" table:formula="of:=GCD(ABS([.O114]);ABS([.P114]))" office:value-type="float" office:value="1" calcext:value-type="float">
            <text:p>1</text:p>
          </table:table-cell>
          <table:table-cell table:style-name="ce202" table:formula="of:=[.O114]/[.Q114]" office:value-type="float" office:value="15" calcext:value-type="float">
            <text:p>15</text:p>
          </table:table-cell>
          <table:table-cell table:style-name="ce202" table:formula="of:=[.P114]/[.Q114]" office:value-type="float" office:value="14" calcext:value-type="float">
            <text:p>14</text:p>
          </table:table-cell>
          <table:table-cell table:style-name="ce203" table:formula="of:=[.R114]/[.S114]" office:value-type="float" office:value="1.07142857142857" calcext:value-type="float">
            <text:p>15/14</text:p>
          </table:table-cell>
          <table:table-cell table:style-name="ce203" table:formula="of:=IF([.O114]=0;&quot;0&quot;;(IF([.O114]=[.P114];&quot;1&quot;;(IF([.O114]=-[.P114];&quot;-1&quot;;IF([.S114]=1;TEXT([.R114];10);[.T114]))))))" office:value-type="float" office:value="1.07142857142857" calcext:value-type="float">
            <text:p>15/14</text:p>
          </table:table-cell>
          <table:table-cell table:style-name="ce170" table:formula="of:=-ABS([.E114])*SIGN([.D114]*[.E114])" office:value-type="float" office:value="-15" calcext:value-type="float">
            <text:p>-15</text:p>
          </table:table-cell>
          <table:table-cell table:style-name="ce170" table:formula="of:=ABS([.D114])" office:value-type="float" office:value="14" calcext:value-type="float">
            <text:p>14</text:p>
          </table:table-cell>
          <table:table-cell table:style-name="ce170" table:formula="of:=GCD(ABS([.V114]);ABS([.W114]))" office:value-type="float" office:value="1" calcext:value-type="float">
            <text:p>1</text:p>
          </table:table-cell>
          <table:table-cell table:style-name="ce202" table:formula="of:=[.V114]/[.X114]" office:value-type="float" office:value="-15" calcext:value-type="float">
            <text:p>-15</text:p>
          </table:table-cell>
          <table:table-cell table:style-name="ce202" table:formula="of:=[.W114]/[.X114]" office:value-type="float" office:value="14" calcext:value-type="float">
            <text:p>14</text:p>
          </table:table-cell>
          <table:table-cell table:style-name="ce203" table:formula="of:=[.Y114]/[.Z114]" office:value-type="float" office:value="-1.07142857142857" calcext:value-type="float">
            <text:p>-15/14</text:p>
          </table:table-cell>
          <table:table-cell table:style-name="ce203" table:formula="of:=IF([.V114]=0;&quot;0&quot;;(IF([.V114]=[.W114];&quot;1&quot;;(IF([.V114]=-[.W114];&quot;-1&quot;;IF([.Z114]=1;TEXT([.Y114];10);[.AA114]))))))" office:value-type="float" office:value="-1.07142857142857" calcext:value-type="float">
            <text:p>-15/14</text:p>
          </table:table-cell>
          <table:table-cell table:style-name="ce170" table:formula="of:=(-[.C114]*[.L114]-[.E114])*SIGN([.D114])" office:value-type="float" office:value="75" calcext:value-type="float">
            <text:p>75</text:p>
          </table:table-cell>
          <table:table-cell table:style-name="ce170" table:formula="of:=ABS([.D114])" office:value-type="float" office:value="14" calcext:value-type="float">
            <text:p>14</text:p>
          </table:table-cell>
          <table:table-cell table:style-name="ce170" table:formula="of:=GCD(ABS([.AC114]);ABS([.AD114]))" office:value-type="float" office:value="1" calcext:value-type="float">
            <text:p>1</text:p>
          </table:table-cell>
          <table:table-cell table:style-name="ce202" table:formula="of:=[.AC114]/[.AE114]" office:value-type="float" office:value="75" calcext:value-type="float">
            <text:p>75</text:p>
          </table:table-cell>
          <table:table-cell table:style-name="ce202" table:formula="of:=[.AD114]/[.AE114]" office:value-type="float" office:value="14" calcext:value-type="float">
            <text:p>14</text:p>
          </table:table-cell>
          <table:table-cell table:style-name="ce203" table:formula="of:=[.AF114]/[.AG114]" office:value-type="float" office:value="5.35714285714286" calcext:value-type="float">
            <text:p>75/14</text:p>
          </table:table-cell>
          <table:table-cell table:style-name="ce203" table:formula="of:=IF([.AC114]=0;&quot;0&quot;;(IF([.AC114]=[.AD114];&quot;1&quot;;(IF([.AC114]=-[.AD114];&quot;-1&quot;;IF([.AG114]=1;TEXT([.AF114];10);[.AH114]))))))" office:value-type="float" office:value="5.35714285714286" calcext:value-type="float">
            <text:p>75/14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82788" calcext:value-type="float">
            <text:p>982788</text:p>
          </table:table-cell>
          <table:table-cell table:style-name="ce219" table:formula="of:=[.B114]+1" office:value-type="float" office:value="8" calcext:value-type="float">
            <text:p>8</text:p>
          </table:table-cell>
          <table:table-cell table:style-name="ce186" table:formula="of:=[.C114]" office:value-type="float" office:value="-15" calcext:value-type="float">
            <text:p>-15</text:p>
          </table:table-cell>
          <table:table-cell table:style-name="ce186" table:formula="of:=[.D114]" office:value-type="float" office:value="14" calcext:value-type="float">
            <text:p>14</text:p>
          </table:table-cell>
          <table:table-cell table:style-name="ce186" table:formula="of:=[.E114]" office:value-type="float" office:value="15" calcext:value-type="float">
            <text:p>15</text:p>
          </table:table-cell>
          <table:table-cell table:style-name="ce186" table:formula="of:=[.F114]" office:value-type="string" office:string-value="-15x+14y+15=0" calcext:value-type="string">
            <text:p>-15x+14y+15=0</text:p>
          </table:table-cell>
          <table:table-cell table:style-name="ce193" table:formula="of:=[.G114]" office:value-type="float" office:value="1.07142857142857" calcext:value-type="float">
            <text:p>15/14</text:p>
          </table:table-cell>
          <table:table-cell table:style-name="ce193" table:formula="of:=[.H114]" office:value-type="float" office:value="-1.07142857142857" calcext:value-type="float">
            <text:p>-15/14</text:p>
          </table:table-cell>
          <table:table-cell table:style-name="ce193" table:formula="of:=CONCATENATE(&quot;y=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=15x/14+6/7" calcext:value-type="string">
            <text:p>y=15x/14+6/7</text:p>
          </table:table-cell>
          <table:table-cell table:style-name="ce186" table:formula="of:=RANK([.A115];[.$A$108:.$A$147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15]" office:value-type="float" office:value="-7.5" calcext:value-type="float">
            <text:p>-15/2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5])*SIGN([.C115]*[.D115])" office:value-type="float" office:value="15" calcext:value-type="float">
            <text:p>15</text:p>
          </table:table-cell>
          <table:table-cell table:style-name="ce170" table:formula="of:=ABS([.D115])" office:value-type="float" office:value="14" calcext:value-type="float">
            <text:p>14</text:p>
          </table:table-cell>
          <table:table-cell table:style-name="ce170" table:formula="of:=GCD(ABS([.O115]);ABS([.P115]))" office:value-type="float" office:value="1" calcext:value-type="float">
            <text:p>1</text:p>
          </table:table-cell>
          <table:table-cell table:style-name="ce202" table:formula="of:=[.O115]/[.Q115]" office:value-type="float" office:value="15" calcext:value-type="float">
            <text:p>15</text:p>
          </table:table-cell>
          <table:table-cell table:style-name="ce202" table:formula="of:=[.P115]/[.Q115]" office:value-type="float" office:value="14" calcext:value-type="float">
            <text:p>14</text:p>
          </table:table-cell>
          <table:table-cell table:style-name="ce203" table:formula="of:=[.R115]/[.S115]" office:value-type="float" office:value="1.07142857142857" calcext:value-type="float">
            <text:p>15/14</text:p>
          </table:table-cell>
          <table:table-cell table:style-name="ce203" table:formula="of:=IF([.O115]=0;&quot;0&quot;;(IF([.O115]=[.P115];&quot;1&quot;;(IF([.O115]=-[.P115];&quot;-1&quot;;IF([.S115]=1;TEXT([.R115];10);[.T115]))))))" office:value-type="float" office:value="1.07142857142857" calcext:value-type="float">
            <text:p>15/14</text:p>
          </table:table-cell>
          <table:table-cell table:style-name="ce170" table:formula="of:=-ABS([.E115])*SIGN([.D115]*[.E115])+IF(RANDBETWEEN(1;2)=1;-1;1)*RANDBETWEEN(1;10)" office:value-type="float" office:value="-12" calcext:value-type="float">
            <text:p>-12</text:p>
          </table:table-cell>
          <table:table-cell table:style-name="ce170" table:formula="of:=ABS([.D115])" office:value-type="float" office:value="14" calcext:value-type="float">
            <text:p>14</text:p>
          </table:table-cell>
          <table:table-cell table:style-name="ce170" table:formula="of:=GCD(ABS([.V115]);ABS([.W115]))" office:value-type="float" office:value="2" calcext:value-type="float">
            <text:p>2</text:p>
          </table:table-cell>
          <table:table-cell table:style-name="ce202" table:formula="of:=[.V115]/[.X115]" office:value-type="float" office:value="-6" calcext:value-type="float">
            <text:p>-6</text:p>
          </table:table-cell>
          <table:table-cell table:style-name="ce202" table:formula="of:=[.W115]/[.X115]" office:value-type="float" office:value="7" calcext:value-type="float">
            <text:p>7</text:p>
          </table:table-cell>
          <table:table-cell table:style-name="ce203" table:formula="of:=[.Y115]/[.Z115]" office:value-type="float" office:value="-0.857142857142857" calcext:value-type="float">
            <text:p>- 6/7 </text:p>
          </table:table-cell>
          <table:table-cell table:style-name="ce203" table:formula="of:=IF([.V115]=0;&quot;0&quot;;(IF([.V115]=[.W115];&quot;1&quot;;(IF([.V115]=-[.W115];&quot;-1&quot;;IF([.Z115]=1;TEXT([.Y115];10);[.AA115]))))))" office:value-type="float" office:value="-0.857142857142857" calcext:value-type="float">
            <text:p>- 6/7 </text:p>
          </table:table-cell>
          <table:table-cell table:style-name="ce170" table:formula="of:=(-[.C115]*[.L115]-[.E115])*SIGN([.D115])" office:value-type="float" office:value="-105" calcext:value-type="float">
            <text:p>-105</text:p>
          </table:table-cell>
          <table:table-cell table:style-name="ce170" table:formula="of:=ABS([.D115])" office:value-type="float" office:value="14" calcext:value-type="float">
            <text:p>14</text:p>
          </table:table-cell>
          <table:table-cell table:style-name="ce170" table:formula="of:=GCD(ABS([.AC115]);ABS([.AD115]))" office:value-type="float" office:value="7" calcext:value-type="float">
            <text:p>7</text:p>
          </table:table-cell>
          <table:table-cell table:style-name="ce202" table:formula="of:=[.AC115]/[.AE115]" office:value-type="float" office:value="-15" calcext:value-type="float">
            <text:p>-15</text:p>
          </table:table-cell>
          <table:table-cell table:style-name="ce202" table:formula="of:=[.AD115]/[.AE115]" office:value-type="float" office:value="2" calcext:value-type="float">
            <text:p>2</text:p>
          </table:table-cell>
          <table:table-cell table:style-name="ce203" table:formula="of:=[.AF115]/[.AG115]" office:value-type="float" office:value="-7.5" calcext:value-type="float">
            <text:p>-15/2 </text:p>
          </table:table-cell>
          <table:table-cell table:style-name="ce203" table:formula="of:=IF([.AC115]=0;&quot;0&quot;;(IF([.AC115]=[.AD115];&quot;1&quot;;(IF([.AC115]=-[.AD115];&quot;-1&quot;;IF([.AG115]=1;TEXT([.AF115];10);[.AH115]))))))" office:value-type="float" office:value="-7.5" calcext:value-type="float">
            <text:p>-15/2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09410" calcext:value-type="float">
            <text:p>609410</text:p>
          </table:table-cell>
          <table:table-cell table:style-name="ce219" table:formula="of:=[.B115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233" table:formula="of:=CONCATENATE([.C116];&quot;x&quot;;IF([.D116]&gt;0;&quot;+&quot;;&quot;&quot;);[.D116];&quot;y&quot;;IF([.E116]&gt;0;&quot;+&quot;;&quot;&quot;);[.E116];&quot;=0&quot;)" office:value-type="string" office:string-value="-3x-2y+7=0" calcext:value-type="string">
            <text:p>-3x-2y+7=0</text:p>
          </table:table-cell>
          <table:table-cell table:style-name="ce193" table:formula="of:=-[.C116]/[.D116]" office:value-type="float" office:value="-1.5" calcext:value-type="float">
            <text:p>- 3/2 </text:p>
          </table:table-cell>
          <table:table-cell table:style-name="ce193" table:formula="of:=-[.E116]/[.D116]" office:value-type="float" office:value="3.5" calcext:value-type="float">
            <text:p><text:s/>7/2 </text:p>
          </table:table-cell>
          <table:table-cell table:style-name="ce193" table:formula="of:=CONCATENATE(&quot;y=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=-3x/2-7/2" calcext:value-type="string">
            <text:p>y=-3x/2-7/2</text:p>
          </table:table-cell>
          <table:table-cell table:style-name="ce186" table:formula="of:=RANK([.A116];[.$A$108:.$A$147];0)" office:value-type="float" office:value="17" calcext:value-type="float">
            <text:p>1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203" table:formula="of:=[.AI116]" office:value-type="string" office:string-value="11" calcext:value-type="string">
            <text:p>11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6])*SIGN([.C116]*[.D116])" office:value-type="float" office:value="-3" calcext:value-type="float">
            <text:p>-3</text:p>
          </table:table-cell>
          <table:table-cell table:style-name="ce170" table:formula="of:=ABS([.D116])" office:value-type="float" office:value="2" calcext:value-type="float">
            <text:p>2</text:p>
          </table:table-cell>
          <table:table-cell table:style-name="ce170" table:formula="of:=GCD(ABS([.O116]);ABS([.P116]))" office:value-type="float" office:value="1" calcext:value-type="float">
            <text:p>1</text:p>
          </table:table-cell>
          <table:table-cell table:style-name="ce202" table:formula="of:=[.O116]/[.Q116]" office:value-type="float" office:value="-3" calcext:value-type="float">
            <text:p>-3</text:p>
          </table:table-cell>
          <table:table-cell table:style-name="ce202" table:formula="of:=[.P116]/[.Q116]" office:value-type="float" office:value="2" calcext:value-type="float">
            <text:p>2</text:p>
          </table:table-cell>
          <table:table-cell table:style-name="ce203" table:formula="of:=[.R116]/[.S116]" office:value-type="float" office:value="-1.5" calcext:value-type="float">
            <text:p>- 3/2 </text:p>
          </table:table-cell>
          <table:table-cell table:style-name="ce203" table:formula="of:=IF([.O116]=0;&quot;0&quot;;(IF([.O116]=[.P116];&quot;1&quot;;(IF([.O116]=-[.P116];&quot;-1&quot;;IF([.S116]=1;TEXT([.R116];10);[.T116]))))))" office:value-type="float" office:value="-1.5" calcext:value-type="float">
            <text:p>- 3/2 </text:p>
          </table:table-cell>
          <table:table-cell table:style-name="ce170" table:formula="of:=-ABS([.E116])*SIGN([.D116]*[.E116])" office:value-type="float" office:value="7" calcext:value-type="float">
            <text:p>7</text:p>
          </table:table-cell>
          <table:table-cell table:style-name="ce170" table:formula="of:=ABS([.D116])" office:value-type="float" office:value="2" calcext:value-type="float">
            <text:p>2</text:p>
          </table:table-cell>
          <table:table-cell table:style-name="ce170" table:formula="of:=GCD(ABS([.V116]);ABS([.W116]))" office:value-type="float" office:value="1" calcext:value-type="float">
            <text:p>1</text:p>
          </table:table-cell>
          <table:table-cell table:style-name="ce202" table:formula="of:=[.V116]/[.X116]" office:value-type="float" office:value="7" calcext:value-type="float">
            <text:p>7</text:p>
          </table:table-cell>
          <table:table-cell table:style-name="ce202" table:formula="of:=[.W116]/[.X116]" office:value-type="float" office:value="2" calcext:value-type="float">
            <text:p>2</text:p>
          </table:table-cell>
          <table:table-cell table:style-name="ce203" table:formula="of:=[.Y116]/[.Z116]" office:value-type="float" office:value="3.5" calcext:value-type="float">
            <text:p><text:s/>7/2 </text:p>
          </table:table-cell>
          <table:table-cell table:style-name="ce203" table:formula="of:=IF([.V116]=0;&quot;0&quot;;(IF([.V116]=[.W116];&quot;1&quot;;(IF([.V116]=-[.W116];&quot;-1&quot;;IF([.Z116]=1;TEXT([.Y116];10);[.AA116]))))))" office:value-type="float" office:value="3.5" calcext:value-type="float">
            <text:p><text:s/>7/2 </text:p>
          </table:table-cell>
          <table:table-cell table:style-name="ce170" table:formula="of:=(-[.C116]*[.L116]-[.E116])*SIGN([.D116])" office:value-type="float" office:value="22" calcext:value-type="float">
            <text:p>22</text:p>
          </table:table-cell>
          <table:table-cell table:style-name="ce170" table:formula="of:=ABS([.D116])" office:value-type="float" office:value="2" calcext:value-type="float">
            <text:p>2</text:p>
          </table:table-cell>
          <table:table-cell table:style-name="ce170" table:formula="of:=GCD(ABS([.AC116]);ABS([.AD116]))" office:value-type="float" office:value="2" calcext:value-type="float">
            <text:p>2</text:p>
          </table:table-cell>
          <table:table-cell table:style-name="ce202" table:formula="of:=[.AC116]/[.AE116]" office:value-type="float" office:value="11" calcext:value-type="float">
            <text:p>11</text:p>
          </table:table-cell>
          <table:table-cell table:style-name="ce202" table:formula="of:=[.AD116]/[.AE116]" office:value-type="float" office:value="1" calcext:value-type="float">
            <text:p>1</text:p>
          </table:table-cell>
          <table:table-cell table:style-name="ce203" table:formula="of:=[.AF116]/[.AG116]" office:value-type="float" office:value="11" calcext:value-type="float">
            <text:p>11/1 </text:p>
          </table:table-cell>
          <table:table-cell table:style-name="ce203" table:formula="of:=IF([.AC116]=0;&quot;0&quot;;(IF([.AC116]=[.AD116];&quot;1&quot;;(IF([.AC116]=-[.AD116];&quot;-1&quot;;IF([.AG116]=1;TEXT([.AF116];10);[.AH116]))))))" office:value-type="string" office:string-value="11" calcext:value-type="string">
            <text:p>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587517" calcext:value-type="float">
            <text:p>587517</text:p>
          </table:table-cell>
          <table:table-cell table:style-name="ce219" table:formula="of:=[.B116]+1" office:value-type="float" office:value="10" calcext:value-type="float">
            <text:p>10</text:p>
          </table:table-cell>
          <table:table-cell table:style-name="ce186" table:formula="of:=[.C116]" office:value-type="float" office:value="-3" calcext:value-type="float">
            <text:p>-3</text:p>
          </table:table-cell>
          <table:table-cell table:style-name="ce186" table:formula="of:=[.D116]" office:value-type="float" office:value="-2" calcext:value-type="float">
            <text:p>-2</text:p>
          </table:table-cell>
          <table:table-cell table:style-name="ce186" table:formula="of:=[.E116]" office:value-type="float" office:value="7" calcext:value-type="float">
            <text:p>7</text:p>
          </table:table-cell>
          <table:table-cell table:style-name="ce186" table:formula="of:=[.F116]" office:value-type="string" office:string-value="-3x-2y+7=0" calcext:value-type="string">
            <text:p>-3x-2y+7=0</text:p>
          </table:table-cell>
          <table:table-cell table:style-name="ce193" table:formula="of:=[.G116]" office:value-type="float" office:value="-1.5" calcext:value-type="float">
            <text:p>- 3/2 </text:p>
          </table:table-cell>
          <table:table-cell table:style-name="ce193" table:formula="of:=[.H116]" office:value-type="float" office:value="3.5" calcext:value-type="float">
            <text:p><text:s/>7/2 </text:p>
          </table:table-cell>
          <table:table-cell table:style-name="ce193" table:formula="of:=CONCATENATE(&quot;y=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=-3x/2-1" calcext:value-type="string">
            <text:p>y=-3x/2-1</text:p>
          </table:table-cell>
          <table:table-cell table:style-name="ce186" table:formula="of:=RANK([.A117];[.$A$108:.$A$147];0)" office:value-type="float" office:value="18" calcext:value-type="float">
            <text:p>1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17]" office:value-type="string" office:string-value="5" calcext:value-type="string">
            <text:p>5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7])*SIGN([.C117]*[.D117])" office:value-type="float" office:value="-3" calcext:value-type="float">
            <text:p>-3</text:p>
          </table:table-cell>
          <table:table-cell table:style-name="ce170" table:formula="of:=ABS([.D117])" office:value-type="float" office:value="2" calcext:value-type="float">
            <text:p>2</text:p>
          </table:table-cell>
          <table:table-cell table:style-name="ce170" table:formula="of:=GCD(ABS([.O117]);ABS([.P117]))" office:value-type="float" office:value="1" calcext:value-type="float">
            <text:p>1</text:p>
          </table:table-cell>
          <table:table-cell table:style-name="ce202" table:formula="of:=[.O117]/[.Q117]" office:value-type="float" office:value="-3" calcext:value-type="float">
            <text:p>-3</text:p>
          </table:table-cell>
          <table:table-cell table:style-name="ce202" table:formula="of:=[.P117]/[.Q117]" office:value-type="float" office:value="2" calcext:value-type="float">
            <text:p>2</text:p>
          </table:table-cell>
          <table:table-cell table:style-name="ce203" table:formula="of:=[.R117]/[.S117]" office:value-type="float" office:value="-1.5" calcext:value-type="float">
            <text:p>- 3/2 </text:p>
          </table:table-cell>
          <table:table-cell table:style-name="ce203" table:formula="of:=IF([.O117]=0;&quot;0&quot;;(IF([.O117]=[.P117];&quot;1&quot;;(IF([.O117]=-[.P117];&quot;-1&quot;;IF([.S117]=1;TEXT([.R117];10);[.T117]))))))" office:value-type="float" office:value="-1.5" calcext:value-type="float">
            <text:p>- 3/2 </text:p>
          </table:table-cell>
          <table:table-cell table:style-name="ce170" table:formula="of:=-ABS([.E117])*SIGN([.D117]*[.E117])+IF(RANDBETWEEN(1;2)=1;-1;1)*RANDBETWEEN(1;10)" office:value-type="float" office:value="-2" calcext:value-type="float">
            <text:p>-2</text:p>
          </table:table-cell>
          <table:table-cell table:style-name="ce170" table:formula="of:=ABS([.D117])" office:value-type="float" office:value="2" calcext:value-type="float">
            <text:p>2</text:p>
          </table:table-cell>
          <table:table-cell table:style-name="ce170" table:formula="of:=GCD(ABS([.V117]);ABS([.W117]))" office:value-type="float" office:value="2" calcext:value-type="float">
            <text:p>2</text:p>
          </table:table-cell>
          <table:table-cell table:style-name="ce202" table:formula="of:=[.V117]/[.X117]" office:value-type="float" office:value="-1" calcext:value-type="float">
            <text:p>-1</text:p>
          </table:table-cell>
          <table:table-cell table:style-name="ce202" table:formula="of:=[.W117]/[.X117]" office:value-type="float" office:value="1" calcext:value-type="float">
            <text:p>1</text:p>
          </table:table-cell>
          <table:table-cell table:style-name="ce203" table:formula="of:=[.Y117]/[.Z117]" office:value-type="float" office:value="-1" calcext:value-type="float">
            <text:p>- 1/1 </text:p>
          </table:table-cell>
          <table:table-cell table:style-name="ce203" table:formula="of:=IF([.V117]=0;&quot;0&quot;;(IF([.V117]=[.W117];&quot;1&quot;;(IF([.V117]=-[.W117];&quot;-1&quot;;IF([.Z117]=1;TEXT([.Y117];10);[.AA117]))))))" office:value-type="string" office:string-value="-1" calcext:value-type="string">
            <text:p>-1</text:p>
          </table:table-cell>
          <table:table-cell table:style-name="ce170" table:formula="of:=(-[.C117]*[.L117]-[.E117])*SIGN([.D117])" office:value-type="float" office:value="10" calcext:value-type="float">
            <text:p>10</text:p>
          </table:table-cell>
          <table:table-cell table:style-name="ce170" table:formula="of:=ABS([.D117])" office:value-type="float" office:value="2" calcext:value-type="float">
            <text:p>2</text:p>
          </table:table-cell>
          <table:table-cell table:style-name="ce170" table:formula="of:=GCD(ABS([.AC117]);ABS([.AD117]))" office:value-type="float" office:value="2" calcext:value-type="float">
            <text:p>2</text:p>
          </table:table-cell>
          <table:table-cell table:style-name="ce202" table:formula="of:=[.AC117]/[.AE117]" office:value-type="float" office:value="5" calcext:value-type="float">
            <text:p>5</text:p>
          </table:table-cell>
          <table:table-cell table:style-name="ce202" table:formula="of:=[.AD117]/[.AE117]" office:value-type="float" office:value="1" calcext:value-type="float">
            <text:p>1</text:p>
          </table:table-cell>
          <table:table-cell table:style-name="ce203" table:formula="of:=[.AF117]/[.AG117]" office:value-type="float" office:value="5" calcext:value-type="float">
            <text:p><text:s/>5/1 </text:p>
          </table:table-cell>
          <table:table-cell table:style-name="ce203" table:formula="of:=IF([.AC117]=0;&quot;0&quot;;(IF([.AC117]=[.AD117];&quot;1&quot;;(IF([.AC117]=-[.AD117];&quot;-1&quot;;IF([.AG117]=1;TEXT([.AF117];10);[.AH117]))))))" office:value-type="string" office:string-value="5" calcext:value-type="string">
            <text:p>5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38685" calcext:value-type="float">
            <text:p>638685</text:p>
          </table:table-cell>
          <table:table-cell table:style-name="ce219" table:formula="of:=[.B117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18];&quot;x&quot;;IF([.D118]&gt;0;&quot;+&quot;;&quot;&quot;);[.D118];&quot;y&quot;;IF([.E118]&gt;0;&quot;+&quot;;&quot;&quot;);[.E118];&quot;=0&quot;)" office:value-type="string" office:string-value="-3x-5y+9=0" calcext:value-type="string">
            <text:p>-3x-5y+9=0</text:p>
          </table:table-cell>
          <table:table-cell table:style-name="ce193" table:formula="of:=-[.C118]/[.D118]" office:value-type="float" office:value="-0.6" calcext:value-type="float">
            <text:p>- 3/5 </text:p>
          </table:table-cell>
          <table:table-cell table:style-name="ce193" table:formula="of:=-[.E118]/[.D118]" office:value-type="float" office:value="1.8" calcext:value-type="float">
            <text:p><text:s/>9/5 </text:p>
          </table:table-cell>
          <table:table-cell table:style-name="ce193" table:formula="of:=CONCATENATE(&quot;y=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=-3x/5-9/5" calcext:value-type="string">
            <text:p>y=-3x/5-9/5</text:p>
          </table:table-cell>
          <table:table-cell table:style-name="ce186" table:formula="of:=RANK([.A118];[.$A$108:.$A$147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203" table:formula="of:=[.AI118]" office:value-type="float" office:value="-3.6" calcext:value-type="float">
            <text:p>-18/5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8])*SIGN([.C118]*[.D118])" office:value-type="float" office:value="-3" calcext:value-type="float">
            <text:p>-3</text:p>
          </table:table-cell>
          <table:table-cell table:style-name="ce170" table:formula="of:=ABS([.D118])" office:value-type="float" office:value="5" calcext:value-type="float">
            <text:p>5</text:p>
          </table:table-cell>
          <table:table-cell table:style-name="ce170" table:formula="of:=GCD(ABS([.O118]);ABS([.P118]))" office:value-type="float" office:value="1" calcext:value-type="float">
            <text:p>1</text:p>
          </table:table-cell>
          <table:table-cell table:style-name="ce202" table:formula="of:=[.O118]/[.Q118]" office:value-type="float" office:value="-3" calcext:value-type="float">
            <text:p>-3</text:p>
          </table:table-cell>
          <table:table-cell table:style-name="ce202" table:formula="of:=[.P118]/[.Q118]" office:value-type="float" office:value="5" calcext:value-type="float">
            <text:p>5</text:p>
          </table:table-cell>
          <table:table-cell table:style-name="ce203" table:formula="of:=[.R118]/[.S118]" office:value-type="float" office:value="-0.6" calcext:value-type="float">
            <text:p>- 3/5 </text:p>
          </table:table-cell>
          <table:table-cell table:style-name="ce203" table:formula="of:=IF([.O118]=0;&quot;0&quot;;(IF([.O118]=[.P118];&quot;1&quot;;(IF([.O118]=-[.P118];&quot;-1&quot;;IF([.S118]=1;TEXT([.R118];10);[.T118]))))))" office:value-type="float" office:value="-0.6" calcext:value-type="float">
            <text:p>- 3/5 </text:p>
          </table:table-cell>
          <table:table-cell table:style-name="ce170" table:formula="of:=-ABS([.E118])*SIGN([.D118]*[.E118])" office:value-type="float" office:value="9" calcext:value-type="float">
            <text:p>9</text:p>
          </table:table-cell>
          <table:table-cell table:style-name="ce170" table:formula="of:=ABS([.D118])" office:value-type="float" office:value="5" calcext:value-type="float">
            <text:p>5</text:p>
          </table:table-cell>
          <table:table-cell table:style-name="ce170" table:formula="of:=GCD(ABS([.V118]);ABS([.W118]))" office:value-type="float" office:value="1" calcext:value-type="float">
            <text:p>1</text:p>
          </table:table-cell>
          <table:table-cell table:style-name="ce202" table:formula="of:=[.V118]/[.X118]" office:value-type="float" office:value="9" calcext:value-type="float">
            <text:p>9</text:p>
          </table:table-cell>
          <table:table-cell table:style-name="ce202" table:formula="of:=[.W118]/[.X118]" office:value-type="float" office:value="5" calcext:value-type="float">
            <text:p>5</text:p>
          </table:table-cell>
          <table:table-cell table:style-name="ce203" table:formula="of:=[.Y118]/[.Z118]" office:value-type="float" office:value="1.8" calcext:value-type="float">
            <text:p><text:s/>9/5 </text:p>
          </table:table-cell>
          <table:table-cell table:style-name="ce203" table:formula="of:=IF([.V118]=0;&quot;0&quot;;(IF([.V118]=[.W118];&quot;1&quot;;(IF([.V118]=-[.W118];&quot;-1&quot;;IF([.Z118]=1;TEXT([.Y118];10);[.AA118]))))))" office:value-type="float" office:value="1.8" calcext:value-type="float">
            <text:p><text:s/>9/5 </text:p>
          </table:table-cell>
          <table:table-cell table:style-name="ce170" table:formula="of:=(-[.C118]*[.L118]-[.E118])*SIGN([.D118])" office:value-type="float" office:value="-18" calcext:value-type="float">
            <text:p>-18</text:p>
          </table:table-cell>
          <table:table-cell table:style-name="ce170" table:formula="of:=ABS([.D118])" office:value-type="float" office:value="5" calcext:value-type="float">
            <text:p>5</text:p>
          </table:table-cell>
          <table:table-cell table:style-name="ce170" table:formula="of:=GCD(ABS([.AC118]);ABS([.AD118]))" office:value-type="float" office:value="1" calcext:value-type="float">
            <text:p>1</text:p>
          </table:table-cell>
          <table:table-cell table:style-name="ce202" table:formula="of:=[.AC118]/[.AE118]" office:value-type="float" office:value="-18" calcext:value-type="float">
            <text:p>-18</text:p>
          </table:table-cell>
          <table:table-cell table:style-name="ce202" table:formula="of:=[.AD118]/[.AE118]" office:value-type="float" office:value="5" calcext:value-type="float">
            <text:p>5</text:p>
          </table:table-cell>
          <table:table-cell table:style-name="ce203" table:formula="of:=[.AF118]/[.AG118]" office:value-type="float" office:value="-3.6" calcext:value-type="float">
            <text:p>-18/5 </text:p>
          </table:table-cell>
          <table:table-cell table:style-name="ce203" table:formula="of:=IF([.AC118]=0;&quot;0&quot;;(IF([.AC118]=[.AD118];&quot;1&quot;;(IF([.AC118]=-[.AD118];&quot;-1&quot;;IF([.AG118]=1;TEXT([.AF118];10);[.AH118]))))))" office:value-type="float" office:value="-3.6" calcext:value-type="float">
            <text:p>-18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56414" calcext:value-type="float">
            <text:p>356414</text:p>
          </table:table-cell>
          <table:table-cell table:style-name="ce219" table:formula="of:=[.B118]+1" office:value-type="float" office:value="12" calcext:value-type="float">
            <text:p>12</text:p>
          </table:table-cell>
          <table:table-cell table:style-name="ce186" table:formula="of:=[.C118]" office:value-type="float" office:value="-3" calcext:value-type="float">
            <text:p>-3</text:p>
          </table:table-cell>
          <table:table-cell table:style-name="ce186" table:formula="of:=[.D118]" office:value-type="float" office:value="-5" calcext:value-type="float">
            <text:p>-5</text:p>
          </table:table-cell>
          <table:table-cell table:style-name="ce186" table:formula="of:=[.E118]" office:value-type="float" office:value="9" calcext:value-type="float">
            <text:p>9</text:p>
          </table:table-cell>
          <table:table-cell table:style-name="ce186" table:formula="of:=[.F118]" office:value-type="string" office:string-value="-3x-5y+9=0" calcext:value-type="string">
            <text:p>-3x-5y+9=0</text:p>
          </table:table-cell>
          <table:table-cell table:style-name="ce193" table:formula="of:=[.G118]" office:value-type="float" office:value="-0.6" calcext:value-type="float">
            <text:p>- 3/5 </text:p>
          </table:table-cell>
          <table:table-cell table:style-name="ce193" table:formula="of:=[.H118]" office:value-type="float" office:value="1.8" calcext:value-type="float">
            <text:p><text:s/>9/5 </text:p>
          </table:table-cell>
          <table:table-cell table:style-name="ce193" table:formula="of:=CONCATENATE(&quot;y=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=-3x/5-1/5" calcext:value-type="string">
            <text:p>y=-3x/5-1/5</text:p>
          </table:table-cell>
          <table:table-cell table:style-name="ce186" table:formula="of:=RANK([.A119];[.$A$108:.$A$147];0)" office:value-type="float" office:value="27" calcext:value-type="float">
            <text:p>2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203" table:formula="of:=[.AI119]" office:value-type="float" office:value="1.8" calcext:value-type="float">
            <text:p><text:s/>9/5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9])*SIGN([.C119]*[.D119])" office:value-type="float" office:value="-3" calcext:value-type="float">
            <text:p>-3</text:p>
          </table:table-cell>
          <table:table-cell table:style-name="ce170" table:formula="of:=ABS([.D119])" office:value-type="float" office:value="5" calcext:value-type="float">
            <text:p>5</text:p>
          </table:table-cell>
          <table:table-cell table:style-name="ce170" table:formula="of:=GCD(ABS([.O119]);ABS([.P119]))" office:value-type="float" office:value="1" calcext:value-type="float">
            <text:p>1</text:p>
          </table:table-cell>
          <table:table-cell table:style-name="ce202" table:formula="of:=[.O119]/[.Q119]" office:value-type="float" office:value="-3" calcext:value-type="float">
            <text:p>-3</text:p>
          </table:table-cell>
          <table:table-cell table:style-name="ce202" table:formula="of:=[.P119]/[.Q119]" office:value-type="float" office:value="5" calcext:value-type="float">
            <text:p>5</text:p>
          </table:table-cell>
          <table:table-cell table:style-name="ce203" table:formula="of:=[.R119]/[.S119]" office:value-type="float" office:value="-0.6" calcext:value-type="float">
            <text:p>- 3/5 </text:p>
          </table:table-cell>
          <table:table-cell table:style-name="ce203" table:formula="of:=IF([.O119]=0;&quot;0&quot;;(IF([.O119]=[.P119];&quot;1&quot;;(IF([.O119]=-[.P119];&quot;-1&quot;;IF([.S119]=1;TEXT([.R119];10);[.T119]))))))" office:value-type="float" office:value="-0.6" calcext:value-type="float">
            <text:p>- 3/5 </text:p>
          </table:table-cell>
          <table:table-cell table:style-name="ce170" table:formula="of:=-ABS([.E119])*SIGN([.D119]*[.E119])+IF(RANDBETWEEN(1;2)=1;-1;1)*RANDBETWEEN(1;10)" office:value-type="float" office:value="-1" calcext:value-type="float">
            <text:p>-1</text:p>
          </table:table-cell>
          <table:table-cell table:style-name="ce170" table:formula="of:=ABS([.D119])" office:value-type="float" office:value="5" calcext:value-type="float">
            <text:p>5</text:p>
          </table:table-cell>
          <table:table-cell table:style-name="ce170" table:formula="of:=GCD(ABS([.V119]);ABS([.W119]))" office:value-type="float" office:value="1" calcext:value-type="float">
            <text:p>1</text:p>
          </table:table-cell>
          <table:table-cell table:style-name="ce202" table:formula="of:=[.V119]/[.X119]" office:value-type="float" office:value="-1" calcext:value-type="float">
            <text:p>-1</text:p>
          </table:table-cell>
          <table:table-cell table:style-name="ce202" table:formula="of:=[.W119]/[.X119]" office:value-type="float" office:value="5" calcext:value-type="float">
            <text:p>5</text:p>
          </table:table-cell>
          <table:table-cell table:style-name="ce203" table:formula="of:=[.Y119]/[.Z119]" office:value-type="float" office:value="-0.2" calcext:value-type="float">
            <text:p>- 1/5 </text:p>
          </table:table-cell>
          <table:table-cell table:style-name="ce203" table:formula="of:=IF([.V119]=0;&quot;0&quot;;(IF([.V119]=[.W119];&quot;1&quot;;(IF([.V119]=-[.W119];&quot;-1&quot;;IF([.Z119]=1;TEXT([.Y119];10);[.AA119]))))))" office:value-type="float" office:value="-0.2" calcext:value-type="float">
            <text:p>- 1/5 </text:p>
          </table:table-cell>
          <table:table-cell table:style-name="ce170" table:formula="of:=(-[.C119]*[.L119]-[.E119])*SIGN([.D119])" office:value-type="float" office:value="9" calcext:value-type="float">
            <text:p>9</text:p>
          </table:table-cell>
          <table:table-cell table:style-name="ce170" table:formula="of:=ABS([.D119])" office:value-type="float" office:value="5" calcext:value-type="float">
            <text:p>5</text:p>
          </table:table-cell>
          <table:table-cell table:style-name="ce170" table:formula="of:=GCD(ABS([.AC119]);ABS([.AD119]))" office:value-type="float" office:value="1" calcext:value-type="float">
            <text:p>1</text:p>
          </table:table-cell>
          <table:table-cell table:style-name="ce202" table:formula="of:=[.AC119]/[.AE119]" office:value-type="float" office:value="9" calcext:value-type="float">
            <text:p>9</text:p>
          </table:table-cell>
          <table:table-cell table:style-name="ce202" table:formula="of:=[.AD119]/[.AE119]" office:value-type="float" office:value="5" calcext:value-type="float">
            <text:p>5</text:p>
          </table:table-cell>
          <table:table-cell table:style-name="ce203" table:formula="of:=[.AF119]/[.AG119]" office:value-type="float" office:value="1.8" calcext:value-type="float">
            <text:p><text:s/>9/5 </text:p>
          </table:table-cell>
          <table:table-cell table:style-name="ce203" table:formula="of:=IF([.AC119]=0;&quot;0&quot;;(IF([.AC119]=[.AD119];&quot;1&quot;;(IF([.AC119]=-[.AD119];&quot;-1&quot;;IF([.AG119]=1;TEXT([.AF119];10);[.AH119]))))))" office:value-type="float" office:value="1.8" calcext:value-type="float">
            <text:p><text:s/>9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15401" calcext:value-type="float">
            <text:p>615401</text:p>
          </table:table-cell>
          <table:table-cell table:style-name="ce219" table:formula="of:=[.B119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120];&quot;x&quot;;IF([.D120]&gt;0;&quot;+&quot;;&quot;&quot;);[.D120];&quot;y&quot;;IF([.E120]&gt;0;&quot;+&quot;;&quot;&quot;);[.E120];&quot;=0&quot;)" office:value-type="string" office:string-value="7x-5y-13=0" calcext:value-type="string">
            <text:p>7x-5y-13=0</text:p>
          </table:table-cell>
          <table:table-cell table:style-name="ce193" table:formula="of:=-[.C120]/[.D120]" office:value-type="float" office:value="1.4" calcext:value-type="float">
            <text:p><text:s/>7/5 </text:p>
          </table:table-cell>
          <table:table-cell table:style-name="ce193" table:formula="of:=-[.E120]/[.D120]" office:value-type="float" office:value="-2.6" calcext:value-type="float">
            <text:p>-13/5 </text:p>
          </table:table-cell>
          <table:table-cell table:style-name="ce193" table:formula="of:=CONCATENATE(&quot;y=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=7x/5+13/5" calcext:value-type="string">
            <text:p>y=7x/5+13/5</text:p>
          </table:table-cell>
          <table:table-cell table:style-name="ce186" table:formula="of:=RANK([.A120];[.$A$108:.$A$147];0)" office:value-type="float" office:value="15" calcext:value-type="float">
            <text:p>1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20]" office:value-type="float" office:value="-6.8" calcext:value-type="float">
            <text:p>-34/5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0])*SIGN([.C120]*[.D120])" office:value-type="float" office:value="7" calcext:value-type="float">
            <text:p>7</text:p>
          </table:table-cell>
          <table:table-cell table:style-name="ce170" table:formula="of:=ABS([.D120])" office:value-type="float" office:value="5" calcext:value-type="float">
            <text:p>5</text:p>
          </table:table-cell>
          <table:table-cell table:style-name="ce170" table:formula="of:=GCD(ABS([.O120]);ABS([.P120]))" office:value-type="float" office:value="1" calcext:value-type="float">
            <text:p>1</text:p>
          </table:table-cell>
          <table:table-cell table:style-name="ce202" table:formula="of:=[.O120]/[.Q120]" office:value-type="float" office:value="7" calcext:value-type="float">
            <text:p>7</text:p>
          </table:table-cell>
          <table:table-cell table:style-name="ce202" table:formula="of:=[.P120]/[.Q120]" office:value-type="float" office:value="5" calcext:value-type="float">
            <text:p>5</text:p>
          </table:table-cell>
          <table:table-cell table:style-name="ce203" table:formula="of:=[.R120]/[.S120]" office:value-type="float" office:value="1.4" calcext:value-type="float">
            <text:p><text:s/>7/5 </text:p>
          </table:table-cell>
          <table:table-cell table:style-name="ce203" table:formula="of:=IF([.O120]=0;&quot;0&quot;;(IF([.O120]=[.P120];&quot;1&quot;;(IF([.O120]=-[.P120];&quot;-1&quot;;IF([.S120]=1;TEXT([.R120];10);[.T120]))))))" office:value-type="float" office:value="1.4" calcext:value-type="float">
            <text:p><text:s/>7/5 </text:p>
          </table:table-cell>
          <table:table-cell table:style-name="ce170" table:formula="of:=-ABS([.E120])*SIGN([.D120]*[.E120])" office:value-type="float" office:value="-13" calcext:value-type="float">
            <text:p>-13</text:p>
          </table:table-cell>
          <table:table-cell table:style-name="ce170" table:formula="of:=ABS([.D120])" office:value-type="float" office:value="5" calcext:value-type="float">
            <text:p>5</text:p>
          </table:table-cell>
          <table:table-cell table:style-name="ce170" table:formula="of:=GCD(ABS([.V120]);ABS([.W120]))" office:value-type="float" office:value="1" calcext:value-type="float">
            <text:p>1</text:p>
          </table:table-cell>
          <table:table-cell table:style-name="ce202" table:formula="of:=[.V120]/[.X120]" office:value-type="float" office:value="-13" calcext:value-type="float">
            <text:p>-13</text:p>
          </table:table-cell>
          <table:table-cell table:style-name="ce202" table:formula="of:=[.W120]/[.X120]" office:value-type="float" office:value="5" calcext:value-type="float">
            <text:p>5</text:p>
          </table:table-cell>
          <table:table-cell table:style-name="ce203" table:formula="of:=[.Y120]/[.Z120]" office:value-type="float" office:value="-2.6" calcext:value-type="float">
            <text:p>-13/5 </text:p>
          </table:table-cell>
          <table:table-cell table:style-name="ce203" table:formula="of:=IF([.V120]=0;&quot;0&quot;;(IF([.V120]=[.W120];&quot;1&quot;;(IF([.V120]=-[.W120];&quot;-1&quot;;IF([.Z120]=1;TEXT([.Y120];10);[.AA120]))))))" office:value-type="float" office:value="-2.6" calcext:value-type="float">
            <text:p>-13/5 </text:p>
          </table:table-cell>
          <table:table-cell table:style-name="ce170" table:formula="of:=(-[.C120]*[.L120]-[.E120])*SIGN([.D120])" office:value-type="float" office:value="-34" calcext:value-type="float">
            <text:p>-34</text:p>
          </table:table-cell>
          <table:table-cell table:style-name="ce170" table:formula="of:=ABS([.D120])" office:value-type="float" office:value="5" calcext:value-type="float">
            <text:p>5</text:p>
          </table:table-cell>
          <table:table-cell table:style-name="ce170" table:formula="of:=GCD(ABS([.AC120]);ABS([.AD120]))" office:value-type="float" office:value="1" calcext:value-type="float">
            <text:p>1</text:p>
          </table:table-cell>
          <table:table-cell table:style-name="ce202" table:formula="of:=[.AC120]/[.AE120]" office:value-type="float" office:value="-34" calcext:value-type="float">
            <text:p>-34</text:p>
          </table:table-cell>
          <table:table-cell table:style-name="ce202" table:formula="of:=[.AD120]/[.AE120]" office:value-type="float" office:value="5" calcext:value-type="float">
            <text:p>5</text:p>
          </table:table-cell>
          <table:table-cell table:style-name="ce203" table:formula="of:=[.AF120]/[.AG120]" office:value-type="float" office:value="-6.8" calcext:value-type="float">
            <text:p>-34/5 </text:p>
          </table:table-cell>
          <table:table-cell table:style-name="ce203" table:formula="of:=IF([.AC120]=0;&quot;0&quot;;(IF([.AC120]=[.AD120];&quot;1&quot;;(IF([.AC120]=-[.AD120];&quot;-1&quot;;IF([.AG120]=1;TEXT([.AF120];10);[.AH120]))))))" office:value-type="float" office:value="-6.8" calcext:value-type="float">
            <text:p>-34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632406" calcext:value-type="float">
            <text:p>632406</text:p>
          </table:table-cell>
          <table:table-cell table:style-name="ce219" table:formula="of:=[.B120]+1" office:value-type="float" office:value="14" calcext:value-type="float">
            <text:p>14</text:p>
          </table:table-cell>
          <table:table-cell table:style-name="ce186" table:formula="of:=[.C120]" office:value-type="float" office:value="7" calcext:value-type="float">
            <text:p>7</text:p>
          </table:table-cell>
          <table:table-cell table:style-name="ce186" table:formula="of:=[.D120]" office:value-type="float" office:value="-5" calcext:value-type="float">
            <text:p>-5</text:p>
          </table:table-cell>
          <table:table-cell table:style-name="ce186" table:formula="of:=[.E120]" office:value-type="float" office:value="-13" calcext:value-type="float">
            <text:p>-13</text:p>
          </table:table-cell>
          <table:table-cell table:style-name="ce186" table:formula="of:=[.F120]" office:value-type="string" office:string-value="7x-5y-13=0" calcext:value-type="string">
            <text:p>7x-5y-13=0</text:p>
          </table:table-cell>
          <table:table-cell table:style-name="ce193" table:formula="of:=[.G120]" office:value-type="float" office:value="1.4" calcext:value-type="float">
            <text:p><text:s/>7/5 </text:p>
          </table:table-cell>
          <table:table-cell table:style-name="ce193" table:formula="of:=[.H120]" office:value-type="float" office:value="-2.6" calcext:value-type="float">
            <text:p>-13/5 </text:p>
          </table:table-cell>
          <table:table-cell table:style-name="ce193" table:formula="of:=CONCATENATE(&quot;y=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=7x/5+14/5" calcext:value-type="string">
            <text:p>y=7x/5+14/5</text:p>
          </table:table-cell>
          <table:table-cell table:style-name="ce186" table:formula="of:=RANK([.A121];[.$A$108:.$A$147];0)" office:value-type="float" office:value="13" calcext:value-type="float">
            <text:p>1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203" table:formula="of:=[.AI121]" office:value-type="float" office:value="0.2" calcext:value-type="float">
            <text:p><text:s/>1/5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1])*SIGN([.C121]*[.D121])" office:value-type="float" office:value="7" calcext:value-type="float">
            <text:p>7</text:p>
          </table:table-cell>
          <table:table-cell table:style-name="ce170" table:formula="of:=ABS([.D121])" office:value-type="float" office:value="5" calcext:value-type="float">
            <text:p>5</text:p>
          </table:table-cell>
          <table:table-cell table:style-name="ce170" table:formula="of:=GCD(ABS([.O121]);ABS([.P121]))" office:value-type="float" office:value="1" calcext:value-type="float">
            <text:p>1</text:p>
          </table:table-cell>
          <table:table-cell table:style-name="ce202" table:formula="of:=[.O121]/[.Q121]" office:value-type="float" office:value="7" calcext:value-type="float">
            <text:p>7</text:p>
          </table:table-cell>
          <table:table-cell table:style-name="ce202" table:formula="of:=[.P121]/[.Q121]" office:value-type="float" office:value="5" calcext:value-type="float">
            <text:p>5</text:p>
          </table:table-cell>
          <table:table-cell table:style-name="ce203" table:formula="of:=[.R121]/[.S121]" office:value-type="float" office:value="1.4" calcext:value-type="float">
            <text:p><text:s/>7/5 </text:p>
          </table:table-cell>
          <table:table-cell table:style-name="ce203" table:formula="of:=IF([.O121]=0;&quot;0&quot;;(IF([.O121]=[.P121];&quot;1&quot;;(IF([.O121]=-[.P121];&quot;-1&quot;;IF([.S121]=1;TEXT([.R121];10);[.T121]))))))" office:value-type="float" office:value="1.4" calcext:value-type="float">
            <text:p><text:s/>7/5 </text:p>
          </table:table-cell>
          <table:table-cell table:style-name="ce170" table:formula="of:=-ABS([.E121])*SIGN([.D121]*[.E121])+IF(RANDBETWEEN(1;2)=1;-1;1)*RANDBETWEEN(1;10)" office:value-type="float" office:value="-14" calcext:value-type="float">
            <text:p>-14</text:p>
          </table:table-cell>
          <table:table-cell table:style-name="ce170" table:formula="of:=ABS([.D121])" office:value-type="float" office:value="5" calcext:value-type="float">
            <text:p>5</text:p>
          </table:table-cell>
          <table:table-cell table:style-name="ce170" table:formula="of:=GCD(ABS([.V121]);ABS([.W121]))" office:value-type="float" office:value="1" calcext:value-type="float">
            <text:p>1</text:p>
          </table:table-cell>
          <table:table-cell table:style-name="ce202" table:formula="of:=[.V121]/[.X121]" office:value-type="float" office:value="-14" calcext:value-type="float">
            <text:p>-14</text:p>
          </table:table-cell>
          <table:table-cell table:style-name="ce202" table:formula="of:=[.W121]/[.X121]" office:value-type="float" office:value="5" calcext:value-type="float">
            <text:p>5</text:p>
          </table:table-cell>
          <table:table-cell table:style-name="ce203" table:formula="of:=[.Y121]/[.Z121]" office:value-type="float" office:value="-2.8" calcext:value-type="float">
            <text:p>-14/5 </text:p>
          </table:table-cell>
          <table:table-cell table:style-name="ce203" table:formula="of:=IF([.V121]=0;&quot;0&quot;;(IF([.V121]=[.W121];&quot;1&quot;;(IF([.V121]=-[.W121];&quot;-1&quot;;IF([.Z121]=1;TEXT([.Y121];10);[.AA121]))))))" office:value-type="float" office:value="-2.8" calcext:value-type="float">
            <text:p>-14/5 </text:p>
          </table:table-cell>
          <table:table-cell table:style-name="ce170" table:formula="of:=(-[.C121]*[.L121]-[.E121])*SIGN([.D121])" office:value-type="float" office:value="1" calcext:value-type="float">
            <text:p>1</text:p>
          </table:table-cell>
          <table:table-cell table:style-name="ce170" table:formula="of:=ABS([.D121])" office:value-type="float" office:value="5" calcext:value-type="float">
            <text:p>5</text:p>
          </table:table-cell>
          <table:table-cell table:style-name="ce170" table:formula="of:=GCD(ABS([.AC121]);ABS([.AD121]))" office:value-type="float" office:value="1" calcext:value-type="float">
            <text:p>1</text:p>
          </table:table-cell>
          <table:table-cell table:style-name="ce202" table:formula="of:=[.AC121]/[.AE121]" office:value-type="float" office:value="1" calcext:value-type="float">
            <text:p>1</text:p>
          </table:table-cell>
          <table:table-cell table:style-name="ce202" table:formula="of:=[.AD121]/[.AE121]" office:value-type="float" office:value="5" calcext:value-type="float">
            <text:p>5</text:p>
          </table:table-cell>
          <table:table-cell table:style-name="ce203" table:formula="of:=[.AF121]/[.AG121]" office:value-type="float" office:value="0.2" calcext:value-type="float">
            <text:p><text:s/>1/5 </text:p>
          </table:table-cell>
          <table:table-cell table:style-name="ce203" table:formula="of:=IF([.AC121]=0;&quot;0&quot;;(IF([.AC121]=[.AD121];&quot;1&quot;;(IF([.AC121]=-[.AD121];&quot;-1&quot;;IF([.AG121]=1;TEXT([.AF121];10);[.AH121]))))))" office:value-type="float" office:value="0.2" calcext:value-type="float">
            <text:p><text:s/>1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497732" calcext:value-type="float">
            <text:p>497732</text:p>
          </table:table-cell>
          <table:table-cell table:style-name="ce219" table:formula="of:=[.B121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22];&quot;x&quot;;IF([.D122]&gt;0;&quot;+&quot;;&quot;&quot;);[.D122];&quot;y&quot;;IF([.E122]&gt;0;&quot;+&quot;;&quot;&quot;);[.E122];&quot;=0&quot;)" office:value-type="string" office:string-value="-15x+14y+9=0" calcext:value-type="string">
            <text:p>-15x+14y+9=0</text:p>
          </table:table-cell>
          <table:table-cell table:style-name="ce193" table:formula="of:=-[.C122]/[.D122]" office:value-type="float" office:value="1.07142857142857" calcext:value-type="float">
            <text:p>15/14</text:p>
          </table:table-cell>
          <table:table-cell table:style-name="ce193" table:formula="of:=-[.E122]/[.D122]" office:value-type="float" office:value="-0.642857142857143" calcext:value-type="float">
            <text:p>- 9/14</text:p>
          </table:table-cell>
          <table:table-cell table:style-name="ce193" table:formula="of:=CONCATENATE(&quot;y=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=15x/14+9/14" calcext:value-type="string">
            <text:p>y=15x/14+9/14</text:p>
          </table:table-cell>
          <table:table-cell table:style-name="ce186" table:formula="of:=RANK([.A122];[.$A$108:.$A$147];0)" office:value-type="float" office:value="23" calcext:value-type="float">
            <text:p>2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22]" office:value-type="float" office:value="-7.07142857142857" calcext:value-type="float">
            <text:p>-99/14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2])*SIGN([.C122]*[.D122])" office:value-type="float" office:value="15" calcext:value-type="float">
            <text:p>15</text:p>
          </table:table-cell>
          <table:table-cell table:style-name="ce170" table:formula="of:=ABS([.D122])" office:value-type="float" office:value="14" calcext:value-type="float">
            <text:p>14</text:p>
          </table:table-cell>
          <table:table-cell table:style-name="ce170" table:formula="of:=GCD(ABS([.O122]);ABS([.P122]))" office:value-type="float" office:value="1" calcext:value-type="float">
            <text:p>1</text:p>
          </table:table-cell>
          <table:table-cell table:style-name="ce202" table:formula="of:=[.O122]/[.Q122]" office:value-type="float" office:value="15" calcext:value-type="float">
            <text:p>15</text:p>
          </table:table-cell>
          <table:table-cell table:style-name="ce202" table:formula="of:=[.P122]/[.Q122]" office:value-type="float" office:value="14" calcext:value-type="float">
            <text:p>14</text:p>
          </table:table-cell>
          <table:table-cell table:style-name="ce203" table:formula="of:=[.R122]/[.S122]" office:value-type="float" office:value="1.07142857142857" calcext:value-type="float">
            <text:p>15/14</text:p>
          </table:table-cell>
          <table:table-cell table:style-name="ce203" table:formula="of:=IF([.O122]=0;&quot;0&quot;;(IF([.O122]=[.P122];&quot;1&quot;;(IF([.O122]=-[.P122];&quot;-1&quot;;IF([.S122]=1;TEXT([.R122];10);[.T122]))))))" office:value-type="float" office:value="1.07142857142857" calcext:value-type="float">
            <text:p>15/14</text:p>
          </table:table-cell>
          <table:table-cell table:style-name="ce170" table:formula="of:=-ABS([.E122])*SIGN([.D122]*[.E122])" office:value-type="float" office:value="-9" calcext:value-type="float">
            <text:p>-9</text:p>
          </table:table-cell>
          <table:table-cell table:style-name="ce170" table:formula="of:=ABS([.D122])" office:value-type="float" office:value="14" calcext:value-type="float">
            <text:p>14</text:p>
          </table:table-cell>
          <table:table-cell table:style-name="ce170" table:formula="of:=GCD(ABS([.V122]);ABS([.W122]))" office:value-type="float" office:value="1" calcext:value-type="float">
            <text:p>1</text:p>
          </table:table-cell>
          <table:table-cell table:style-name="ce202" table:formula="of:=[.V122]/[.X122]" office:value-type="float" office:value="-9" calcext:value-type="float">
            <text:p>-9</text:p>
          </table:table-cell>
          <table:table-cell table:style-name="ce202" table:formula="of:=[.W122]/[.X122]" office:value-type="float" office:value="14" calcext:value-type="float">
            <text:p>14</text:p>
          </table:table-cell>
          <table:table-cell table:style-name="ce203" table:formula="of:=[.Y122]/[.Z122]" office:value-type="float" office:value="-0.642857142857143" calcext:value-type="float">
            <text:p>- 9/14</text:p>
          </table:table-cell>
          <table:table-cell table:style-name="ce203" table:formula="of:=IF([.V122]=0;&quot;0&quot;;(IF([.V122]=[.W122];&quot;1&quot;;(IF([.V122]=-[.W122];&quot;-1&quot;;IF([.Z122]=1;TEXT([.Y122];10);[.AA122]))))))" office:value-type="float" office:value="-0.642857142857143" calcext:value-type="float">
            <text:p>- 9/14</text:p>
          </table:table-cell>
          <table:table-cell table:style-name="ce170" table:formula="of:=(-[.C122]*[.L122]-[.E122])*SIGN([.D122])" office:value-type="float" office:value="-99" calcext:value-type="float">
            <text:p>-99</text:p>
          </table:table-cell>
          <table:table-cell table:style-name="ce170" table:formula="of:=ABS([.D122])" office:value-type="float" office:value="14" calcext:value-type="float">
            <text:p>14</text:p>
          </table:table-cell>
          <table:table-cell table:style-name="ce170" table:formula="of:=GCD(ABS([.AC122]);ABS([.AD122]))" office:value-type="float" office:value="1" calcext:value-type="float">
            <text:p>1</text:p>
          </table:table-cell>
          <table:table-cell table:style-name="ce202" table:formula="of:=[.AC122]/[.AE122]" office:value-type="float" office:value="-99" calcext:value-type="float">
            <text:p>-99</text:p>
          </table:table-cell>
          <table:table-cell table:style-name="ce202" table:formula="of:=[.AD122]/[.AE122]" office:value-type="float" office:value="14" calcext:value-type="float">
            <text:p>14</text:p>
          </table:table-cell>
          <table:table-cell table:style-name="ce203" table:formula="of:=[.AF122]/[.AG122]" office:value-type="float" office:value="-7.07142857142857" calcext:value-type="float">
            <text:p>-99/14</text:p>
          </table:table-cell>
          <table:table-cell table:style-name="ce203" table:formula="of:=IF([.AC122]=0;&quot;0&quot;;(IF([.AC122]=[.AD122];&quot;1&quot;;(IF([.AC122]=-[.AD122];&quot;-1&quot;;IF([.AG122]=1;TEXT([.AF122];10);[.AH122]))))))" office:value-type="float" office:value="-7.07142857142857" calcext:value-type="float">
            <text:p>-99/14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91897" calcext:value-type="float">
            <text:p>891897</text:p>
          </table:table-cell>
          <table:table-cell table:style-name="ce219" table:formula="of:=[.B122]+1" office:value-type="float" office:value="16" calcext:value-type="float">
            <text:p>16</text:p>
          </table:table-cell>
          <table:table-cell table:style-name="ce186" table:formula="of:=[.C122]" office:value-type="float" office:value="-15" calcext:value-type="float">
            <text:p>-15</text:p>
          </table:table-cell>
          <table:table-cell table:style-name="ce186" table:formula="of:=[.D122]" office:value-type="float" office:value="14" calcext:value-type="float">
            <text:p>14</text:p>
          </table:table-cell>
          <table:table-cell table:style-name="ce186" table:formula="of:=[.E122]" office:value-type="float" office:value="9" calcext:value-type="float">
            <text:p>9</text:p>
          </table:table-cell>
          <table:table-cell table:style-name="ce186" table:formula="of:=[.F122]" office:value-type="string" office:string-value="-15x+14y+9=0" calcext:value-type="string">
            <text:p>-15x+14y+9=0</text:p>
          </table:table-cell>
          <table:table-cell table:style-name="ce193" table:formula="of:=[.G122]" office:value-type="float" office:value="1.07142857142857" calcext:value-type="float">
            <text:p>15/14</text:p>
          </table:table-cell>
          <table:table-cell table:style-name="ce193" table:formula="of:=[.H122]" office:value-type="float" office:value="-0.642857142857143" calcext:value-type="float">
            <text:p>- 9/14</text:p>
          </table:table-cell>
          <table:table-cell table:style-name="ce193" table:formula="of:=CONCATENATE(&quot;y=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=15x/14+0" calcext:value-type="string">
            <text:p>y=15x/14+0</text:p>
          </table:table-cell>
          <table:table-cell table:style-name="ce186" table:formula="of:=RANK([.A123];[.$A$108:.$A$147];0)" office:value-type="float" office:value="6" calcext:value-type="float">
            <text:p>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23]" office:value-type="float" office:value="-1.71428571428571" calcext:value-type="float">
            <text:p>-12/7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3])*SIGN([.C123]*[.D123])" office:value-type="float" office:value="15" calcext:value-type="float">
            <text:p>15</text:p>
          </table:table-cell>
          <table:table-cell table:style-name="ce170" table:formula="of:=ABS([.D123])" office:value-type="float" office:value="14" calcext:value-type="float">
            <text:p>14</text:p>
          </table:table-cell>
          <table:table-cell table:style-name="ce170" table:formula="of:=GCD(ABS([.O123]);ABS([.P123]))" office:value-type="float" office:value="1" calcext:value-type="float">
            <text:p>1</text:p>
          </table:table-cell>
          <table:table-cell table:style-name="ce202" table:formula="of:=[.O123]/[.Q123]" office:value-type="float" office:value="15" calcext:value-type="float">
            <text:p>15</text:p>
          </table:table-cell>
          <table:table-cell table:style-name="ce202" table:formula="of:=[.P123]/[.Q123]" office:value-type="float" office:value="14" calcext:value-type="float">
            <text:p>14</text:p>
          </table:table-cell>
          <table:table-cell table:style-name="ce203" table:formula="of:=[.R123]/[.S123]" office:value-type="float" office:value="1.07142857142857" calcext:value-type="float">
            <text:p>15/14</text:p>
          </table:table-cell>
          <table:table-cell table:style-name="ce203" table:formula="of:=IF([.O123]=0;&quot;0&quot;;(IF([.O123]=[.P123];&quot;1&quot;;(IF([.O123]=-[.P123];&quot;-1&quot;;IF([.S123]=1;TEXT([.R123];10);[.T123]))))))" office:value-type="float" office:value="1.07142857142857" calcext:value-type="float">
            <text:p>15/14</text:p>
          </table:table-cell>
          <table:table-cell table:style-name="ce170" table:formula="of:=-ABS([.E123])*SIGN([.D123]*[.E123])+IF(RANDBETWEEN(1;2)=1;-1;1)*RANDBETWEEN(1;10)" office:value-type="float" office:value="0" calcext:value-type="float">
            <text:p>0</text:p>
          </table:table-cell>
          <table:table-cell table:style-name="ce170" table:formula="of:=ABS([.D123])" office:value-type="float" office:value="14" calcext:value-type="float">
            <text:p>14</text:p>
          </table:table-cell>
          <table:table-cell table:style-name="ce170" table:formula="of:=GCD(ABS([.V123]);ABS([.W123]))" office:value-type="float" office:value="14" calcext:value-type="float">
            <text:p>14</text:p>
          </table:table-cell>
          <table:table-cell table:style-name="ce202" table:formula="of:=[.V123]/[.X123]" office:value-type="float" office:value="0" calcext:value-type="float">
            <text:p>0</text:p>
          </table:table-cell>
          <table:table-cell table:style-name="ce202" table:formula="of:=[.W123]/[.X123]" office:value-type="float" office:value="1" calcext:value-type="float">
            <text:p>1</text:p>
          </table:table-cell>
          <table:table-cell table:style-name="ce203" table:formula="of:=[.Y123]/[.Z123]" office:value-type="float" office:value="0" calcext:value-type="float">
            <text:p><text:s/>0/1 </text:p>
          </table:table-cell>
          <table:table-cell table:style-name="ce203" table:formula="of:=IF([.V123]=0;&quot;0&quot;;(IF([.V123]=[.W123];&quot;1&quot;;(IF([.V123]=-[.W123];&quot;-1&quot;;IF([.Z123]=1;TEXT([.Y123];10);[.AA123]))))))" office:value-type="string" office:string-value="0" calcext:value-type="string">
            <text:p>0</text:p>
          </table:table-cell>
          <table:table-cell table:style-name="ce170" table:formula="of:=(-[.C123]*[.L123]-[.E123])*SIGN([.D123])" office:value-type="float" office:value="-24" calcext:value-type="float">
            <text:p>-24</text:p>
          </table:table-cell>
          <table:table-cell table:style-name="ce170" table:formula="of:=ABS([.D123])" office:value-type="float" office:value="14" calcext:value-type="float">
            <text:p>14</text:p>
          </table:table-cell>
          <table:table-cell table:style-name="ce170" table:formula="of:=GCD(ABS([.AC123]);ABS([.AD123]))" office:value-type="float" office:value="2" calcext:value-type="float">
            <text:p>2</text:p>
          </table:table-cell>
          <table:table-cell table:style-name="ce202" table:formula="of:=[.AC123]/[.AE123]" office:value-type="float" office:value="-12" calcext:value-type="float">
            <text:p>-12</text:p>
          </table:table-cell>
          <table:table-cell table:style-name="ce202" table:formula="of:=[.AD123]/[.AE123]" office:value-type="float" office:value="7" calcext:value-type="float">
            <text:p>7</text:p>
          </table:table-cell>
          <table:table-cell table:style-name="ce203" table:formula="of:=[.AF123]/[.AG123]" office:value-type="float" office:value="-1.71428571428571" calcext:value-type="float">
            <text:p>-12/7 </text:p>
          </table:table-cell>
          <table:table-cell table:style-name="ce203" table:formula="of:=IF([.AC123]=0;&quot;0&quot;;(IF([.AC123]=[.AD123];&quot;1&quot;;(IF([.AC123]=-[.AD123];&quot;-1&quot;;IF([.AG123]=1;TEXT([.AF123];10);[.AH123]))))))" office:value-type="float" office:value="-1.71428571428571" calcext:value-type="float">
            <text:p>-12/7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992325" calcext:value-type="float">
            <text:p>992325</text:p>
          </table:table-cell>
          <table:table-cell table:style-name="ce219" table:formula="of:=[.B123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233" table:formula="of:=CONCATENATE([.C124];&quot;x&quot;;IF([.D124]&gt;0;&quot;+&quot;;&quot;&quot;);[.D124];&quot;y&quot;;IF([.E124]&gt;0;&quot;+&quot;;&quot;&quot;);[.E124];&quot;=0&quot;)" office:value-type="string" office:string-value="16x-12y+20=0" calcext:value-type="string">
            <text:p>16x-12y+20=0</text:p>
          </table:table-cell>
          <table:table-cell table:style-name="ce193" table:formula="of:=-[.C124]/[.D124]" office:value-type="float" office:value="1.33333333333333" calcext:value-type="float">
            <text:p><text:s/>4/3 </text:p>
          </table:table-cell>
          <table:table-cell table:style-name="ce193" table:formula="of:=-[.E124]/[.D124]" office:value-type="float" office:value="1.66666666666667" calcext:value-type="float">
            <text:p><text:s/>5/3 </text:p>
          </table:table-cell>
          <table:table-cell table:style-name="ce193" table:formula="of:=CONCATENATE(&quot;y=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=4x/3+5/3" calcext:value-type="string">
            <text:p>y=4x/3+5/3</text:p>
          </table:table-cell>
          <table:table-cell table:style-name="ce186" table:formula="of:=RANK([.A124];[.$A$108:.$A$147];0)" office:value-type="float" office:value="1" calcext:value-type="float">
            <text:p>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203" table:formula="of:=[.AI124]" office:value-type="float" office:value="4.33333333333333" calcext:value-type="float">
            <text:p>13/3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4])*SIGN([.C124]*[.D124])" office:value-type="float" office:value="16" calcext:value-type="float">
            <text:p>16</text:p>
          </table:table-cell>
          <table:table-cell table:style-name="ce170" table:formula="of:=ABS([.D124])" office:value-type="float" office:value="12" calcext:value-type="float">
            <text:p>12</text:p>
          </table:table-cell>
          <table:table-cell table:style-name="ce170" table:formula="of:=GCD(ABS([.O124]);ABS([.P124]))" office:value-type="float" office:value="4" calcext:value-type="float">
            <text:p>4</text:p>
          </table:table-cell>
          <table:table-cell table:style-name="ce202" table:formula="of:=[.O124]/[.Q124]" office:value-type="float" office:value="4" calcext:value-type="float">
            <text:p>4</text:p>
          </table:table-cell>
          <table:table-cell table:style-name="ce202" table:formula="of:=[.P124]/[.Q124]" office:value-type="float" office:value="3" calcext:value-type="float">
            <text:p>3</text:p>
          </table:table-cell>
          <table:table-cell table:style-name="ce203" table:formula="of:=[.R124]/[.S124]" office:value-type="float" office:value="1.33333333333333" calcext:value-type="float">
            <text:p><text:s/>4/3 </text:p>
          </table:table-cell>
          <table:table-cell table:style-name="ce203" table:formula="of:=IF([.O124]=0;&quot;0&quot;;(IF([.O124]=[.P124];&quot;1&quot;;(IF([.O124]=-[.P124];&quot;-1&quot;;IF([.S124]=1;TEXT([.R124];10);[.T124]))))))" office:value-type="float" office:value="1.33333333333333" calcext:value-type="float">
            <text:p><text:s/>4/3 </text:p>
          </table:table-cell>
          <table:table-cell table:style-name="ce170" table:formula="of:=-ABS([.E124])*SIGN([.D124]*[.E124])" office:value-type="float" office:value="20" calcext:value-type="float">
            <text:p>20</text:p>
          </table:table-cell>
          <table:table-cell table:style-name="ce170" table:formula="of:=ABS([.D124])" office:value-type="float" office:value="12" calcext:value-type="float">
            <text:p>12</text:p>
          </table:table-cell>
          <table:table-cell table:style-name="ce170" table:formula="of:=GCD(ABS([.V124]);ABS([.W124]))" office:value-type="float" office:value="4" calcext:value-type="float">
            <text:p>4</text:p>
          </table:table-cell>
          <table:table-cell table:style-name="ce202" table:formula="of:=[.V124]/[.X124]" office:value-type="float" office:value="5" calcext:value-type="float">
            <text:p>5</text:p>
          </table:table-cell>
          <table:table-cell table:style-name="ce202" table:formula="of:=[.W124]/[.X124]" office:value-type="float" office:value="3" calcext:value-type="float">
            <text:p>3</text:p>
          </table:table-cell>
          <table:table-cell table:style-name="ce203" table:formula="of:=[.Y124]/[.Z124]" office:value-type="float" office:value="1.66666666666667" calcext:value-type="float">
            <text:p><text:s/>5/3 </text:p>
          </table:table-cell>
          <table:table-cell table:style-name="ce203" table:formula="of:=IF([.V124]=0;&quot;0&quot;;(IF([.V124]=[.W124];&quot;1&quot;;(IF([.V124]=-[.W124];&quot;-1&quot;;IF([.Z124]=1;TEXT([.Y124];10);[.AA124]))))))" office:value-type="float" office:value="1.66666666666667" calcext:value-type="float">
            <text:p><text:s/>5/3 </text:p>
          </table:table-cell>
          <table:table-cell table:style-name="ce170" table:formula="of:=(-[.C124]*[.L124]-[.E124])*SIGN([.D124])" office:value-type="float" office:value="52" calcext:value-type="float">
            <text:p>52</text:p>
          </table:table-cell>
          <table:table-cell table:style-name="ce170" table:formula="of:=ABS([.D124])" office:value-type="float" office:value="12" calcext:value-type="float">
            <text:p>12</text:p>
          </table:table-cell>
          <table:table-cell table:style-name="ce170" table:formula="of:=GCD(ABS([.AC124]);ABS([.AD124]))" office:value-type="float" office:value="4" calcext:value-type="float">
            <text:p>4</text:p>
          </table:table-cell>
          <table:table-cell table:style-name="ce202" table:formula="of:=[.AC124]/[.AE124]" office:value-type="float" office:value="13" calcext:value-type="float">
            <text:p>13</text:p>
          </table:table-cell>
          <table:table-cell table:style-name="ce202" table:formula="of:=[.AD124]/[.AE124]" office:value-type="float" office:value="3" calcext:value-type="float">
            <text:p>3</text:p>
          </table:table-cell>
          <table:table-cell table:style-name="ce203" table:formula="of:=[.AF124]/[.AG124]" office:value-type="float" office:value="4.33333333333333" calcext:value-type="float">
            <text:p>13/3 </text:p>
          </table:table-cell>
          <table:table-cell table:style-name="ce203" table:formula="of:=IF([.AC124]=0;&quot;0&quot;;(IF([.AC124]=[.AD124];&quot;1&quot;;(IF([.AC124]=-[.AD124];&quot;-1&quot;;IF([.AG124]=1;TEXT([.AF124];10);[.AH124]))))))" office:value-type="float" office:value="4.33333333333333" calcext:value-type="float">
            <text:p>13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476461" calcext:value-type="float">
            <text:p>476461</text:p>
          </table:table-cell>
          <table:table-cell table:style-name="ce219" table:formula="of:=[.B124]+1" office:value-type="float" office:value="18" calcext:value-type="float">
            <text:p>18</text:p>
          </table:table-cell>
          <table:table-cell table:style-name="ce186" table:formula="of:=[.C124]" office:value-type="float" office:value="16" calcext:value-type="float">
            <text:p>16</text:p>
          </table:table-cell>
          <table:table-cell table:style-name="ce186" table:formula="of:=[.D124]" office:value-type="float" office:value="-12" calcext:value-type="float">
            <text:p>-12</text:p>
          </table:table-cell>
          <table:table-cell table:style-name="ce186" table:formula="of:=[.E124]" office:value-type="float" office:value="20" calcext:value-type="float">
            <text:p>20</text:p>
          </table:table-cell>
          <table:table-cell table:style-name="ce186" table:formula="of:=[.F124]" office:value-type="string" office:string-value="16x-12y+20=0" calcext:value-type="string">
            <text:p>16x-12y+20=0</text:p>
          </table:table-cell>
          <table:table-cell table:style-name="ce193" table:formula="of:=[.G124]" office:value-type="float" office:value="1.33333333333333" calcext:value-type="float">
            <text:p><text:s/>4/3 </text:p>
          </table:table-cell>
          <table:table-cell table:style-name="ce193" table:formula="of:=[.H124]" office:value-type="float" office:value="1.66666666666667" calcext:value-type="float">
            <text:p><text:s/>5/3 </text:p>
          </table:table-cell>
          <table:table-cell table:style-name="ce193" table:formula="of:=CONCATENATE(&quot;y=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=4x/3+2" calcext:value-type="string">
            <text:p>y=4x/3+2</text:p>
          </table:table-cell>
          <table:table-cell table:style-name="ce186" table:formula="of:=RANK([.A125];[.$A$108:.$A$147];0)" office:value-type="float" office:value="25" calcext:value-type="float">
            <text:p>2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203" table:formula="of:=[.AI125]" office:value-type="string" office:string-value="3" calcext:value-type="string">
            <text:p>3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5])*SIGN([.C125]*[.D125])" office:value-type="float" office:value="16" calcext:value-type="float">
            <text:p>16</text:p>
          </table:table-cell>
          <table:table-cell table:style-name="ce170" table:formula="of:=ABS([.D125])" office:value-type="float" office:value="12" calcext:value-type="float">
            <text:p>12</text:p>
          </table:table-cell>
          <table:table-cell table:style-name="ce170" table:formula="of:=GCD(ABS([.O125]);ABS([.P125]))" office:value-type="float" office:value="4" calcext:value-type="float">
            <text:p>4</text:p>
          </table:table-cell>
          <table:table-cell table:style-name="ce202" table:formula="of:=[.O125]/[.Q125]" office:value-type="float" office:value="4" calcext:value-type="float">
            <text:p>4</text:p>
          </table:table-cell>
          <table:table-cell table:style-name="ce202" table:formula="of:=[.P125]/[.Q125]" office:value-type="float" office:value="3" calcext:value-type="float">
            <text:p>3</text:p>
          </table:table-cell>
          <table:table-cell table:style-name="ce203" table:formula="of:=[.R125]/[.S125]" office:value-type="float" office:value="1.33333333333333" calcext:value-type="float">
            <text:p><text:s/>4/3 </text:p>
          </table:table-cell>
          <table:table-cell table:style-name="ce203" table:formula="of:=IF([.O125]=0;&quot;0&quot;;(IF([.O125]=[.P125];&quot;1&quot;;(IF([.O125]=-[.P125];&quot;-1&quot;;IF([.S125]=1;TEXT([.R125];10);[.T125]))))))" office:value-type="float" office:value="1.33333333333333" calcext:value-type="float">
            <text:p><text:s/>4/3 </text:p>
          </table:table-cell>
          <table:table-cell table:style-name="ce170" table:formula="of:=-ABS([.E125])*SIGN([.D125]*[.E125])+IF(RANDBETWEEN(1;2)=1;-1;1)*RANDBETWEEN(1;10)" office:value-type="float" office:value="24" calcext:value-type="float">
            <text:p>24</text:p>
          </table:table-cell>
          <table:table-cell table:style-name="ce170" table:formula="of:=ABS([.D125])" office:value-type="float" office:value="12" calcext:value-type="float">
            <text:p>12</text:p>
          </table:table-cell>
          <table:table-cell table:style-name="ce170" table:formula="of:=GCD(ABS([.V125]);ABS([.W125]))" office:value-type="float" office:value="12" calcext:value-type="float">
            <text:p>12</text:p>
          </table:table-cell>
          <table:table-cell table:style-name="ce202" table:formula="of:=[.V125]/[.X125]" office:value-type="float" office:value="2" calcext:value-type="float">
            <text:p>2</text:p>
          </table:table-cell>
          <table:table-cell table:style-name="ce202" table:formula="of:=[.W125]/[.X125]" office:value-type="float" office:value="1" calcext:value-type="float">
            <text:p>1</text:p>
          </table:table-cell>
          <table:table-cell table:style-name="ce203" table:formula="of:=[.Y125]/[.Z125]" office:value-type="float" office:value="2" calcext:value-type="float">
            <text:p><text:s/>2/1 </text:p>
          </table:table-cell>
          <table:table-cell table:style-name="ce203" table:formula="of:=IF([.V125]=0;&quot;0&quot;;(IF([.V125]=[.W125];&quot;1&quot;;(IF([.V125]=-[.W125];&quot;-1&quot;;IF([.Z125]=1;TEXT([.Y125];10);[.AA125]))))))" office:value-type="string" office:string-value="2" calcext:value-type="string">
            <text:p>2</text:p>
          </table:table-cell>
          <table:table-cell table:style-name="ce170" table:formula="of:=(-[.C125]*[.L125]-[.E125])*SIGN([.D125])" office:value-type="float" office:value="36" calcext:value-type="float">
            <text:p>36</text:p>
          </table:table-cell>
          <table:table-cell table:style-name="ce170" table:formula="of:=ABS([.D125])" office:value-type="float" office:value="12" calcext:value-type="float">
            <text:p>12</text:p>
          </table:table-cell>
          <table:table-cell table:style-name="ce170" table:formula="of:=GCD(ABS([.AC125]);ABS([.AD125]))" office:value-type="float" office:value="12" calcext:value-type="float">
            <text:p>12</text:p>
          </table:table-cell>
          <table:table-cell table:style-name="ce202" table:formula="of:=[.AC125]/[.AE125]" office:value-type="float" office:value="3" calcext:value-type="float">
            <text:p>3</text:p>
          </table:table-cell>
          <table:table-cell table:style-name="ce202" table:formula="of:=[.AD125]/[.AE125]" office:value-type="float" office:value="1" calcext:value-type="float">
            <text:p>1</text:p>
          </table:table-cell>
          <table:table-cell table:style-name="ce203" table:formula="of:=[.AF125]/[.AG125]" office:value-type="float" office:value="3" calcext:value-type="float">
            <text:p><text:s/>3/1 </text:p>
          </table:table-cell>
          <table:table-cell table:style-name="ce203" table:formula="of:=IF([.AC125]=0;&quot;0&quot;;(IF([.AC125]=[.AD125];&quot;1&quot;;(IF([.AC125]=-[.AD125];&quot;-1&quot;;IF([.AG125]=1;TEXT([.AF125];10);[.AH125]))))))" office:value-type="string" office:string-value="3" calcext:value-type="string">
            <text:p>3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51519" calcext:value-type="float">
            <text:p>151519</text:p>
          </table:table-cell>
          <table:table-cell table:style-name="ce219" table:formula="of:=[.B125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233" table:formula="of:=CONCATENATE([.C126];&quot;x&quot;;IF([.D126]&gt;0;&quot;+&quot;;&quot;&quot;);[.D126];&quot;y&quot;;IF([.E126]&gt;0;&quot;+&quot;;&quot;&quot;);[.E126];&quot;=0&quot;)" office:value-type="string" office:string-value="-10x-8y-16=0" calcext:value-type="string">
            <text:p>-10x-8y-16=0</text:p>
          </table:table-cell>
          <table:table-cell table:style-name="ce193" table:formula="of:=-[.C126]/[.D126]" office:value-type="float" office:value="-1.25" calcext:value-type="float">
            <text:p>- 5/4 </text:p>
          </table:table-cell>
          <table:table-cell table:style-name="ce193" table:formula="of:=-[.E126]/[.D126]" office:value-type="float" office:value="-2" calcext:value-type="float">
            <text:p>- 2/1 </text:p>
          </table:table-cell>
          <table:table-cell table:style-name="ce193" table:formula="of:=CONCATENATE(&quot;y=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=-5x/4-2" calcext:value-type="string">
            <text:p>y=-5x/4-2</text:p>
          </table:table-cell>
          <table:table-cell table:style-name="ce186" table:formula="of:=RANK([.A126];[.$A$108:.$A$147];0)" office:value-type="float" office:value="37" calcext:value-type="float">
            <text:p>3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7" calcext:value-type="float">
            <text:p>-7</text:p>
          </table:table-cell>
          <table:table-cell table:style-name="ce203" table:formula="of:=[.AI126]" office:value-type="float" office:value="6.75" calcext:value-type="float">
            <text:p>27/4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6])*SIGN([.C126]*[.D126])" office:value-type="float" office:value="-10" calcext:value-type="float">
            <text:p>-10</text:p>
          </table:table-cell>
          <table:table-cell table:style-name="ce170" table:formula="of:=ABS([.D126])" office:value-type="float" office:value="8" calcext:value-type="float">
            <text:p>8</text:p>
          </table:table-cell>
          <table:table-cell table:style-name="ce170" table:formula="of:=GCD(ABS([.O126]);ABS([.P126]))" office:value-type="float" office:value="2" calcext:value-type="float">
            <text:p>2</text:p>
          </table:table-cell>
          <table:table-cell table:style-name="ce202" table:formula="of:=[.O126]/[.Q126]" office:value-type="float" office:value="-5" calcext:value-type="float">
            <text:p>-5</text:p>
          </table:table-cell>
          <table:table-cell table:style-name="ce202" table:formula="of:=[.P126]/[.Q126]" office:value-type="float" office:value="4" calcext:value-type="float">
            <text:p>4</text:p>
          </table:table-cell>
          <table:table-cell table:style-name="ce203" table:formula="of:=[.R126]/[.S126]" office:value-type="float" office:value="-1.25" calcext:value-type="float">
            <text:p>- 5/4 </text:p>
          </table:table-cell>
          <table:table-cell table:style-name="ce203" table:formula="of:=IF([.O126]=0;&quot;0&quot;;(IF([.O126]=[.P126];&quot;1&quot;;(IF([.O126]=-[.P126];&quot;-1&quot;;IF([.S126]=1;TEXT([.R126];10);[.T126]))))))" office:value-type="float" office:value="-1.25" calcext:value-type="float">
            <text:p>- 5/4 </text:p>
          </table:table-cell>
          <table:table-cell table:style-name="ce170" table:formula="of:=-ABS([.E126])*SIGN([.D126]*[.E126])" office:value-type="float" office:value="-16" calcext:value-type="float">
            <text:p>-16</text:p>
          </table:table-cell>
          <table:table-cell table:style-name="ce170" table:formula="of:=ABS([.D126])" office:value-type="float" office:value="8" calcext:value-type="float">
            <text:p>8</text:p>
          </table:table-cell>
          <table:table-cell table:style-name="ce170" table:formula="of:=GCD(ABS([.V126]);ABS([.W126]))" office:value-type="float" office:value="8" calcext:value-type="float">
            <text:p>8</text:p>
          </table:table-cell>
          <table:table-cell table:style-name="ce202" table:formula="of:=[.V126]/[.X126]" office:value-type="float" office:value="-2" calcext:value-type="float">
            <text:p>-2</text:p>
          </table:table-cell>
          <table:table-cell table:style-name="ce202" table:formula="of:=[.W126]/[.X126]" office:value-type="float" office:value="1" calcext:value-type="float">
            <text:p>1</text:p>
          </table:table-cell>
          <table:table-cell table:style-name="ce203" table:formula="of:=[.Y126]/[.Z126]" office:value-type="float" office:value="-2" calcext:value-type="float">
            <text:p>- 2/1 </text:p>
          </table:table-cell>
          <table:table-cell table:style-name="ce203" table:formula="of:=IF([.V126]=0;&quot;0&quot;;(IF([.V126]=[.W126];&quot;1&quot;;(IF([.V126]=-[.W126];&quot;-1&quot;;IF([.Z126]=1;TEXT([.Y126];10);[.AA126]))))))" office:value-type="string" office:string-value="-2" calcext:value-type="string">
            <text:p>-2</text:p>
          </table:table-cell>
          <table:table-cell table:style-name="ce170" table:formula="of:=(-[.C126]*[.L126]-[.E126])*SIGN([.D126])" office:value-type="float" office:value="54" calcext:value-type="float">
            <text:p>54</text:p>
          </table:table-cell>
          <table:table-cell table:style-name="ce170" table:formula="of:=ABS([.D126])" office:value-type="float" office:value="8" calcext:value-type="float">
            <text:p>8</text:p>
          </table:table-cell>
          <table:table-cell table:style-name="ce170" table:formula="of:=GCD(ABS([.AC126]);ABS([.AD126]))" office:value-type="float" office:value="2" calcext:value-type="float">
            <text:p>2</text:p>
          </table:table-cell>
          <table:table-cell table:style-name="ce202" table:formula="of:=[.AC126]/[.AE126]" office:value-type="float" office:value="27" calcext:value-type="float">
            <text:p>27</text:p>
          </table:table-cell>
          <table:table-cell table:style-name="ce202" table:formula="of:=[.AD126]/[.AE126]" office:value-type="float" office:value="4" calcext:value-type="float">
            <text:p>4</text:p>
          </table:table-cell>
          <table:table-cell table:style-name="ce203" table:formula="of:=[.AF126]/[.AG126]" office:value-type="float" office:value="6.75" calcext:value-type="float">
            <text:p>27/4 </text:p>
          </table:table-cell>
          <table:table-cell table:style-name="ce203" table:formula="of:=IF([.AC126]=0;&quot;0&quot;;(IF([.AC126]=[.AD126];&quot;1&quot;;(IF([.AC126]=-[.AD126];&quot;-1&quot;;IF([.AG126]=1;TEXT([.AF126];10);[.AH126]))))))" office:value-type="float" office:value="6.75" calcext:value-type="float">
            <text:p>27/4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61255" calcext:value-type="float">
            <text:p>861255</text:p>
          </table:table-cell>
          <table:table-cell table:style-name="ce219" table:formula="of:=[.B126]+1" office:value-type="float" office:value="20" calcext:value-type="float">
            <text:p>20</text:p>
          </table:table-cell>
          <table:table-cell table:style-name="ce186" table:formula="of:=[.C126]" office:value-type="float" office:value="-10" calcext:value-type="float">
            <text:p>-10</text:p>
          </table:table-cell>
          <table:table-cell table:style-name="ce186" table:formula="of:=[.D126]" office:value-type="float" office:value="-8" calcext:value-type="float">
            <text:p>-8</text:p>
          </table:table-cell>
          <table:table-cell table:style-name="ce186" table:formula="of:=[.E126]" office:value-type="float" office:value="-16" calcext:value-type="float">
            <text:p>-16</text:p>
          </table:table-cell>
          <table:table-cell table:style-name="ce186" table:formula="of:=[.F126]" office:value-type="string" office:string-value="-10x-8y-16=0" calcext:value-type="string">
            <text:p>-10x-8y-16=0</text:p>
          </table:table-cell>
          <table:table-cell table:style-name="ce193" table:formula="of:=[.G126]" office:value-type="float" office:value="-1.25" calcext:value-type="float">
            <text:p>- 5/4 </text:p>
          </table:table-cell>
          <table:table-cell table:style-name="ce193" table:formula="of:=[.H126]" office:value-type="float" office:value="-2" calcext:value-type="float">
            <text:p>- 2/1 </text:p>
          </table:table-cell>
          <table:table-cell table:style-name="ce193" table:formula="of:=CONCATENATE(&quot;y=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=-5x/4-11/8" calcext:value-type="string">
            <text:p>y=-5x/4-11/8</text:p>
          </table:table-cell>
          <table:table-cell table:style-name="ce186" table:formula="of:=RANK([.A127];[.$A$108:.$A$147];0)" office:value-type="float" office:value="8" calcext:value-type="float">
            <text:p>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203" table:formula="of:=[.AI127]" office:value-type="float" office:value="9.25" calcext:value-type="float">
            <text:p>37/4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7])*SIGN([.C127]*[.D127])" office:value-type="float" office:value="-10" calcext:value-type="float">
            <text:p>-10</text:p>
          </table:table-cell>
          <table:table-cell table:style-name="ce170" table:formula="of:=ABS([.D127])" office:value-type="float" office:value="8" calcext:value-type="float">
            <text:p>8</text:p>
          </table:table-cell>
          <table:table-cell table:style-name="ce170" table:formula="of:=GCD(ABS([.O127]);ABS([.P127]))" office:value-type="float" office:value="2" calcext:value-type="float">
            <text:p>2</text:p>
          </table:table-cell>
          <table:table-cell table:style-name="ce202" table:formula="of:=[.O127]/[.Q127]" office:value-type="float" office:value="-5" calcext:value-type="float">
            <text:p>-5</text:p>
          </table:table-cell>
          <table:table-cell table:style-name="ce202" table:formula="of:=[.P127]/[.Q127]" office:value-type="float" office:value="4" calcext:value-type="float">
            <text:p>4</text:p>
          </table:table-cell>
          <table:table-cell table:style-name="ce203" table:formula="of:=[.R127]/[.S127]" office:value-type="float" office:value="-1.25" calcext:value-type="float">
            <text:p>- 5/4 </text:p>
          </table:table-cell>
          <table:table-cell table:style-name="ce203" table:formula="of:=IF([.O127]=0;&quot;0&quot;;(IF([.O127]=[.P127];&quot;1&quot;;(IF([.O127]=-[.P127];&quot;-1&quot;;IF([.S127]=1;TEXT([.R127];10);[.T127]))))))" office:value-type="float" office:value="-1.25" calcext:value-type="float">
            <text:p>- 5/4 </text:p>
          </table:table-cell>
          <table:table-cell table:style-name="ce170" table:formula="of:=-ABS([.E127])*SIGN([.D127]*[.E127])+IF(RANDBETWEEN(1;2)=1;-1;1)*RANDBETWEEN(1;10)" office:value-type="float" office:value="-11" calcext:value-type="float">
            <text:p>-11</text:p>
          </table:table-cell>
          <table:table-cell table:style-name="ce170" table:formula="of:=ABS([.D127])" office:value-type="float" office:value="8" calcext:value-type="float">
            <text:p>8</text:p>
          </table:table-cell>
          <table:table-cell table:style-name="ce170" table:formula="of:=GCD(ABS([.V127]);ABS([.W127]))" office:value-type="float" office:value="1" calcext:value-type="float">
            <text:p>1</text:p>
          </table:table-cell>
          <table:table-cell table:style-name="ce202" table:formula="of:=[.V127]/[.X127]" office:value-type="float" office:value="-11" calcext:value-type="float">
            <text:p>-11</text:p>
          </table:table-cell>
          <table:table-cell table:style-name="ce202" table:formula="of:=[.W127]/[.X127]" office:value-type="float" office:value="8" calcext:value-type="float">
            <text:p>8</text:p>
          </table:table-cell>
          <table:table-cell table:style-name="ce203" table:formula="of:=[.Y127]/[.Z127]" office:value-type="float" office:value="-1.375" calcext:value-type="float">
            <text:p>-11/8 </text:p>
          </table:table-cell>
          <table:table-cell table:style-name="ce203" table:formula="of:=IF([.V127]=0;&quot;0&quot;;(IF([.V127]=[.W127];&quot;1&quot;;(IF([.V127]=-[.W127];&quot;-1&quot;;IF([.Z127]=1;TEXT([.Y127];10);[.AA127]))))))" office:value-type="float" office:value="-1.375" calcext:value-type="float">
            <text:p>-11/8 </text:p>
          </table:table-cell>
          <table:table-cell table:style-name="ce170" table:formula="of:=(-[.C127]*[.L127]-[.E127])*SIGN([.D127])" office:value-type="float" office:value="74" calcext:value-type="float">
            <text:p>74</text:p>
          </table:table-cell>
          <table:table-cell table:style-name="ce170" table:formula="of:=ABS([.D127])" office:value-type="float" office:value="8" calcext:value-type="float">
            <text:p>8</text:p>
          </table:table-cell>
          <table:table-cell table:style-name="ce170" table:formula="of:=GCD(ABS([.AC127]);ABS([.AD127]))" office:value-type="float" office:value="2" calcext:value-type="float">
            <text:p>2</text:p>
          </table:table-cell>
          <table:table-cell table:style-name="ce202" table:formula="of:=[.AC127]/[.AE127]" office:value-type="float" office:value="37" calcext:value-type="float">
            <text:p>37</text:p>
          </table:table-cell>
          <table:table-cell table:style-name="ce202" table:formula="of:=[.AD127]/[.AE127]" office:value-type="float" office:value="4" calcext:value-type="float">
            <text:p>4</text:p>
          </table:table-cell>
          <table:table-cell table:style-name="ce203" table:formula="of:=[.AF127]/[.AG127]" office:value-type="float" office:value="9.25" calcext:value-type="float">
            <text:p>37/4 </text:p>
          </table:table-cell>
          <table:table-cell table:style-name="ce203" table:formula="of:=IF([.AC127]=0;&quot;0&quot;;(IF([.AC127]=[.AD127];&quot;1&quot;;(IF([.AC127]=-[.AD127];&quot;-1&quot;;IF([.AG127]=1;TEXT([.AF127];10);[.AH127]))))))" office:value-type="float" office:value="9.25" calcext:value-type="float">
            <text:p>37/4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988385" calcext:value-type="float">
            <text:p>988385</text:p>
          </table:table-cell>
          <table:table-cell table:style-name="ce219" table:formula="of:=[.B127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128];&quot;x&quot;;IF([.D128]&gt;0;&quot;+&quot;;&quot;&quot;);[.D128];&quot;y&quot;;IF([.E128]&gt;0;&quot;+&quot;;&quot;&quot;);[.E128];&quot;=0&quot;)" office:value-type="string" office:string-value="-5x+18y+4=0" calcext:value-type="string">
            <text:p>-5x+18y+4=0</text:p>
          </table:table-cell>
          <table:table-cell table:style-name="ce193" table:formula="of:=-[.C128]/[.D128]" office:value-type="float" office:value="0.277777777777778" calcext:value-type="float">
            <text:p><text:s/>5/18</text:p>
          </table:table-cell>
          <table:table-cell table:style-name="ce193" table:formula="of:=-[.E128]/[.D128]" office:value-type="float" office:value="-0.222222222222222" calcext:value-type="float">
            <text:p>- 2/9 </text:p>
          </table:table-cell>
          <table:table-cell table:style-name="ce193" table:formula="of:=CONCATENATE(&quot;y=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=5x/18+2/9" calcext:value-type="string">
            <text:p>y=5x/18+2/9</text:p>
          </table:table-cell>
          <table:table-cell table:style-name="ce186" table:formula="of:=RANK([.A128];[.$A$108:.$A$147];0)" office:value-type="float" office:value="2" calcext:value-type="float">
            <text:p>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28]" office:value-type="float" office:value="-0.5" calcext:value-type="float">
            <text:p>- 1/2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8])*SIGN([.C128]*[.D128])" office:value-type="float" office:value="5" calcext:value-type="float">
            <text:p>5</text:p>
          </table:table-cell>
          <table:table-cell table:style-name="ce170" table:formula="of:=ABS([.D128])" office:value-type="float" office:value="18" calcext:value-type="float">
            <text:p>18</text:p>
          </table:table-cell>
          <table:table-cell table:style-name="ce170" table:formula="of:=GCD(ABS([.O128]);ABS([.P128]))" office:value-type="float" office:value="1" calcext:value-type="float">
            <text:p>1</text:p>
          </table:table-cell>
          <table:table-cell table:style-name="ce202" table:formula="of:=[.O128]/[.Q128]" office:value-type="float" office:value="5" calcext:value-type="float">
            <text:p>5</text:p>
          </table:table-cell>
          <table:table-cell table:style-name="ce202" table:formula="of:=[.P128]/[.Q128]" office:value-type="float" office:value="18" calcext:value-type="float">
            <text:p>18</text:p>
          </table:table-cell>
          <table:table-cell table:style-name="ce203" table:formula="of:=[.R128]/[.S128]" office:value-type="float" office:value="0.277777777777778" calcext:value-type="float">
            <text:p><text:s/>5/18</text:p>
          </table:table-cell>
          <table:table-cell table:style-name="ce203" table:formula="of:=IF([.O128]=0;&quot;0&quot;;(IF([.O128]=[.P128];&quot;1&quot;;(IF([.O128]=-[.P128];&quot;-1&quot;;IF([.S128]=1;TEXT([.R128];10);[.T128]))))))" office:value-type="float" office:value="0.277777777777778" calcext:value-type="float">
            <text:p><text:s/>5/18</text:p>
          </table:table-cell>
          <table:table-cell table:style-name="ce170" table:formula="of:=-ABS([.E128])*SIGN([.D128]*[.E128])" office:value-type="float" office:value="-4" calcext:value-type="float">
            <text:p>-4</text:p>
          </table:table-cell>
          <table:table-cell table:style-name="ce170" table:formula="of:=ABS([.D128])" office:value-type="float" office:value="18" calcext:value-type="float">
            <text:p>18</text:p>
          </table:table-cell>
          <table:table-cell table:style-name="ce170" table:formula="of:=GCD(ABS([.V128]);ABS([.W128]))" office:value-type="float" office:value="2" calcext:value-type="float">
            <text:p>2</text:p>
          </table:table-cell>
          <table:table-cell table:style-name="ce202" table:formula="of:=[.V128]/[.X128]" office:value-type="float" office:value="-2" calcext:value-type="float">
            <text:p>-2</text:p>
          </table:table-cell>
          <table:table-cell table:style-name="ce202" table:formula="of:=[.W128]/[.X128]" office:value-type="float" office:value="9" calcext:value-type="float">
            <text:p>9</text:p>
          </table:table-cell>
          <table:table-cell table:style-name="ce203" table:formula="of:=[.Y128]/[.Z128]" office:value-type="float" office:value="-0.222222222222222" calcext:value-type="float">
            <text:p>- 2/9 </text:p>
          </table:table-cell>
          <table:table-cell table:style-name="ce203" table:formula="of:=IF([.V128]=0;&quot;0&quot;;(IF([.V128]=[.W128];&quot;1&quot;;(IF([.V128]=-[.W128];&quot;-1&quot;;IF([.Z128]=1;TEXT([.Y128];10);[.AA128]))))))" office:value-type="float" office:value="-0.222222222222222" calcext:value-type="float">
            <text:p>- 2/9 </text:p>
          </table:table-cell>
          <table:table-cell table:style-name="ce170" table:formula="of:=(-[.C128]*[.L128]-[.E128])*SIGN([.D128])" office:value-type="float" office:value="-9" calcext:value-type="float">
            <text:p>-9</text:p>
          </table:table-cell>
          <table:table-cell table:style-name="ce170" table:formula="of:=ABS([.D128])" office:value-type="float" office:value="18" calcext:value-type="float">
            <text:p>18</text:p>
          </table:table-cell>
          <table:table-cell table:style-name="ce170" table:formula="of:=GCD(ABS([.AC128]);ABS([.AD128]))" office:value-type="float" office:value="9" calcext:value-type="float">
            <text:p>9</text:p>
          </table:table-cell>
          <table:table-cell table:style-name="ce202" table:formula="of:=[.AC128]/[.AE128]" office:value-type="float" office:value="-1" calcext:value-type="float">
            <text:p>-1</text:p>
          </table:table-cell>
          <table:table-cell table:style-name="ce202" table:formula="of:=[.AD128]/[.AE128]" office:value-type="float" office:value="2" calcext:value-type="float">
            <text:p>2</text:p>
          </table:table-cell>
          <table:table-cell table:style-name="ce203" table:formula="of:=[.AF128]/[.AG128]" office:value-type="float" office:value="-0.5" calcext:value-type="float">
            <text:p>- 1/2 </text:p>
          </table:table-cell>
          <table:table-cell table:style-name="ce203" table:formula="of:=IF([.AC128]=0;&quot;0&quot;;(IF([.AC128]=[.AD128];&quot;1&quot;;(IF([.AC128]=-[.AD128];&quot;-1&quot;;IF([.AG128]=1;TEXT([.AF128];10);[.AH128]))))))" office:value-type="float" office:value="-0.5" calcext:value-type="float">
            <text:p>- 1/2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81789" calcext:value-type="float">
            <text:p>781789</text:p>
          </table:table-cell>
          <table:table-cell table:style-name="ce219" table:formula="of:=[.B128]+1" office:value-type="float" office:value="22" calcext:value-type="float">
            <text:p>22</text:p>
          </table:table-cell>
          <table:table-cell table:style-name="ce186" table:formula="of:=[.C128]" office:value-type="float" office:value="-5" calcext:value-type="float">
            <text:p>-5</text:p>
          </table:table-cell>
          <table:table-cell table:style-name="ce186" table:formula="of:=[.D128]" office:value-type="float" office:value="18" calcext:value-type="float">
            <text:p>18</text:p>
          </table:table-cell>
          <table:table-cell table:style-name="ce186" table:formula="of:=[.E128]" office:value-type="float" office:value="4" calcext:value-type="float">
            <text:p>4</text:p>
          </table:table-cell>
          <table:table-cell table:style-name="ce186" table:formula="of:=[.F128]" office:value-type="string" office:string-value="-5x+18y+4=0" calcext:value-type="string">
            <text:p>-5x+18y+4=0</text:p>
          </table:table-cell>
          <table:table-cell table:style-name="ce193" table:formula="of:=[.G128]" office:value-type="float" office:value="0.277777777777778" calcext:value-type="float">
            <text:p><text:s/>5/18</text:p>
          </table:table-cell>
          <table:table-cell table:style-name="ce193" table:formula="of:=[.H128]" office:value-type="float" office:value="-0.222222222222222" calcext:value-type="float">
            <text:p>- 2/9 </text:p>
          </table:table-cell>
          <table:table-cell table:style-name="ce193" table:formula="of:=CONCATENATE(&quot;y=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=5x/18+1/6" calcext:value-type="string">
            <text:p>y=5x/18+1/6</text:p>
          </table:table-cell>
          <table:table-cell table:style-name="ce186" table:formula="of:=RANK([.A129];[.$A$108:.$A$147];0)" office:value-type="float" office:value="9" calcext:value-type="float">
            <text:p>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203" table:formula="of:=[.AI129]" office:value-type="float" office:value="-0.222222222222222" calcext:value-type="float">
            <text:p>- 2/9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9])*SIGN([.C129]*[.D129])" office:value-type="float" office:value="5" calcext:value-type="float">
            <text:p>5</text:p>
          </table:table-cell>
          <table:table-cell table:style-name="ce170" table:formula="of:=ABS([.D129])" office:value-type="float" office:value="18" calcext:value-type="float">
            <text:p>18</text:p>
          </table:table-cell>
          <table:table-cell table:style-name="ce170" table:formula="of:=GCD(ABS([.O129]);ABS([.P129]))" office:value-type="float" office:value="1" calcext:value-type="float">
            <text:p>1</text:p>
          </table:table-cell>
          <table:table-cell table:style-name="ce202" table:formula="of:=[.O129]/[.Q129]" office:value-type="float" office:value="5" calcext:value-type="float">
            <text:p>5</text:p>
          </table:table-cell>
          <table:table-cell table:style-name="ce202" table:formula="of:=[.P129]/[.Q129]" office:value-type="float" office:value="18" calcext:value-type="float">
            <text:p>18</text:p>
          </table:table-cell>
          <table:table-cell table:style-name="ce203" table:formula="of:=[.R129]/[.S129]" office:value-type="float" office:value="0.277777777777778" calcext:value-type="float">
            <text:p><text:s/>5/18</text:p>
          </table:table-cell>
          <table:table-cell table:style-name="ce203" table:formula="of:=IF([.O129]=0;&quot;0&quot;;(IF([.O129]=[.P129];&quot;1&quot;;(IF([.O129]=-[.P129];&quot;-1&quot;;IF([.S129]=1;TEXT([.R129];10);[.T129]))))))" office:value-type="float" office:value="0.277777777777778" calcext:value-type="float">
            <text:p><text:s/>5/18</text:p>
          </table:table-cell>
          <table:table-cell table:style-name="ce170" table:formula="of:=-ABS([.E129])*SIGN([.D129]*[.E129])+IF(RANDBETWEEN(1;2)=1;-1;1)*RANDBETWEEN(1;10)" office:value-type="float" office:value="-3" calcext:value-type="float">
            <text:p>-3</text:p>
          </table:table-cell>
          <table:table-cell table:style-name="ce170" table:formula="of:=ABS([.D129])" office:value-type="float" office:value="18" calcext:value-type="float">
            <text:p>18</text:p>
          </table:table-cell>
          <table:table-cell table:style-name="ce170" table:formula="of:=GCD(ABS([.V129]);ABS([.W129]))" office:value-type="float" office:value="3" calcext:value-type="float">
            <text:p>3</text:p>
          </table:table-cell>
          <table:table-cell table:style-name="ce202" table:formula="of:=[.V129]/[.X129]" office:value-type="float" office:value="-1" calcext:value-type="float">
            <text:p>-1</text:p>
          </table:table-cell>
          <table:table-cell table:style-name="ce202" table:formula="of:=[.W129]/[.X129]" office:value-type="float" office:value="6" calcext:value-type="float">
            <text:p>6</text:p>
          </table:table-cell>
          <table:table-cell table:style-name="ce203" table:formula="of:=[.Y129]/[.Z129]" office:value-type="float" office:value="-0.166666666666667" calcext:value-type="float">
            <text:p>- 1/6 </text:p>
          </table:table-cell>
          <table:table-cell table:style-name="ce203" table:formula="of:=IF([.V129]=0;&quot;0&quot;;(IF([.V129]=[.W129];&quot;1&quot;;(IF([.V129]=-[.W129];&quot;-1&quot;;IF([.Z129]=1;TEXT([.Y129];10);[.AA129]))))))" office:value-type="float" office:value="-0.166666666666667" calcext:value-type="float">
            <text:p>- 1/6 </text:p>
          </table:table-cell>
          <table:table-cell table:style-name="ce170" table:formula="of:=(-[.C129]*[.L129]-[.E129])*SIGN([.D129])" office:value-type="float" office:value="-4" calcext:value-type="float">
            <text:p>-4</text:p>
          </table:table-cell>
          <table:table-cell table:style-name="ce170" table:formula="of:=ABS([.D129])" office:value-type="float" office:value="18" calcext:value-type="float">
            <text:p>18</text:p>
          </table:table-cell>
          <table:table-cell table:style-name="ce170" table:formula="of:=GCD(ABS([.AC129]);ABS([.AD129]))" office:value-type="float" office:value="2" calcext:value-type="float">
            <text:p>2</text:p>
          </table:table-cell>
          <table:table-cell table:style-name="ce202" table:formula="of:=[.AC129]/[.AE129]" office:value-type="float" office:value="-2" calcext:value-type="float">
            <text:p>-2</text:p>
          </table:table-cell>
          <table:table-cell table:style-name="ce202" table:formula="of:=[.AD129]/[.AE129]" office:value-type="float" office:value="9" calcext:value-type="float">
            <text:p>9</text:p>
          </table:table-cell>
          <table:table-cell table:style-name="ce203" table:formula="of:=[.AF129]/[.AG129]" office:value-type="float" office:value="-0.222222222222222" calcext:value-type="float">
            <text:p>- 2/9 </text:p>
          </table:table-cell>
          <table:table-cell table:style-name="ce203" table:formula="of:=IF([.AC129]=0;&quot;0&quot;;(IF([.AC129]=[.AD129];&quot;1&quot;;(IF([.AC129]=-[.AD129];&quot;-1&quot;;IF([.AG129]=1;TEXT([.AF129];10);[.AH129]))))))" office:value-type="float" office:value="-0.222222222222222" calcext:value-type="float">
            <text:p>- 2/9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583504" calcext:value-type="float">
            <text:p>583504</text:p>
          </table:table-cell>
          <table:table-cell table:style-name="ce219" table:formula="of:=[.B129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130];&quot;x&quot;;IF([.D130]&gt;0;&quot;+&quot;;&quot;&quot;);[.D130];&quot;y&quot;;IF([.E130]&gt;0;&quot;+&quot;;&quot;&quot;);[.E130];&quot;=0&quot;)" office:value-type="string" office:string-value="19x-9y+4=0" calcext:value-type="string">
            <text:p>19x-9y+4=0</text:p>
          </table:table-cell>
          <table:table-cell table:style-name="ce193" table:formula="of:=-[.C130]/[.D130]" office:value-type="float" office:value="2.11111111111111" calcext:value-type="float">
            <text:p>19/9 </text:p>
          </table:table-cell>
          <table:table-cell table:style-name="ce193" table:formula="of:=-[.E130]/[.D130]" office:value-type="float" office:value="0.444444444444444" calcext:value-type="float">
            <text:p><text:s/>4/9 </text:p>
          </table:table-cell>
          <table:table-cell table:style-name="ce193" table:formula="of:=CONCATENATE(&quot;y=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=19x/9+4/9" calcext:value-type="string">
            <text:p>y=19x/9+4/9</text:p>
          </table:table-cell>
          <table:table-cell table:style-name="ce186" table:formula="of:=RANK([.A130];[.$A$108:.$A$147];0)" office:value-type="float" office:value="19" calcext:value-type="float">
            <text:p>1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30]" office:value-type="float" office:value="-5.88888888888889" calcext:value-type="float">
            <text:p>-53/9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0])*SIGN([.C130]*[.D130])" office:value-type="float" office:value="19" calcext:value-type="float">
            <text:p>19</text:p>
          </table:table-cell>
          <table:table-cell table:style-name="ce170" table:formula="of:=ABS([.D130])" office:value-type="float" office:value="9" calcext:value-type="float">
            <text:p>9</text:p>
          </table:table-cell>
          <table:table-cell table:style-name="ce170" table:formula="of:=GCD(ABS([.O130]);ABS([.P130]))" office:value-type="float" office:value="1" calcext:value-type="float">
            <text:p>1</text:p>
          </table:table-cell>
          <table:table-cell table:style-name="ce202" table:formula="of:=[.O130]/[.Q130]" office:value-type="float" office:value="19" calcext:value-type="float">
            <text:p>19</text:p>
          </table:table-cell>
          <table:table-cell table:style-name="ce202" table:formula="of:=[.P130]/[.Q130]" office:value-type="float" office:value="9" calcext:value-type="float">
            <text:p>9</text:p>
          </table:table-cell>
          <table:table-cell table:style-name="ce203" table:formula="of:=[.R130]/[.S130]" office:value-type="float" office:value="2.11111111111111" calcext:value-type="float">
            <text:p>19/9 </text:p>
          </table:table-cell>
          <table:table-cell table:style-name="ce203" table:formula="of:=IF([.O130]=0;&quot;0&quot;;(IF([.O130]=[.P130];&quot;1&quot;;(IF([.O130]=-[.P130];&quot;-1&quot;;IF([.S130]=1;TEXT([.R130];10);[.T130]))))))" office:value-type="float" office:value="2.11111111111111" calcext:value-type="float">
            <text:p>19/9 </text:p>
          </table:table-cell>
          <table:table-cell table:style-name="ce170" table:formula="of:=-ABS([.E130])*SIGN([.D130]*[.E130])" office:value-type="float" office:value="4" calcext:value-type="float">
            <text:p>4</text:p>
          </table:table-cell>
          <table:table-cell table:style-name="ce170" table:formula="of:=ABS([.D130])" office:value-type="float" office:value="9" calcext:value-type="float">
            <text:p>9</text:p>
          </table:table-cell>
          <table:table-cell table:style-name="ce170" table:formula="of:=GCD(ABS([.V130]);ABS([.W130]))" office:value-type="float" office:value="1" calcext:value-type="float">
            <text:p>1</text:p>
          </table:table-cell>
          <table:table-cell table:style-name="ce202" table:formula="of:=[.V130]/[.X130]" office:value-type="float" office:value="4" calcext:value-type="float">
            <text:p>4</text:p>
          </table:table-cell>
          <table:table-cell table:style-name="ce202" table:formula="of:=[.W130]/[.X130]" office:value-type="float" office:value="9" calcext:value-type="float">
            <text:p>9</text:p>
          </table:table-cell>
          <table:table-cell table:style-name="ce203" table:formula="of:=[.Y130]/[.Z130]" office:value-type="float" office:value="0.444444444444444" calcext:value-type="float">
            <text:p><text:s/>4/9 </text:p>
          </table:table-cell>
          <table:table-cell table:style-name="ce203" table:formula="of:=IF([.V130]=0;&quot;0&quot;;(IF([.V130]=[.W130];&quot;1&quot;;(IF([.V130]=-[.W130];&quot;-1&quot;;IF([.Z130]=1;TEXT([.Y130];10);[.AA130]))))))" office:value-type="float" office:value="0.444444444444444" calcext:value-type="float">
            <text:p><text:s/>4/9 </text:p>
          </table:table-cell>
          <table:table-cell table:style-name="ce170" table:formula="of:=(-[.C130]*[.L130]-[.E130])*SIGN([.D130])" office:value-type="float" office:value="-53" calcext:value-type="float">
            <text:p>-53</text:p>
          </table:table-cell>
          <table:table-cell table:style-name="ce170" table:formula="of:=ABS([.D130])" office:value-type="float" office:value="9" calcext:value-type="float">
            <text:p>9</text:p>
          </table:table-cell>
          <table:table-cell table:style-name="ce170" table:formula="of:=GCD(ABS([.AC130]);ABS([.AD130]))" office:value-type="float" office:value="1" calcext:value-type="float">
            <text:p>1</text:p>
          </table:table-cell>
          <table:table-cell table:style-name="ce202" table:formula="of:=[.AC130]/[.AE130]" office:value-type="float" office:value="-53" calcext:value-type="float">
            <text:p>-53</text:p>
          </table:table-cell>
          <table:table-cell table:style-name="ce202" table:formula="of:=[.AD130]/[.AE130]" office:value-type="float" office:value="9" calcext:value-type="float">
            <text:p>9</text:p>
          </table:table-cell>
          <table:table-cell table:style-name="ce203" table:formula="of:=[.AF130]/[.AG130]" office:value-type="float" office:value="-5.88888888888889" calcext:value-type="float">
            <text:p>-53/9 </text:p>
          </table:table-cell>
          <table:table-cell table:style-name="ce203" table:formula="of:=IF([.AC130]=0;&quot;0&quot;;(IF([.AC130]=[.AD130];&quot;1&quot;;(IF([.AC130]=-[.AD130];&quot;-1&quot;;IF([.AG130]=1;TEXT([.AF130];10);[.AH130]))))))" office:value-type="float" office:value="-5.88888888888889" calcext:value-type="float">
            <text:p>-53/9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89584" calcext:value-type="float">
            <text:p>289584</text:p>
          </table:table-cell>
          <table:table-cell table:style-name="ce219" table:formula="of:=[.B130]+1" office:value-type="float" office:value="24" calcext:value-type="float">
            <text:p>24</text:p>
          </table:table-cell>
          <table:table-cell table:style-name="ce186" table:formula="of:=[.C130]" office:value-type="float" office:value="19" calcext:value-type="float">
            <text:p>19</text:p>
          </table:table-cell>
          <table:table-cell table:style-name="ce186" table:formula="of:=[.D130]" office:value-type="float" office:value="-9" calcext:value-type="float">
            <text:p>-9</text:p>
          </table:table-cell>
          <table:table-cell table:style-name="ce186" table:formula="of:=[.E130]" office:value-type="float" office:value="4" calcext:value-type="float">
            <text:p>4</text:p>
          </table:table-cell>
          <table:table-cell table:style-name="ce186" table:formula="of:=[.F130]" office:value-type="string" office:string-value="19x-9y+4=0" calcext:value-type="string">
            <text:p>19x-9y+4=0</text:p>
          </table:table-cell>
          <table:table-cell table:style-name="ce193" table:formula="of:=[.G130]" office:value-type="float" office:value="2.11111111111111" calcext:value-type="float">
            <text:p>19/9 </text:p>
          </table:table-cell>
          <table:table-cell table:style-name="ce193" table:formula="of:=[.H130]" office:value-type="float" office:value="0.444444444444444" calcext:value-type="float">
            <text:p><text:s/>4/9 </text:p>
          </table:table-cell>
          <table:table-cell table:style-name="ce193" table:formula="of:=CONCATENATE(&quot;y=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=19x/9+1/3" calcext:value-type="string">
            <text:p>y=19x/9+1/3</text:p>
          </table:table-cell>
          <table:table-cell table:style-name="ce186" table:formula="of:=RANK([.A131];[.$A$108:.$A$147];0)" office:value-type="float" office:value="30" calcext:value-type="float">
            <text:p>3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203" table:formula="of:=[.AI131]" office:value-type="float" office:value="-20.6666666666667" calcext:value-type="float">
            <text:p>-62/3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1])*SIGN([.C131]*[.D131])" office:value-type="float" office:value="19" calcext:value-type="float">
            <text:p>19</text:p>
          </table:table-cell>
          <table:table-cell table:style-name="ce170" table:formula="of:=ABS([.D131])" office:value-type="float" office:value="9" calcext:value-type="float">
            <text:p>9</text:p>
          </table:table-cell>
          <table:table-cell table:style-name="ce170" table:formula="of:=GCD(ABS([.O131]);ABS([.P131]))" office:value-type="float" office:value="1" calcext:value-type="float">
            <text:p>1</text:p>
          </table:table-cell>
          <table:table-cell table:style-name="ce202" table:formula="of:=[.O131]/[.Q131]" office:value-type="float" office:value="19" calcext:value-type="float">
            <text:p>19</text:p>
          </table:table-cell>
          <table:table-cell table:style-name="ce202" table:formula="of:=[.P131]/[.Q131]" office:value-type="float" office:value="9" calcext:value-type="float">
            <text:p>9</text:p>
          </table:table-cell>
          <table:table-cell table:style-name="ce203" table:formula="of:=[.R131]/[.S131]" office:value-type="float" office:value="2.11111111111111" calcext:value-type="float">
            <text:p>19/9 </text:p>
          </table:table-cell>
          <table:table-cell table:style-name="ce203" table:formula="of:=IF([.O131]=0;&quot;0&quot;;(IF([.O131]=[.P131];&quot;1&quot;;(IF([.O131]=-[.P131];&quot;-1&quot;;IF([.S131]=1;TEXT([.R131];10);[.T131]))))))" office:value-type="float" office:value="2.11111111111111" calcext:value-type="float">
            <text:p>19/9 </text:p>
          </table:table-cell>
          <table:table-cell table:style-name="ce170" table:formula="of:=-ABS([.E131])*SIGN([.D131]*[.E131])+IF(RANDBETWEEN(1;2)=1;-1;1)*RANDBETWEEN(1;10)" office:value-type="float" office:value="3" calcext:value-type="float">
            <text:p>3</text:p>
          </table:table-cell>
          <table:table-cell table:style-name="ce170" table:formula="of:=ABS([.D131])" office:value-type="float" office:value="9" calcext:value-type="float">
            <text:p>9</text:p>
          </table:table-cell>
          <table:table-cell table:style-name="ce170" table:formula="of:=GCD(ABS([.V131]);ABS([.W131]))" office:value-type="float" office:value="3" calcext:value-type="float">
            <text:p>3</text:p>
          </table:table-cell>
          <table:table-cell table:style-name="ce202" table:formula="of:=[.V131]/[.X131]" office:value-type="float" office:value="1" calcext:value-type="float">
            <text:p>1</text:p>
          </table:table-cell>
          <table:table-cell table:style-name="ce202" table:formula="of:=[.W131]/[.X131]" office:value-type="float" office:value="3" calcext:value-type="float">
            <text:p>3</text:p>
          </table:table-cell>
          <table:table-cell table:style-name="ce203" table:formula="of:=[.Y131]/[.Z131]" office:value-type="float" office:value="0.333333333333333" calcext:value-type="float">
            <text:p><text:s/>1/3 </text:p>
          </table:table-cell>
          <table:table-cell table:style-name="ce203" table:formula="of:=IF([.V131]=0;&quot;0&quot;;(IF([.V131]=[.W131];&quot;1&quot;;(IF([.V131]=-[.W131];&quot;-1&quot;;IF([.Z131]=1;TEXT([.Y131];10);[.AA131]))))))" office:value-type="float" office:value="0.333333333333333" calcext:value-type="float">
            <text:p><text:s/>1/3 </text:p>
          </table:table-cell>
          <table:table-cell table:style-name="ce170" table:formula="of:=(-[.C131]*[.L131]-[.E131])*SIGN([.D131])" office:value-type="float" office:value="-186" calcext:value-type="float">
            <text:p>-186</text:p>
          </table:table-cell>
          <table:table-cell table:style-name="ce170" table:formula="of:=ABS([.D131])" office:value-type="float" office:value="9" calcext:value-type="float">
            <text:p>9</text:p>
          </table:table-cell>
          <table:table-cell table:style-name="ce170" table:formula="of:=GCD(ABS([.AC131]);ABS([.AD131]))" office:value-type="float" office:value="3" calcext:value-type="float">
            <text:p>3</text:p>
          </table:table-cell>
          <table:table-cell table:style-name="ce202" table:formula="of:=[.AC131]/[.AE131]" office:value-type="float" office:value="-62" calcext:value-type="float">
            <text:p>-62</text:p>
          </table:table-cell>
          <table:table-cell table:style-name="ce202" table:formula="of:=[.AD131]/[.AE131]" office:value-type="float" office:value="3" calcext:value-type="float">
            <text:p>3</text:p>
          </table:table-cell>
          <table:table-cell table:style-name="ce203" table:formula="of:=[.AF131]/[.AG131]" office:value-type="float" office:value="-20.6666666666667" calcext:value-type="float">
            <text:p>-62/3 </text:p>
          </table:table-cell>
          <table:table-cell table:style-name="ce203" table:formula="of:=IF([.AC131]=0;&quot;0&quot;;(IF([.AC131]=[.AD131];&quot;1&quot;;(IF([.AC131]=-[.AD131];&quot;-1&quot;;IF([.AG131]=1;TEXT([.AF131];10);[.AH131]))))))" office:value-type="float" office:value="-20.6666666666667" calcext:value-type="float">
            <text:p>-62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551546" calcext:value-type="float">
            <text:p>551546</text:p>
          </table:table-cell>
          <table:table-cell table:style-name="ce219" table:formula="of:=[.B131]+1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-20" calcext:value-type="float">
            <text:p>-20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132];&quot;x&quot;;IF([.D132]&gt;0;&quot;+&quot;;&quot;&quot;);[.D132];&quot;y&quot;;IF([.E132]&gt;0;&quot;+&quot;;&quot;&quot;);[.E132];&quot;=0&quot;)" office:value-type="string" office:string-value="-20x-3y-19=0" calcext:value-type="string">
            <text:p>-20x-3y-19=0</text:p>
          </table:table-cell>
          <table:table-cell table:style-name="ce193" table:formula="of:=-[.C132]/[.D132]" office:value-type="float" office:value="-6.66666666666667" calcext:value-type="float">
            <text:p>-20/3 </text:p>
          </table:table-cell>
          <table:table-cell table:style-name="ce193" table:formula="of:=-[.E132]/[.D132]" office:value-type="float" office:value="-6.33333333333333" calcext:value-type="float">
            <text:p>-19/3 </text:p>
          </table:table-cell>
          <table:table-cell table:style-name="ce193" table:formula="of:=CONCATENATE(&quot;y=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=-20x/3-19/3" calcext:value-type="string">
            <text:p>y=-20x/3-19/3</text:p>
          </table:table-cell>
          <table:table-cell table:style-name="ce186" table:formula="of:=RANK([.A132];[.$A$108:.$A$147];0)" office:value-type="float" office:value="22" calcext:value-type="float">
            <text:p>2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8" calcext:value-type="float">
            <text:p>-8</text:p>
          </table:table-cell>
          <table:table-cell table:style-name="ce203" table:formula="of:=[.AI132]" office:value-type="string" office:string-value="47" calcext:value-type="string">
            <text:p>47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2])*SIGN([.C132]*[.D132])" office:value-type="float" office:value="-20" calcext:value-type="float">
            <text:p>-20</text:p>
          </table:table-cell>
          <table:table-cell table:style-name="ce170" table:formula="of:=ABS([.D132])" office:value-type="float" office:value="3" calcext:value-type="float">
            <text:p>3</text:p>
          </table:table-cell>
          <table:table-cell table:style-name="ce170" table:formula="of:=GCD(ABS([.O132]);ABS([.P132]))" office:value-type="float" office:value="1" calcext:value-type="float">
            <text:p>1</text:p>
          </table:table-cell>
          <table:table-cell table:style-name="ce202" table:formula="of:=[.O132]/[.Q132]" office:value-type="float" office:value="-20" calcext:value-type="float">
            <text:p>-20</text:p>
          </table:table-cell>
          <table:table-cell table:style-name="ce202" table:formula="of:=[.P132]/[.Q132]" office:value-type="float" office:value="3" calcext:value-type="float">
            <text:p>3</text:p>
          </table:table-cell>
          <table:table-cell table:style-name="ce203" table:formula="of:=[.R132]/[.S132]" office:value-type="float" office:value="-6.66666666666667" calcext:value-type="float">
            <text:p>-20/3 </text:p>
          </table:table-cell>
          <table:table-cell table:style-name="ce203" table:formula="of:=IF([.O132]=0;&quot;0&quot;;(IF([.O132]=[.P132];&quot;1&quot;;(IF([.O132]=-[.P132];&quot;-1&quot;;IF([.S132]=1;TEXT([.R132];10);[.T132]))))))" office:value-type="float" office:value="-6.66666666666667" calcext:value-type="float">
            <text:p>-20/3 </text:p>
          </table:table-cell>
          <table:table-cell table:style-name="ce170" table:formula="of:=-ABS([.E132])*SIGN([.D132]*[.E132])" office:value-type="float" office:value="-19" calcext:value-type="float">
            <text:p>-19</text:p>
          </table:table-cell>
          <table:table-cell table:style-name="ce170" table:formula="of:=ABS([.D132])" office:value-type="float" office:value="3" calcext:value-type="float">
            <text:p>3</text:p>
          </table:table-cell>
          <table:table-cell table:style-name="ce170" table:formula="of:=GCD(ABS([.V132]);ABS([.W132]))" office:value-type="float" office:value="1" calcext:value-type="float">
            <text:p>1</text:p>
          </table:table-cell>
          <table:table-cell table:style-name="ce202" table:formula="of:=[.V132]/[.X132]" office:value-type="float" office:value="-19" calcext:value-type="float">
            <text:p>-19</text:p>
          </table:table-cell>
          <table:table-cell table:style-name="ce202" table:formula="of:=[.W132]/[.X132]" office:value-type="float" office:value="3" calcext:value-type="float">
            <text:p>3</text:p>
          </table:table-cell>
          <table:table-cell table:style-name="ce203" table:formula="of:=[.Y132]/[.Z132]" office:value-type="float" office:value="-6.33333333333333" calcext:value-type="float">
            <text:p>-19/3 </text:p>
          </table:table-cell>
          <table:table-cell table:style-name="ce203" table:formula="of:=IF([.V132]=0;&quot;0&quot;;(IF([.V132]=[.W132];&quot;1&quot;;(IF([.V132]=-[.W132];&quot;-1&quot;;IF([.Z132]=1;TEXT([.Y132];10);[.AA132]))))))" office:value-type="float" office:value="-6.33333333333333" calcext:value-type="float">
            <text:p>-19/3 </text:p>
          </table:table-cell>
          <table:table-cell table:style-name="ce170" table:formula="of:=(-[.C132]*[.L132]-[.E132])*SIGN([.D132])" office:value-type="float" office:value="141" calcext:value-type="float">
            <text:p>141</text:p>
          </table:table-cell>
          <table:table-cell table:style-name="ce170" table:formula="of:=ABS([.D132])" office:value-type="float" office:value="3" calcext:value-type="float">
            <text:p>3</text:p>
          </table:table-cell>
          <table:table-cell table:style-name="ce170" table:formula="of:=GCD(ABS([.AC132]);ABS([.AD132]))" office:value-type="float" office:value="3" calcext:value-type="float">
            <text:p>3</text:p>
          </table:table-cell>
          <table:table-cell table:style-name="ce202" table:formula="of:=[.AC132]/[.AE132]" office:value-type="float" office:value="47" calcext:value-type="float">
            <text:p>47</text:p>
          </table:table-cell>
          <table:table-cell table:style-name="ce202" table:formula="of:=[.AD132]/[.AE132]" office:value-type="float" office:value="1" calcext:value-type="float">
            <text:p>1</text:p>
          </table:table-cell>
          <table:table-cell table:style-name="ce203" table:formula="of:=[.AF132]/[.AG132]" office:value-type="float" office:value="47" calcext:value-type="float">
            <text:p>47/1 </text:p>
          </table:table-cell>
          <table:table-cell table:style-name="ce203" table:formula="of:=IF([.AC132]=0;&quot;0&quot;;(IF([.AC132]=[.AD132];&quot;1&quot;;(IF([.AC132]=-[.AD132];&quot;-1&quot;;IF([.AG132]=1;TEXT([.AF132];10);[.AH132]))))))" office:value-type="string" office:string-value="47" calcext:value-type="string">
            <text:p>4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666858" calcext:value-type="float">
            <text:p>666858</text:p>
          </table:table-cell>
          <table:table-cell table:style-name="ce219" table:formula="of:=[.B132]+1" office:value-type="float" office:value="26" calcext:value-type="float">
            <text:p>26</text:p>
          </table:table-cell>
          <table:table-cell table:style-name="ce186" table:formula="of:=[.C132]" office:value-type="float" office:value="-20" calcext:value-type="float">
            <text:p>-20</text:p>
          </table:table-cell>
          <table:table-cell table:style-name="ce186" table:formula="of:=[.D132]" office:value-type="float" office:value="-3" calcext:value-type="float">
            <text:p>-3</text:p>
          </table:table-cell>
          <table:table-cell table:style-name="ce186" table:formula="of:=[.E132]" office:value-type="float" office:value="-19" calcext:value-type="float">
            <text:p>-19</text:p>
          </table:table-cell>
          <table:table-cell table:style-name="ce186" table:formula="of:=[.F132]" office:value-type="string" office:string-value="-20x-3y-19=0" calcext:value-type="string">
            <text:p>-20x-3y-19=0</text:p>
          </table:table-cell>
          <table:table-cell table:style-name="ce193" table:formula="of:=[.G132]" office:value-type="float" office:value="-6.66666666666667" calcext:value-type="float">
            <text:p>-20/3 </text:p>
          </table:table-cell>
          <table:table-cell table:style-name="ce193" table:formula="of:=[.H132]" office:value-type="float" office:value="-6.33333333333333" calcext:value-type="float">
            <text:p>-19/3 </text:p>
          </table:table-cell>
          <table:table-cell table:style-name="ce193" table:formula="of:=CONCATENATE(&quot;y=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=-20x/3-4" calcext:value-type="string">
            <text:p>y=-20x/3-4</text:p>
          </table:table-cell>
          <table:table-cell table:style-name="ce186" table:formula="of:=RANK([.A133];[.$A$108:.$A$147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8" calcext:value-type="float">
            <text:p>-8</text:p>
          </table:table-cell>
          <table:table-cell table:style-name="ce203" table:formula="of:=[.AI133]" office:value-type="string" office:string-value="47" calcext:value-type="string">
            <text:p>47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3])*SIGN([.C133]*[.D133])" office:value-type="float" office:value="-20" calcext:value-type="float">
            <text:p>-20</text:p>
          </table:table-cell>
          <table:table-cell table:style-name="ce170" table:formula="of:=ABS([.D133])" office:value-type="float" office:value="3" calcext:value-type="float">
            <text:p>3</text:p>
          </table:table-cell>
          <table:table-cell table:style-name="ce170" table:formula="of:=GCD(ABS([.O133]);ABS([.P133]))" office:value-type="float" office:value="1" calcext:value-type="float">
            <text:p>1</text:p>
          </table:table-cell>
          <table:table-cell table:style-name="ce202" table:formula="of:=[.O133]/[.Q133]" office:value-type="float" office:value="-20" calcext:value-type="float">
            <text:p>-20</text:p>
          </table:table-cell>
          <table:table-cell table:style-name="ce202" table:formula="of:=[.P133]/[.Q133]" office:value-type="float" office:value="3" calcext:value-type="float">
            <text:p>3</text:p>
          </table:table-cell>
          <table:table-cell table:style-name="ce203" table:formula="of:=[.R133]/[.S133]" office:value-type="float" office:value="-6.66666666666667" calcext:value-type="float">
            <text:p>-20/3 </text:p>
          </table:table-cell>
          <table:table-cell table:style-name="ce203" table:formula="of:=IF([.O133]=0;&quot;0&quot;;(IF([.O133]=[.P133];&quot;1&quot;;(IF([.O133]=-[.P133];&quot;-1&quot;;IF([.S133]=1;TEXT([.R133];10);[.T133]))))))" office:value-type="float" office:value="-6.66666666666667" calcext:value-type="float">
            <text:p>-20/3 </text:p>
          </table:table-cell>
          <table:table-cell table:style-name="ce170" table:formula="of:=-ABS([.E133])*SIGN([.D133]*[.E133])+IF(RANDBETWEEN(1;2)=1;-1;1)*RANDBETWEEN(1;10)" office:value-type="float" office:value="-12" calcext:value-type="float">
            <text:p>-12</text:p>
          </table:table-cell>
          <table:table-cell table:style-name="ce170" table:formula="of:=ABS([.D133])" office:value-type="float" office:value="3" calcext:value-type="float">
            <text:p>3</text:p>
          </table:table-cell>
          <table:table-cell table:style-name="ce170" table:formula="of:=GCD(ABS([.V133]);ABS([.W133]))" office:value-type="float" office:value="3" calcext:value-type="float">
            <text:p>3</text:p>
          </table:table-cell>
          <table:table-cell table:style-name="ce202" table:formula="of:=[.V133]/[.X133]" office:value-type="float" office:value="-4" calcext:value-type="float">
            <text:p>-4</text:p>
          </table:table-cell>
          <table:table-cell table:style-name="ce202" table:formula="of:=[.W133]/[.X133]" office:value-type="float" office:value="1" calcext:value-type="float">
            <text:p>1</text:p>
          </table:table-cell>
          <table:table-cell table:style-name="ce203" table:formula="of:=[.Y133]/[.Z133]" office:value-type="float" office:value="-4" calcext:value-type="float">
            <text:p>- 4/1 </text:p>
          </table:table-cell>
          <table:table-cell table:style-name="ce203" table:formula="of:=IF([.V133]=0;&quot;0&quot;;(IF([.V133]=[.W133];&quot;1&quot;;(IF([.V133]=-[.W133];&quot;-1&quot;;IF([.Z133]=1;TEXT([.Y133];10);[.AA133]))))))" office:value-type="string" office:string-value="-4" calcext:value-type="string">
            <text:p>-4</text:p>
          </table:table-cell>
          <table:table-cell table:style-name="ce170" table:formula="of:=(-[.C133]*[.L133]-[.E133])*SIGN([.D133])" office:value-type="float" office:value="141" calcext:value-type="float">
            <text:p>141</text:p>
          </table:table-cell>
          <table:table-cell table:style-name="ce170" table:formula="of:=ABS([.D133])" office:value-type="float" office:value="3" calcext:value-type="float">
            <text:p>3</text:p>
          </table:table-cell>
          <table:table-cell table:style-name="ce170" table:formula="of:=GCD(ABS([.AC133]);ABS([.AD133]))" office:value-type="float" office:value="3" calcext:value-type="float">
            <text:p>3</text:p>
          </table:table-cell>
          <table:table-cell table:style-name="ce202" table:formula="of:=[.AC133]/[.AE133]" office:value-type="float" office:value="47" calcext:value-type="float">
            <text:p>47</text:p>
          </table:table-cell>
          <table:table-cell table:style-name="ce202" table:formula="of:=[.AD133]/[.AE133]" office:value-type="float" office:value="1" calcext:value-type="float">
            <text:p>1</text:p>
          </table:table-cell>
          <table:table-cell table:style-name="ce203" table:formula="of:=[.AF133]/[.AG133]" office:value-type="float" office:value="47" calcext:value-type="float">
            <text:p>47/1 </text:p>
          </table:table-cell>
          <table:table-cell table:style-name="ce203" table:formula="of:=IF([.AC133]=0;&quot;0&quot;;(IF([.AC133]=[.AD133];&quot;1&quot;;(IF([.AC133]=-[.AD133];&quot;-1&quot;;IF([.AG133]=1;TEXT([.AF133];10);[.AH133]))))))" office:value-type="string" office:string-value="47" calcext:value-type="string">
            <text:p>4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49969" calcext:value-type="float">
            <text:p>149969</text:p>
          </table:table-cell>
          <table:table-cell table:style-name="ce219" table:formula="of:=[.B133]+1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134];&quot;x&quot;;IF([.D134]&gt;0;&quot;+&quot;;&quot;&quot;);[.D134];&quot;y&quot;;IF([.E134]&gt;0;&quot;+&quot;;&quot;&quot;);[.E134];&quot;=0&quot;)" office:value-type="string" office:string-value="2x+5y-14=0" calcext:value-type="string">
            <text:p>2x+5y-14=0</text:p>
          </table:table-cell>
          <table:table-cell table:style-name="ce193" table:formula="of:=-[.C134]/[.D134]" office:value-type="float" office:value="-0.4" calcext:value-type="float">
            <text:p>- 2/5 </text:p>
          </table:table-cell>
          <table:table-cell table:style-name="ce193" table:formula="of:=-[.E134]/[.D134]" office:value-type="float" office:value="2.8" calcext:value-type="float">
            <text:p>14/5 </text:p>
          </table:table-cell>
          <table:table-cell table:style-name="ce193" table:formula="of:=CONCATENATE(&quot;y=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=-2x/5-14/5" calcext:value-type="string">
            <text:p>y=-2x/5-14/5</text:p>
          </table:table-cell>
          <table:table-cell table:style-name="ce186" table:formula="of:=RANK([.A134];[.$A$108:.$A$147];0)" office:value-type="float" office:value="38" calcext:value-type="float">
            <text:p>3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203" table:formula="of:=[.AI134]" office:value-type="float" office:value="6.8" calcext:value-type="float">
            <text:p>34/5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4])*SIGN([.C134]*[.D134])" office:value-type="float" office:value="-2" calcext:value-type="float">
            <text:p>-2</text:p>
          </table:table-cell>
          <table:table-cell table:style-name="ce170" table:formula="of:=ABS([.D134])" office:value-type="float" office:value="5" calcext:value-type="float">
            <text:p>5</text:p>
          </table:table-cell>
          <table:table-cell table:style-name="ce170" table:formula="of:=GCD(ABS([.O134]);ABS([.P134]))" office:value-type="float" office:value="1" calcext:value-type="float">
            <text:p>1</text:p>
          </table:table-cell>
          <table:table-cell table:style-name="ce202" table:formula="of:=[.O134]/[.Q134]" office:value-type="float" office:value="-2" calcext:value-type="float">
            <text:p>-2</text:p>
          </table:table-cell>
          <table:table-cell table:style-name="ce202" table:formula="of:=[.P134]/[.Q134]" office:value-type="float" office:value="5" calcext:value-type="float">
            <text:p>5</text:p>
          </table:table-cell>
          <table:table-cell table:style-name="ce203" table:formula="of:=[.R134]/[.S134]" office:value-type="float" office:value="-0.4" calcext:value-type="float">
            <text:p>- 2/5 </text:p>
          </table:table-cell>
          <table:table-cell table:style-name="ce203" table:formula="of:=IF([.O134]=0;&quot;0&quot;;(IF([.O134]=[.P134];&quot;1&quot;;(IF([.O134]=-[.P134];&quot;-1&quot;;IF([.S134]=1;TEXT([.R134];10);[.T134]))))))" office:value-type="float" office:value="-0.4" calcext:value-type="float">
            <text:p>- 2/5 </text:p>
          </table:table-cell>
          <table:table-cell table:style-name="ce170" table:formula="of:=-ABS([.E134])*SIGN([.D134]*[.E134])" office:value-type="float" office:value="14" calcext:value-type="float">
            <text:p>14</text:p>
          </table:table-cell>
          <table:table-cell table:style-name="ce170" table:formula="of:=ABS([.D134])" office:value-type="float" office:value="5" calcext:value-type="float">
            <text:p>5</text:p>
          </table:table-cell>
          <table:table-cell table:style-name="ce170" table:formula="of:=GCD(ABS([.V134]);ABS([.W134]))" office:value-type="float" office:value="1" calcext:value-type="float">
            <text:p>1</text:p>
          </table:table-cell>
          <table:table-cell table:style-name="ce202" table:formula="of:=[.V134]/[.X134]" office:value-type="float" office:value="14" calcext:value-type="float">
            <text:p>14</text:p>
          </table:table-cell>
          <table:table-cell table:style-name="ce202" table:formula="of:=[.W134]/[.X134]" office:value-type="float" office:value="5" calcext:value-type="float">
            <text:p>5</text:p>
          </table:table-cell>
          <table:table-cell table:style-name="ce203" table:formula="of:=[.Y134]/[.Z134]" office:value-type="float" office:value="2.8" calcext:value-type="float">
            <text:p>14/5 </text:p>
          </table:table-cell>
          <table:table-cell table:style-name="ce203" table:formula="of:=IF([.V134]=0;&quot;0&quot;;(IF([.V134]=[.W134];&quot;1&quot;;(IF([.V134]=-[.W134];&quot;-1&quot;;IF([.Z134]=1;TEXT([.Y134];10);[.AA134]))))))" office:value-type="float" office:value="2.8" calcext:value-type="float">
            <text:p>14/5 </text:p>
          </table:table-cell>
          <table:table-cell table:style-name="ce170" table:formula="of:=(-[.C134]*[.L134]-[.E134])*SIGN([.D134])" office:value-type="float" office:value="34" calcext:value-type="float">
            <text:p>34</text:p>
          </table:table-cell>
          <table:table-cell table:style-name="ce170" table:formula="of:=ABS([.D134])" office:value-type="float" office:value="5" calcext:value-type="float">
            <text:p>5</text:p>
          </table:table-cell>
          <table:table-cell table:style-name="ce170" table:formula="of:=GCD(ABS([.AC134]);ABS([.AD134]))" office:value-type="float" office:value="1" calcext:value-type="float">
            <text:p>1</text:p>
          </table:table-cell>
          <table:table-cell table:style-name="ce202" table:formula="of:=[.AC134]/[.AE134]" office:value-type="float" office:value="34" calcext:value-type="float">
            <text:p>34</text:p>
          </table:table-cell>
          <table:table-cell table:style-name="ce202" table:formula="of:=[.AD134]/[.AE134]" office:value-type="float" office:value="5" calcext:value-type="float">
            <text:p>5</text:p>
          </table:table-cell>
          <table:table-cell table:style-name="ce203" table:formula="of:=[.AF134]/[.AG134]" office:value-type="float" office:value="6.8" calcext:value-type="float">
            <text:p>34/5 </text:p>
          </table:table-cell>
          <table:table-cell table:style-name="ce203" table:formula="of:=IF([.AC134]=0;&quot;0&quot;;(IF([.AC134]=[.AD134];&quot;1&quot;;(IF([.AC134]=-[.AD134];&quot;-1&quot;;IF([.AG134]=1;TEXT([.AF134];10);[.AH134]))))))" office:value-type="float" office:value="6.8" calcext:value-type="float">
            <text:p>34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90663" calcext:value-type="float">
            <text:p>890663</text:p>
          </table:table-cell>
          <table:table-cell table:style-name="ce219" table:formula="of:=[.B134]+1" office:value-type="float" office:value="28" calcext:value-type="float">
            <text:p>28</text:p>
          </table:table-cell>
          <table:table-cell table:style-name="ce186" table:formula="of:=[.C134]" office:value-type="float" office:value="2" calcext:value-type="float">
            <text:p>2</text:p>
          </table:table-cell>
          <table:table-cell table:style-name="ce186" table:formula="of:=[.D134]" office:value-type="float" office:value="5" calcext:value-type="float">
            <text:p>5</text:p>
          </table:table-cell>
          <table:table-cell table:style-name="ce186" table:formula="of:=[.E134]" office:value-type="float" office:value="-14" calcext:value-type="float">
            <text:p>-14</text:p>
          </table:table-cell>
          <table:table-cell table:style-name="ce186" table:formula="of:=[.F134]" office:value-type="string" office:string-value="2x+5y-14=0" calcext:value-type="string">
            <text:p>2x+5y-14=0</text:p>
          </table:table-cell>
          <table:table-cell table:style-name="ce193" table:formula="of:=[.G134]" office:value-type="float" office:value="-0.4" calcext:value-type="float">
            <text:p>- 2/5 </text:p>
          </table:table-cell>
          <table:table-cell table:style-name="ce193" table:formula="of:=[.H134]" office:value-type="float" office:value="2.8" calcext:value-type="float">
            <text:p>14/5 </text:p>
          </table:table-cell>
          <table:table-cell table:style-name="ce193" table:formula="of:=CONCATENATE(&quot;y=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=-2x/5-21/5" calcext:value-type="string">
            <text:p>y=-2x/5-21/5</text:p>
          </table:table-cell>
          <table:table-cell table:style-name="ce186" table:formula="of:=RANK([.A135];[.$A$108:.$A$147];0)" office:value-type="float" office:value="7" calcext:value-type="float">
            <text:p>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35]" office:value-type="string" office:string-value="4" calcext:value-type="string">
            <text:p>4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5])*SIGN([.C135]*[.D135])" office:value-type="float" office:value="-2" calcext:value-type="float">
            <text:p>-2</text:p>
          </table:table-cell>
          <table:table-cell table:style-name="ce170" table:formula="of:=ABS([.D135])" office:value-type="float" office:value="5" calcext:value-type="float">
            <text:p>5</text:p>
          </table:table-cell>
          <table:table-cell table:style-name="ce170" table:formula="of:=GCD(ABS([.O135]);ABS([.P135]))" office:value-type="float" office:value="1" calcext:value-type="float">
            <text:p>1</text:p>
          </table:table-cell>
          <table:table-cell table:style-name="ce202" table:formula="of:=[.O135]/[.Q135]" office:value-type="float" office:value="-2" calcext:value-type="float">
            <text:p>-2</text:p>
          </table:table-cell>
          <table:table-cell table:style-name="ce202" table:formula="of:=[.P135]/[.Q135]" office:value-type="float" office:value="5" calcext:value-type="float">
            <text:p>5</text:p>
          </table:table-cell>
          <table:table-cell table:style-name="ce203" table:formula="of:=[.R135]/[.S135]" office:value-type="float" office:value="-0.4" calcext:value-type="float">
            <text:p>- 2/5 </text:p>
          </table:table-cell>
          <table:table-cell table:style-name="ce203" table:formula="of:=IF([.O135]=0;&quot;0&quot;;(IF([.O135]=[.P135];&quot;1&quot;;(IF([.O135]=-[.P135];&quot;-1&quot;;IF([.S135]=1;TEXT([.R135];10);[.T135]))))))" office:value-type="float" office:value="-0.4" calcext:value-type="float">
            <text:p>- 2/5 </text:p>
          </table:table-cell>
          <table:table-cell table:style-name="ce170" table:formula="of:=-ABS([.E135])*SIGN([.D135]*[.E135])+IF(RANDBETWEEN(1;2)=1;-1;1)*RANDBETWEEN(1;10)" office:value-type="float" office:value="21" calcext:value-type="float">
            <text:p>21</text:p>
          </table:table-cell>
          <table:table-cell table:style-name="ce170" table:formula="of:=ABS([.D135])" office:value-type="float" office:value="5" calcext:value-type="float">
            <text:p>5</text:p>
          </table:table-cell>
          <table:table-cell table:style-name="ce170" table:formula="of:=GCD(ABS([.V135]);ABS([.W135]))" office:value-type="float" office:value="1" calcext:value-type="float">
            <text:p>1</text:p>
          </table:table-cell>
          <table:table-cell table:style-name="ce202" table:formula="of:=[.V135]/[.X135]" office:value-type="float" office:value="21" calcext:value-type="float">
            <text:p>21</text:p>
          </table:table-cell>
          <table:table-cell table:style-name="ce202" table:formula="of:=[.W135]/[.X135]" office:value-type="float" office:value="5" calcext:value-type="float">
            <text:p>5</text:p>
          </table:table-cell>
          <table:table-cell table:style-name="ce203" table:formula="of:=[.Y135]/[.Z135]" office:value-type="float" office:value="4.2" calcext:value-type="float">
            <text:p>21/5 </text:p>
          </table:table-cell>
          <table:table-cell table:style-name="ce203" table:formula="of:=IF([.V135]=0;&quot;0&quot;;(IF([.V135]=[.W135];&quot;1&quot;;(IF([.V135]=-[.W135];&quot;-1&quot;;IF([.Z135]=1;TEXT([.Y135];10);[.AA135]))))))" office:value-type="float" office:value="4.2" calcext:value-type="float">
            <text:p>21/5 </text:p>
          </table:table-cell>
          <table:table-cell table:style-name="ce170" table:formula="of:=(-[.C135]*[.L135]-[.E135])*SIGN([.D135])" office:value-type="float" office:value="20" calcext:value-type="float">
            <text:p>20</text:p>
          </table:table-cell>
          <table:table-cell table:style-name="ce170" table:formula="of:=ABS([.D135])" office:value-type="float" office:value="5" calcext:value-type="float">
            <text:p>5</text:p>
          </table:table-cell>
          <table:table-cell table:style-name="ce170" table:formula="of:=GCD(ABS([.AC135]);ABS([.AD135]))" office:value-type="float" office:value="5" calcext:value-type="float">
            <text:p>5</text:p>
          </table:table-cell>
          <table:table-cell table:style-name="ce202" table:formula="of:=[.AC135]/[.AE135]" office:value-type="float" office:value="4" calcext:value-type="float">
            <text:p>4</text:p>
          </table:table-cell>
          <table:table-cell table:style-name="ce202" table:formula="of:=[.AD135]/[.AE135]" office:value-type="float" office:value="1" calcext:value-type="float">
            <text:p>1</text:p>
          </table:table-cell>
          <table:table-cell table:style-name="ce203" table:formula="of:=[.AF135]/[.AG135]" office:value-type="float" office:value="4" calcext:value-type="float">
            <text:p><text:s/>4/1 </text:p>
          </table:table-cell>
          <table:table-cell table:style-name="ce203" table:formula="of:=IF([.AC135]=0;&quot;0&quot;;(IF([.AC135]=[.AD135];&quot;1&quot;;(IF([.AC135]=-[.AD135];&quot;-1&quot;;IF([.AG135]=1;TEXT([.AF135];10);[.AH135]))))))" office:value-type="string" office:string-value="4" calcext:value-type="string">
            <text:p>4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64566" calcext:value-type="float">
            <text:p>164566</text:p>
          </table:table-cell>
          <table:table-cell table:style-name="ce219" table:formula="of:=[.B135]+1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233" table:formula="of:=CONCATENATE([.C136];&quot;x&quot;;IF([.D136]&gt;0;&quot;+&quot;;&quot;&quot;);[.D136];&quot;y&quot;;IF([.E136]&gt;0;&quot;+&quot;;&quot;&quot;);[.E136];&quot;=0&quot;)" office:value-type="string" office:string-value="-2x-6y-5=0" calcext:value-type="string">
            <text:p>-2x-6y-5=0</text:p>
          </table:table-cell>
          <table:table-cell table:style-name="ce193" table:formula="of:=-[.C136]/[.D136]" office:value-type="float" office:value="-0.333333333333333" calcext:value-type="float">
            <text:p>- 1/3 </text:p>
          </table:table-cell>
          <table:table-cell table:style-name="ce193" table:formula="of:=-[.E136]/[.D136]" office:value-type="float" office:value="-0.833333333333333" calcext:value-type="float">
            <text:p>- 5/6 </text:p>
          </table:table-cell>
          <table:table-cell table:style-name="ce193" table:formula="of:=CONCATENATE(&quot;y=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=-x/3-5/6" calcext:value-type="string">
            <text:p>y=-x/3-5/6</text:p>
          </table:table-cell>
          <table:table-cell table:style-name="ce186" table:formula="of:=RANK([.A136];[.$A$108:.$A$147];0)" office:value-type="float" office:value="35" calcext:value-type="float">
            <text:p>3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203" table:formula="of:=[.AI136]" office:value-type="float" office:value="-0.833333333333333" calcext:value-type="float">
            <text:p>- 5/6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6])*SIGN([.C136]*[.D136])" office:value-type="float" office:value="-2" calcext:value-type="float">
            <text:p>-2</text:p>
          </table:table-cell>
          <table:table-cell table:style-name="ce170" table:formula="of:=ABS([.D136])" office:value-type="float" office:value="6" calcext:value-type="float">
            <text:p>6</text:p>
          </table:table-cell>
          <table:table-cell table:style-name="ce170" table:formula="of:=GCD(ABS([.O136]);ABS([.P136]))" office:value-type="float" office:value="2" calcext:value-type="float">
            <text:p>2</text:p>
          </table:table-cell>
          <table:table-cell table:style-name="ce202" table:formula="of:=[.O136]/[.Q136]" office:value-type="float" office:value="-1" calcext:value-type="float">
            <text:p>-1</text:p>
          </table:table-cell>
          <table:table-cell table:style-name="ce202" table:formula="of:=[.P136]/[.Q136]" office:value-type="float" office:value="3" calcext:value-type="float">
            <text:p>3</text:p>
          </table:table-cell>
          <table:table-cell table:style-name="ce203" table:formula="of:=[.R136]/[.S136]" office:value-type="float" office:value="-0.333333333333333" calcext:value-type="float">
            <text:p>- 1/3 </text:p>
          </table:table-cell>
          <table:table-cell table:style-name="ce203" table:formula="of:=IF([.O136]=0;&quot;0&quot;;(IF([.O136]=[.P136];&quot;1&quot;;(IF([.O136]=-[.P136];&quot;-1&quot;;IF([.S136]=1;TEXT([.R136];10);[.T136]))))))" office:value-type="float" office:value="-0.333333333333333" calcext:value-type="float">
            <text:p>- 1/3 </text:p>
          </table:table-cell>
          <table:table-cell table:style-name="ce170" table:formula="of:=-ABS([.E136])*SIGN([.D136]*[.E136])" office:value-type="float" office:value="-5" calcext:value-type="float">
            <text:p>-5</text:p>
          </table:table-cell>
          <table:table-cell table:style-name="ce170" table:formula="of:=ABS([.D136])" office:value-type="float" office:value="6" calcext:value-type="float">
            <text:p>6</text:p>
          </table:table-cell>
          <table:table-cell table:style-name="ce170" table:formula="of:=GCD(ABS([.V136]);ABS([.W136]))" office:value-type="float" office:value="1" calcext:value-type="float">
            <text:p>1</text:p>
          </table:table-cell>
          <table:table-cell table:style-name="ce202" table:formula="of:=[.V136]/[.X136]" office:value-type="float" office:value="-5" calcext:value-type="float">
            <text:p>-5</text:p>
          </table:table-cell>
          <table:table-cell table:style-name="ce202" table:formula="of:=[.W136]/[.X136]" office:value-type="float" office:value="6" calcext:value-type="float">
            <text:p>6</text:p>
          </table:table-cell>
          <table:table-cell table:style-name="ce203" table:formula="of:=[.Y136]/[.Z136]" office:value-type="float" office:value="-0.833333333333333" calcext:value-type="float">
            <text:p>- 5/6 </text:p>
          </table:table-cell>
          <table:table-cell table:style-name="ce203" table:formula="of:=IF([.V136]=0;&quot;0&quot;;(IF([.V136]=[.W136];&quot;1&quot;;(IF([.V136]=-[.W136];&quot;-1&quot;;IF([.Z136]=1;TEXT([.Y136];10);[.AA136]))))))" office:value-type="float" office:value="-0.833333333333333" calcext:value-type="float">
            <text:p>- 5/6 </text:p>
          </table:table-cell>
          <table:table-cell table:style-name="ce170" table:formula="of:=(-[.C136]*[.L136]-[.E136])*SIGN([.D136])" office:value-type="float" office:value="-5" calcext:value-type="float">
            <text:p>-5</text:p>
          </table:table-cell>
          <table:table-cell table:style-name="ce170" table:formula="of:=ABS([.D136])" office:value-type="float" office:value="6" calcext:value-type="float">
            <text:p>6</text:p>
          </table:table-cell>
          <table:table-cell table:style-name="ce170" table:formula="of:=GCD(ABS([.AC136]);ABS([.AD136]))" office:value-type="float" office:value="1" calcext:value-type="float">
            <text:p>1</text:p>
          </table:table-cell>
          <table:table-cell table:style-name="ce202" table:formula="of:=[.AC136]/[.AE136]" office:value-type="float" office:value="-5" calcext:value-type="float">
            <text:p>-5</text:p>
          </table:table-cell>
          <table:table-cell table:style-name="ce202" table:formula="of:=[.AD136]/[.AE136]" office:value-type="float" office:value="6" calcext:value-type="float">
            <text:p>6</text:p>
          </table:table-cell>
          <table:table-cell table:style-name="ce203" table:formula="of:=[.AF136]/[.AG136]" office:value-type="float" office:value="-0.833333333333333" calcext:value-type="float">
            <text:p>- 5/6 </text:p>
          </table:table-cell>
          <table:table-cell table:style-name="ce203" table:formula="of:=IF([.AC136]=0;&quot;0&quot;;(IF([.AC136]=[.AD136];&quot;1&quot;;(IF([.AC136]=-[.AD136];&quot;-1&quot;;IF([.AG136]=1;TEXT([.AF136];10);[.AH136]))))))" office:value-type="float" office:value="-0.833333333333333" calcext:value-type="float">
            <text:p>- 5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577900" calcext:value-type="float">
            <text:p>577900</text:p>
          </table:table-cell>
          <table:table-cell table:style-name="ce219" table:formula="of:=[.B136]+1" office:value-type="float" office:value="30" calcext:value-type="float">
            <text:p>30</text:p>
          </table:table-cell>
          <table:table-cell table:style-name="ce186" table:formula="of:=[.C136]" office:value-type="float" office:value="-2" calcext:value-type="float">
            <text:p>-2</text:p>
          </table:table-cell>
          <table:table-cell table:style-name="ce186" table:formula="of:=[.D136]" office:value-type="float" office:value="-6" calcext:value-type="float">
            <text:p>-6</text:p>
          </table:table-cell>
          <table:table-cell table:style-name="ce186" table:formula="of:=[.E136]" office:value-type="float" office:value="-5" calcext:value-type="float">
            <text:p>-5</text:p>
          </table:table-cell>
          <table:table-cell table:style-name="ce186" table:formula="of:=[.F136]" office:value-type="string" office:string-value="-2x-6y-5=0" calcext:value-type="string">
            <text:p>-2x-6y-5=0</text:p>
          </table:table-cell>
          <table:table-cell table:style-name="ce193" table:formula="of:=[.G136]" office:value-type="float" office:value="-0.333333333333333" calcext:value-type="float">
            <text:p>- 1/3 </text:p>
          </table:table-cell>
          <table:table-cell table:style-name="ce193" table:formula="of:=[.H136]" office:value-type="float" office:value="-0.833333333333333" calcext:value-type="float">
            <text:p>- 5/6 </text:p>
          </table:table-cell>
          <table:table-cell table:style-name="ce193" table:formula="of:=CONCATENATE(&quot;y=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=-x/3-2/3" calcext:value-type="string">
            <text:p>y=-x/3-2/3</text:p>
          </table:table-cell>
          <table:table-cell table:style-name="ce186" table:formula="of:=RANK([.A137];[.$A$108:.$A$147];0)" office:value-type="float" office:value="20" calcext:value-type="float">
            <text:p>2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203" table:formula="of:=[.AI137]" office:value-type="float" office:value="-2.83333333333333" calcext:value-type="float">
            <text:p>-17/6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7])*SIGN([.C137]*[.D137])" office:value-type="float" office:value="-2" calcext:value-type="float">
            <text:p>-2</text:p>
          </table:table-cell>
          <table:table-cell table:style-name="ce170" table:formula="of:=ABS([.D137])" office:value-type="float" office:value="6" calcext:value-type="float">
            <text:p>6</text:p>
          </table:table-cell>
          <table:table-cell table:style-name="ce170" table:formula="of:=GCD(ABS([.O137]);ABS([.P137]))" office:value-type="float" office:value="2" calcext:value-type="float">
            <text:p>2</text:p>
          </table:table-cell>
          <table:table-cell table:style-name="ce202" table:formula="of:=[.O137]/[.Q137]" office:value-type="float" office:value="-1" calcext:value-type="float">
            <text:p>-1</text:p>
          </table:table-cell>
          <table:table-cell table:style-name="ce202" table:formula="of:=[.P137]/[.Q137]" office:value-type="float" office:value="3" calcext:value-type="float">
            <text:p>3</text:p>
          </table:table-cell>
          <table:table-cell table:style-name="ce203" table:formula="of:=[.R137]/[.S137]" office:value-type="float" office:value="-0.333333333333333" calcext:value-type="float">
            <text:p>- 1/3 </text:p>
          </table:table-cell>
          <table:table-cell table:style-name="ce203" table:formula="of:=IF([.O137]=0;&quot;0&quot;;(IF([.O137]=[.P137];&quot;1&quot;;(IF([.O137]=-[.P137];&quot;-1&quot;;IF([.S137]=1;TEXT([.R137];10);[.T137]))))))" office:value-type="float" office:value="-0.333333333333333" calcext:value-type="float">
            <text:p>- 1/3 </text:p>
          </table:table-cell>
          <table:table-cell table:style-name="ce170" table:formula="of:=-ABS([.E137])*SIGN([.D137]*[.E137])+IF(RANDBETWEEN(1;2)=1;-1;1)*RANDBETWEEN(1;10)" office:value-type="float" office:value="4" calcext:value-type="float">
            <text:p>4</text:p>
          </table:table-cell>
          <table:table-cell table:style-name="ce170" table:formula="of:=ABS([.D137])" office:value-type="float" office:value="6" calcext:value-type="float">
            <text:p>6</text:p>
          </table:table-cell>
          <table:table-cell table:style-name="ce170" table:formula="of:=GCD(ABS([.V137]);ABS([.W137]))" office:value-type="float" office:value="2" calcext:value-type="float">
            <text:p>2</text:p>
          </table:table-cell>
          <table:table-cell table:style-name="ce202" table:formula="of:=[.V137]/[.X137]" office:value-type="float" office:value="2" calcext:value-type="float">
            <text:p>2</text:p>
          </table:table-cell>
          <table:table-cell table:style-name="ce202" table:formula="of:=[.W137]/[.X137]" office:value-type="float" office:value="3" calcext:value-type="float">
            <text:p>3</text:p>
          </table:table-cell>
          <table:table-cell table:style-name="ce203" table:formula="of:=[.Y137]/[.Z137]" office:value-type="float" office:value="0.666666666666667" calcext:value-type="float">
            <text:p><text:s/>2/3 </text:p>
          </table:table-cell>
          <table:table-cell table:style-name="ce203" table:formula="of:=IF([.V137]=0;&quot;0&quot;;(IF([.V137]=[.W137];&quot;1&quot;;(IF([.V137]=-[.W137];&quot;-1&quot;;IF([.Z137]=1;TEXT([.Y137];10);[.AA137]))))))" office:value-type="float" office:value="0.666666666666667" calcext:value-type="float">
            <text:p><text:s/>2/3 </text:p>
          </table:table-cell>
          <table:table-cell table:style-name="ce170" table:formula="of:=(-[.C137]*[.L137]-[.E137])*SIGN([.D137])" office:value-type="float" office:value="-17" calcext:value-type="float">
            <text:p>-17</text:p>
          </table:table-cell>
          <table:table-cell table:style-name="ce170" table:formula="of:=ABS([.D137])" office:value-type="float" office:value="6" calcext:value-type="float">
            <text:p>6</text:p>
          </table:table-cell>
          <table:table-cell table:style-name="ce170" table:formula="of:=GCD(ABS([.AC137]);ABS([.AD137]))" office:value-type="float" office:value="1" calcext:value-type="float">
            <text:p>1</text:p>
          </table:table-cell>
          <table:table-cell table:style-name="ce202" table:formula="of:=[.AC137]/[.AE137]" office:value-type="float" office:value="-17" calcext:value-type="float">
            <text:p>-17</text:p>
          </table:table-cell>
          <table:table-cell table:style-name="ce202" table:formula="of:=[.AD137]/[.AE137]" office:value-type="float" office:value="6" calcext:value-type="float">
            <text:p>6</text:p>
          </table:table-cell>
          <table:table-cell table:style-name="ce203" table:formula="of:=[.AF137]/[.AG137]" office:value-type="float" office:value="-2.83333333333333" calcext:value-type="float">
            <text:p>-17/6 </text:p>
          </table:table-cell>
          <table:table-cell table:style-name="ce203" table:formula="of:=IF([.AC137]=0;&quot;0&quot;;(IF([.AC137]=[.AD137];&quot;1&quot;;(IF([.AC137]=-[.AD137];&quot;-1&quot;;IF([.AG137]=1;TEXT([.AF137];10);[.AH137]))))))" office:value-type="float" office:value="-2.83333333333333" calcext:value-type="float">
            <text:p>-17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331103" calcext:value-type="float">
            <text:p>331103</text:p>
          </table:table-cell>
          <table:table-cell table:style-name="ce219" table:formula="of:=[.B137]+1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138];&quot;x&quot;;IF([.D138]&gt;0;&quot;+&quot;;&quot;&quot;);[.D138];&quot;y&quot;;IF([.E138]&gt;0;&quot;+&quot;;&quot;&quot;);[.E138];&quot;=0&quot;)" office:value-type="string" office:string-value="8x-12y-10=0" calcext:value-type="string">
            <text:p>8x-12y-10=0</text:p>
          </table:table-cell>
          <table:table-cell table:style-name="ce193" table:formula="of:=-[.C138]/[.D138]" office:value-type="float" office:value="0.666666666666667" calcext:value-type="float">
            <text:p><text:s/>2/3 </text:p>
          </table:table-cell>
          <table:table-cell table:style-name="ce193" table:formula="of:=-[.E138]/[.D138]" office:value-type="float" office:value="-0.833333333333333" calcext:value-type="float">
            <text:p>- 5/6 </text:p>
          </table:table-cell>
          <table:table-cell table:style-name="ce193" table:formula="of:=CONCATENATE(&quot;y=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=2x/3+5/6" calcext:value-type="string">
            <text:p>y=2x/3+5/6</text:p>
          </table:table-cell>
          <table:table-cell table:style-name="ce186" table:formula="of:=RANK([.A138];[.$A$108:.$A$147];0)" office:value-type="float" office:value="29" calcext:value-type="float">
            <text:p>2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38]" office:value-type="float" office:value="-2.83333333333333" calcext:value-type="float">
            <text:p>-17/6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8])*SIGN([.C138]*[.D138])" office:value-type="float" office:value="8" calcext:value-type="float">
            <text:p>8</text:p>
          </table:table-cell>
          <table:table-cell table:style-name="ce170" table:formula="of:=ABS([.D138])" office:value-type="float" office:value="12" calcext:value-type="float">
            <text:p>12</text:p>
          </table:table-cell>
          <table:table-cell table:style-name="ce170" table:formula="of:=GCD(ABS([.O138]);ABS([.P138]))" office:value-type="float" office:value="4" calcext:value-type="float">
            <text:p>4</text:p>
          </table:table-cell>
          <table:table-cell table:style-name="ce202" table:formula="of:=[.O138]/[.Q138]" office:value-type="float" office:value="2" calcext:value-type="float">
            <text:p>2</text:p>
          </table:table-cell>
          <table:table-cell table:style-name="ce202" table:formula="of:=[.P138]/[.Q138]" office:value-type="float" office:value="3" calcext:value-type="float">
            <text:p>3</text:p>
          </table:table-cell>
          <table:table-cell table:style-name="ce203" table:formula="of:=[.R138]/[.S138]" office:value-type="float" office:value="0.666666666666667" calcext:value-type="float">
            <text:p><text:s/>2/3 </text:p>
          </table:table-cell>
          <table:table-cell table:style-name="ce203" table:formula="of:=IF([.O138]=0;&quot;0&quot;;(IF([.O138]=[.P138];&quot;1&quot;;(IF([.O138]=-[.P138];&quot;-1&quot;;IF([.S138]=1;TEXT([.R138];10);[.T138]))))))" office:value-type="float" office:value="0.666666666666667" calcext:value-type="float">
            <text:p><text:s/>2/3 </text:p>
          </table:table-cell>
          <table:table-cell table:style-name="ce170" table:formula="of:=-ABS([.E138])*SIGN([.D138]*[.E138])" office:value-type="float" office:value="-10" calcext:value-type="float">
            <text:p>-10</text:p>
          </table:table-cell>
          <table:table-cell table:style-name="ce170" table:formula="of:=ABS([.D138])" office:value-type="float" office:value="12" calcext:value-type="float">
            <text:p>12</text:p>
          </table:table-cell>
          <table:table-cell table:style-name="ce170" table:formula="of:=GCD(ABS([.V138]);ABS([.W138]))" office:value-type="float" office:value="2" calcext:value-type="float">
            <text:p>2</text:p>
          </table:table-cell>
          <table:table-cell table:style-name="ce202" table:formula="of:=[.V138]/[.X138]" office:value-type="float" office:value="-5" calcext:value-type="float">
            <text:p>-5</text:p>
          </table:table-cell>
          <table:table-cell table:style-name="ce202" table:formula="of:=[.W138]/[.X138]" office:value-type="float" office:value="6" calcext:value-type="float">
            <text:p>6</text:p>
          </table:table-cell>
          <table:table-cell table:style-name="ce203" table:formula="of:=[.Y138]/[.Z138]" office:value-type="float" office:value="-0.833333333333333" calcext:value-type="float">
            <text:p>- 5/6 </text:p>
          </table:table-cell>
          <table:table-cell table:style-name="ce203" table:formula="of:=IF([.V138]=0;&quot;0&quot;;(IF([.V138]=[.W138];&quot;1&quot;;(IF([.V138]=-[.W138];&quot;-1&quot;;IF([.Z138]=1;TEXT([.Y138];10);[.AA138]))))))" office:value-type="float" office:value="-0.833333333333333" calcext:value-type="float">
            <text:p>- 5/6 </text:p>
          </table:table-cell>
          <table:table-cell table:style-name="ce170" table:formula="of:=(-[.C138]*[.L138]-[.E138])*SIGN([.D138])" office:value-type="float" office:value="-34" calcext:value-type="float">
            <text:p>-34</text:p>
          </table:table-cell>
          <table:table-cell table:style-name="ce170" table:formula="of:=ABS([.D138])" office:value-type="float" office:value="12" calcext:value-type="float">
            <text:p>12</text:p>
          </table:table-cell>
          <table:table-cell table:style-name="ce170" table:formula="of:=GCD(ABS([.AC138]);ABS([.AD138]))" office:value-type="float" office:value="2" calcext:value-type="float">
            <text:p>2</text:p>
          </table:table-cell>
          <table:table-cell table:style-name="ce202" table:formula="of:=[.AC138]/[.AE138]" office:value-type="float" office:value="-17" calcext:value-type="float">
            <text:p>-17</text:p>
          </table:table-cell>
          <table:table-cell table:style-name="ce202" table:formula="of:=[.AD138]/[.AE138]" office:value-type="float" office:value="6" calcext:value-type="float">
            <text:p>6</text:p>
          </table:table-cell>
          <table:table-cell table:style-name="ce203" table:formula="of:=[.AF138]/[.AG138]" office:value-type="float" office:value="-2.83333333333333" calcext:value-type="float">
            <text:p>-17/6 </text:p>
          </table:table-cell>
          <table:table-cell table:style-name="ce203" table:formula="of:=IF([.AC138]=0;&quot;0&quot;;(IF([.AC138]=[.AD138];&quot;1&quot;;(IF([.AC138]=-[.AD138];&quot;-1&quot;;IF([.AG138]=1;TEXT([.AF138];10);[.AH138]))))))" office:value-type="float" office:value="-2.83333333333333" calcext:value-type="float">
            <text:p>-17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625560" calcext:value-type="float">
            <text:p>625560</text:p>
          </table:table-cell>
          <table:table-cell table:style-name="ce219" table:formula="of:=[.B138]+1" office:value-type="float" office:value="32" calcext:value-type="float">
            <text:p>32</text:p>
          </table:table-cell>
          <table:table-cell table:style-name="ce186" table:formula="of:=[.C138]" office:value-type="float" office:value="8" calcext:value-type="float">
            <text:p>8</text:p>
          </table:table-cell>
          <table:table-cell table:style-name="ce186" table:formula="of:=[.D138]" office:value-type="float" office:value="-12" calcext:value-type="float">
            <text:p>-12</text:p>
          </table:table-cell>
          <table:table-cell table:style-name="ce186" table:formula="of:=[.E138]" office:value-type="float" office:value="-10" calcext:value-type="float">
            <text:p>-10</text:p>
          </table:table-cell>
          <table:table-cell table:style-name="ce186" table:formula="of:=[.F138]" office:value-type="string" office:string-value="8x-12y-10=0" calcext:value-type="string">
            <text:p>8x-12y-10=0</text:p>
          </table:table-cell>
          <table:table-cell table:style-name="ce193" table:formula="of:=[.G138]" office:value-type="float" office:value="0.666666666666667" calcext:value-type="float">
            <text:p><text:s/>2/3 </text:p>
          </table:table-cell>
          <table:table-cell table:style-name="ce193" table:formula="of:=[.H138]" office:value-type="float" office:value="-0.833333333333333" calcext:value-type="float">
            <text:p>- 5/6 </text:p>
          </table:table-cell>
          <table:table-cell table:style-name="ce193" table:formula="of:=CONCATENATE(&quot;y=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=2x/3+7/6" calcext:value-type="string">
            <text:p>y=2x/3+7/6</text:p>
          </table:table-cell>
          <table:table-cell table:style-name="ce186" table:formula="of:=RANK([.A139];[.$A$108:.$A$147];0)" office:value-type="float" office:value="14" calcext:value-type="float">
            <text:p>1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39]" office:value-type="float" office:value="-4.83333333333333" calcext:value-type="float">
            <text:p>-29/6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9])*SIGN([.C139]*[.D139])" office:value-type="float" office:value="8" calcext:value-type="float">
            <text:p>8</text:p>
          </table:table-cell>
          <table:table-cell table:style-name="ce170" table:formula="of:=ABS([.D139])" office:value-type="float" office:value="12" calcext:value-type="float">
            <text:p>12</text:p>
          </table:table-cell>
          <table:table-cell table:style-name="ce170" table:formula="of:=GCD(ABS([.O139]);ABS([.P139]))" office:value-type="float" office:value="4" calcext:value-type="float">
            <text:p>4</text:p>
          </table:table-cell>
          <table:table-cell table:style-name="ce202" table:formula="of:=[.O139]/[.Q139]" office:value-type="float" office:value="2" calcext:value-type="float">
            <text:p>2</text:p>
          </table:table-cell>
          <table:table-cell table:style-name="ce202" table:formula="of:=[.P139]/[.Q139]" office:value-type="float" office:value="3" calcext:value-type="float">
            <text:p>3</text:p>
          </table:table-cell>
          <table:table-cell table:style-name="ce203" table:formula="of:=[.R139]/[.S139]" office:value-type="float" office:value="0.666666666666667" calcext:value-type="float">
            <text:p><text:s/>2/3 </text:p>
          </table:table-cell>
          <table:table-cell table:style-name="ce203" table:formula="of:=IF([.O139]=0;&quot;0&quot;;(IF([.O139]=[.P139];&quot;1&quot;;(IF([.O139]=-[.P139];&quot;-1&quot;;IF([.S139]=1;TEXT([.R139];10);[.T139]))))))" office:value-type="float" office:value="0.666666666666667" calcext:value-type="float">
            <text:p><text:s/>2/3 </text:p>
          </table:table-cell>
          <table:table-cell table:style-name="ce170" table:formula="of:=-ABS([.E139])*SIGN([.D139]*[.E139])+IF(RANDBETWEEN(1;2)=1;-1;1)*RANDBETWEEN(1;10)" office:value-type="float" office:value="-14" calcext:value-type="float">
            <text:p>-14</text:p>
          </table:table-cell>
          <table:table-cell table:style-name="ce170" table:formula="of:=ABS([.D139])" office:value-type="float" office:value="12" calcext:value-type="float">
            <text:p>12</text:p>
          </table:table-cell>
          <table:table-cell table:style-name="ce170" table:formula="of:=GCD(ABS([.V139]);ABS([.W139]))" office:value-type="float" office:value="2" calcext:value-type="float">
            <text:p>2</text:p>
          </table:table-cell>
          <table:table-cell table:style-name="ce202" table:formula="of:=[.V139]/[.X139]" office:value-type="float" office:value="-7" calcext:value-type="float">
            <text:p>-7</text:p>
          </table:table-cell>
          <table:table-cell table:style-name="ce202" table:formula="of:=[.W139]/[.X139]" office:value-type="float" office:value="6" calcext:value-type="float">
            <text:p>6</text:p>
          </table:table-cell>
          <table:table-cell table:style-name="ce203" table:formula="of:=[.Y139]/[.Z139]" office:value-type="float" office:value="-1.16666666666667" calcext:value-type="float">
            <text:p>- 7/6 </text:p>
          </table:table-cell>
          <table:table-cell table:style-name="ce203" table:formula="of:=IF([.V139]=0;&quot;0&quot;;(IF([.V139]=[.W139];&quot;1&quot;;(IF([.V139]=-[.W139];&quot;-1&quot;;IF([.Z139]=1;TEXT([.Y139];10);[.AA139]))))))" office:value-type="float" office:value="-1.16666666666667" calcext:value-type="float">
            <text:p>- 7/6 </text:p>
          </table:table-cell>
          <table:table-cell table:style-name="ce170" table:formula="of:=(-[.C139]*[.L139]-[.E139])*SIGN([.D139])" office:value-type="float" office:value="-58" calcext:value-type="float">
            <text:p>-58</text:p>
          </table:table-cell>
          <table:table-cell table:style-name="ce170" table:formula="of:=ABS([.D139])" office:value-type="float" office:value="12" calcext:value-type="float">
            <text:p>12</text:p>
          </table:table-cell>
          <table:table-cell table:style-name="ce170" table:formula="of:=GCD(ABS([.AC139]);ABS([.AD139]))" office:value-type="float" office:value="2" calcext:value-type="float">
            <text:p>2</text:p>
          </table:table-cell>
          <table:table-cell table:style-name="ce202" table:formula="of:=[.AC139]/[.AE139]" office:value-type="float" office:value="-29" calcext:value-type="float">
            <text:p>-29</text:p>
          </table:table-cell>
          <table:table-cell table:style-name="ce202" table:formula="of:=[.AD139]/[.AE139]" office:value-type="float" office:value="6" calcext:value-type="float">
            <text:p>6</text:p>
          </table:table-cell>
          <table:table-cell table:style-name="ce203" table:formula="of:=[.AF139]/[.AG139]" office:value-type="float" office:value="-4.83333333333333" calcext:value-type="float">
            <text:p>-29/6 </text:p>
          </table:table-cell>
          <table:table-cell table:style-name="ce203" table:formula="of:=IF([.AC139]=0;&quot;0&quot;;(IF([.AC139]=[.AD139];&quot;1&quot;;(IF([.AC139]=-[.AD139];&quot;-1&quot;;IF([.AG139]=1;TEXT([.AF139];10);[.AH139]))))))" office:value-type="float" office:value="-4.83333333333333" calcext:value-type="float">
            <text:p>-29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72810" calcext:value-type="float">
            <text:p>272810</text:p>
          </table:table-cell>
          <table:table-cell table:style-name="ce219" table:formula="of:=[.B139]+1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140];&quot;x&quot;;IF([.D140]&gt;0;&quot;+&quot;;&quot;&quot;);[.D140];&quot;y&quot;;IF([.E140]&gt;0;&quot;+&quot;;&quot;&quot;);[.E140];&quot;=0&quot;)" office:value-type="string" office:string-value="-3x+4y+18=0" calcext:value-type="string">
            <text:p>-3x+4y+18=0</text:p>
          </table:table-cell>
          <table:table-cell table:style-name="ce193" table:formula="of:=-[.C140]/[.D140]" office:value-type="float" office:value="0.75" calcext:value-type="float">
            <text:p><text:s/>3/4 </text:p>
          </table:table-cell>
          <table:table-cell table:style-name="ce193" table:formula="of:=-[.E140]/[.D140]" office:value-type="float" office:value="-4.5" calcext:value-type="float">
            <text:p>- 9/2 </text:p>
          </table:table-cell>
          <table:table-cell table:style-name="ce193" table:formula="of:=CONCATENATE(&quot;y=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=3x/4+9/2" calcext:value-type="string">
            <text:p>y=3x/4+9/2</text:p>
          </table:table-cell>
          <table:table-cell table:style-name="ce186" table:formula="of:=RANK([.A140];[.$A$108:.$A$147];0)" office:value-type="float" office:value="32" calcext:value-type="float">
            <text:p>3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40]" office:value-type="string" office:string-value="-9" calcext:value-type="string">
            <text:p>-9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0])*SIGN([.C140]*[.D140])" office:value-type="float" office:value="3" calcext:value-type="float">
            <text:p>3</text:p>
          </table:table-cell>
          <table:table-cell table:style-name="ce170" table:formula="of:=ABS([.D140])" office:value-type="float" office:value="4" calcext:value-type="float">
            <text:p>4</text:p>
          </table:table-cell>
          <table:table-cell table:style-name="ce170" table:formula="of:=GCD(ABS([.O140]);ABS([.P140]))" office:value-type="float" office:value="1" calcext:value-type="float">
            <text:p>1</text:p>
          </table:table-cell>
          <table:table-cell table:style-name="ce202" table:formula="of:=[.O140]/[.Q140]" office:value-type="float" office:value="3" calcext:value-type="float">
            <text:p>3</text:p>
          </table:table-cell>
          <table:table-cell table:style-name="ce202" table:formula="of:=[.P140]/[.Q140]" office:value-type="float" office:value="4" calcext:value-type="float">
            <text:p>4</text:p>
          </table:table-cell>
          <table:table-cell table:style-name="ce203" table:formula="of:=[.R140]/[.S140]" office:value-type="float" office:value="0.75" calcext:value-type="float">
            <text:p><text:s/>3/4 </text:p>
          </table:table-cell>
          <table:table-cell table:style-name="ce203" table:formula="of:=IF([.O140]=0;&quot;0&quot;;(IF([.O140]=[.P140];&quot;1&quot;;(IF([.O140]=-[.P140];&quot;-1&quot;;IF([.S140]=1;TEXT([.R140];10);[.T140]))))))" office:value-type="float" office:value="0.75" calcext:value-type="float">
            <text:p><text:s/>3/4 </text:p>
          </table:table-cell>
          <table:table-cell table:style-name="ce170" table:formula="of:=-ABS([.E140])*SIGN([.D140]*[.E140])" office:value-type="float" office:value="-18" calcext:value-type="float">
            <text:p>-18</text:p>
          </table:table-cell>
          <table:table-cell table:style-name="ce170" table:formula="of:=ABS([.D140])" office:value-type="float" office:value="4" calcext:value-type="float">
            <text:p>4</text:p>
          </table:table-cell>
          <table:table-cell table:style-name="ce170" table:formula="of:=GCD(ABS([.V140]);ABS([.W140]))" office:value-type="float" office:value="2" calcext:value-type="float">
            <text:p>2</text:p>
          </table:table-cell>
          <table:table-cell table:style-name="ce202" table:formula="of:=[.V140]/[.X140]" office:value-type="float" office:value="-9" calcext:value-type="float">
            <text:p>-9</text:p>
          </table:table-cell>
          <table:table-cell table:style-name="ce202" table:formula="of:=[.W140]/[.X140]" office:value-type="float" office:value="2" calcext:value-type="float">
            <text:p>2</text:p>
          </table:table-cell>
          <table:table-cell table:style-name="ce203" table:formula="of:=[.Y140]/[.Z140]" office:value-type="float" office:value="-4.5" calcext:value-type="float">
            <text:p>- 9/2 </text:p>
          </table:table-cell>
          <table:table-cell table:style-name="ce203" table:formula="of:=IF([.V140]=0;&quot;0&quot;;(IF([.V140]=[.W140];&quot;1&quot;;(IF([.V140]=-[.W140];&quot;-1&quot;;IF([.Z140]=1;TEXT([.Y140];10);[.AA140]))))))" office:value-type="float" office:value="-4.5" calcext:value-type="float">
            <text:p>- 9/2 </text:p>
          </table:table-cell>
          <table:table-cell table:style-name="ce170" table:formula="of:=(-[.C140]*[.L140]-[.E140])*SIGN([.D140])" office:value-type="float" office:value="-36" calcext:value-type="float">
            <text:p>-36</text:p>
          </table:table-cell>
          <table:table-cell table:style-name="ce170" table:formula="of:=ABS([.D140])" office:value-type="float" office:value="4" calcext:value-type="float">
            <text:p>4</text:p>
          </table:table-cell>
          <table:table-cell table:style-name="ce170" table:formula="of:=GCD(ABS([.AC140]);ABS([.AD140]))" office:value-type="float" office:value="4" calcext:value-type="float">
            <text:p>4</text:p>
          </table:table-cell>
          <table:table-cell table:style-name="ce202" table:formula="of:=[.AC140]/[.AE140]" office:value-type="float" office:value="-9" calcext:value-type="float">
            <text:p>-9</text:p>
          </table:table-cell>
          <table:table-cell table:style-name="ce202" table:formula="of:=[.AD140]/[.AE140]" office:value-type="float" office:value="1" calcext:value-type="float">
            <text:p>1</text:p>
          </table:table-cell>
          <table:table-cell table:style-name="ce203" table:formula="of:=[.AF140]/[.AG140]" office:value-type="float" office:value="-9" calcext:value-type="float">
            <text:p>- 9/1 </text:p>
          </table:table-cell>
          <table:table-cell table:style-name="ce203" table:formula="of:=IF([.AC140]=0;&quot;0&quot;;(IF([.AC140]=[.AD140];&quot;1&quot;;(IF([.AC140]=-[.AD140];&quot;-1&quot;;IF([.AG140]=1;TEXT([.AF140];10);[.AH140]))))))" office:value-type="string" office:string-value="-9" calcext:value-type="string">
            <text:p>-9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64285" calcext:value-type="float">
            <text:p>164285</text:p>
          </table:table-cell>
          <table:table-cell table:style-name="ce219" table:formula="of:=[.B140]+1" office:value-type="float" office:value="34" calcext:value-type="float">
            <text:p>34</text:p>
          </table:table-cell>
          <table:table-cell table:style-name="ce186" table:formula="of:=[.C140]" office:value-type="float" office:value="-3" calcext:value-type="float">
            <text:p>-3</text:p>
          </table:table-cell>
          <table:table-cell table:style-name="ce186" table:formula="of:=[.D140]" office:value-type="float" office:value="4" calcext:value-type="float">
            <text:p>4</text:p>
          </table:table-cell>
          <table:table-cell table:style-name="ce186" table:formula="of:=[.E140]" office:value-type="float" office:value="18" calcext:value-type="float">
            <text:p>18</text:p>
          </table:table-cell>
          <table:table-cell table:style-name="ce186" table:formula="of:=[.F140]" office:value-type="string" office:string-value="-3x+4y+18=0" calcext:value-type="string">
            <text:p>-3x+4y+18=0</text:p>
          </table:table-cell>
          <table:table-cell table:style-name="ce193" table:formula="of:=[.G140]" office:value-type="float" office:value="0.75" calcext:value-type="float">
            <text:p><text:s/>3/4 </text:p>
          </table:table-cell>
          <table:table-cell table:style-name="ce193" table:formula="of:=[.H140]" office:value-type="float" office:value="-4.5" calcext:value-type="float">
            <text:p>- 9/2 </text:p>
          </table:table-cell>
          <table:table-cell table:style-name="ce193" table:formula="of:=CONCATENATE(&quot;y=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=3x/4+13/2" calcext:value-type="string">
            <text:p>y=3x/4+13/2</text:p>
          </table:table-cell>
          <table:table-cell table:style-name="ce186" table:formula="of:=RANK([.A141];[.$A$108:.$A$147];0)" office:value-type="float" office:value="36" calcext:value-type="float">
            <text:p>3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203" table:formula="of:=[.AI141]" office:value-type="float" office:value="-2.25" calcext:value-type="float">
            <text:p>- 9/4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1])*SIGN([.C141]*[.D141])" office:value-type="float" office:value="3" calcext:value-type="float">
            <text:p>3</text:p>
          </table:table-cell>
          <table:table-cell table:style-name="ce170" table:formula="of:=ABS([.D141])" office:value-type="float" office:value="4" calcext:value-type="float">
            <text:p>4</text:p>
          </table:table-cell>
          <table:table-cell table:style-name="ce170" table:formula="of:=GCD(ABS([.O141]);ABS([.P141]))" office:value-type="float" office:value="1" calcext:value-type="float">
            <text:p>1</text:p>
          </table:table-cell>
          <table:table-cell table:style-name="ce202" table:formula="of:=[.O141]/[.Q141]" office:value-type="float" office:value="3" calcext:value-type="float">
            <text:p>3</text:p>
          </table:table-cell>
          <table:table-cell table:style-name="ce202" table:formula="of:=[.P141]/[.Q141]" office:value-type="float" office:value="4" calcext:value-type="float">
            <text:p>4</text:p>
          </table:table-cell>
          <table:table-cell table:style-name="ce203" table:formula="of:=[.R141]/[.S141]" office:value-type="float" office:value="0.75" calcext:value-type="float">
            <text:p><text:s/>3/4 </text:p>
          </table:table-cell>
          <table:table-cell table:style-name="ce203" table:formula="of:=IF([.O141]=0;&quot;0&quot;;(IF([.O141]=[.P141];&quot;1&quot;;(IF([.O141]=-[.P141];&quot;-1&quot;;IF([.S141]=1;TEXT([.R141];10);[.T141]))))))" office:value-type="float" office:value="0.75" calcext:value-type="float">
            <text:p><text:s/>3/4 </text:p>
          </table:table-cell>
          <table:table-cell table:style-name="ce170" table:formula="of:=-ABS([.E141])*SIGN([.D141]*[.E141])+IF(RANDBETWEEN(1;2)=1;-1;1)*RANDBETWEEN(1;10)" office:value-type="float" office:value="-26" calcext:value-type="float">
            <text:p>-26</text:p>
          </table:table-cell>
          <table:table-cell table:style-name="ce170" table:formula="of:=ABS([.D141])" office:value-type="float" office:value="4" calcext:value-type="float">
            <text:p>4</text:p>
          </table:table-cell>
          <table:table-cell table:style-name="ce170" table:formula="of:=GCD(ABS([.V141]);ABS([.W141]))" office:value-type="float" office:value="2" calcext:value-type="float">
            <text:p>2</text:p>
          </table:table-cell>
          <table:table-cell table:style-name="ce202" table:formula="of:=[.V141]/[.X141]" office:value-type="float" office:value="-13" calcext:value-type="float">
            <text:p>-13</text:p>
          </table:table-cell>
          <table:table-cell table:style-name="ce202" table:formula="of:=[.W141]/[.X141]" office:value-type="float" office:value="2" calcext:value-type="float">
            <text:p>2</text:p>
          </table:table-cell>
          <table:table-cell table:style-name="ce203" table:formula="of:=[.Y141]/[.Z141]" office:value-type="float" office:value="-6.5" calcext:value-type="float">
            <text:p>-13/2 </text:p>
          </table:table-cell>
          <table:table-cell table:style-name="ce203" table:formula="of:=IF([.V141]=0;&quot;0&quot;;(IF([.V141]=[.W141];&quot;1&quot;;(IF([.V141]=-[.W141];&quot;-1&quot;;IF([.Z141]=1;TEXT([.Y141];10);[.AA141]))))))" office:value-type="float" office:value="-6.5" calcext:value-type="float">
            <text:p>-13/2 </text:p>
          </table:table-cell>
          <table:table-cell table:style-name="ce170" table:formula="of:=(-[.C141]*[.L141]-[.E141])*SIGN([.D141])" office:value-type="float" office:value="-9" calcext:value-type="float">
            <text:p>-9</text:p>
          </table:table-cell>
          <table:table-cell table:style-name="ce170" table:formula="of:=ABS([.D141])" office:value-type="float" office:value="4" calcext:value-type="float">
            <text:p>4</text:p>
          </table:table-cell>
          <table:table-cell table:style-name="ce170" table:formula="of:=GCD(ABS([.AC141]);ABS([.AD141]))" office:value-type="float" office:value="1" calcext:value-type="float">
            <text:p>1</text:p>
          </table:table-cell>
          <table:table-cell table:style-name="ce202" table:formula="of:=[.AC141]/[.AE141]" office:value-type="float" office:value="-9" calcext:value-type="float">
            <text:p>-9</text:p>
          </table:table-cell>
          <table:table-cell table:style-name="ce202" table:formula="of:=[.AD141]/[.AE141]" office:value-type="float" office:value="4" calcext:value-type="float">
            <text:p>4</text:p>
          </table:table-cell>
          <table:table-cell table:style-name="ce203" table:formula="of:=[.AF141]/[.AG141]" office:value-type="float" office:value="-2.25" calcext:value-type="float">
            <text:p>- 9/4 </text:p>
          </table:table-cell>
          <table:table-cell table:style-name="ce203" table:formula="of:=IF([.AC141]=0;&quot;0&quot;;(IF([.AC141]=[.AD141];&quot;1&quot;;(IF([.AC141]=-[.AD141];&quot;-1&quot;;IF([.AG141]=1;TEXT([.AF141];10);[.AH141]))))))" office:value-type="float" office:value="-2.25" calcext:value-type="float">
            <text:p>- 9/4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47204" calcext:value-type="float">
            <text:p>247204</text:p>
          </table:table-cell>
          <table:table-cell table:style-name="ce219" table:formula="of:=[.B141]+1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233" table:formula="of:=CONCATENATE([.C142];&quot;x&quot;;IF([.D142]&gt;0;&quot;+&quot;;&quot;&quot;);[.D142];&quot;y&quot;;IF([.E142]&gt;0;&quot;+&quot;;&quot;&quot;);[.E142];&quot;=0&quot;)" office:value-type="string" office:string-value="-18x-12y-5=0" calcext:value-type="string">
            <text:p>-18x-12y-5=0</text:p>
          </table:table-cell>
          <table:table-cell table:style-name="ce193" table:formula="of:=-[.C142]/[.D142]" office:value-type="float" office:value="-1.5" calcext:value-type="float">
            <text:p>- 3/2 </text:p>
          </table:table-cell>
          <table:table-cell table:style-name="ce193" table:formula="of:=-[.E142]/[.D142]" office:value-type="float" office:value="-0.416666666666667" calcext:value-type="float">
            <text:p>- 5/12</text:p>
          </table:table-cell>
          <table:table-cell table:style-name="ce193" table:formula="of:=CONCATENATE(&quot;y=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=-3x/2-5/12" calcext:value-type="string">
            <text:p>y=-3x/2-5/12</text:p>
          </table:table-cell>
          <table:table-cell table:style-name="ce186" table:formula="of:=RANK([.A142];[.$A$108:.$A$147];0)" office:value-type="float" office:value="33" calcext:value-type="float">
            <text:p>3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203" table:formula="of:=[.AI142]" office:value-type="float" office:value="-15.4166666666667" calcext:value-type="float">
            <text:p>-185/12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2])*SIGN([.C142]*[.D142])" office:value-type="float" office:value="-18" calcext:value-type="float">
            <text:p>-18</text:p>
          </table:table-cell>
          <table:table-cell table:style-name="ce170" table:formula="of:=ABS([.D142])" office:value-type="float" office:value="12" calcext:value-type="float">
            <text:p>12</text:p>
          </table:table-cell>
          <table:table-cell table:style-name="ce170" table:formula="of:=GCD(ABS([.O142]);ABS([.P142]))" office:value-type="float" office:value="6" calcext:value-type="float">
            <text:p>6</text:p>
          </table:table-cell>
          <table:table-cell table:style-name="ce202" table:formula="of:=[.O142]/[.Q142]" office:value-type="float" office:value="-3" calcext:value-type="float">
            <text:p>-3</text:p>
          </table:table-cell>
          <table:table-cell table:style-name="ce202" table:formula="of:=[.P142]/[.Q142]" office:value-type="float" office:value="2" calcext:value-type="float">
            <text:p>2</text:p>
          </table:table-cell>
          <table:table-cell table:style-name="ce203" table:formula="of:=[.R142]/[.S142]" office:value-type="float" office:value="-1.5" calcext:value-type="float">
            <text:p>- 3/2 </text:p>
          </table:table-cell>
          <table:table-cell table:style-name="ce203" table:formula="of:=IF([.O142]=0;&quot;0&quot;;(IF([.O142]=[.P142];&quot;1&quot;;(IF([.O142]=-[.P142];&quot;-1&quot;;IF([.S142]=1;TEXT([.R142];10);[.T142]))))))" office:value-type="float" office:value="-1.5" calcext:value-type="float">
            <text:p>- 3/2 </text:p>
          </table:table-cell>
          <table:table-cell table:style-name="ce170" table:formula="of:=-ABS([.E142])*SIGN([.D142]*[.E142])" office:value-type="float" office:value="-5" calcext:value-type="float">
            <text:p>-5</text:p>
          </table:table-cell>
          <table:table-cell table:style-name="ce170" table:formula="of:=ABS([.D142])" office:value-type="float" office:value="12" calcext:value-type="float">
            <text:p>12</text:p>
          </table:table-cell>
          <table:table-cell table:style-name="ce170" table:formula="of:=GCD(ABS([.V142]);ABS([.W142]))" office:value-type="float" office:value="1" calcext:value-type="float">
            <text:p>1</text:p>
          </table:table-cell>
          <table:table-cell table:style-name="ce202" table:formula="of:=[.V142]/[.X142]" office:value-type="float" office:value="-5" calcext:value-type="float">
            <text:p>-5</text:p>
          </table:table-cell>
          <table:table-cell table:style-name="ce202" table:formula="of:=[.W142]/[.X142]" office:value-type="float" office:value="12" calcext:value-type="float">
            <text:p>12</text:p>
          </table:table-cell>
          <table:table-cell table:style-name="ce203" table:formula="of:=[.Y142]/[.Z142]" office:value-type="float" office:value="-0.416666666666667" calcext:value-type="float">
            <text:p>- 5/12</text:p>
          </table:table-cell>
          <table:table-cell table:style-name="ce203" table:formula="of:=IF([.V142]=0;&quot;0&quot;;(IF([.V142]=[.W142];&quot;1&quot;;(IF([.V142]=-[.W142];&quot;-1&quot;;IF([.Z142]=1;TEXT([.Y142];10);[.AA142]))))))" office:value-type="float" office:value="-0.416666666666667" calcext:value-type="float">
            <text:p>- 5/12</text:p>
          </table:table-cell>
          <table:table-cell table:style-name="ce170" table:formula="of:=(-[.C142]*[.L142]-[.E142])*SIGN([.D142])" office:value-type="float" office:value="-185" calcext:value-type="float">
            <text:p>-185</text:p>
          </table:table-cell>
          <table:table-cell table:style-name="ce170" table:formula="of:=ABS([.D142])" office:value-type="float" office:value="12" calcext:value-type="float">
            <text:p>12</text:p>
          </table:table-cell>
          <table:table-cell table:style-name="ce170" table:formula="of:=GCD(ABS([.AC142]);ABS([.AD142]))" office:value-type="float" office:value="1" calcext:value-type="float">
            <text:p>1</text:p>
          </table:table-cell>
          <table:table-cell table:style-name="ce202" table:formula="of:=[.AC142]/[.AE142]" office:value-type="float" office:value="-185" calcext:value-type="float">
            <text:p>-185</text:p>
          </table:table-cell>
          <table:table-cell table:style-name="ce202" table:formula="of:=[.AD142]/[.AE142]" office:value-type="float" office:value="12" calcext:value-type="float">
            <text:p>12</text:p>
          </table:table-cell>
          <table:table-cell table:style-name="ce203" table:formula="of:=[.AF142]/[.AG142]" office:value-type="float" office:value="-15.4166666666667" calcext:value-type="float">
            <text:p>-185/12</text:p>
          </table:table-cell>
          <table:table-cell table:style-name="ce203" table:formula="of:=IF([.AC142]=0;&quot;0&quot;;(IF([.AC142]=[.AD142];&quot;1&quot;;(IF([.AC142]=-[.AD142];&quot;-1&quot;;IF([.AG142]=1;TEXT([.AF142];10);[.AH142]))))))" office:value-type="float" office:value="-15.4166666666667" calcext:value-type="float">
            <text:p>-185/12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563907" calcext:value-type="float">
            <text:p>563907</text:p>
          </table:table-cell>
          <table:table-cell table:style-name="ce219" table:formula="of:=[.B142]+1" office:value-type="float" office:value="36" calcext:value-type="float">
            <text:p>36</text:p>
          </table:table-cell>
          <table:table-cell table:style-name="ce186" table:formula="of:=[.C142]" office:value-type="float" office:value="-18" calcext:value-type="float">
            <text:p>-18</text:p>
          </table:table-cell>
          <table:table-cell table:style-name="ce186" table:formula="of:=[.D142]" office:value-type="float" office:value="-12" calcext:value-type="float">
            <text:p>-12</text:p>
          </table:table-cell>
          <table:table-cell table:style-name="ce186" table:formula="of:=[.E142]" office:value-type="float" office:value="-5" calcext:value-type="float">
            <text:p>-5</text:p>
          </table:table-cell>
          <table:table-cell table:style-name="ce186" table:formula="of:=[.F142]" office:value-type="string" office:string-value="-18x-12y-5=0" calcext:value-type="string">
            <text:p>-18x-12y-5=0</text:p>
          </table:table-cell>
          <table:table-cell table:style-name="ce193" table:formula="of:=[.G142]" office:value-type="float" office:value="-1.5" calcext:value-type="float">
            <text:p>- 3/2 </text:p>
          </table:table-cell>
          <table:table-cell table:style-name="ce193" table:formula="of:=[.H142]" office:value-type="float" office:value="-0.416666666666667" calcext:value-type="float">
            <text:p>- 5/12</text:p>
          </table:table-cell>
          <table:table-cell table:style-name="ce193" table:formula="of:=CONCATENATE(&quot;y=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=-3x/2-0" calcext:value-type="string">
            <text:p>y=-3x/2-0</text:p>
          </table:table-cell>
          <table:table-cell table:style-name="ce186" table:formula="of:=RANK([.A143];[.$A$108:.$A$147];0)" office:value-type="float" office:value="21" calcext:value-type="float">
            <text:p>2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203" table:formula="of:=[.AI143]" office:value-type="float" office:value="5.58333333333333" calcext:value-type="float">
            <text:p>67/12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3])*SIGN([.C143]*[.D143])" office:value-type="float" office:value="-18" calcext:value-type="float">
            <text:p>-18</text:p>
          </table:table-cell>
          <table:table-cell table:style-name="ce170" table:formula="of:=ABS([.D143])" office:value-type="float" office:value="12" calcext:value-type="float">
            <text:p>12</text:p>
          </table:table-cell>
          <table:table-cell table:style-name="ce170" table:formula="of:=GCD(ABS([.O143]);ABS([.P143]))" office:value-type="float" office:value="6" calcext:value-type="float">
            <text:p>6</text:p>
          </table:table-cell>
          <table:table-cell table:style-name="ce202" table:formula="of:=[.O143]/[.Q143]" office:value-type="float" office:value="-3" calcext:value-type="float">
            <text:p>-3</text:p>
          </table:table-cell>
          <table:table-cell table:style-name="ce202" table:formula="of:=[.P143]/[.Q143]" office:value-type="float" office:value="2" calcext:value-type="float">
            <text:p>2</text:p>
          </table:table-cell>
          <table:table-cell table:style-name="ce203" table:formula="of:=[.R143]/[.S143]" office:value-type="float" office:value="-1.5" calcext:value-type="float">
            <text:p>- 3/2 </text:p>
          </table:table-cell>
          <table:table-cell table:style-name="ce203" table:formula="of:=IF([.O143]=0;&quot;0&quot;;(IF([.O143]=[.P143];&quot;1&quot;;(IF([.O143]=-[.P143];&quot;-1&quot;;IF([.S143]=1;TEXT([.R143];10);[.T143]))))))" office:value-type="float" office:value="-1.5" calcext:value-type="float">
            <text:p>- 3/2 </text:p>
          </table:table-cell>
          <table:table-cell table:style-name="ce170" table:formula="of:=-ABS([.E143])*SIGN([.D143]*[.E143])+IF(RANDBETWEEN(1;2)=1;-1;1)*RANDBETWEEN(1;10)" office:value-type="float" office:value="0" calcext:value-type="float">
            <text:p>0</text:p>
          </table:table-cell>
          <table:table-cell table:style-name="ce170" table:formula="of:=ABS([.D143])" office:value-type="float" office:value="12" calcext:value-type="float">
            <text:p>12</text:p>
          </table:table-cell>
          <table:table-cell table:style-name="ce170" table:formula="of:=GCD(ABS([.V143]);ABS([.W143]))" office:value-type="float" office:value="12" calcext:value-type="float">
            <text:p>12</text:p>
          </table:table-cell>
          <table:table-cell table:style-name="ce202" table:formula="of:=[.V143]/[.X143]" office:value-type="float" office:value="0" calcext:value-type="float">
            <text:p>0</text:p>
          </table:table-cell>
          <table:table-cell table:style-name="ce202" table:formula="of:=[.W143]/[.X143]" office:value-type="float" office:value="1" calcext:value-type="float">
            <text:p>1</text:p>
          </table:table-cell>
          <table:table-cell table:style-name="ce203" table:formula="of:=[.Y143]/[.Z143]" office:value-type="float" office:value="0" calcext:value-type="float">
            <text:p><text:s/>0/1 </text:p>
          </table:table-cell>
          <table:table-cell table:style-name="ce203" table:formula="of:=IF([.V143]=0;&quot;0&quot;;(IF([.V143]=[.W143];&quot;1&quot;;(IF([.V143]=-[.W143];&quot;-1&quot;;IF([.Z143]=1;TEXT([.Y143];10);[.AA143]))))))" office:value-type="string" office:string-value="0" calcext:value-type="string">
            <text:p>0</text:p>
          </table:table-cell>
          <table:table-cell table:style-name="ce170" table:formula="of:=(-[.C143]*[.L143]-[.E143])*SIGN([.D143])" office:value-type="float" office:value="67" calcext:value-type="float">
            <text:p>67</text:p>
          </table:table-cell>
          <table:table-cell table:style-name="ce170" table:formula="of:=ABS([.D143])" office:value-type="float" office:value="12" calcext:value-type="float">
            <text:p>12</text:p>
          </table:table-cell>
          <table:table-cell table:style-name="ce170" table:formula="of:=GCD(ABS([.AC143]);ABS([.AD143]))" office:value-type="float" office:value="1" calcext:value-type="float">
            <text:p>1</text:p>
          </table:table-cell>
          <table:table-cell table:style-name="ce202" table:formula="of:=[.AC143]/[.AE143]" office:value-type="float" office:value="67" calcext:value-type="float">
            <text:p>67</text:p>
          </table:table-cell>
          <table:table-cell table:style-name="ce202" table:formula="of:=[.AD143]/[.AE143]" office:value-type="float" office:value="12" calcext:value-type="float">
            <text:p>12</text:p>
          </table:table-cell>
          <table:table-cell table:style-name="ce203" table:formula="of:=[.AF143]/[.AG143]" office:value-type="float" office:value="5.58333333333333" calcext:value-type="float">
            <text:p>67/12</text:p>
          </table:table-cell>
          <table:table-cell table:style-name="ce203" table:formula="of:=IF([.AC143]=0;&quot;0&quot;;(IF([.AC143]=[.AD143];&quot;1&quot;;(IF([.AC143]=-[.AD143];&quot;-1&quot;;IF([.AG143]=1;TEXT([.AF143];10);[.AH143]))))))" office:value-type="float" office:value="5.58333333333333" calcext:value-type="float">
            <text:p>67/12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8764" calcext:value-type="float">
            <text:p>28764</text:p>
          </table:table-cell>
          <table:table-cell table:style-name="ce219" table:formula="of:=[.B143]+1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144];&quot;x&quot;;IF([.D144]&gt;0;&quot;+&quot;;&quot;&quot;);[.D144];&quot;y&quot;;IF([.E144]&gt;0;&quot;+&quot;;&quot;&quot;);[.E144];&quot;=0&quot;)" office:value-type="string" office:string-value="20x+10y+2=0" calcext:value-type="string">
            <text:p>20x+10y+2=0</text:p>
          </table:table-cell>
          <table:table-cell table:style-name="ce193" table:formula="of:=-[.C144]/[.D144]" office:value-type="float" office:value="-2" calcext:value-type="float">
            <text:p>- 2/1 </text:p>
          </table:table-cell>
          <table:table-cell table:style-name="ce193" table:formula="of:=-[.E144]/[.D144]" office:value-type="float" office:value="-0.2" calcext:value-type="float">
            <text:p>- 1/5 </text:p>
          </table:table-cell>
          <table:table-cell table:style-name="ce193" table:formula="of:=CONCATENATE(&quot;y=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=-2x-1/5" calcext:value-type="string">
            <text:p>y=-2x-1/5</text:p>
          </table:table-cell>
          <table:table-cell table:style-name="ce186" table:formula="of:=RANK([.A144];[.$A$108:.$A$147];0)" office:value-type="float" office:value="40" calcext:value-type="float">
            <text:p>40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8" calcext:value-type="float">
            <text:p>-8</text:p>
          </table:table-cell>
          <table:table-cell table:style-name="ce203" table:formula="of:=[.AI144]" office:value-type="float" office:value="15.8" calcext:value-type="float">
            <text:p>79/5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4])*SIGN([.C144]*[.D144])" office:value-type="float" office:value="-20" calcext:value-type="float">
            <text:p>-20</text:p>
          </table:table-cell>
          <table:table-cell table:style-name="ce170" table:formula="of:=ABS([.D144])" office:value-type="float" office:value="10" calcext:value-type="float">
            <text:p>10</text:p>
          </table:table-cell>
          <table:table-cell table:style-name="ce170" table:formula="of:=GCD(ABS([.O144]);ABS([.P144]))" office:value-type="float" office:value="10" calcext:value-type="float">
            <text:p>10</text:p>
          </table:table-cell>
          <table:table-cell table:style-name="ce202" table:formula="of:=[.O144]/[.Q144]" office:value-type="float" office:value="-2" calcext:value-type="float">
            <text:p>-2</text:p>
          </table:table-cell>
          <table:table-cell table:style-name="ce202" table:formula="of:=[.P144]/[.Q144]" office:value-type="float" office:value="1" calcext:value-type="float">
            <text:p>1</text:p>
          </table:table-cell>
          <table:table-cell table:style-name="ce203" table:formula="of:=[.R144]/[.S144]" office:value-type="float" office:value="-2" calcext:value-type="float">
            <text:p>- 2/1 </text:p>
          </table:table-cell>
          <table:table-cell table:style-name="ce203" table:formula="of:=IF([.O144]=0;&quot;0&quot;;(IF([.O144]=[.P144];&quot;1&quot;;(IF([.O144]=-[.P144];&quot;-1&quot;;IF([.S144]=1;TEXT([.R144];10);[.T144]))))))" office:value-type="string" office:string-value="-2" calcext:value-type="string">
            <text:p>-2</text:p>
          </table:table-cell>
          <table:table-cell table:style-name="ce170" table:formula="of:=-ABS([.E144])*SIGN([.D144]*[.E144])" office:value-type="float" office:value="-2" calcext:value-type="float">
            <text:p>-2</text:p>
          </table:table-cell>
          <table:table-cell table:style-name="ce170" table:formula="of:=ABS([.D144])" office:value-type="float" office:value="10" calcext:value-type="float">
            <text:p>10</text:p>
          </table:table-cell>
          <table:table-cell table:style-name="ce170" table:formula="of:=GCD(ABS([.V144]);ABS([.W144]))" office:value-type="float" office:value="2" calcext:value-type="float">
            <text:p>2</text:p>
          </table:table-cell>
          <table:table-cell table:style-name="ce202" table:formula="of:=[.V144]/[.X144]" office:value-type="float" office:value="-1" calcext:value-type="float">
            <text:p>-1</text:p>
          </table:table-cell>
          <table:table-cell table:style-name="ce202" table:formula="of:=[.W144]/[.X144]" office:value-type="float" office:value="5" calcext:value-type="float">
            <text:p>5</text:p>
          </table:table-cell>
          <table:table-cell table:style-name="ce203" table:formula="of:=[.Y144]/[.Z144]" office:value-type="float" office:value="-0.2" calcext:value-type="float">
            <text:p>- 1/5 </text:p>
          </table:table-cell>
          <table:table-cell table:style-name="ce203" table:formula="of:=IF([.V144]=0;&quot;0&quot;;(IF([.V144]=[.W144];&quot;1&quot;;(IF([.V144]=-[.W144];&quot;-1&quot;;IF([.Z144]=1;TEXT([.Y144];10);[.AA144]))))))" office:value-type="float" office:value="-0.2" calcext:value-type="float">
            <text:p>- 1/5 </text:p>
          </table:table-cell>
          <table:table-cell table:style-name="ce170" table:formula="of:=(-[.C144]*[.L144]-[.E144])*SIGN([.D144])" office:value-type="float" office:value="158" calcext:value-type="float">
            <text:p>158</text:p>
          </table:table-cell>
          <table:table-cell table:style-name="ce170" table:formula="of:=ABS([.D144])" office:value-type="float" office:value="10" calcext:value-type="float">
            <text:p>10</text:p>
          </table:table-cell>
          <table:table-cell table:style-name="ce170" table:formula="of:=GCD(ABS([.AC144]);ABS([.AD144]))" office:value-type="float" office:value="2" calcext:value-type="float">
            <text:p>2</text:p>
          </table:table-cell>
          <table:table-cell table:style-name="ce202" table:formula="of:=[.AC144]/[.AE144]" office:value-type="float" office:value="79" calcext:value-type="float">
            <text:p>79</text:p>
          </table:table-cell>
          <table:table-cell table:style-name="ce202" table:formula="of:=[.AD144]/[.AE144]" office:value-type="float" office:value="5" calcext:value-type="float">
            <text:p>5</text:p>
          </table:table-cell>
          <table:table-cell table:style-name="ce203" table:formula="of:=[.AF144]/[.AG144]" office:value-type="float" office:value="15.8" calcext:value-type="float">
            <text:p>79/5 </text:p>
          </table:table-cell>
          <table:table-cell table:style-name="ce203" table:formula="of:=IF([.AC144]=0;&quot;0&quot;;(IF([.AC144]=[.AD144];&quot;1&quot;;(IF([.AC144]=-[.AD144];&quot;-1&quot;;IF([.AG144]=1;TEXT([.AF144];10);[.AH144]))))))" office:value-type="float" office:value="15.8" calcext:value-type="float">
            <text:p>79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96978" calcext:value-type="float">
            <text:p>396978</text:p>
          </table:table-cell>
          <table:table-cell table:style-name="ce219" table:formula="of:=[.B144]+1" office:value-type="float" office:value="38" calcext:value-type="float">
            <text:p>38</text:p>
          </table:table-cell>
          <table:table-cell table:style-name="ce186" table:formula="of:=[.C144]" office:value-type="float" office:value="20" calcext:value-type="float">
            <text:p>20</text:p>
          </table:table-cell>
          <table:table-cell table:style-name="ce186" table:formula="of:=[.D144]" office:value-type="float" office:value="10" calcext:value-type="float">
            <text:p>10</text:p>
          </table:table-cell>
          <table:table-cell table:style-name="ce186" table:formula="of:=[.E144]" office:value-type="float" office:value="2" calcext:value-type="float">
            <text:p>2</text:p>
          </table:table-cell>
          <table:table-cell table:style-name="ce186" table:formula="of:=[.F144]" office:value-type="string" office:string-value="20x+10y+2=0" calcext:value-type="string">
            <text:p>20x+10y+2=0</text:p>
          </table:table-cell>
          <table:table-cell table:style-name="ce193" table:formula="of:=[.G144]" office:value-type="float" office:value="-2" calcext:value-type="float">
            <text:p>- 2/1 </text:p>
          </table:table-cell>
          <table:table-cell table:style-name="ce193" table:formula="of:=[.H144]" office:value-type="float" office:value="-0.2" calcext:value-type="float">
            <text:p>- 1/5 </text:p>
          </table:table-cell>
          <table:table-cell table:style-name="ce193" table:formula="of:=CONCATENATE(&quot;y=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=-2x-1" calcext:value-type="string">
            <text:p>y=-2x-1</text:p>
          </table:table-cell>
          <table:table-cell table:style-name="ce186" table:formula="of:=RANK([.A145];[.$A$108:.$A$147];0)" office:value-type="float" office:value="26" calcext:value-type="float">
            <text:p>2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203" table:formula="of:=[.AI145]" office:value-type="float" office:value="-16.2" calcext:value-type="float">
            <text:p>-81/5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5])*SIGN([.C145]*[.D145])" office:value-type="float" office:value="-20" calcext:value-type="float">
            <text:p>-20</text:p>
          </table:table-cell>
          <table:table-cell table:style-name="ce170" table:formula="of:=ABS([.D145])" office:value-type="float" office:value="10" calcext:value-type="float">
            <text:p>10</text:p>
          </table:table-cell>
          <table:table-cell table:style-name="ce170" table:formula="of:=GCD(ABS([.O145]);ABS([.P145]))" office:value-type="float" office:value="10" calcext:value-type="float">
            <text:p>10</text:p>
          </table:table-cell>
          <table:table-cell table:style-name="ce202" table:formula="of:=[.O145]/[.Q145]" office:value-type="float" office:value="-2" calcext:value-type="float">
            <text:p>-2</text:p>
          </table:table-cell>
          <table:table-cell table:style-name="ce202" table:formula="of:=[.P145]/[.Q145]" office:value-type="float" office:value="1" calcext:value-type="float">
            <text:p>1</text:p>
          </table:table-cell>
          <table:table-cell table:style-name="ce203" table:formula="of:=[.R145]/[.S145]" office:value-type="float" office:value="-2" calcext:value-type="float">
            <text:p>- 2/1 </text:p>
          </table:table-cell>
          <table:table-cell table:style-name="ce203" table:formula="of:=IF([.O145]=0;&quot;0&quot;;(IF([.O145]=[.P145];&quot;1&quot;;(IF([.O145]=-[.P145];&quot;-1&quot;;IF([.S145]=1;TEXT([.R145];10);[.T145]))))))" office:value-type="string" office:string-value="-2" calcext:value-type="string">
            <text:p>-2</text:p>
          </table:table-cell>
          <table:table-cell table:style-name="ce170" table:formula="of:=-ABS([.E145])*SIGN([.D145]*[.E145])+IF(RANDBETWEEN(1;2)=1;-1;1)*RANDBETWEEN(1;10)" office:value-type="float" office:value="-10" calcext:value-type="float">
            <text:p>-10</text:p>
          </table:table-cell>
          <table:table-cell table:style-name="ce170" table:formula="of:=ABS([.D145])" office:value-type="float" office:value="10" calcext:value-type="float">
            <text:p>10</text:p>
          </table:table-cell>
          <table:table-cell table:style-name="ce170" table:formula="of:=GCD(ABS([.V145]);ABS([.W145]))" office:value-type="float" office:value="10" calcext:value-type="float">
            <text:p>10</text:p>
          </table:table-cell>
          <table:table-cell table:style-name="ce202" table:formula="of:=[.V145]/[.X145]" office:value-type="float" office:value="-1" calcext:value-type="float">
            <text:p>-1</text:p>
          </table:table-cell>
          <table:table-cell table:style-name="ce202" table:formula="of:=[.W145]/[.X145]" office:value-type="float" office:value="1" calcext:value-type="float">
            <text:p>1</text:p>
          </table:table-cell>
          <table:table-cell table:style-name="ce203" table:formula="of:=[.Y145]/[.Z145]" office:value-type="float" office:value="-1" calcext:value-type="float">
            <text:p>- 1/1 </text:p>
          </table:table-cell>
          <table:table-cell table:style-name="ce203" table:formula="of:=IF([.V145]=0;&quot;0&quot;;(IF([.V145]=[.W145];&quot;1&quot;;(IF([.V145]=-[.W145];&quot;-1&quot;;IF([.Z145]=1;TEXT([.Y145];10);[.AA145]))))))" office:value-type="string" office:string-value="-1" calcext:value-type="string">
            <text:p>-1</text:p>
          </table:table-cell>
          <table:table-cell table:style-name="ce170" table:formula="of:=(-[.C145]*[.L145]-[.E145])*SIGN([.D145])" office:value-type="float" office:value="-162" calcext:value-type="float">
            <text:p>-162</text:p>
          </table:table-cell>
          <table:table-cell table:style-name="ce170" table:formula="of:=ABS([.D145])" office:value-type="float" office:value="10" calcext:value-type="float">
            <text:p>10</text:p>
          </table:table-cell>
          <table:table-cell table:style-name="ce170" table:formula="of:=GCD(ABS([.AC145]);ABS([.AD145]))" office:value-type="float" office:value="2" calcext:value-type="float">
            <text:p>2</text:p>
          </table:table-cell>
          <table:table-cell table:style-name="ce202" table:formula="of:=[.AC145]/[.AE145]" office:value-type="float" office:value="-81" calcext:value-type="float">
            <text:p>-81</text:p>
          </table:table-cell>
          <table:table-cell table:style-name="ce202" table:formula="of:=[.AD145]/[.AE145]" office:value-type="float" office:value="5" calcext:value-type="float">
            <text:p>5</text:p>
          </table:table-cell>
          <table:table-cell table:style-name="ce203" table:formula="of:=[.AF145]/[.AG145]" office:value-type="float" office:value="-16.2" calcext:value-type="float">
            <text:p>-81/5 </text:p>
          </table:table-cell>
          <table:table-cell table:style-name="ce203" table:formula="of:=IF([.AC145]=0;&quot;0&quot;;(IF([.AC145]=[.AD145];&quot;1&quot;;(IF([.AC145]=-[.AD145];&quot;-1&quot;;IF([.AG145]=1;TEXT([.AF145];10);[.AH145]))))))" office:value-type="float" office:value="-16.2" calcext:value-type="float">
            <text:p>-81/5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478184" calcext:value-type="float">
            <text:p>478184</text:p>
          </table:table-cell>
          <table:table-cell table:style-name="ce219" table:formula="of:=[.B145]+1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233" table:formula="of:=CONCATENATE([.C146];&quot;x&quot;;IF([.D146]&gt;0;&quot;+&quot;;&quot;&quot;);[.D146];&quot;y&quot;;IF([.E146]&gt;0;&quot;+&quot;;&quot;&quot;);[.E146];&quot;=0&quot;)" office:value-type="string" office:string-value="-6x-11y+15=0" calcext:value-type="string">
            <text:p>-6x-11y+15=0</text:p>
          </table:table-cell>
          <table:table-cell table:style-name="ce193" table:formula="of:=-[.C146]/[.D146]" office:value-type="float" office:value="-0.545454545454545" calcext:value-type="float">
            <text:p>- 6/11</text:p>
          </table:table-cell>
          <table:table-cell table:style-name="ce193" table:formula="of:=-[.E146]/[.D146]" office:value-type="float" office:value="1.36363636363636" calcext:value-type="float">
            <text:p>15/11</text:p>
          </table:table-cell>
          <table:table-cell table:style-name="ce193" table:formula="of:=CONCATENATE(&quot;y=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=-6x/11-15/11" calcext:value-type="string">
            <text:p>y=-6x/11-15/11</text:p>
          </table:table-cell>
          <table:table-cell table:style-name="ce186" table:formula="of:=RANK([.A146];[.$A$108:.$A$147];0)" office:value-type="float" office:value="24" calcext:value-type="float">
            <text:p>24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203" table:formula="of:=[.AI146]" office:value-type="float" office:value="4.09090909090909" calcext:value-type="float">
            <text:p>45/11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6])*SIGN([.C146]*[.D146])" office:value-type="float" office:value="-6" calcext:value-type="float">
            <text:p>-6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O146]);ABS([.P146]))" office:value-type="float" office:value="1" calcext:value-type="float">
            <text:p>1</text:p>
          </table:table-cell>
          <table:table-cell table:style-name="ce202" table:formula="of:=[.O146]/[.Q146]" office:value-type="float" office:value="-6" calcext:value-type="float">
            <text:p>-6</text:p>
          </table:table-cell>
          <table:table-cell table:style-name="ce202" table:formula="of:=[.P146]/[.Q146]" office:value-type="float" office:value="11" calcext:value-type="float">
            <text:p>11</text:p>
          </table:table-cell>
          <table:table-cell table:style-name="ce203" table:formula="of:=[.R146]/[.S146]" office:value-type="float" office:value="-0.545454545454545" calcext:value-type="float">
            <text:p>- 6/11</text:p>
          </table:table-cell>
          <table:table-cell table:style-name="ce203" table:formula="of:=IF([.O146]=0;&quot;0&quot;;(IF([.O146]=[.P146];&quot;1&quot;;(IF([.O146]=-[.P146];&quot;-1&quot;;IF([.S146]=1;TEXT([.R146];10);[.T146]))))))" office:value-type="float" office:value="-0.545454545454545" calcext:value-type="float">
            <text:p>- 6/11</text:p>
          </table:table-cell>
          <table:table-cell table:style-name="ce170" table:formula="of:=-ABS([.E146])*SIGN([.D146]*[.E146])" office:value-type="float" office:value="15" calcext:value-type="float">
            <text:p>15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V146]);ABS([.W146]))" office:value-type="float" office:value="1" calcext:value-type="float">
            <text:p>1</text:p>
          </table:table-cell>
          <table:table-cell table:style-name="ce202" table:formula="of:=[.V146]/[.X146]" office:value-type="float" office:value="15" calcext:value-type="float">
            <text:p>15</text:p>
          </table:table-cell>
          <table:table-cell table:style-name="ce202" table:formula="of:=[.W146]/[.X146]" office:value-type="float" office:value="11" calcext:value-type="float">
            <text:p>11</text:p>
          </table:table-cell>
          <table:table-cell table:style-name="ce203" table:formula="of:=[.Y146]/[.Z146]" office:value-type="float" office:value="1.36363636363636" calcext:value-type="float">
            <text:p>15/11</text:p>
          </table:table-cell>
          <table:table-cell table:style-name="ce203" table:formula="of:=IF([.V146]=0;&quot;0&quot;;(IF([.V146]=[.W146];&quot;1&quot;;(IF([.V146]=-[.W146];&quot;-1&quot;;IF([.Z146]=1;TEXT([.Y146];10);[.AA146]))))))" office:value-type="float" office:value="1.36363636363636" calcext:value-type="float">
            <text:p>15/11</text:p>
          </table:table-cell>
          <table:table-cell table:style-name="ce170" table:formula="of:=(-[.C146]*[.L146]-[.E146])*SIGN([.D146])" office:value-type="float" office:value="45" calcext:value-type="float">
            <text:p>45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AC146]);ABS([.AD146]))" office:value-type="float" office:value="1" calcext:value-type="float">
            <text:p>1</text:p>
          </table:table-cell>
          <table:table-cell table:style-name="ce202" table:formula="of:=[.AC146]/[.AE146]" office:value-type="float" office:value="45" calcext:value-type="float">
            <text:p>45</text:p>
          </table:table-cell>
          <table:table-cell table:style-name="ce202" table:formula="of:=[.AD146]/[.AE146]" office:value-type="float" office:value="11" calcext:value-type="float">
            <text:p>11</text:p>
          </table:table-cell>
          <table:table-cell table:style-name="ce203" table:formula="of:=[.AF146]/[.AG146]" office:value-type="float" office:value="4.09090909090909" calcext:value-type="float">
            <text:p>45/11</text:p>
          </table:table-cell>
          <table:table-cell table:style-name="ce203" table:formula="of:=IF([.AC146]=0;&quot;0&quot;;(IF([.AC146]=[.AD146];&quot;1&quot;;(IF([.AC146]=-[.AD146];&quot;-1&quot;;IF([.AG146]=1;TEXT([.AF146];10);[.AH146]))))))" office:value-type="float" office:value="4.09090909090909" calcext:value-type="float">
            <text:p>45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49653" calcext:value-type="float">
            <text:p>149653</text:p>
          </table:table-cell>
          <table:table-cell table:style-name="ce219" table:formula="of:=[.B146]+1" office:value-type="float" office:value="40" calcext:value-type="float">
            <text:p>40</text:p>
          </table:table-cell>
          <table:table-cell table:style-name="ce186" table:formula="of:=[.C146]" office:value-type="float" office:value="-6" calcext:value-type="float">
            <text:p>-6</text:p>
          </table:table-cell>
          <table:table-cell table:style-name="ce186" table:formula="of:=[.D146]" office:value-type="float" office:value="-11" calcext:value-type="float">
            <text:p>-11</text:p>
          </table:table-cell>
          <table:table-cell table:style-name="ce186" table:formula="of:=[.E146]" office:value-type="float" office:value="15" calcext:value-type="float">
            <text:p>15</text:p>
          </table:table-cell>
          <table:table-cell table:style-name="ce186" table:formula="of:=[.F146]" office:value-type="string" office:string-value="-6x-11y+15=0" calcext:value-type="string">
            <text:p>-6x-11y+15=0</text:p>
          </table:table-cell>
          <table:table-cell table:style-name="ce193" table:formula="of:=[.G146]" office:value-type="float" office:value="-0.545454545454545" calcext:value-type="float">
            <text:p>- 6/11</text:p>
          </table:table-cell>
          <table:table-cell table:style-name="ce193" table:formula="of:=[.H146]" office:value-type="float" office:value="1.36363636363636" calcext:value-type="float">
            <text:p>15/11</text:p>
          </table:table-cell>
          <table:table-cell table:style-name="ce193" table:formula="of:=CONCATENATE(&quot;y=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=-6x/11-21/11" calcext:value-type="string">
            <text:p>y=-6x/11-21/11</text:p>
          </table:table-cell>
          <table:table-cell table:style-name="ce186" table:formula="of:=RANK([.A147];[.$A$108:.$A$147];0)" office:value-type="float" office:value="39" calcext:value-type="float">
            <text:p>3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203" table:formula="of:=[.AI147]" office:value-type="float" office:value="-2.45454545454545" calcext:value-type="float">
            <text:p>-27/11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7])*SIGN([.C147]*[.D147])" office:value-type="float" office:value="-6" calcext:value-type="float">
            <text:p>-6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O147]);ABS([.P147]))" office:value-type="float" office:value="1" calcext:value-type="float">
            <text:p>1</text:p>
          </table:table-cell>
          <table:table-cell table:style-name="ce202" table:formula="of:=[.O147]/[.Q147]" office:value-type="float" office:value="-6" calcext:value-type="float">
            <text:p>-6</text:p>
          </table:table-cell>
          <table:table-cell table:style-name="ce202" table:formula="of:=[.P147]/[.Q147]" office:value-type="float" office:value="11" calcext:value-type="float">
            <text:p>11</text:p>
          </table:table-cell>
          <table:table-cell table:style-name="ce203" table:formula="of:=[.R147]/[.S147]" office:value-type="float" office:value="-0.545454545454545" calcext:value-type="float">
            <text:p>- 6/11</text:p>
          </table:table-cell>
          <table:table-cell table:style-name="ce203" table:formula="of:=IF([.O147]=0;&quot;0&quot;;(IF([.O147]=[.P147];&quot;1&quot;;(IF([.O147]=-[.P147];&quot;-1&quot;;IF([.S147]=1;TEXT([.R147];10);[.T147]))))))" office:value-type="float" office:value="-0.545454545454545" calcext:value-type="float">
            <text:p>- 6/11</text:p>
          </table:table-cell>
          <table:table-cell table:style-name="ce170" table:formula="of:=-ABS([.E147])*SIGN([.D147]*[.E147])+IF(RANDBETWEEN(1;2)=1;-1;1)*RANDBETWEEN(1;10)" office:value-type="float" office:value="21" calcext:value-type="float">
            <text:p>21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V147]);ABS([.W147]))" office:value-type="float" office:value="1" calcext:value-type="float">
            <text:p>1</text:p>
          </table:table-cell>
          <table:table-cell table:style-name="ce202" table:formula="of:=[.V147]/[.X147]" office:value-type="float" office:value="21" calcext:value-type="float">
            <text:p>21</text:p>
          </table:table-cell>
          <table:table-cell table:style-name="ce202" table:formula="of:=[.W147]/[.X147]" office:value-type="float" office:value="11" calcext:value-type="float">
            <text:p>11</text:p>
          </table:table-cell>
          <table:table-cell table:style-name="ce203" table:formula="of:=[.Y147]/[.Z147]" office:value-type="float" office:value="1.90909090909091" calcext:value-type="float">
            <text:p>21/11</text:p>
          </table:table-cell>
          <table:table-cell table:style-name="ce203" table:formula="of:=IF([.V147]=0;&quot;0&quot;;(IF([.V147]=[.W147];&quot;1&quot;;(IF([.V147]=-[.W147];&quot;-1&quot;;IF([.Z147]=1;TEXT([.Y147];10);[.AA147]))))))" office:value-type="float" office:value="1.90909090909091" calcext:value-type="float">
            <text:p>21/11</text:p>
          </table:table-cell>
          <table:table-cell table:style-name="ce170" table:formula="of:=(-[.C147]*[.L147]-[.E147])*SIGN([.D147])" office:value-type="float" office:value="-27" calcext:value-type="float">
            <text:p>-27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AC147]);ABS([.AD147]))" office:value-type="float" office:value="1" calcext:value-type="float">
            <text:p>1</text:p>
          </table:table-cell>
          <table:table-cell table:style-name="ce202" table:formula="of:=[.AC147]/[.AE147]" office:value-type="float" office:value="-27" calcext:value-type="float">
            <text:p>-27</text:p>
          </table:table-cell>
          <table:table-cell table:style-name="ce202" table:formula="of:=[.AD147]/[.AE147]" office:value-type="float" office:value="11" calcext:value-type="float">
            <text:p>11</text:p>
          </table:table-cell>
          <table:table-cell table:style-name="ce203" table:formula="of:=[.AF147]/[.AG147]" office:value-type="float" office:value="-2.45454545454545" calcext:value-type="float">
            <text:p>-27/11</text:p>
          </table:table-cell>
          <table:table-cell table:style-name="ce203" table:formula="of:=IF([.AC147]=0;&quot;0&quot;;(IF([.AC147]=[.AD147];&quot;1&quot;;(IF([.AC147]=-[.AD147];&quot;-1&quot;;IF([.AG147]=1;TEXT([.AF147];10);[.AH147]))))))" office:value-type="float" office:value="-2.45454545454545" calcext:value-type="float">
            <text:p>-27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1:49:31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0T11:53:30.716000000</dc:date>
    <meta:editing-duration>P2DT1H23M35S</meta:editing-duration>
    <meta:editing-cycles>496</meta:editing-cycles>
    <meta:generator>LibreOffice/5.3.2.2$Windows_x86 LibreOffice_project/6cd4f1ef626f15116896b1d8e1398b56da0d0ee1</meta:generator>
    <meta:document-statistic meta:table-count="7" meta:cell-count="334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-1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49">
                <text:p>-49</text:p>
                <draw:g>
                  <svg:desc>Données.O16:Données.P16</svg:desc>
                </draw:g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6">
                <text:p>-16</text:p>
                <draw:g>
                  <svg:desc>Données.O17:Données.P17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55">
                <text:p>55</text:p>
                <draw:g>
                  <svg:desc>Données.O18:Données.P18</svg:desc>
                </draw:g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7">
                <text:p>-7</text:p>
                <draw:g>
                  <svg:desc>Données.O19:Données.P19</svg:desc>
                </draw:g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56">
                <text:p>-56</text:p>
                <draw:g>
                  <svg:desc>Données.O20:Données.P20</svg:desc>
                </draw:g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677cm" svg:width="29.156cm" svg:height="19.981cm">
          <chartooo:coordinate-region svg:x="0.898cm" svg:y="1.903cm" svg:width="28.638cm" svg:height="19.5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-4</text:p>
                <draw:g>
                  <svg:desc>Données.I4:Données.I12</svg:desc>
                </draw:g>
              </table:table-cell>
              <table:table-cell office:value-type="string">
                <text:p>y=-3x+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Données.M3:Données.N3</svg:desc>
                </draw:g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Données.M4:Données.N4</svg:desc>
                </draw:g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37">
                <text:p>37</text:p>
                <draw:g>
                  <svg:desc>Données.O5:Données.P5</svg:desc>
                </draw:g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7">
                <text:p>-17</text:p>
                <draw:g>
                  <svg:desc>Données.O6:Données.P6</svg:desc>
                </draw:g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8">
                <text:p>8</text:p>
                <draw:g>
                  <svg:desc>Données.O7:Données.P7</svg:desc>
                </draw:g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-12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9.5">
                <text:p>19.5</text:p>
                <draw:g>
                  <svg:desc>Données.O32:Données.P32</svg:desc>
                </draw:g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8.6">
                <text:p>-8.6</text:p>
                <draw:g>
                  <svg:desc>Données.O33:Données.P33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5">
                <text:p>25</text:p>
                <draw:g>
                  <svg:desc>Données.O34:Données.P34</svg:desc>
                </draw:g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40">
                <text:p>-40</text:p>
                <draw:g>
                  <svg:desc>Données.O35:Données.P35</svg:desc>
                </draw:g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9.38461538461538">
                <text:p>9.38461538461538</text:p>
                <draw:g>
                  <svg:desc>Données.O36:Données.P36</svg:desc>
                </draw:g>
              </table:table-cell>
              <table:table-cell office:value-type="float" office:value="-10.9230769230769">
                <text:p>-10.92307692307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